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0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1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2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3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20"/>
          <table:table-cell table:style-name="ce2"/>
          <table:table-cell table:style-name="ce7"/>
          <table:table-cell table:style-name="ce2"/>
          <table:table-cell table:style-name="ce20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2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5" table:formula="of:=[.B6]/[.G6]" office:value-type="percentage" office:value="0.582523148148148" calcext:value-type="percentage">
            <text:p>58.3%</text:p>
          </table:table-cell>
          <table:table-cell table:style-name="ce25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5" table:formula="of:=[.L6]/[.K6]" office:value-type="percentage" office:value="0.648414634146342" calcext:value-type="percentage">
            <text:p>64.8%</text:p>
          </table:table-cell>
          <table:table-cell table:style-name="ce29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2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5" table:formula="of:=[.B7]/[.G7]" office:value-type="percentage" office:value="1.10798611111111" calcext:value-type="percentage">
            <text:p>110.8%</text:p>
          </table:table-cell>
          <table:table-cell table:style-name="ce25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2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5" table:formula="of:=[.B9]/[.G9]" office:value-type="percentage" office:value="1.40102513227513" calcext:value-type="percentage">
            <text:p>140.1%</text:p>
          </table:table-cell>
          <table:table-cell table:style-name="ce25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5" table:formula="of:=[.L9]/[.K9]" office:value-type="percentage" office:value="1.50218181818182" calcext:value-type="percentage">
            <text:p>150.2%</text:p>
          </table:table-cell>
          <table:table-cell table:style-name="ce29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2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5" table:formula="of:=[.B10]/[.G10]" office:value-type="percentage" office:value="1.51631944444444" calcext:value-type="percentage">
            <text:p>151.6%</text:p>
          </table:table-cell>
          <table:table-cell table:style-name="ce25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2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5" table:formula="of:=[.B12]/[.G12]" office:value-type="percentage" office:value="0.903720238095238" calcext:value-type="percentage">
            <text:p>90.4%</text:p>
          </table:table-cell>
          <table:table-cell table:style-name="ce25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5" table:formula="of:=[.L12]/[.K12]" office:value-type="percentage" office:value="0.9529" calcext:value-type="percentage">
            <text:p>95.3%</text:p>
          </table:table-cell>
          <table:table-cell table:style-name="ce29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2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5" table:formula="of:=[.B13]/[.G13]" office:value-type="percentage" office:value="1.34861111111111" calcext:value-type="percentage">
            <text:p>134.9%</text:p>
          </table:table-cell>
          <table:table-cell table:style-name="ce25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3"/>
          <table:table-cell table:style-name="ce10"/>
          <table:table-cell table:style-name="ce6" table:number-columns-repeated="2"/>
          <table:table-cell table:style-name="ce23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7586" calcext:value-type="float">
            <text:p>12758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2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5" table:formula="of:=[.B17]/[.G17]" office:value-type="percentage" office:value="1.38441237774571" calcext:value-type="percentage">
            <text:p>138.4%</text:p>
          </table:table-cell>
          <table:table-cell table:style-name="ce25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5" table:formula="of:=[.L17]/[.K17]" office:value-type="percentage" office:value="0.411862745098039" calcext:value-type="percentage">
            <text:p>41.2%</text:p>
          </table:table-cell>
          <table:table-cell table:style-name="ce29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2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5" table:formula="of:=[.B18]/[.G18]" office:value-type="percentage" office:value="1.20634920634921" calcext:value-type="percentage">
            <text:p>120.6%</text:p>
          </table:table-cell>
          <table:table-cell table:style-name="ce25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4813" calcext:value-type="float">
            <text:p>4481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2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5" table:formula="of:=[.B20]/[.G20]" office:value-type="percentage" office:value="0.504769921436588" calcext:value-type="percentage">
            <text:p>50.5%</text:p>
          </table:table-cell>
          <table:table-cell table:style-name="ce25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5" table:formula="of:=[.L20]/[.K20]" office:value-type="percentage" office:value="0.433610169491525" calcext:value-type="percentage">
            <text:p>43.4%</text:p>
          </table:table-cell>
          <table:table-cell table:style-name="ce29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2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5" table:formula="of:=[.B21]/[.G21]" office:value-type="percentage" office:value="0.912301587301587" calcext:value-type="percentage">
            <text:p>91.2%</text:p>
          </table:table-cell>
          <table:table-cell table:style-name="ce25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2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5" table:formula="of:=[.B23]/[.G23]" office:value-type="percentage" office:value="0.379934263267597" calcext:value-type="percentage">
            <text:p>38.0%</text:p>
          </table:table-cell>
          <table:table-cell table:style-name="ce25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5" table:formula="of:=[.L23]/[.K23]" office:value-type="percentage" office:value="0.423061224489796" calcext:value-type="percentage">
            <text:p>42.3%</text:p>
          </table:table-cell>
          <table:table-cell table:style-name="ce29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2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5" table:formula="of:=[.B24]/[.G24]" office:value-type="percentage" office:value="1.57648809523809" calcext:value-type="percentage">
            <text:p>157.6%</text:p>
          </table:table-cell>
          <table:table-cell table:style-name="ce25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2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5" table:formula="of:=[.B28]/[.G28]" office:value-type="percentage" office:value="0.62411558109834" calcext:value-type="percentage">
            <text:p>62.4%</text:p>
          </table:table-cell>
          <table:table-cell table:style-name="ce25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5" table:formula="of:=[.L28]/[.K28]" office:value-type="percentage" office:value="0.659838709677419" calcext:value-type="percentage">
            <text:p>66.0%</text:p>
          </table:table-cell>
          <table:table-cell table:style-name="ce29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2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5" table:formula="of:=[.B29]/[.G29]" office:value-type="percentage" office:value="0.927951388888889" calcext:value-type="percentage">
            <text:p>92.8%</text:p>
          </table:table-cell>
          <table:table-cell table:style-name="ce25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2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5" table:formula="of:=[.B31]/[.G31]" office:value-type="percentage" office:value="0.496894271118409" calcext:value-type="percentage">
            <text:p>49.7%</text:p>
          </table:table-cell>
          <table:table-cell table:style-name="ce25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5" table:formula="of:=[.L31]/[.K31]" office:value-type="percentage" office:value="0.6297" calcext:value-type="percentage">
            <text:p>63.0%</text:p>
          </table:table-cell>
          <table:table-cell table:style-name="ce29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2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5" table:formula="of:=[.B32]/[.G32]" office:value-type="percentage" office:value="1.03293981481481" calcext:value-type="percentage">
            <text:p>103.3%</text:p>
          </table:table-cell>
          <table:table-cell table:style-name="ce25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2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5" table:formula="of:=[.B34]/[.G34]" office:value-type="percentage" office:value="0.442072614486408" calcext:value-type="percentage">
            <text:p>44.2%</text:p>
          </table:table-cell>
          <table:table-cell table:style-name="ce25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5" table:formula="of:=[.L34]/[.K34]" office:value-type="percentage" office:value="0.692638888888889" calcext:value-type="percentage">
            <text:p>69.3%</text:p>
          </table:table-cell>
          <table:table-cell table:style-name="ce29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2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5" table:formula="of:=[.B35]/[.G35]" office:value-type="percentage" office:value="0.943634259259259" calcext:value-type="percentage">
            <text:p>94.4%</text:p>
          </table:table-cell>
          <table:table-cell table:style-name="ce25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4">
          <table:table-cell table:style-name="ce2" office:value-type="string" calcext:value-type="string">
            <text:p>6.65deg LH2</text:p>
          </table:table-cell>
          <table:table-cell table:style-name="ce10" table:formula="of:=[$3p0FF.C140]" office:value-type="float" office:value="5238.911" calcext:value-type="float">
            <text:p>5238.9</text:p>
          </table:table-cell>
          <table:table-cell table:style-name="ce10" table:formula="of:=[$3p0FF.D140]" office:value-type="float" office:value="202095" calcext:value-type="float">
            <text:p>202095.0</text:p>
          </table:table-cell>
          <table:table-cell table:style-name="ce13" table:formula="of:=[$3p0FF.F140]" office:value-type="float" office:value="269416" calcext:value-type="float">
            <text:p>269416</text:p>
          </table:table-cell>
          <table:table-cell table:style-name="ce10" table:formula="of:=[$3p0FF.G140]" office:value-type="float" office:value="21.8" calcext:value-type="float">
            <text:p>21.8</text:p>
          </table:table-cell>
          <table:table-cell table:style-name="ce22" table:formula="of:=[.D38]/3600/[.E38]" office:value-type="percentage" office:value="3.43292558613659" calcext:value-type="percentage">
            <text:p>343.3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140]" office:value-type="float" office:value="5238.911" calcext:value-type="float">
            <text:p>5238.9</text:p>
          </table:table-cell>
          <table:table-cell table:style-name="ce25" table:formula="of:=[.B38]/[.G38]" office:value-type="percentage" office:value="0.953638961700888" calcext:value-type="percentage">
            <text:p>95.4%</text:p>
          </table:table-cell>
          <table:table-cell table:style-name="ce25" table:formula="of:=[.I38]/[.F38]" office:value-type="percentage" office:value="0.277791911817731" calcext:value-type="percentage">
            <text:p>27.8%</text:p>
          </table:table-cell>
          <table:table-cell office:value-type="float" office:value="29500" calcext:value-type="float">
            <text:p>29500</text:p>
          </table:table-cell>
          <table:table-cell table:style-name="ce27" office:value-type="float" office:value="8736" calcext:value-type="float">
            <text:p>8736</text:p>
          </table:table-cell>
          <table:table-cell table:style-name="ce25" table:formula="of:=[.L38]/[.K38]" office:value-type="percentage" office:value="0.296135593220339" calcext:value-type="percentage">
            <text:p>29.6%</text:p>
          </table:table-cell>
          <table:table-cell table:style-name="ce29" table:formula="of:=[.M38]/[.I38]" office:value-type="percentage" office:value="0.310532187875544" calcext:value-type="percentage">
            <text:p>31.1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45]" office:value-type="float" office:value="259.635" calcext:value-type="float">
            <text:p>259.6</text:p>
          </table:table-cell>
          <table:table-cell table:style-name="ce10" table:formula="of:=[$3p0FF.D145]" office:value-type="float" office:value="8670" calcext:value-type="float">
            <text:p>8670.0</text:p>
          </table:table-cell>
          <table:table-cell table:style-name="ce13" table:formula="of:=[$3p0FF.F145]" office:value-type="float" office:value="9033" calcext:value-type="float">
            <text:p>9033</text:p>
          </table:table-cell>
          <table:table-cell table:style-name="ce10" table:formula="of:=[$3p0FF.G145]" office:value-type="float" office:value="1.5" calcext:value-type="float">
            <text:p>1.5</text:p>
          </table:table-cell>
          <table:table-cell table:style-name="ce22" table:formula="of:=[.D39]/3600/[.E39]" office:value-type="percentage" office:value="1.67277777777778" calcext:value-type="percentage">
            <text:p>167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145]" office:value-type="float" office:value="259.635" calcext:value-type="float">
            <text:p>259.6</text:p>
          </table:table-cell>
          <table:table-cell table:style-name="ce25" table:formula="of:=[.B39]/[.G39]" office:value-type="percentage" office:value="1.20201388888889" calcext:value-type="percentage">
            <text:p>120.2%</text:p>
          </table:table-cell>
          <table:table-cell table:style-name="ce25" table:formula="of:=[.I39]/[.F39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table:number-columns-repeated="2"/>
          <table:table-cell table:style-name="ce13"/>
          <table:table-cell table:style-name="ce10"/>
          <table:table-cell table:style-name="ce22"/>
          <table:table-cell table:style-name="ce12"/>
          <table:table-cell table:style-name="ce10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8]" office:value-type="float" office:value="3837.93" calcext:value-type="float">
            <text:p>3837.9</text:p>
          </table:table-cell>
          <table:table-cell table:style-name="ce10" table:formula="of:=[$3p0FF.D48]" office:value-type="float" office:value="120901" calcext:value-type="float">
            <text:p>120901.0</text:p>
          </table:table-cell>
          <table:table-cell table:style-name="ce13" table:formula="of:=[$3p0FF.F48]" office:value-type="float" office:value="187592" calcext:value-type="float">
            <text:p>187592</text:p>
          </table:table-cell>
          <table:table-cell table:style-name="ce10" table:formula="of:=[$3p0FF.G48]" office:value-type="float" office:value="21.8" calcext:value-type="float">
            <text:p>21.8</text:p>
          </table:table-cell>
          <table:table-cell table:style-name="ce22" table:formula="of:=[.D41]/3600/[.E41]" office:value-type="percentage" office:value="2.39031600407747" calcext:value-type="percentage">
            <text:p>239.0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48]" office:value-type="float" office:value="3837.93" calcext:value-type="float">
            <text:p>3837.9</text:p>
          </table:table-cell>
          <table:table-cell table:style-name="ce25" table:formula="of:=[.B41]/[.G41]" office:value-type="percentage" office:value="0.698618392311053" calcext:value-type="percentage">
            <text:p>69.9%</text:p>
          </table:table-cell>
          <table:table-cell table:style-name="ce25" table:formula="of:=[.I41]/[.F41]" office:value-type="percentage" office:value="0.292270306988419" calcext:value-type="percentage">
            <text:p>29.2%</text:p>
          </table:table-cell>
          <table:table-cell office:value-type="float" office:value="41000" calcext:value-type="float">
            <text:p>41000</text:p>
          </table:table-cell>
          <table:table-cell table:style-name="ce27" office:value-type="float" office:value="25064" calcext:value-type="float">
            <text:p>25064</text:p>
          </table:table-cell>
          <table:table-cell table:style-name="ce25" table:formula="of:=[.L41]/[.K41]" office:value-type="percentage" office:value="0.611317073170732" calcext:value-type="percentage">
            <text:p>61.1%</text:p>
          </table:table-cell>
          <table:table-cell table:style-name="ce29" table:formula="of:=[.M41]/[.I41]" office:value-type="percentage" office:value="0.875037187538786" calcext:value-type="percentage">
            <text:p>87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51]" office:value-type="float" office:value="194.79" calcext:value-type="float">
            <text:p>194.8</text:p>
          </table:table-cell>
          <table:table-cell table:style-name="ce10" table:formula="of:=[$3p0FF.D51]" office:value-type="float" office:value="6172" calcext:value-type="float">
            <text:p>6172.0</text:p>
          </table:table-cell>
          <table:table-cell table:style-name="ce13" table:formula="of:=[$3p0FF.F51]" office:value-type="float" office:value="6172" calcext:value-type="float">
            <text:p>6172</text:p>
          </table:table-cell>
          <table:table-cell table:style-name="ce10" table:formula="of:=[$3p0FF.G51]" office:value-type="float" office:value="1.5" calcext:value-type="float">
            <text:p>1.5</text:p>
          </table:table-cell>
          <table:table-cell table:style-name="ce22" table:formula="of:=[.D42]/3600/[.E42]" office:value-type="percentage" office:value="1.14296296296296" calcext:value-type="percentage">
            <text:p>114.3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51]" office:value-type="float" office:value="194.79" calcext:value-type="float">
            <text:p>194.8</text:p>
          </table:table-cell>
          <table:table-cell table:style-name="ce25" table:formula="of:=[.B42]/[.G42]" office:value-type="percentage" office:value="0.901805555555555" calcext:value-type="percentage">
            <text:p>90.2%</text:p>
          </table:table-cell>
          <table:table-cell table:style-name="ce25" table:formula="of:=[.I42]/[.F42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74]" office:value-type="float" office:value="2823.52" calcext:value-type="float">
            <text:p>2823.5</text:p>
          </table:table-cell>
          <table:table-cell table:style-name="ce10" table:formula="of:=[$3p0FF.D74]" office:value-type="float" office:value="76465" calcext:value-type="float">
            <text:p>76465.0</text:p>
          </table:table-cell>
          <table:table-cell table:style-name="ce13" table:formula="of:=[$3p0FF.F74]" office:value-type="float" office:value="135139" calcext:value-type="float">
            <text:p>135139</text:p>
          </table:table-cell>
          <table:table-cell table:style-name="ce10" table:formula="of:=[$3p0FF.G74]" office:value-type="float" office:value="21.8" calcext:value-type="float">
            <text:p>21.8</text:p>
          </table:table-cell>
          <table:table-cell table:style-name="ce22" table:formula="of:=[.D44]/3600/[.E44]" office:value-type="percentage" office:value="1.72195463812436" calcext:value-type="percentage">
            <text:p>172.2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74]" office:value-type="float" office:value="2823.52" calcext:value-type="float">
            <text:p>2823.5</text:p>
          </table:table-cell>
          <table:table-cell table:style-name="ce25" table:formula="of:=[.B44]/[.G44]" office:value-type="percentage" office:value="0.513965341488277" calcext:value-type="percentage">
            <text:p>51.4%</text:p>
          </table:table-cell>
          <table:table-cell table:style-name="ce25" table:formula="of:=[.I44]/[.F44]" office:value-type="percentage" office:value="0.298477863533103" calcext:value-type="percentage">
            <text:p>29.8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6232" calcext:value-type="float">
            <text:p>16232</text:p>
          </table:table-cell>
          <table:table-cell table:style-name="ce25" table:formula="of:=[.L44]/[.K44]" office:value-type="percentage" office:value="0.636549019607843" calcext:value-type="percentage">
            <text:p>63.7%</text:p>
          </table:table-cell>
          <table:table-cell table:style-name="ce29" table:formula="of:=[.M44]/[.I44]" office:value-type="percentage" office:value="1.23850572835243" calcext:value-type="percentage">
            <text:p>123.9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78]" office:value-type="float" office:value="179.12" calcext:value-type="float">
            <text:p>179.1</text:p>
          </table:table-cell>
          <table:table-cell table:style-name="ce10" table:formula="of:=[$3p0FF.D78]" office:value-type="float" office:value="2910" calcext:value-type="float">
            <text:p>2910.0</text:p>
          </table:table-cell>
          <table:table-cell table:style-name="ce13" table:formula="of:=[$3p0FF.F78]" office:value-type="float" office:value="5694" calcext:value-type="float">
            <text:p>5694</text:p>
          </table:table-cell>
          <table:table-cell table:style-name="ce10" table:formula="of:=[$3p0FF.G78]" office:value-type="float" office:value="1.5" calcext:value-type="float">
            <text:p>1.5</text:p>
          </table:table-cell>
          <table:table-cell table:style-name="ce22" table:formula="of:=[.D45]/3600/[.E45]" office:value-type="percentage" office:value="1.05444444444444" calcext:value-type="percentage">
            <text:p>105.4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78]" office:value-type="float" office:value="179.12" calcext:value-type="float">
            <text:p>179.1</text:p>
          </table:table-cell>
          <table:table-cell table:style-name="ce25" table:formula="of:=[.B45]/[.G45]" office:value-type="percentage" office:value="0.829259259259259" calcext:value-type="percentage">
            <text:p>82.9%</text:p>
          </table:table-cell>
          <table:table-cell table:style-name="ce25" table:formula="of:=[.I45]/[.F45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10" table:formula="of:=[$5p5scal.C66]" office:value-type="float" office:value="6826.445" calcext:value-type="float">
            <text:p>6826.4</text:p>
          </table:table-cell>
          <table:table-cell table:style-name="ce10" table:formula="of:=[$5p5scal.D66]" office:value-type="float" office:value="210218" calcext:value-type="float">
            <text:p>210218.0</text:p>
          </table:table-cell>
          <table:table-cell table:style-name="ce10" table:formula="of:=[$5p5scal.F66]" office:value-type="float" office:value="297330" calcext:value-type="float">
            <text:p>297330.0</text:p>
          </table:table-cell>
          <table:table-cell table:style-name="ce10" table:formula="of:=[$5p5scal.G66]" office:value-type="float" office:value="27.8" calcext:value-type="float">
            <text:p>27.8</text:p>
          </table:table-cell>
          <table:table-cell table:style-name="ce22" table:formula="of:=[.D49]/3600/[.E49]" office:value-type="percentage" office:value="2.97092326139089" calcext:value-type="percentage">
            <text:p>297.1%</text:p>
          </table:table-cell>
          <table:table-cell table:style-name="ce12" table:formula="of:=[.E49]*3600*0.00007*1000" office:value-type="float" office:value="7005.6" calcext:value-type="float">
            <text:p>7005.6</text:p>
          </table:table-cell>
          <table:table-cell table:style-name="ce10" table:formula="of:=[$5p5scal.C66]" office:value-type="float" office:value="6826.445" calcext:value-type="float">
            <text:p>6826.4</text:p>
          </table:table-cell>
          <table:table-cell table:style-name="ce25" table:formula="of:=[.B49]/[.G49]" office:value-type="percentage" office:value="0.974426887061779" calcext:value-type="percentage">
            <text:p>97.4%</text:p>
          </table:table-cell>
          <table:table-cell table:style-name="ce25" table:formula="of:=[.I49]/[.F49]" office:value-type="percentage" office:value="0.327987901850277" calcext:value-type="percentage">
            <text:p>32.8%</text:p>
          </table:table-cell>
          <table:table-cell table:style-name="ce27" office:value-type="float" office:value="5250" calcext:value-type="float">
            <text:p>5250</text:p>
          </table:table-cell>
          <table:table-cell table:style-name="ce27" office:value-type="float" office:value="3155" calcext:value-type="float">
            <text:p>3155</text:p>
          </table:table-cell>
          <table:table-cell table:style-name="ce25" table:formula="of:=[.L49]/[.K49]" office:value-type="percentage" office:value="0.600952380952381" calcext:value-type="percentage">
            <text:p>60.1%</text:p>
          </table:table-cell>
          <table:table-cell table:style-name="ce29" table:formula="of:=[.M49]/[.I49]" office:value-type="percentage" office:value="0.616723931709697" calcext:value-type="percentage">
            <text:p>61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10" table:formula="of:=[$5p5scal.C70]" office:value-type="float" office:value="176.63" calcext:value-type="float">
            <text:p>176.6</text:p>
          </table:table-cell>
          <table:table-cell table:style-name="ce10" table:formula="of:=[$5p5scal.D70]" office:value-type="float" office:value="7355" calcext:value-type="float">
            <text:p>7355.0</text:p>
          </table:table-cell>
          <table:table-cell table:style-name="ce10" table:formula="of:=[$5p5scal.F70]" office:value-type="float" office:value="8075" calcext:value-type="float">
            <text:p>8075.0</text:p>
          </table:table-cell>
          <table:table-cell table:style-name="ce10" table:formula="of:=[$5p5scal.G70]" office:value-type="float" office:value="1.9" calcext:value-type="float">
            <text:p>1.9</text:p>
          </table:table-cell>
          <table:table-cell table:style-name="ce22" table:formula="of:=[.D50]/3600/[.E50]" office:value-type="percentage" office:value="1.18055555555556" calcext:value-type="percentage">
            <text:p>118.1%</text:p>
          </table:table-cell>
          <table:table-cell table:style-name="ce12" table:formula="of:=[.E50]*3600*0.00004*1000" office:value-type="float" office:value="273.6" calcext:value-type="float">
            <text:p>273.6</text:p>
          </table:table-cell>
          <table:table-cell table:style-name="ce10" table:formula="of:=[$5p5scal.C70]" office:value-type="float" office:value="176.63" calcext:value-type="float">
            <text:p>176.6</text:p>
          </table:table-cell>
          <table:table-cell table:style-name="ce25" table:formula="of:=[.B50]/[.G50]" office:value-type="percentage" office:value="0.645577485380117" calcext:value-type="percentage">
            <text:p>64.6%</text:p>
          </table:table-cell>
          <table:table-cell table:style-name="ce25" table:formula="of:=[.I50]/[.F50]" office:value-type="percentage" office:value="0.546842105263158" calcext:value-type="percentage">
            <text:p>54.7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10" table:formula="of:=[$5p5scal.C99]" office:value-type="float" office:value="4537.31" calcext:value-type="float">
            <text:p>4537.3</text:p>
          </table:table-cell>
          <table:table-cell table:style-name="ce10" table:formula="of:=[$5p5scal.D99]" office:value-type="float" office:value="87149" calcext:value-type="float">
            <text:p>87149.0</text:p>
          </table:table-cell>
          <table:table-cell table:style-name="ce10" table:formula="of:=[$5p5scal.F99]" office:value-type="float" office:value="91214" calcext:value-type="float">
            <text:p>91214.0</text:p>
          </table:table-cell>
          <table:table-cell table:style-name="ce10" table:formula="of:=[$5p5scal.G99]" office:value-type="float" office:value="27.8" calcext:value-type="float">
            <text:p>27.8</text:p>
          </table:table-cell>
          <table:table-cell table:style-name="ce22" table:formula="of:=[.D52]/3600/[.E52]" office:value-type="percentage" office:value="0.911410871302958" calcext:value-type="percentage">
            <text:p>91.1%</text:p>
          </table:table-cell>
          <table:table-cell table:style-name="ce12" table:formula="of:=[.E52]*3600*0.00007*1000" office:value-type="float" office:value="7005.6" calcext:value-type="float">
            <text:p>7005.6</text:p>
          </table:table-cell>
          <table:table-cell table:style-name="ce10" table:formula="of:=[$5p5scal.C99]" office:value-type="float" office:value="4537.31" calcext:value-type="float">
            <text:p>4537.3</text:p>
          </table:table-cell>
          <table:table-cell table:style-name="ce25" table:formula="of:=[.B52]/[.G52]" office:value-type="percentage" office:value="0.647669007651022" calcext:value-type="percentage">
            <text:p>64.8%</text:p>
          </table:table-cell>
          <table:table-cell table:style-name="ce25" table:formula="of:=[.I52]/[.F52]" office:value-type="percentage" office:value="0.710622429514266" calcext:value-type="percentage">
            <text:p>71.1%</text:p>
          </table:table-cell>
          <table:table-cell table:style-name="ce27" office:value-type="float" office:value="8500" calcext:value-type="float">
            <text:p>8500</text:p>
          </table:table-cell>
          <table:table-cell table:style-name="ce27" office:value-type="float" office:value="5233" calcext:value-type="float">
            <text:p>5233</text:p>
          </table:table-cell>
          <table:table-cell table:style-name="ce25" table:formula="of:=[.L52]/[.K52]" office:value-type="percentage" office:value="0.615647058823529" calcext:value-type="percentage">
            <text:p>61.6%</text:p>
          </table:table-cell>
          <table:table-cell table:style-name="ce29" table:formula="of:=[.M52]/[.I52]" office:value-type="percentage" office:value="0.950558157871981" calcext:value-type="percentage">
            <text:p>95.1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10" table:formula="of:=[$5p5scal.C103]" office:value-type="float" office:value="265.92" calcext:value-type="float">
            <text:p>265.9</text:p>
          </table:table-cell>
          <table:table-cell table:style-name="ce10" table:formula="of:=[$5p5scal.D103]" office:value-type="float" office:value="7200" calcext:value-type="float">
            <text:p>7200.0</text:p>
          </table:table-cell>
          <table:table-cell table:style-name="ce10" table:formula="of:=[$5p5scal.F103]" office:value-type="float" office:value="8891" calcext:value-type="float">
            <text:p>8891.0</text:p>
          </table:table-cell>
          <table:table-cell table:style-name="ce10" table:formula="of:=[$5p5scal.G103]" office:value-type="float" office:value="1.9" calcext:value-type="float">
            <text:p>1.9</text:p>
          </table:table-cell>
          <table:table-cell table:style-name="ce22" table:formula="of:=[.D53]/3600/[.E53]" office:value-type="percentage" office:value="1.29985380116959" calcext:value-type="percentage">
            <text:p>130.0%</text:p>
          </table:table-cell>
          <table:table-cell table:style-name="ce12" table:formula="of:=[.E53]*3600*0.00004*1000" office:value-type="float" office:value="273.6" calcext:value-type="float">
            <text:p>273.6</text:p>
          </table:table-cell>
          <table:table-cell table:style-name="ce10" table:formula="of:=[$5p5scal.C103]" office:value-type="float" office:value="265.92" calcext:value-type="float">
            <text:p>265.9</text:p>
          </table:table-cell>
          <table:table-cell table:style-name="ce25" table:formula="of:=[.B53]/[.G53]" office:value-type="percentage" office:value="0.971929824561403" calcext:value-type="percentage">
            <text:p>97.2%</text:p>
          </table:table-cell>
          <table:table-cell table:style-name="ce25" table:formula="of:=[.I53]/[.F53]" office:value-type="percentage" office:value="0.747722415926217" calcext:value-type="percentage">
            <text:p>74.8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10" table:formula="of:=[$5p5scal.C124]" office:value-type="float" office:value="3259.182" calcext:value-type="float">
            <text:p>3259.2</text:p>
          </table:table-cell>
          <table:table-cell table:style-name="ce10" table:formula="of:=[$5p5scal.D124]" office:value-type="float" office:value="60687" calcext:value-type="float">
            <text:p>60687.0</text:p>
          </table:table-cell>
          <table:table-cell table:style-name="ce10" table:formula="of:=[$5p5scal.F124]" office:value-type="float" office:value="59314" calcext:value-type="float">
            <text:p>59314.0</text:p>
          </table:table-cell>
          <table:table-cell table:style-name="ce10" table:formula="of:=[$5p5scal.G124]" office:value-type="float" office:value="27.8" calcext:value-type="float">
            <text:p>27.8</text:p>
          </table:table-cell>
          <table:table-cell table:style-name="ce22" table:formula="of:=[.D55]/3600/[.E55]" office:value-type="percentage" office:value="0.592665867306155" calcext:value-type="percentage">
            <text:p>59.3%</text:p>
          </table:table-cell>
          <table:table-cell table:style-name="ce12" table:formula="of:=[.E55]*3600*0.00007*1000" office:value-type="float" office:value="7005.6" calcext:value-type="float">
            <text:p>7005.6</text:p>
          </table:table-cell>
          <table:table-cell table:style-name="ce10" table:formula="of:=[$5p5scal.C124]" office:value-type="float" office:value="3259.182" calcext:value-type="float">
            <text:p>3259.2</text:p>
          </table:table-cell>
          <table:table-cell table:style-name="ce25" table:formula="of:=[.B55]/[.G55]" office:value-type="percentage" office:value="0.46522524837273" calcext:value-type="percentage">
            <text:p>46.5%</text:p>
          </table:table-cell>
          <table:table-cell table:style-name="ce25" table:formula="of:=[.I55]/[.F55]" office:value-type="percentage" office:value="0.784970544174105" calcext:value-type="percentage">
            <text:p>78.5%</text:p>
          </table:table-cell>
          <table:table-cell table:style-name="ce27" office:value-type="float" office:value="5250" calcext:value-type="float">
            <text:p>5250</text:p>
          </table:table-cell>
          <table:table-cell table:style-name="ce27" office:value-type="float" office:value="3188" calcext:value-type="float">
            <text:p>3188</text:p>
          </table:table-cell>
          <table:table-cell table:style-name="ce25" table:formula="of:=[.L55]/[.K55]" office:value-type="percentage" office:value="0.607238095238095" calcext:value-type="percentage">
            <text:p>60.7%</text:p>
          </table:table-cell>
          <table:table-cell table:style-name="ce29" table:formula="of:=[.M55]/[.I55]" office:value-type="percentage" office:value="1.30525610413901" calcext:value-type="percentage">
            <text:p>130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10" table:formula="of:=[$5p5scal.C128]" office:value-type="float" office:value="261.49" calcext:value-type="float">
            <text:p>261.5</text:p>
          </table:table-cell>
          <table:table-cell table:style-name="ce10" table:formula="of:=[$5p5scal.D128]" office:value-type="float" office:value="6849" calcext:value-type="float">
            <text:p>6849.0</text:p>
          </table:table-cell>
          <table:table-cell table:style-name="ce10" table:formula="of:=[$5p5scal.F128]" office:value-type="float" office:value="11349" calcext:value-type="float">
            <text:p>11349.0</text:p>
          </table:table-cell>
          <table:table-cell table:style-name="ce10" table:formula="of:=[$5p5scal.G128]" office:value-type="float" office:value="1.9" calcext:value-type="float">
            <text:p>1.9</text:p>
          </table:table-cell>
          <table:table-cell table:style-name="ce22" table:formula="of:=[.D56]/3600/[.E56]" office:value-type="percentage" office:value="1.65921052631579" calcext:value-type="percentage">
            <text:p>165.9%</text:p>
          </table:table-cell>
          <table:table-cell table:style-name="ce12" table:formula="of:=[.E56]*3600*0.00004*1000" office:value-type="float" office:value="273.6" calcext:value-type="float">
            <text:p>273.6</text:p>
          </table:table-cell>
          <table:table-cell table:style-name="ce10" table:formula="of:=[$5p5scal.C128]" office:value-type="float" office:value="261.49" calcext:value-type="float">
            <text:p>261.5</text:p>
          </table:table-cell>
          <table:table-cell table:style-name="ce25" table:formula="of:=[.B56]/[.G56]" office:value-type="percentage" office:value="0.955738304093567" calcext:value-type="percentage">
            <text:p>95.6%</text:p>
          </table:table-cell>
          <table:table-cell table:style-name="ce25" table:formula="of:=[.I56]/[.F56]" office:value-type="percentage" office:value="0.57601991364878" calcext:value-type="percentage">
            <text:p>57.6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9" office:value-type="string" calcext:value-type="string">
            <text:p>Total Charge for 10.6 ------&gt;</text:p>
          </table:table-cell>
          <table:table-cell/>
          <table:table-cell table:formula="of:=SUM([.G6:.G56])" office:value-type="float" office:value="55490.4" calcext:value-type="float">
            <text:p>55490.4</text:p>
          </table:table-cell>
          <table:table-cell table:style-name="ce24" table:formula="of:=SUM([.H6:.H56])" office:value-type="float" office:value="39432.838" calcext:value-type="float">
            <text:p>39432.8</text:p>
          </table:table-cell>
          <table:table-cell table:style-name="ce25" table:formula="of:=[.H59]/[.G59]" office:value-type="percentage" office:value="0.710624504418782" calcext:value-type="percentage">
            <text:p>71.1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30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2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2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2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2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:.C8])" office:value-type="float" office:value="352.31" calcext:value-type="float">
            <text:p>352.31</text:p>
          </table:table-cell>
          <table:table-cell table:style-name="ce36" table:formula="of:=SUM([.D5:.D8])" office:value-type="float" office:value="13705" calcext:value-type="float">
            <text:p>13705</text:p>
          </table:table-cell>
          <table:table-cell table:style-name="ce38" table:formula="of:=SUM([.E5:.E8])" office:value-type="float" office:value="7389.62" calcext:value-type="float">
            <text:p>7390</text:p>
          </table:table-cell>
          <table:table-cell table:style-name="ce40" office:value-type="float" office:value="23601" calcext:value-type="float">
            <text:p>23601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9]/3600/[.G9]" office:value-type="percentage" office:value="2.73159722222222" calcext:value-type="percentage">
            <text:p>273.2%</text:p>
          </table:table-cell>
          <table:table-cell table:style-name="ce33" table:formula="of:=[.G9]*3600*0.00007*1000" office:value-type="float" office:value="604.8" calcext:value-type="float">
            <text:p>604.8</text:p>
          </table:table-cell>
          <table:table-cell table:style-name="ce45" table:formula="of:=[.C9]/[.I9]" office:value-type="percentage" office:value="0.582523148148148" calcext:value-type="percentage">
            <text:p>58.3%</text:p>
          </table:table-cell>
          <table:table-cell table:style-name="ce45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6" office:value-type="float" office:value="956" calcext:value-type="float">
            <text:p>956</text:p>
          </table:table-cell>
          <table:table-cell table:style-name="ce38" office:value-type="float" office:value="853.67" calcext:value-type="float">
            <text:p>854</text:p>
          </table:table-cell>
          <table:table-cell table:style-name="ce40" office:value-type="float" office:value="2340" calcext:value-type="float">
            <text:p>234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11]/3600/[.G11]" office:value-type="percentage" office:value="3.25" calcext:value-type="percentage">
            <text:p>325.0%</text:p>
          </table:table-cell>
          <table:table-cell table:style-name="ce33" table:formula="of:=[.G11]*3600*0.00007*1000" office:value-type="float" office:value="50.4" calcext:value-type="float">
            <text:p>50.4</text:p>
          </table:table-cell>
          <table:table-cell table:style-name="ce45" table:formula="of:=[.C11]/[.I11]" office:value-type="percentage" office:value="0.633134920634921" calcext:value-type="percentage">
            <text:p>63.3%</text:p>
          </table:table-cell>
          <table:table-cell table:style-name="ce45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2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2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2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2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2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2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2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13:.C20])" office:value-type="float" office:value="847.34" calcext:value-type="float">
            <text:p>847.34</text:p>
          </table:table-cell>
          <table:table-cell table:style-name="ce36" table:formula="of:=SUM([.D13:.D20])" office:value-type="float" office:value="22064" calcext:value-type="float">
            <text:p>22064</text:p>
          </table:table-cell>
          <table:table-cell table:style-name="ce38" table:formula="of:=SUM([.E13:.E20])" office:value-type="float" office:value="13593.95" calcext:value-type="float">
            <text:p>13594</text:p>
          </table:table-cell>
          <table:table-cell table:style-name="ce40" office:value-type="float" office:value="30420" calcext:value-type="float">
            <text:p>30420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21]/3600/[.G21]" office:value-type="percentage" office:value="3.52083333333333" calcext:value-type="percentage">
            <text:p>352.1%</text:p>
          </table:table-cell>
          <table:table-cell table:style-name="ce33" table:formula="of:=[.G21]*3600*0.00007*1000" office:value-type="float" office:value="604.8" calcext:value-type="float">
            <text:p>604.8</text:p>
          </table:table-cell>
          <table:table-cell table:style-name="ce45" table:formula="of:=[.C21]/[.I21]" office:value-type="percentage" office:value="1.40102513227513" calcext:value-type="percentage">
            <text:p>140.1%</text:p>
          </table:table-cell>
          <table:table-cell table:style-name="ce45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6" office:value-type="float" office:value="1096" calcext:value-type="float">
            <text:p>1096</text:p>
          </table:table-cell>
          <table:table-cell table:style-name="ce17"/>
          <table:table-cell table:style-name="ce40" office:value-type="float" office:value="1200" calcext:value-type="float">
            <text:p>120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3]/3600/[.G23]" office:value-type="percentage" office:value="1.66666666666667" calcext:value-type="percentage">
            <text:p>166.7%</text:p>
          </table:table-cell>
          <table:table-cell table:style-name="ce33" table:formula="of:=[.G23]*3600*0.00007*1000" office:value-type="float" office:value="50.4" calcext:value-type="float">
            <text:p>50.4</text:p>
          </table:table-cell>
          <table:table-cell table:style-name="ce45" table:formula="of:=[.C23]/[.I23]" office:value-type="percentage" office:value="0.866468253968254" calcext:value-type="percentage">
            <text:p>86.6%</text:p>
          </table:table-cell>
          <table:table-cell table:style-name="ce45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6" office:value-type="float" office:value="1041" calcext:value-type="float">
            <text:p>1041</text:p>
          </table:table-cell>
          <table:table-cell table:style-name="ce38" office:value-type="float" office:value="991.02" calcext:value-type="float">
            <text:p>991</text:p>
          </table:table-cell>
          <table:table-cell table:style-name="ce40" office:value-type="float" office:value="1041" calcext:value-type="float">
            <text:p>1041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5]/3600/[.G25]" office:value-type="percentage" office:value="1.44583333333333" calcext:value-type="percentage">
            <text:p>144.6%</text:p>
          </table:table-cell>
          <table:table-cell table:style-name="ce33" table:formula="of:=[.G25]*3600*0.00007*1000" office:value-type="float" office:value="50.4" calcext:value-type="float">
            <text:p>50.4</text:p>
          </table:table-cell>
          <table:table-cell table:style-name="ce45" table:formula="of:=[.C25]/[.I25]" office:value-type="percentage" office:value="0.770634920634921" calcext:value-type="percentage">
            <text:p>77.1%</text:p>
          </table:table-cell>
          <table:table-cell table:style-name="ce45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2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2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2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2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2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2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7:.C33])" office:value-type="float" office:value="546.57" calcext:value-type="float">
            <text:p>546.57</text:p>
          </table:table-cell>
          <table:table-cell table:style-name="ce36" table:formula="of:=SUM([.D27:.D33])" office:value-type="float" office:value="14790" calcext:value-type="float">
            <text:p>14790</text:p>
          </table:table-cell>
          <table:table-cell table:style-name="ce38" table:formula="of:=SUM([.E27:.E33])" office:value-type="float" office:value="12814.99" calcext:value-type="float">
            <text:p>12815</text:p>
          </table:table-cell>
          <table:table-cell table:style-name="ce40" office:value-type="float" office:value="19299" calcext:value-type="float">
            <text:p>19299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34]/3600/[.G34]" office:value-type="percentage" office:value="2.23368055555556" calcext:value-type="percentage">
            <text:p>223.4%</text:p>
          </table:table-cell>
          <table:table-cell table:style-name="ce33" table:formula="of:=[.G34]*3600*0.00007*1000" office:value-type="float" office:value="604.8" calcext:value-type="float">
            <text:p>604.8</text:p>
          </table:table-cell>
          <table:table-cell table:style-name="ce45" table:formula="of:=[.C34]/[.I34]" office:value-type="percentage" office:value="0.903720238095238" calcext:value-type="percentage">
            <text:p>90.4%</text:p>
          </table:table-cell>
          <table:table-cell table:style-name="ce45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2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2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2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2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2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2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2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2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2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2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2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2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2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2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2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2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37:.C52])" office:value-type="float" office:value="947.86" calcext:value-type="float">
            <text:p>947.86</text:p>
          </table:table-cell>
          <table:table-cell table:style-name="ce36" table:formula="of:=SUM([.D37:.D52])" office:value-type="float" office:value="35023" calcext:value-type="float">
            <text:p>35023</text:p>
          </table:table-cell>
          <table:table-cell table:style-name="ce39" table:formula="of:=SUM([.E37:.E52])" office:value-type="float" office:value="20371.86" calcext:value-type="float">
            <text:p>20372</text:p>
          </table:table-cell>
          <table:table-cell table:style-name="ce40" office:value-type="float" office:value="62385" calcext:value-type="float">
            <text:p>62385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53]/3600/[.G53]" office:value-type="percentage" office:value="1.75042087542088" calcext:value-type="percentage">
            <text:p>175.0%</text:p>
          </table:table-cell>
          <table:table-cell table:style-name="ce33" table:formula="of:=[.G53]*3600*0.00007*1000" office:value-type="float" office:value="2494.8" calcext:value-type="float">
            <text:p>2494.8</text:p>
          </table:table-cell>
          <table:table-cell table:style-name="ce45" table:formula="of:=[.C53]/[.I53]" office:value-type="percentage" office:value="0.379934263267597" calcext:value-type="percentage">
            <text:p>38.0%</text:p>
          </table:table-cell>
          <table:table-cell table:style-name="ce45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2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2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2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5:.C57])" office:value-type="float" office:value="158.91" calcext:value-type="float">
            <text:p>158.91</text:p>
          </table:table-cell>
          <table:table-cell table:style-name="ce36" table:formula="of:=SUM([.D55:.D57])" office:value-type="float" office:value="7458" calcext:value-type="float">
            <text:p>7458</text:p>
          </table:table-cell>
          <table:table-cell table:style-name="ce38" table:formula="of:=SUM([.E55:.E57])" office:value-type="float" office:value="4981.15" calcext:value-type="float">
            <text:p>4981</text:p>
          </table:table-cell>
          <table:table-cell table:style-name="ce40" office:value-type="float" office:value="7629" calcext:value-type="float">
            <text:p>7629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58]/3600/[.G58]" office:value-type="percentage" office:value="3.02738095238095" calcext:value-type="percentage">
            <text:p>302.7%</text:p>
          </table:table-cell>
          <table:table-cell table:style-name="ce33" table:formula="of:=[.G58]*3600*0.00007*1000" office:value-type="float" office:value="176.4" calcext:value-type="float">
            <text:p>176.4</text:p>
          </table:table-cell>
          <table:table-cell table:style-name="ce45" table:formula="of:=[.C58]/[.I58]" office:value-type="percentage" office:value="0.900850340136054" calcext:value-type="percentage">
            <text:p>90.1%</text:p>
          </table:table-cell>
          <table:table-cell table:style-name="ce45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6" office:value-type="float" office:value="2609" calcext:value-type="float">
            <text:p>2609</text:p>
          </table:table-cell>
          <table:table-cell table:style-name="ce38" office:value-type="float" office:value="2430.86" calcext:value-type="float">
            <text:p>2431</text:p>
          </table:table-cell>
          <table:table-cell table:style-name="ce40" office:value-type="float" office:value="2820" calcext:value-type="float">
            <text:p>2820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60]/3600/[.G60]" office:value-type="percentage" office:value="1.11904761904762" calcext:value-type="percentage">
            <text:p>111.9%</text:p>
          </table:table-cell>
          <table:table-cell table:style-name="ce33" table:formula="of:=[.G60]*3600*0.00007*1000" office:value-type="float" office:value="176.4" calcext:value-type="float">
            <text:p>176.4</text:p>
          </table:table-cell>
          <table:table-cell table:style-name="ce45" table:formula="of:=[.C60]/[.I60]" office:value-type="percentage" office:value="0.521315192743764" calcext:value-type="percentage">
            <text:p>52.1%</text:p>
          </table:table-cell>
          <table:table-cell table:style-name="ce45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2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2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2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2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2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2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2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2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2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2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62:.C71])" office:value-type="float" office:value="1008.47" calcext:value-type="float">
            <text:p>1008.47</text:p>
          </table:table-cell>
          <table:table-cell table:style-name="ce36" table:formula="of:=SUM([.D62:.D71])" office:value-type="float" office:value="32984" calcext:value-type="float">
            <text:p>32984</text:p>
          </table:table-cell>
          <table:table-cell table:style-name="ce38" table:formula="of:=SUM([.E62:.E71])" office:value-type="float" office:value="21495.43" calcext:value-type="float">
            <text:p>21495</text:p>
          </table:table-cell>
          <table:table-cell table:style-name="ce40" office:value-type="float" office:value="50104" calcext:value-type="float">
            <text:p>50104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72]/3600/[.G72]" office:value-type="percentage" office:value="1.40583613916947" calcext:value-type="percentage">
            <text:p>140.6%</text:p>
          </table:table-cell>
          <table:table-cell table:style-name="ce33" table:formula="of:=[.G72]*3600*0.00007*1000" office:value-type="float" office:value="2494.8" calcext:value-type="float">
            <text:p>2494.8</text:p>
          </table:table-cell>
          <table:table-cell table:style-name="ce45" table:formula="of:=[.C72]/[.I72]" office:value-type="percentage" office:value="0.404228795895463" calcext:value-type="percentage">
            <text:p>40.4%</text:p>
          </table:table-cell>
          <table:table-cell table:style-name="ce45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2" office:value-type="float" office:value="4925" calcext:value-type="float">
            <text:p>4925</text:p>
          </table:table-cell>
          <table:table-cell table:style-name="ce34" office:value-type="float" office:value="78.9" calcext:value-type="float">
            <text:p>78.90</text:p>
          </table:table-cell>
          <table:table-cell table:style-name="ce32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6" calcext:value-type="float">
            <text:p>4926</text:p>
          </table:table-cell>
          <table:table-cell table:style-name="ce34" office:value-type="float" office:value="99.26" calcext:value-type="float">
            <text:p>99.26</text:p>
          </table:table-cell>
          <table:table-cell table:style-name="ce32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7" calcext:value-type="float">
            <text:p>4927</text:p>
          </table:table-cell>
          <table:table-cell table:style-name="ce34" office:value-type="float" office:value="101.38" calcext:value-type="float">
            <text:p>101.38</text:p>
          </table:table-cell>
          <table:table-cell table:style-name="ce32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8" calcext:value-type="float">
            <text:p>4928</text:p>
          </table:table-cell>
          <table:table-cell table:style-name="ce34" office:value-type="float" office:value="83.295" calcext:value-type="float">
            <text:p>83.30</text:p>
          </table:table-cell>
          <table:table-cell table:style-name="ce32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9" calcext:value-type="float">
            <text:p>4929</text:p>
          </table:table-cell>
          <table:table-cell table:style-name="ce34" office:value-type="float" office:value="108.63" calcext:value-type="float">
            <text:p>108.63</text:p>
          </table:table-cell>
          <table:table-cell table:style-name="ce32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0" calcext:value-type="float">
            <text:p>4930</text:p>
          </table:table-cell>
          <table:table-cell table:style-name="ce34" office:value-type="float" office:value="81.06" calcext:value-type="float">
            <text:p>81.06</text:p>
          </table:table-cell>
          <table:table-cell table:style-name="ce32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1" calcext:value-type="float">
            <text:p>4931</text:p>
          </table:table-cell>
          <table:table-cell table:style-name="ce34" office:value-type="float" office:value="70.53" calcext:value-type="float">
            <text:p>70.53</text:p>
          </table:table-cell>
          <table:table-cell table:style-name="ce32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2" calcext:value-type="float">
            <text:p>4932</text:p>
          </table:table-cell>
          <table:table-cell table:style-name="ce34" office:value-type="float" office:value="70.21" calcext:value-type="float">
            <text:p>70.21</text:p>
          </table:table-cell>
          <table:table-cell table:style-name="ce32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3" calcext:value-type="float">
            <text:p>4933</text:p>
          </table:table-cell>
          <table:table-cell table:style-name="ce34" office:value-type="float" office:value="73.6" calcext:value-type="float">
            <text:p>73.60</text:p>
          </table:table-cell>
          <table:table-cell table:style-name="ce32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4" calcext:value-type="float">
            <text:p>4934</text:p>
          </table:table-cell>
          <table:table-cell table:style-name="ce34" office:value-type="float" office:value="79.41" calcext:value-type="float">
            <text:p>79.41</text:p>
          </table:table-cell>
          <table:table-cell table:style-name="ce32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5" calcext:value-type="float">
            <text:p>4935</text:p>
          </table:table-cell>
          <table:table-cell table:style-name="ce34" office:value-type="float" office:value="5.32" calcext:value-type="float">
            <text:p>5.32</text:p>
          </table:table-cell>
          <table:table-cell table:style-name="ce32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6" calcext:value-type="float">
            <text:p>4936</text:p>
          </table:table-cell>
          <table:table-cell table:style-name="ce34" office:value-type="float" office:value="74.93" calcext:value-type="float">
            <text:p>74.93</text:p>
          </table:table-cell>
          <table:table-cell table:style-name="ce32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7" calcext:value-type="float">
            <text:p>4937</text:p>
          </table:table-cell>
          <table:table-cell table:style-name="ce34" office:value-type="float" office:value="58.61" calcext:value-type="float">
            <text:p>58.61</text:p>
          </table:table-cell>
          <table:table-cell table:style-name="ce32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8" calcext:value-type="float">
            <text:p>4938</text:p>
          </table:table-cell>
          <table:table-cell table:style-name="ce34" office:value-type="float" office:value="81.834" calcext:value-type="float">
            <text:p>81.83</text:p>
          </table:table-cell>
          <table:table-cell table:style-name="ce32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9" calcext:value-type="float">
            <text:p>4939</text:p>
          </table:table-cell>
          <table:table-cell table:style-name="ce34" office:value-type="float" office:value="76.363" calcext:value-type="float">
            <text:p>76.36</text:p>
          </table:table-cell>
          <table:table-cell table:style-name="ce32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5" table:formula="of:=SUM([.C74:.C88])" office:value-type="float" office:value="1143.332" calcext:value-type="float">
            <text:p>1143.33</text:p>
          </table:table-cell>
          <table:table-cell table:style-name="ce36" table:formula="of:=SUM([.D74:.D88])" office:value-type="float" office:value="43664" calcext:value-type="float">
            <text:p>43664</text:p>
          </table:table-cell>
          <table:table-cell table:style-name="ce38" table:formula="of:=SUM([.E74:.E88])" office:value-type="float" office:value="36329.72" calcext:value-type="float">
            <text:p>36330</text:p>
          </table:table-cell>
          <table:table-cell table:style-name="ce38" office:value-type="float" office:value="46312" calcext:value-type="float">
            <text:p>46312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89]/3600/[.G89]" office:value-type="percentage" office:value="18.3777777777778" calcext:value-type="percentage">
            <text:p>1837.8%</text:p>
          </table:table-cell>
          <table:table-cell table:style-name="ce33" table:formula="of:=[.G89]*3600*0.00007*1000" office:value-type="float" office:value="176.4" calcext:value-type="float">
            <text:p>176.4</text:p>
          </table:table-cell>
          <table:table-cell table:style-name="ce45" table:formula="of:=[.C89]/[.I89]" office:value-type="percentage" office:value="6.48147392290249" calcext:value-type="percentage">
            <text:p>648.1%</text:p>
          </table:table-cell>
          <table:table-cell table:style-name="ce45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2" office:value-type="float" office:value="4940" calcext:value-type="float">
            <text:p>4940</text:p>
          </table:table-cell>
          <table:table-cell table:style-name="ce32" office:value-type="float" office:value="34.19" calcext:value-type="float">
            <text:p>34.19</text:p>
          </table:table-cell>
          <table:table-cell table:style-name="ce32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1" calcext:value-type="float">
            <text:p>4941</text:p>
          </table:table-cell>
          <table:table-cell table:style-name="ce32" office:value-type="float" office:value="39.36" calcext:value-type="float">
            <text:p>39.36</text:p>
          </table:table-cell>
          <table:table-cell table:style-name="ce32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2" calcext:value-type="float">
            <text:p>4942</text:p>
          </table:table-cell>
          <table:table-cell table:style-name="ce32" office:value-type="float" office:value="48.05" calcext:value-type="float">
            <text:p>48.05</text:p>
          </table:table-cell>
          <table:table-cell table:style-name="ce32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6"/>
          <table:table-cell table:style-name="ce36" table:formula="of:=SUM([.C91:.C93])" office:value-type="float" office:value="121.6" calcext:value-type="float">
            <text:p>121.6</text:p>
          </table:table-cell>
          <table:table-cell table:style-name="ce36" table:formula="of:=SUM([.D91:.D93])" office:value-type="float" office:value="5987" calcext:value-type="float">
            <text:p>5987</text:p>
          </table:table-cell>
          <table:table-cell table:style-name="ce38" table:formula="of:=SUM([.E91:.E93])" office:value-type="float" office:value="4182.93" calcext:value-type="float">
            <text:p>4183</text:p>
          </table:table-cell>
          <table:table-cell table:style-name="ce38" office:value-type="float" office:value="7237" calcext:value-type="float">
            <text:p>7237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94]/3600/[.G94]" office:value-type="percentage" office:value="2.8718253968254" calcext:value-type="percentage">
            <text:p>287.2%</text:p>
          </table:table-cell>
          <table:table-cell table:style-name="ce33" table:formula="of:=[.G94]*3600*0.00007*1000" office:value-type="float" office:value="176.4" calcext:value-type="float">
            <text:p>176.4</text:p>
          </table:table-cell>
          <table:table-cell table:style-name="ce45" table:formula="of:=[.C94]/[.I94]" office:value-type="percentage" office:value="0.689342403628118" calcext:value-type="percentage">
            <text:p>68.9%</text:p>
          </table:table-cell>
          <table:table-cell table:style-name="ce45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 office:value-type="float" office:value="115.88" calcext:value-type="float">
            <text:p>115.88</text:p>
          </table:table-cell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96:.C97])" office:value-type="float" office:value="199.247" calcext:value-type="float">
            <text:p>199.247</text:p>
          </table:table-cell>
          <table:table-cell table:style-name="ce31" table:formula="of:=SUM([.D96:.D97])" office:value-type="float" office:value="7268" calcext:value-type="float">
            <text:p>7268</text:p>
          </table:table-cell>
          <table:table-cell table:style-name="ce31"/>
          <table:table-cell table:style-name="ce38" office:value-type="float" office:value="7885" calcext:value-type="float">
            <text:p>788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0:.C102])" office:value-type="float" office:value="250.83" calcext:value-type="float">
            <text:p>250.83</text:p>
          </table:table-cell>
          <table:table-cell table:style-name="ce31" table:formula="of:=SUM([.D100:.D102])" office:value-type="float" office:value="11829" calcext:value-type="float">
            <text:p>11829</text:p>
          </table:table-cell>
          <table:table-cell table:style-name="ce31"/>
          <table:table-cell table:style-name="ce38" office:value-type="float" office:value="8568" calcext:value-type="float">
            <text:p>8568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10.74deg)</text:p>
          </table:table-cell>
          <table:table-cell table:style-name="ce31"/>
          <table:table-cell table:style-name="ce31" table:formula="of:=[.C72]+[.C103]" office:value-type="float" office:value="1259.3" calcext:value-type="float">
            <text:p>1259.3</text:p>
          </table:table-cell>
          <table:table-cell table:style-name="ce31" table:formula="of:=[.D72]+[.D103]" office:value-type="float" office:value="44813" calcext:value-type="float">
            <text:p>44813</text:p>
          </table:table-cell>
          <table:table-cell table:style-name="ce31"/>
          <table:table-cell table:style-name="ce38" table:formula="of:=[.F72]+[.F103]" office:value-type="float" office:value="58672" calcext:value-type="float">
            <text:p>58672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04]/3600/[.G104]" office:value-type="percentage" office:value="1.64624017957351" calcext:value-type="percentage">
            <text:p>164.6%</text:p>
          </table:table-cell>
          <table:table-cell table:style-name="ce33" table:formula="of:=[.G104]*3600*0.00007*1000" office:value-type="float" office:value="2494.8" calcext:value-type="float">
            <text:p>2494.8</text:p>
          </table:table-cell>
          <table:table-cell table:style-name="ce45" table:formula="of:=[.C104]/[.I104]" office:value-type="percentage" office:value="0.504769921436588" calcext:value-type="percentage">
            <text:p>50.5%</text:p>
          </table:table-cell>
          <table:table-cell table:style-name="ce45" table:formula="of:=[.J104]/[.H104]" office:value-type="percentage" office:value="0.30661985274066" calcext:value-type="percentage">
            <text:p>30.7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table:number-columns-repeated="5"/>
          <table:table-cell table:style-name="ce38"/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6:.C117])" office:value-type="float" office:value="1051.2" calcext:value-type="float">
            <text:p>1051.2</text:p>
          </table:table-cell>
          <table:table-cell table:style-name="ce31" table:formula="of:=SUM([.D106:.D117])" office:value-type="float" office:value="39109" calcext:value-type="float">
            <text:p>39109</text:p>
          </table:table-cell>
          <table:table-cell table:style-name="ce31"/>
          <table:table-cell table:style-name="ce38" office:value-type="float" office:value="40125" calcext:value-type="float">
            <text:p>4012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7.74deg)</text:p>
          </table:table-cell>
          <table:table-cell table:style-name="ce31"/>
          <table:table-cell table:style-name="ce37" table:formula="of:=[.C89]+[.C118]+[.C104]" office:value-type="float" office:value="3453.832" calcext:value-type="float">
            <text:p>3453.83</text:p>
          </table:table-cell>
          <table:table-cell table:style-name="ce38" table:formula="of:=[.D89]+[.D118]+[.D104]" office:value-type="float" office:value="127586" calcext:value-type="float">
            <text:p>127586</text:p>
          </table:table-cell>
          <table:table-cell table:style-name="ce31"/>
          <table:table-cell table:style-name="ce38" table:formula="of:=[.F89]+[.F118]+[.F104]" office:value-type="float" office:value="145109" calcext:value-type="float">
            <text:p>145109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19]/3600/[.G119]" office:value-type="percentage" office:value="4.07152076318743" calcext:value-type="percentage">
            <text:p>407.2%</text:p>
          </table:table-cell>
          <table:table-cell table:style-name="ce33" table:formula="of:=[.G119]*3600*0.00007*1000" office:value-type="float" office:value="2494.8" calcext:value-type="float">
            <text:p>2494.8</text:p>
          </table:table-cell>
          <table:table-cell table:style-name="ce45" table:formula="of:=[.C119]/[.I119]" office:value-type="percentage" office:value="1.38441237774571" calcext:value-type="percentage">
            <text:p>138.4%</text:p>
          </table:table-cell>
          <table:table-cell table:style-name="ce45" table:formula="of:=[.J119]/[.H119]" office:value-type="percentage" office:value="0.340023410972835" calcext:value-type="percentage">
            <text:p>34.0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30" office:value-type="string" calcext:value-type="string">
            <text:p>10.6 GeV KAON-LT physics setting 3</text:p>
          </table:table-cell>
          <table:table-cell table:style-name="ce2"/>
          <table:table-cell table:style-name="ce47"/>
          <table:table-cell table:style-name="ce14" table:number-columns-repeated="4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 table:number-columns-repeated="4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9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8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50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50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50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50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50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50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50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50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50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50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7:.C17])" office:value-type="float" office:value="1368.311" calcext:value-type="float">
            <text:p>1368.31</text:p>
          </table:table-cell>
          <table:table-cell table:style-name="ce40" table:formula="of:=SUM([.D7:.D17])" office:value-type="float" office:value="38221" calcext:value-type="float">
            <text:p>38221</text:p>
          </table:table-cell>
          <table:table-cell table:style-name="ce6"/>
          <table:table-cell table:style-name="ce40" office:value-type="float" office:value="117252" calcext:value-type="float">
            <text:p>117252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18]/3600/[.G18]" office:value-type="percentage" office:value="3.74367816091954" calcext:value-type="percentage">
            <text:p>374.4%</text:p>
          </table:table-cell>
          <table:table-cell table:style-name="ce33" table:formula="of:=[.G18]*3600*0.00007*1000" office:value-type="float" office:value="2192.4" calcext:value-type="float">
            <text:p>2192.4</text:p>
          </table:table-cell>
          <table:table-cell table:style-name="ce45" table:formula="of:=[.C18]/[.I18]" office:value-type="percentage" office:value="0.62411558109834" calcext:value-type="percentage">
            <text:p>62.4%</text:p>
          </table:table-cell>
          <table:table-cell table:style-name="ce45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3"/>
          <table:table-cell table:style-name="ce36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50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50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0:.C21])" office:value-type="float" office:value="80.175" calcext:value-type="float">
            <text:p>80.18</text:p>
          </table:table-cell>
          <table:table-cell table:style-name="ce40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40" office:value-type="float" office:value="4895" calcext:value-type="float">
            <text:p>4895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2]/3600/[.G22]" office:value-type="percentage" office:value="2.2662037037037" calcext:value-type="percentage">
            <text:p>226.6%</text:p>
          </table:table-cell>
          <table:table-cell table:style-name="ce33" table:formula="of:=[.G22]*3600*0.00007*1000" office:value-type="float" office:value="151.2" calcext:value-type="float">
            <text:p>151.2</text:p>
          </table:table-cell>
          <table:table-cell table:style-name="ce45" table:formula="of:=[.C22]/[.I22]" office:value-type="percentage" office:value="0.530257936507936" calcext:value-type="percentage">
            <text:p>53.0%</text:p>
          </table:table-cell>
          <table:table-cell table:style-name="ce45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51" office:value-type="float" office:value="89.246" calcext:value-type="float">
            <text:p>89.25</text:p>
          </table:table-cell>
          <table:table-cell table:style-name="ce52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4]/3600/[.G24]" office:value-type="percentage" office:value="1.12222222222222" calcext:value-type="percentage">
            <text:p>112.2%</text:p>
          </table:table-cell>
          <table:table-cell table:style-name="ce33" table:formula="of:=[.G24]*3600*0.00007*1000" office:value-type="float" office:value="151.2" calcext:value-type="float">
            <text:p>151.2</text:p>
          </table:table-cell>
          <table:table-cell table:style-name="ce45" table:formula="of:=[.C24]/[.I24]" office:value-type="percentage" office:value="0.590251322751323" calcext:value-type="percentage">
            <text:p>59.0%</text:p>
          </table:table-cell>
          <table:table-cell table:style-name="ce45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50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50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50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50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50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50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50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50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50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50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50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50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6:.C37])" office:value-type="float" office:value="1089.391" calcext:value-type="float">
            <text:p>1089.39</text:p>
          </table:table-cell>
          <table:table-cell table:style-name="ce40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31" office:value-type="float" office:value="183598" calcext:value-type="float">
            <text:p>183598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38]/3600/[.G38]" office:value-type="percentage" office:value="5.86200510855683" calcext:value-type="percentage">
            <text:p>586.2%</text:p>
          </table:table-cell>
          <table:table-cell table:style-name="ce33" table:formula="of:=[.G38]*3600*0.00007*1000" office:value-type="float" office:value="2192.4" calcext:value-type="float">
            <text:p>2192.4</text:p>
          </table:table-cell>
          <table:table-cell table:style-name="ce45" table:formula="of:=[.C38]/[.I38]" office:value-type="percentage" office:value="0.496894271118409" calcext:value-type="percentage">
            <text:p>49.7%</text:p>
          </table:table-cell>
          <table:table-cell table:style-name="ce45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50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50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50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50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50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50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50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50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50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50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50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40:.C50])" office:value-type="float" office:value="969.2" calcext:value-type="float">
            <text:p>969.20</text:p>
          </table:table-cell>
          <table:table-cell table:style-name="ce40" table:formula="of:=SUM([.D40:.D50])" office:value-type="float" office:value="27196" calcext:value-type="float">
            <text:p>27196</text:p>
          </table:table-cell>
          <table:table-cell table:style-name="ce39"/>
          <table:table-cell table:style-name="ce40" office:value-type="float" office:value="27584" calcext:value-type="float">
            <text:p>27584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51]/3600/[.G51]" office:value-type="percentage" office:value="0.880715197956577" calcext:value-type="percentage">
            <text:p>88.1%</text:p>
          </table:table-cell>
          <table:table-cell table:style-name="ce33" table:formula="of:=[.G51]*3600*0.00007*1000" office:value-type="float" office:value="2192.4" calcext:value-type="float">
            <text:p>2192.4</text:p>
          </table:table-cell>
          <table:table-cell table:style-name="ce45" table:formula="of:=[.C51]/[.I51]" office:value-type="percentage" office:value="0.442072614486408" calcext:value-type="percentage">
            <text:p>44.2%</text:p>
          </table:table-cell>
          <table:table-cell table:style-name="ce45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50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51" table:formula="of:=SUM([.C53:.C54])" office:value-type="float" office:value="81.53" calcext:value-type="float">
            <text:p>81.53</text:p>
          </table:table-cell>
          <table:table-cell table:style-name="ce52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55]/3600/[.G55]" office:value-type="percentage" office:value="1.35601851851852" calcext:value-type="percentage">
            <text:p>135.6%</text:p>
          </table:table-cell>
          <table:table-cell table:style-name="ce33" table:formula="of:=[.G55]*3600*0.00007*1000" office:value-type="float" office:value="151.2" calcext:value-type="float">
            <text:p>151.2</text:p>
          </table:table-cell>
          <table:table-cell table:style-name="ce45" table:formula="of:=[.C53]/[.I55]" office:value-type="percentage" office:value="0.256150793650794" calcext:value-type="percentage">
            <text:p>25.6%</text:p>
          </table:table-cell>
          <table:table-cell table:style-name="ce45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3" office:value-type="string" calcext:value-type="string">
            <text:p>10.6 GeV KAON-LT physics setting 4</text:p>
          </table:table-cell>
          <table:table-cell table:style-name="ce56" table:number-columns-repeated="2"/>
          <table:table-cell table:style-name="ce2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4" office:value-type="string" calcext:value-type="string">
            <text:p>SHMS angle</text:p>
          </table:table-cell>
          <table:table-cell table:style-name="ce54" office:value-type="string" calcext:value-type="string">
            <text:p>Run Number</text:p>
          </table:table-cell>
          <table:table-cell table:style-name="ce54" office:value-type="string" calcext:value-type="string">
            <text:p>BCM4B Charge (mC)</text:p>
          </table:table-cell>
          <table:table-cell table:style-name="ce54" office:value-type="string" calcext:value-type="string">
            <text:p>t_run (sec)</text:p>
          </table:table-cell>
          <table:table-cell table:style-name="ce59" office:value-type="string" calcext:value-type="string">
            <text:p>t_I&gt;5uA (sec)</text:p>
          </table:table-cell>
          <table:table-cell table:style-name="ce59" office:value-type="string" calcext:value-type="string">
            <text:p>t_setting (sec)</text:p>
          </table:table-cell>
          <table:table-cell table:style-name="ce59" office:value-type="string" calcext:value-type="string">
            <text:p>t_PAC (hr @ 100% eff)</text:p>
          </table:table-cell>
          <table:table-cell table:style-name="ce60" office:value-type="string" calcext:value-type="string">
            <text:p>t_setting / t_PAC</text:p>
          </table:table-cell>
          <table:table-cell table:style-name="ce54" office:value-type="string" calcext:value-type="string">
            <text:p>Q_PAC @ 70uA (mC)</text:p>
          </table:table-cell>
          <table:table-cell table:style-name="ce54" office:value-type="string" calcext:value-type="string">
            <text:p>Q_actual /Q_PAC</text:p>
          </table:table-cell>
          <table:table-cell table:style-name="ce60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5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7" office:value-type="float" office:value="5040" calcext:value-type="float">
            <text:p>5040</text:p>
          </table:table-cell>
          <table:table-cell table:style-name="ce57" office:value-type="float" office:value="31.6" calcext:value-type="float">
            <text:p>31.6</text:p>
          </table:table-cell>
          <table:table-cell table:style-name="ce57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1" calcext:value-type="float">
            <text:p>5041</text:p>
          </table:table-cell>
          <table:table-cell table:style-name="ce57" office:value-type="float" office:value="37.9" calcext:value-type="float">
            <text:p>37.9</text:p>
          </table:table-cell>
          <table:table-cell table:style-name="ce57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2" calcext:value-type="float">
            <text:p>5042</text:p>
          </table:table-cell>
          <table:table-cell table:style-name="ce57" office:value-type="float" office:value="138.8" calcext:value-type="float">
            <text:p>138.8</text:p>
          </table:table-cell>
          <table:table-cell table:style-name="ce57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4" calcext:value-type="float">
            <text:p>5044</text:p>
          </table:table-cell>
          <table:table-cell table:style-name="ce57" office:value-type="float" office:value="102.4" calcext:value-type="float">
            <text:p>102.4</text:p>
          </table:table-cell>
          <table:table-cell table:style-name="ce57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5" calcext:value-type="float">
            <text:p>5045</text:p>
          </table:table-cell>
          <table:table-cell table:style-name="ce2" office:value-type="float" office:value="57.74" calcext:value-type="float">
            <text:p>57.74</text:p>
          </table:table-cell>
          <table:table-cell table:style-name="ce57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6" calcext:value-type="float">
            <text:p>5046</text:p>
          </table:table-cell>
          <table:table-cell table:style-name="ce57" office:value-type="float" office:value="137.3" calcext:value-type="float">
            <text:p>137.3</text:p>
          </table:table-cell>
          <table:table-cell table:style-name="ce57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7" calcext:value-type="float">
            <text:p>5047</text:p>
          </table:table-cell>
          <table:table-cell table:style-name="ce57" office:value-type="float" office:value="122.6" calcext:value-type="float">
            <text:p>122.6</text:p>
          </table:table-cell>
          <table:table-cell table:style-name="ce57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8" calcext:value-type="float">
            <text:p>5048</text:p>
          </table:table-cell>
          <table:table-cell table:style-name="ce57" office:value-type="float" office:value="10.9" calcext:value-type="float">
            <text:p>10.9</text:p>
          </table:table-cell>
          <table:table-cell table:style-name="ce57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9" calcext:value-type="float">
            <text:p>5049</text:p>
          </table:table-cell>
          <table:table-cell table:style-name="ce57" office:value-type="float" office:value="7.4" calcext:value-type="float">
            <text:p>7.4</text:p>
          </table:table-cell>
          <table:table-cell table:style-name="ce57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0" calcext:value-type="float">
            <text:p>5050</text:p>
          </table:table-cell>
          <table:table-cell table:style-name="ce57" office:value-type="float" office:value="97.8" calcext:value-type="float">
            <text:p>97.8</text:p>
          </table:table-cell>
          <table:table-cell table:style-name="ce57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1" calcext:value-type="float">
            <text:p>5051</text:p>
          </table:table-cell>
          <table:table-cell table:style-name="ce57" office:value-type="float" office:value="23.3" calcext:value-type="float">
            <text:p>23.3</text:p>
          </table:table-cell>
          <table:table-cell table:style-name="ce57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2" calcext:value-type="float">
            <text:p>5052</text:p>
          </table:table-cell>
          <table:table-cell table:style-name="ce57" office:value-type="float" office:value="50.6" calcext:value-type="float">
            <text:p>50.6</text:p>
          </table:table-cell>
          <table:table-cell table:style-name="ce57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3" calcext:value-type="float">
            <text:p>5053</text:p>
          </table:table-cell>
          <table:table-cell table:style-name="ce57" office:value-type="float" office:value="117.2" calcext:value-type="float">
            <text:p>117.2</text:p>
          </table:table-cell>
          <table:table-cell table:style-name="ce57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4" calcext:value-type="float">
            <text:p>5054</text:p>
          </table:table-cell>
          <table:table-cell table:style-name="ce57" office:value-type="float" office:value="82.8" calcext:value-type="float">
            <text:p>82.8</text:p>
          </table:table-cell>
          <table:table-cell table:style-name="ce57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2" calcext:value-type="float">
            <text:p>5062</text:p>
          </table:table-cell>
          <table:table-cell table:style-name="ce27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6" calcext:value-type="float">
            <text:p>5066</text:p>
          </table:table-cell>
          <table:table-cell table:style-name="ce27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8" calcext:value-type="float">
            <text:p>5068</text:p>
          </table:table-cell>
          <table:table-cell table:style-name="ce27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9" calcext:value-type="float">
            <text:p>5069</text:p>
          </table:table-cell>
          <table:table-cell table:style-name="ce27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0" calcext:value-type="float">
            <text:p>5070</text:p>
          </table:table-cell>
          <table:table-cell table:style-name="ce27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1" calcext:value-type="float">
            <text:p>5071</text:p>
          </table:table-cell>
          <table:table-cell table:style-name="ce27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2" calcext:value-type="float">
            <text:p>5072</text:p>
          </table:table-cell>
          <table:table-cell table:style-name="ce27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3" calcext:value-type="float">
            <text:p>5073</text:p>
          </table:table-cell>
          <table:table-cell table:style-name="ce27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5" calcext:value-type="float">
            <text:p>5075</text:p>
          </table:table-cell>
          <table:table-cell table:style-name="ce27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6" calcext:value-type="float">
            <text:p>5076</text:p>
          </table:table-cell>
          <table:table-cell table:style-name="ce27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7" calcext:value-type="float">
            <text:p>5077</text:p>
          </table:table-cell>
          <table:table-cell table:style-name="ce27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4" calcext:value-type="float">
            <text:p>5304</text:p>
          </table:table-cell>
          <table:table-cell table:style-name="ce27" office:value-type="float" office:value="170.67" calcext:value-type="float">
            <text:p>170.67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5" calcext:value-type="float">
            <text:p>5305</text:p>
          </table:table-cell>
          <table:table-cell table:style-name="ce27" office:value-type="float" office:value="52.38" calcext:value-type="float">
            <text:p>52.38</text:p>
          </table:table-cell>
          <table:table-cell table:style-name="ce2" office:value-type="float" office:value="2425" calcext:value-type="float">
            <text:p>242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6" calcext:value-type="float">
            <text:p>5306</text:p>
          </table:table-cell>
          <table:table-cell table:style-name="ce27" office:value-type="float" office:value="165.59" calcext:value-type="float">
            <text:p>165.59</text:p>
          </table:table-cell>
          <table:table-cell table:style-name="ce2" office:value-type="float" office:value="3699" calcext:value-type="float">
            <text:p>369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7" calcext:value-type="float">
            <text:p>5307</text:p>
          </table:table-cell>
          <table:table-cell table:style-name="ce27" office:value-type="float" office:value="203.12" calcext:value-type="float">
            <text:p>203.12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8" calcext:value-type="float">
            <text:p>5308</text:p>
          </table:table-cell>
          <table:table-cell table:style-name="ce27" office:value-type="float" office:value="188.65" calcext:value-type="float">
            <text:p>188.65</text:p>
          </table:table-cell>
          <table:table-cell table:style-name="ce2" office:value-type="float" office:value="3744" calcext:value-type="float">
            <text:p>374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09" calcext:value-type="float">
            <text:p>5309</text:p>
          </table:table-cell>
          <table:table-cell table:style-name="ce27" office:value-type="float" office:value="185.25" calcext:value-type="float">
            <text:p>185.25</text:p>
          </table:table-cell>
          <table:table-cell table:style-name="ce2" office:value-type="float" office:value="3559" calcext:value-type="float">
            <text:p>35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310" calcext:value-type="float">
            <text:p>5310</text:p>
          </table:table-cell>
          <table:table-cell table:style-name="ce27" office:value-type="float" office:value="143.15" calcext:value-type="float">
            <text:p>143.15</text:p>
          </table:table-cell>
          <table:table-cell table:style-name="ce2" office:value-type="float" office:value="2994" calcext:value-type="float">
            <text:p>29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47])" office:value-type="float" office:value="3837.93" calcext:value-type="float">
            <text:p>3837.93</text:p>
          </table:table-cell>
          <table:table-cell table:style-name="ce58" table:formula="of:=SUM([.D7:.D47])" office:value-type="float" office:value="120901" calcext:value-type="float">
            <text:p>120901</text:p>
          </table:table-cell>
          <table:table-cell table:style-name="ce2"/>
          <table:table-cell table:style-name="ce46" office:value-type="float" office:value="187592" calcext:value-type="float">
            <text:p>187592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48]/3600/[.G48]" office:value-type="percentage" office:value="2.39031600407747" calcext:value-type="percentage">
            <text:p>239.0%</text:p>
          </table:table-cell>
          <table:table-cell table:style-name="ce62" table:formula="of:=[.G48]*3600*0.00007*1000" office:value-type="float" office:value="5493.6" calcext:value-type="float">
            <text:p>5493.6</text:p>
          </table:table-cell>
          <table:table-cell table:style-name="ce63" table:formula="of:=[.C48]/[.I48]" office:value-type="percentage" office:value="0.698618392311053" calcext:value-type="percentage">
            <text:p>69.9%</text:p>
          </table:table-cell>
          <table:table-cell table:style-name="ce63" table:formula="of:=[.J48]/[.H48]" office:value-type="percentage" office:value="0.292270306988419" calcext:value-type="percentage">
            <text:p>29.2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50])" office:value-type="float" office:value="194.79" calcext:value-type="float">
            <text:p>194.79</text:p>
          </table:table-cell>
          <table:table-cell table:style-name="ce58" table:formula="of:=SUM([.D50])" office:value-type="float" office:value="6172" calcext:value-type="float">
            <text:p>6172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51]/3600/[.G51]" office:value-type="percentage" office:value="1.14296296296296" calcext:value-type="percentage">
            <text:p>114.3%</text:p>
          </table:table-cell>
          <table:table-cell table:style-name="ce62" table:formula="of:=[.G51]*3600*0.00007*1000" office:value-type="float" office:value="378" calcext:value-type="float">
            <text:p>378</text:p>
          </table:table-cell>
          <table:table-cell table:style-name="ce63" table:formula="of:=[.C51]/[.I51]" office:value-type="percentage" office:value="0.51531746031746" calcext:value-type="percentage">
            <text:p>51.5%</text:p>
          </table:table-cell>
          <table:table-cell table:style-name="ce63" table:formula="of:=[.J51]/[.H51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7" office:value-type="float" office:value="5013" calcext:value-type="float">
            <text:p>5013</text:p>
          </table:table-cell>
          <table:table-cell table:style-name="ce57" office:value-type="float" office:value="125.22" calcext:value-type="float">
            <text:p>125.22</text:p>
          </table:table-cell>
          <table:table-cell table:style-name="ce57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4" calcext:value-type="float">
            <text:p>5014</text:p>
          </table:table-cell>
          <table:table-cell table:style-name="ce57" office:value-type="float" office:value="127.32" calcext:value-type="float">
            <text:p>127.32</text:p>
          </table:table-cell>
          <table:table-cell table:style-name="ce57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5" calcext:value-type="float">
            <text:p>5015</text:p>
          </table:table-cell>
          <table:table-cell table:style-name="ce57" office:value-type="float" office:value="133.53" calcext:value-type="float">
            <text:p>133.53</text:p>
          </table:table-cell>
          <table:table-cell table:style-name="ce57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7" calcext:value-type="float">
            <text:p>5017</text:p>
          </table:table-cell>
          <table:table-cell table:style-name="ce57" office:value-type="float" office:value="104.85" calcext:value-type="float">
            <text:p>104.85</text:p>
          </table:table-cell>
          <table:table-cell table:style-name="ce57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8" calcext:value-type="float">
            <text:p>5018</text:p>
          </table:table-cell>
          <table:table-cell table:style-name="ce57" office:value-type="float" office:value="165.14" calcext:value-type="float">
            <text:p>165.14</text:p>
          </table:table-cell>
          <table:table-cell table:style-name="ce57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9" calcext:value-type="float">
            <text:p>5019</text:p>
          </table:table-cell>
          <table:table-cell table:style-name="ce57" office:value-type="float" office:value="151.68" calcext:value-type="float">
            <text:p>151.68</text:p>
          </table:table-cell>
          <table:table-cell table:style-name="ce57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0" calcext:value-type="float">
            <text:p>5020</text:p>
          </table:table-cell>
          <table:table-cell table:style-name="ce57" office:value-type="float" office:value="145.68" calcext:value-type="float">
            <text:p>145.68</text:p>
          </table:table-cell>
          <table:table-cell table:style-name="ce57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1" calcext:value-type="float">
            <text:p>5021</text:p>
          </table:table-cell>
          <table:table-cell table:style-name="ce57" office:value-type="float" office:value="123.64" calcext:value-type="float">
            <text:p>123.64</text:p>
          </table:table-cell>
          <table:table-cell table:style-name="ce57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2" calcext:value-type="float">
            <text:p>5022</text:p>
          </table:table-cell>
          <table:table-cell table:style-name="ce57" office:value-type="float" office:value="120.1" calcext:value-type="float">
            <text:p>120.1</text:p>
          </table:table-cell>
          <table:table-cell table:style-name="ce57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3" calcext:value-type="float">
            <text:p>5023</text:p>
          </table:table-cell>
          <table:table-cell table:style-name="ce57" office:value-type="float" office:value="120.67" calcext:value-type="float">
            <text:p>120.67</text:p>
          </table:table-cell>
          <table:table-cell table:style-name="ce57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4" calcext:value-type="float">
            <text:p>5024</text:p>
          </table:table-cell>
          <table:table-cell table:style-name="ce57" office:value-type="float" office:value="143.56" calcext:value-type="float">
            <text:p>143.56</text:p>
          </table:table-cell>
          <table:table-cell table:style-name="ce57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5" calcext:value-type="float">
            <text:p>5025</text:p>
          </table:table-cell>
          <table:table-cell table:style-name="ce57" office:value-type="float" office:value="114.15" calcext:value-type="float">
            <text:p>114.15</text:p>
          </table:table-cell>
          <table:table-cell table:style-name="ce57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6" calcext:value-type="float">
            <text:p>5026</text:p>
          </table:table-cell>
          <table:table-cell table:style-name="ce57" office:value-type="float" office:value="134.23" calcext:value-type="float">
            <text:p>134.23</text:p>
          </table:table-cell>
          <table:table-cell table:style-name="ce57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7" calcext:value-type="float">
            <text:p>5027</text:p>
          </table:table-cell>
          <table:table-cell table:style-name="ce57" office:value-type="float" office:value="176.86" calcext:value-type="float">
            <text:p>176.86</text:p>
          </table:table-cell>
          <table:table-cell table:style-name="ce57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1" calcext:value-type="float">
            <text:p>5031</text:p>
          </table:table-cell>
          <table:table-cell table:style-name="ce57" office:value-type="float" office:value="140.7" calcext:value-type="float">
            <text:p>140.7</text:p>
          </table:table-cell>
          <table:table-cell table:style-name="ce57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2" calcext:value-type="float">
            <text:p>5032</text:p>
          </table:table-cell>
          <table:table-cell table:style-name="ce57" office:value-type="float" office:value="100.42" calcext:value-type="float">
            <text:p>100.42</text:p>
          </table:table-cell>
          <table:table-cell table:style-name="ce57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3" calcext:value-type="float">
            <text:p>5033</text:p>
          </table:table-cell>
          <table:table-cell table:style-name="ce57" office:value-type="float" office:value="120.01" calcext:value-type="float">
            <text:p>120.01</text:p>
          </table:table-cell>
          <table:table-cell table:style-name="ce57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8" calcext:value-type="float">
            <text:p>5038</text:p>
          </table:table-cell>
          <table:table-cell table:style-name="ce57" office:value-type="float" office:value="100.12" calcext:value-type="float">
            <text:p>100.12</text:p>
          </table:table-cell>
          <table:table-cell table:style-name="ce57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9" calcext:value-type="float">
            <text:p>5039</text:p>
          </table:table-cell>
          <table:table-cell table:style-name="ce57" office:value-type="float" office:value="126.45" calcext:value-type="float">
            <text:p>126.45</text:p>
          </table:table-cell>
          <table:table-cell table:style-name="ce57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311" calcext:value-type="float">
            <text:p>5311</text:p>
          </table:table-cell>
          <table:table-cell table:style-name="ce57" office:value-type="float" office:value="88.98" calcext:value-type="float">
            <text:p>88.98</text:p>
          </table:table-cell>
          <table:table-cell table:style-name="ce57" office:value-type="float" office:value="2040" calcext:value-type="float">
            <text:p>20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312" calcext:value-type="float">
            <text:p>5312</text:p>
          </table:table-cell>
          <table:table-cell table:style-name="ce57" office:value-type="float" office:value="260.21" calcext:value-type="float">
            <text:p>260.21</text:p>
          </table:table-cell>
          <table:table-cell table:style-name="ce57" office:value-type="float" office:value="4573" calcext:value-type="float">
            <text:p>45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53:.C73])" office:value-type="float" office:value="2823.52" calcext:value-type="float">
            <text:p>2823.52</text:p>
          </table:table-cell>
          <table:table-cell table:style-name="ce58" table:formula="of:=SUM([.D53:.D73])" office:value-type="float" office:value="76465" calcext:value-type="float">
            <text:p>76465</text:p>
          </table:table-cell>
          <table:table-cell table:style-name="ce2"/>
          <table:table-cell table:style-name="ce58" office:value-type="float" office:value="135139" calcext:value-type="float">
            <text:p>135139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74]/3600/[.G74]" office:value-type="percentage" office:value="1.72195463812436" calcext:value-type="percentage">
            <text:p>172.2%</text:p>
          </table:table-cell>
          <table:table-cell table:style-name="ce62" table:formula="of:=[.G74]*3600*0.00007*1000" office:value-type="float" office:value="5493.6" calcext:value-type="float">
            <text:p>5493.6</text:p>
          </table:table-cell>
          <table:table-cell table:style-name="ce63" table:formula="of:=[.C74]/[.I74]" office:value-type="percentage" office:value="0.513965341488277" calcext:value-type="percentage">
            <text:p>51.4%</text:p>
          </table:table-cell>
          <table:table-cell table:style-name="ce63" table:formula="of:=[.J74]/[.H74]" office:value-type="percentage" office:value="0.298477863533103" calcext:value-type="percentage">
            <text:p>29.8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7" office:value-type="float" office:value="5029" calcext:value-type="float">
            <text:p>5029</text:p>
          </table:table-cell>
          <table:table-cell table:style-name="ce57" office:value-type="float" office:value="78.07" calcext:value-type="float">
            <text:p>78.07</text:p>
          </table:table-cell>
          <table:table-cell table:style-name="ce57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0" calcext:value-type="float">
            <text:p>5030</text:p>
          </table:table-cell>
          <table:table-cell table:style-name="ce57" office:value-type="float" office:value="101.05" calcext:value-type="float">
            <text:p>101.05</text:p>
          </table:table-cell>
          <table:table-cell table:style-name="ce57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6:.C77])" office:value-type="float" office:value="179.12" calcext:value-type="float">
            <text:p>179.12</text:p>
          </table:table-cell>
          <table:table-cell table:style-name="ce58" table:formula="of:=SUM([.D77])" office:value-type="float" office:value="2910" calcext:value-type="float">
            <text:p>2910</text:p>
          </table:table-cell>
          <table:table-cell table:style-name="ce2"/>
          <table:table-cell table:style-name="ce58" office:value-type="float" office:value="5694" calcext:value-type="float">
            <text:p>5694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78]/3600/[.G78]" office:value-type="percentage" office:value="1.05444444444444" calcext:value-type="percentage">
            <text:p>105.4%</text:p>
          </table:table-cell>
          <table:table-cell table:style-name="ce62" table:formula="of:=[.G78]*3600*0.00007*1000" office:value-type="float" office:value="378" calcext:value-type="float">
            <text:p>378</text:p>
          </table:table-cell>
          <table:table-cell table:style-name="ce63" table:formula="of:=[.C78]/[.I78]" office:value-type="percentage" office:value="0.473862433862434" calcext:value-type="percentage">
            <text:p>47.4%</text:p>
          </table:table-cell>
          <table:table-cell table:style-name="ce63" table:formula="of:=[.J78]/[.H78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2" calcext:value-type="float">
            <text:p>5122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float" office:value="3298" calcext:value-type="float">
            <text:p>32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3" calcext:value-type="float">
            <text:p>5313</text:p>
          </table:table-cell>
          <table:table-cell table:style-name="ce2" office:value-type="float" office:value="92.84" calcext:value-type="float">
            <text:p>92.84</text:p>
          </table:table-cell>
          <table:table-cell table:style-name="ce2" office:value-type="float" office:value="3507" calcext:value-type="float">
            <text:p>3507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4" calcext:value-type="float">
            <text:p>5314</text:p>
          </table:table-cell>
          <table:table-cell table:style-name="ce2" office:value-type="float" office:value="91.76" calcext:value-type="float">
            <text:p>91.76</text:p>
          </table:table-cell>
          <table:table-cell table:style-name="ce2" office:value-type="float" office:value="3660" calcext:value-type="float">
            <text:p>366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5" calcext:value-type="float">
            <text:p>5315</text:p>
          </table:table-cell>
          <table:table-cell table:style-name="ce2" office:value-type="float" office:value="73.71" calcext:value-type="float">
            <text:p>73.71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6" calcext:value-type="float">
            <text:p>5316</text:p>
          </table:table-cell>
          <table:table-cell table:style-name="ce2" office:value-type="float" office:value="79.59" calcext:value-type="float">
            <text:p>79.59</text:p>
          </table:table-cell>
          <table:table-cell table:style-name="ce2" office:value-type="float" office:value="3572" calcext:value-type="float">
            <text:p>357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7" calcext:value-type="float">
            <text:p>5317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3556" calcext:value-type="float">
            <text:p>355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8" calcext:value-type="float">
            <text:p>5318</text:p>
          </table:table-cell>
          <table:table-cell table:style-name="ce2" office:value-type="float" office:value="71.54" calcext:value-type="float">
            <text:p>71.54</text:p>
          </table:table-cell>
          <table:table-cell table:style-name="ce2" office:value-type="float" office:value="3567" calcext:value-type="float">
            <text:p>3567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19" calcext:value-type="float">
            <text:p>5319</text:p>
          </table:table-cell>
          <table:table-cell table:style-name="ce2" office:value-type="float" office:value="89.25" calcext:value-type="float">
            <text:p>89.25</text:p>
          </table:table-cell>
          <table:table-cell table:style-name="ce2" office:value-type="float" office:value="3597" calcext:value-type="float">
            <text:p>3597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0" calcext:value-type="float">
            <text:p>5320</text:p>
          </table:table-cell>
          <table:table-cell table:style-name="ce2" office:value-type="float" office:value="108.69" calcext:value-type="float">
            <text:p>108.69</text:p>
          </table:table-cell>
          <table:table-cell table:style-name="ce2" office:value-type="float" office:value="4136" calcext:value-type="float">
            <text:p>413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1" calcext:value-type="float">
            <text:p>5321</text:p>
          </table:table-cell>
          <table:table-cell table:style-name="ce2" office:value-type="float" office:value="99.71" calcext:value-type="float">
            <text:p>99.71</text:p>
          </table:table-cell>
          <table:table-cell table:style-name="ce2" office:value-type="float" office:value="3792" calcext:value-type="float">
            <text:p>379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2" calcext:value-type="float">
            <text:p>5322</text:p>
          </table:table-cell>
          <table:table-cell table:style-name="ce2" office:value-type="float" office:value="99.91" calcext:value-type="float">
            <text:p>99.91</text:p>
          </table:table-cell>
          <table:table-cell table:style-name="ce2" office:value-type="float" office:value="3552" calcext:value-type="float">
            <text:p>355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3" calcext:value-type="float">
            <text:p>5323</text:p>
          </table:table-cell>
          <table:table-cell table:style-name="ce2" office:value-type="float" office:value="93.67" calcext:value-type="float">
            <text:p>93.67</text:p>
          </table:table-cell>
          <table:table-cell table:style-name="ce2" office:value-type="float" office:value="3667" calcext:value-type="float">
            <text:p>3667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4" calcext:value-type="float">
            <text:p>5324</text:p>
          </table:table-cell>
          <table:table-cell table:style-name="ce2" office:value-type="float" office:value="101.52" calcext:value-type="float">
            <text:p>101.52</text:p>
          </table:table-cell>
          <table:table-cell table:style-name="ce2" office:value-type="float" office:value="3481" calcext:value-type="float">
            <text:p>348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5" calcext:value-type="float">
            <text:p>5325</text:p>
          </table:table-cell>
          <table:table-cell table:style-name="ce2" office:value-type="float" office:value="55.77" calcext:value-type="float">
            <text:p>55.77</text:p>
          </table:table-cell>
          <table:table-cell table:style-name="ce2" office:value-type="float" office:value="2195" calcext:value-type="float">
            <text:p>2195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6" calcext:value-type="float">
            <text:p>5326</text:p>
          </table:table-cell>
          <table:table-cell table:style-name="ce2" office:value-type="float" office:value="70.44" calcext:value-type="float">
            <text:p>70.44</text:p>
          </table:table-cell>
          <table:table-cell table:style-name="ce2" office:value-type="float" office:value="3121" calcext:value-type="float">
            <text:p>312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7" calcext:value-type="float">
            <text:p>5327</text:p>
          </table:table-cell>
          <table:table-cell table:style-name="ce2" office:value-type="float" office:value="76.45" calcext:value-type="float">
            <text:p>76.45</text:p>
          </table:table-cell>
          <table:table-cell table:style-name="ce2" office:value-type="float" office:value="3610" calcext:value-type="float">
            <text:p>361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8" calcext:value-type="float">
            <text:p>5328</text:p>
          </table:table-cell>
          <table:table-cell table:style-name="ce2" office:value-type="float" office:value="76.4" calcext:value-type="float">
            <text:p>76.4</text:p>
          </table:table-cell>
          <table:table-cell table:style-name="ce2" office:value-type="float" office:value="3628" calcext:value-type="float">
            <text:p>362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29" calcext:value-type="float">
            <text:p>5329</text:p>
          </table:table-cell>
          <table:table-cell table:style-name="ce2" office:value-type="float" office:value="81.69" calcext:value-type="float">
            <text:p>81.69</text:p>
          </table:table-cell>
          <table:table-cell table:style-name="ce2" office:value-type="float" office:value="3503" calcext:value-type="float">
            <text:p>3503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0" calcext:value-type="float">
            <text:p>5330</text:p>
          </table:table-cell>
          <table:table-cell table:style-name="ce2" office:value-type="float" office:value="91.15" calcext:value-type="float">
            <text:p>91.15</text:p>
          </table:table-cell>
          <table:table-cell table:style-name="ce2" office:value-type="float" office:value="3660" calcext:value-type="float">
            <text:p>366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1" calcext:value-type="float">
            <text:p>5331</text:p>
          </table:table-cell>
          <table:table-cell table:style-name="ce2" office:value-type="float" office:value="77.08" calcext:value-type="float">
            <text:p>77.08</text:p>
          </table:table-cell>
          <table:table-cell table:style-name="ce2" office:value-type="float" office:value="3506" calcext:value-type="float">
            <text:p>350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2" calcext:value-type="float">
            <text:p>5332</text:p>
          </table:table-cell>
          <table:table-cell table:style-name="ce2" office:value-type="float" office:value="65.85" calcext:value-type="float">
            <text:p>65.85</text:p>
          </table:table-cell>
          <table:table-cell table:style-name="ce2" office:value-type="float" office:value="3471" calcext:value-type="float">
            <text:p>347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3" calcext:value-type="float">
            <text:p>5333</text:p>
          </table:table-cell>
          <table:table-cell table:style-name="ce2" office:value-type="float" office:value="66.87" calcext:value-type="float">
            <text:p>66.87</text:p>
          </table:table-cell>
          <table:table-cell table:style-name="ce2" office:value-type="float" office:value="3443" calcext:value-type="float">
            <text:p>3443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334" calcext:value-type="float">
            <text:p>5334</text:p>
          </table:table-cell>
          <table:table-cell table:style-name="ce2" office:value-type="float" office:value="63.28" calcext:value-type="float">
            <text:p>63.28</text:p>
          </table:table-cell>
          <table:table-cell table:style-name="ce2" office:value-type="float" office:value="3060" calcext:value-type="float">
            <text:p>306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80:.C139])" office:value-type="float" office:value="5238.911" calcext:value-type="float">
            <text:p>5238.911</text:p>
          </table:table-cell>
          <table:table-cell table:style-name="ce58" table:formula="of:=SUM([.D80:.D139])" office:value-type="float" office:value="202095" calcext:value-type="float">
            <text:p>202095</text:p>
          </table:table-cell>
          <table:table-cell/>
          <table:table-cell table:style-name="ce46" office:value-type="float" office:value="269416" calcext:value-type="float">
            <text:p>269416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140]/3600/[.G140]" office:value-type="percentage" office:value="3.43292558613659" calcext:value-type="percentage">
            <text:p>343.3%</text:p>
          </table:table-cell>
          <table:table-cell table:style-name="ce62" table:formula="of:=[.G140]*3600*0.00007*1000" office:value-type="float" office:value="5493.6" calcext:value-type="float">
            <text:p>5493.6</text:p>
          </table:table-cell>
          <table:table-cell table:style-name="ce63" table:formula="of:=[.C140]/[.I140]" office:value-type="percentage" office:value="0.953638961700888" calcext:value-type="percentage">
            <text:p>95.4%</text:p>
          </table:table-cell>
          <table:table-cell table:style-name="ce63" table:formula="of:=[.J140]/[.H140]" office:value-type="percentage" office:value="0.277791911817731" calcext:value-type="percentage">
            <text:p>27.8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42:.C144])" office:value-type="float" office:value="259.635" calcext:value-type="float">
            <text:p>259.635</text:p>
          </table:table-cell>
          <table:table-cell table:style-name="ce58" table:formula="of:=SUM([.D142:.D144])" office:value-type="float" office:value="8670" calcext:value-type="float">
            <text:p>8670</text:p>
          </table:table-cell>
          <table:table-cell table:style-name="ce2"/>
          <table:table-cell table:style-name="ce46" office:value-type="float" office:value="9033" calcext:value-type="float">
            <text:p>9033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145]/3600/[.G145]" office:value-type="percentage" office:value="1.67277777777778" calcext:value-type="percentage">
            <text:p>167.3%</text:p>
          </table:table-cell>
          <table:table-cell table:style-name="ce62" table:formula="of:=[.G145]*3600*0.00007*1000" office:value-type="float" office:value="378" calcext:value-type="float">
            <text:p>378</text:p>
          </table:table-cell>
          <table:table-cell table:style-name="ce63" table:formula="of:=[.C145]/[.I145]" office:value-type="percentage" office:value="0.686865079365079" calcext:value-type="percentage">
            <text:p>68.7%</text:p>
          </table:table-cell>
          <table:table-cell table:style-name="ce63" table:formula="of:=[.J145]/[.H145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30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62.86" calcext:value-type="float">
            <text:p>62.86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9" calcext:value-type="float">
            <text:p>5129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3326" calcext:value-type="float">
            <text:p>33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0" calcext:value-type="float">
            <text:p>5130</text:p>
          </table:table-cell>
          <table:table-cell table:style-name="ce2" office:value-type="float" office:value="73.82" calcext:value-type="float">
            <text:p>73.82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2" calcext:value-type="float">
            <text:p>5132</text:p>
          </table:table-cell>
          <table:table-cell table:style-name="ce2" office:value-type="float" office:value="210.15" calcext:value-type="float">
            <text:p>210.15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3" calcext:value-type="float">
            <text:p>5133</text:p>
          </table:table-cell>
          <table:table-cell table:style-name="ce2" office:value-type="float" office:value="185.35" calcext:value-type="float">
            <text:p>185.35</text:p>
          </table:table-cell>
          <table:table-cell table:style-name="ce2" office:value-type="float" office:value="6741" calcext:value-type="float">
            <text:p>67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86.21" calcext:value-type="float">
            <text:p>86.21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126.47" calcext:value-type="float">
            <text:p>126.47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88.74" calcext:value-type="float">
            <text:p>88.74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7" calcext:value-type="float">
            <text:p>5137</text:p>
          </table:table-cell>
          <table:table-cell table:style-name="ce2" office:value-type="float" office:value="113.75" calcext:value-type="float">
            <text:p>113.75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118.77" calcext:value-type="float">
            <text:p>118.77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109.29" calcext:value-type="float">
            <text:p>109.29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0" calcext:value-type="float">
            <text:p>5140</text:p>
          </table:table-cell>
          <table:table-cell table:style-name="ce2" office:value-type="float" office:value="120.81" calcext:value-type="float">
            <text:p>120.81</text:p>
          </table:table-cell>
          <table:table-cell table:style-name="ce2" office:value-type="float" office:value="3643" calcext:value-type="float">
            <text:p>36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1" calcext:value-type="float">
            <text:p>5141</text:p>
          </table:table-cell>
          <table:table-cell table:style-name="ce2" office:value-type="float" office:value="112.56" calcext:value-type="float">
            <text:p>112.56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2" calcext:value-type="float">
            <text:p>51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101.07" calcext:value-type="float">
            <text:p>101.07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120.02" calcext:value-type="float">
            <text:p>120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3" calcext:value-type="float">
            <text:p>5183</text:p>
          </table:table-cell>
          <table:table-cell table:style-name="ce2" office:value-type="float" office:value="153.9" calcext:value-type="float">
            <text:p>153.9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148.91" calcext:value-type="float">
            <text:p>148.91</text:p>
          </table:table-cell>
          <table:table-cell table:style-name="ce2" office:value-type="float" office:value="3568" calcext:value-type="float">
            <text:p>35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884" calcext:value-type="float">
            <text:p>8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7" calcext:value-type="float">
            <text:p>5197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8" calcext:value-type="float">
            <text:p>5198</text:p>
          </table:table-cell>
          <table:table-cell table:style-name="ce2" office:value-type="float" office:value="155.26" calcext:value-type="float">
            <text:p>155.26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9" calcext:value-type="float">
            <text:p>5199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4333" calcext:value-type="float">
            <text:p>43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4445" calcext:value-type="float">
            <text:p>44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1" calcext:value-type="float">
            <text:p>5201</text:p>
          </table:table-cell>
          <table:table-cell table:style-name="ce2" office:value-type="float" office:value="130.59" calcext:value-type="float">
            <text:p>130.59</text:p>
          </table:table-cell>
          <table:table-cell table:style-name="ce2" office:value-type="float" office:value="3388" calcext:value-type="float">
            <text:p>3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2" calcext:value-type="float">
            <text:p>5202</text:p>
          </table:table-cell>
          <table:table-cell table:style-name="ce2" office:value-type="float" office:value="82.61" calcext:value-type="float">
            <text:p>82.61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3" calcext:value-type="float">
            <text:p>5203</text:p>
          </table:table-cell>
          <table:table-cell table:style-name="ce2" office:value-type="float" office:value="153.97" calcext:value-type="float">
            <text:p>153.97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4" calcext:value-type="float">
            <text:p>5204</text:p>
          </table:table-cell>
          <table:table-cell table:style-name="ce2" office:value-type="float" office:value="112.61" calcext:value-type="float">
            <text:p>112.61</text:p>
          </table:table-cell>
          <table:table-cell table:style-name="ce2" office:value-type="float" office:value="3726" calcext:value-type="float">
            <text:p>37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6" calcext:value-type="float">
            <text:p>5206</text:p>
          </table:table-cell>
          <table:table-cell table:style-name="ce2" office:value-type="float" office:value="157.91" calcext:value-type="float">
            <text:p>157.91</text:p>
          </table:table-cell>
          <table:table-cell table:style-name="ce2" office:value-type="float" office:value="4288" calcext:value-type="float">
            <text:p>42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7" calcext:value-type="float">
            <text:p>5207</text:p>
          </table:table-cell>
          <table:table-cell table:style-name="ce2" office:value-type="float" office:value="142.51" calcext:value-type="float">
            <text:p>142.51</text:p>
          </table:table-cell>
          <table:table-cell table:style-name="ce2" office:value-type="float" office:value="3738" calcext:value-type="float">
            <text:p>373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8" calcext:value-type="float">
            <text:p>5208</text:p>
          </table:table-cell>
          <table:table-cell table:style-name="ce2" office:value-type="float" office:value="132.21" calcext:value-type="float">
            <text:p>132.21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45.82" calcext:value-type="float">
            <text:p>45.82</text:p>
          </table:table-cell>
          <table:table-cell table:style-name="ce2" office:value-type="float" office:value="2565" calcext:value-type="float">
            <text:p>256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0" calcext:value-type="float">
            <text:p>5210</text:p>
          </table:table-cell>
          <table:table-cell table:style-name="ce2" office:value-type="float" office:value="9.187" calcext:value-type="float">
            <text:p>9.1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1" calcext:value-type="float">
            <text:p>5211</text:p>
          </table:table-cell>
          <table:table-cell table:style-name="ce2" office:value-type="float" office:value="97.708" calcext:value-type="float">
            <text:p>97.708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2" calcext:value-type="float">
            <text:p>5212</text:p>
          </table:table-cell>
          <table:table-cell table:style-name="ce2" office:value-type="float" office:value="89.18" calcext:value-type="float">
            <text:p>89.18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3" calcext:value-type="float">
            <text:p>5213</text:p>
          </table:table-cell>
          <table:table-cell table:style-name="ce2" office:value-type="float" office:value="156.92" calcext:value-type="float">
            <text:p>156.92</text:p>
          </table:table-cell>
          <table:table-cell table:style-name="ce2" office:value-type="float" office:value="4208" calcext:value-type="float">
            <text:p>420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7" calcext:value-type="float">
            <text:p>5217</text:p>
          </table:table-cell>
          <table:table-cell table:style-name="ce2" office:value-type="float" office:value="120.21" calcext:value-type="float">
            <text:p>120.21</text:p>
          </table:table-cell>
          <table:table-cell table:style-name="ce2" office:value-type="float" office:value="3398" calcext:value-type="float">
            <text:p>33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8" calcext:value-type="float">
            <text:p>5218</text:p>
          </table:table-cell>
          <table:table-cell table:style-name="ce2" office:value-type="float" office:value="135.99" calcext:value-type="float">
            <text:p>135.99</text:p>
          </table:table-cell>
          <table:table-cell table:style-name="ce2" office:value-type="float" office:value="3356" calcext:value-type="float">
            <text:p>33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9" calcext:value-type="float">
            <text:p>52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20" calcext:value-type="float">
            <text:p>5220</text:p>
          </table:table-cell>
          <table:table-cell table:style-name="ce2" office:value-type="float" office:value="64.28" calcext:value-type="float">
            <text:p>64.28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4" calcext:value-type="float">
            <text:p>5264</text:p>
          </table:table-cell>
          <table:table-cell table:style-name="ce2" office:value-type="float" office:value="134.04" calcext:value-type="float">
            <text:p>134.04</text:p>
          </table:table-cell>
          <table:table-cell table:style-name="ce2" office:value-type="float" office:value="3598" calcext:value-type="float">
            <text:p>35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6" calcext:value-type="float">
            <text:p>5276</text:p>
          </table:table-cell>
          <table:table-cell table:style-name="ce2" office:value-type="float" office:value="146.59" calcext:value-type="float">
            <text:p>146.59</text:p>
          </table:table-cell>
          <table:table-cell table:style-name="ce2" office:value-type="float" office:value="3535" calcext:value-type="float">
            <text:p>353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7" calcext:value-type="float">
            <text:p>5277</text:p>
          </table:table-cell>
          <table:table-cell table:style-name="ce2" office:value-type="float" office:value="152.92" calcext:value-type="float">
            <text:p>152.92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149.94" calcext:value-type="float">
            <text:p>149.94</text:p>
          </table:table-cell>
          <table:table-cell table:style-name="ce2" office:value-type="float" office:value="3541" calcext:value-type="float">
            <text:p>35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9" calcext:value-type="float">
            <text:p>5279</text:p>
          </table:table-cell>
          <table:table-cell table:style-name="ce2" office:value-type="float" office:value="113.77" calcext:value-type="float">
            <text:p>113.77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0" calcext:value-type="float">
            <text:p>5280</text:p>
          </table:table-cell>
          <table:table-cell table:style-name="ce2" office:value-type="float" office:value="128.58" calcext:value-type="float">
            <text:p>128.58</text:p>
          </table:table-cell>
          <table:table-cell table:style-name="ce2" office:value-type="float" office:value="3548" calcext:value-type="float">
            <text:p>35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1" calcext:value-type="float">
            <text:p>5281</text:p>
          </table:table-cell>
          <table:table-cell table:style-name="ce2" office:value-type="float" office:value="123.01" calcext:value-type="float">
            <text:p>123.01</text:p>
          </table:table-cell>
          <table:table-cell table:style-name="ce2" office:value-type="float" office:value="3543" calcext:value-type="float">
            <text:p>35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2" calcext:value-type="float">
            <text:p>5282</text:p>
          </table:table-cell>
          <table:table-cell table:style-name="ce2" office:value-type="float" office:value="134.31" calcext:value-type="float">
            <text:p>134.31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3" calcext:value-type="float">
            <text:p>5283</text:p>
          </table:table-cell>
          <table:table-cell table:style-name="ce2" office:value-type="float" office:value="161.01" calcext:value-type="float">
            <text:p>161.01</text:p>
          </table:table-cell>
          <table:table-cell table:style-name="ce2" office:value-type="float" office:value="3988" calcext:value-type="float">
            <text:p>39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4" calcext:value-type="float">
            <text:p>5284</text:p>
          </table:table-cell>
          <table:table-cell table:style-name="ce2" office:value-type="float" office:value="145.71" calcext:value-type="float">
            <text:p>145.71</text:p>
          </table:table-cell>
          <table:table-cell table:style-name="ce2" office:value-type="float" office:value="3617" calcext:value-type="float">
            <text:p>36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5" calcext:value-type="float">
            <text:p>5285</text:p>
          </table:table-cell>
          <table:table-cell table:style-name="ce2" office:value-type="float" office:value="131.03" calcext:value-type="float">
            <text:p>131.03</text:p>
          </table:table-cell>
          <table:table-cell table:style-name="ce2" office:value-type="float" office:value="3616" calcext:value-type="float">
            <text:p>36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6" calcext:value-type="float">
            <text:p>5286</text:p>
          </table:table-cell>
          <table:table-cell table:style-name="ce2" office:value-type="float" office:value="141.6" calcext:value-type="float">
            <text:p>141.6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7" calcext:value-type="float">
            <text:p>5287</text:p>
          </table:table-cell>
          <table:table-cell table:style-name="ce2" office:value-type="float" office:value="103.2" calcext:value-type="float">
            <text:p>103.2</text:p>
          </table:table-cell>
          <table:table-cell table:style-name="ce2" office:value-type="float" office:value="3290" calcext:value-type="float">
            <text:p>32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8" calcext:value-type="float">
            <text:p>5288</text:p>
          </table:table-cell>
          <table:table-cell table:style-name="ce2" office:value-type="float" office:value="133.89" calcext:value-type="float">
            <text:p>133.89</text:p>
          </table:table-cell>
          <table:table-cell table:style-name="ce2" office:value-type="float" office:value="3566" calcext:value-type="float">
            <text:p>356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89" calcext:value-type="float">
            <text:p>5289</text:p>
          </table:table-cell>
          <table:table-cell table:style-name="ce2" office:value-type="float" office:value="124.28" calcext:value-type="float">
            <text:p>124.28</text:p>
          </table:table-cell>
          <table:table-cell table:style-name="ce2" office:value-type="float" office:value="3918" calcext:value-type="float">
            <text:p>391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90" calcext:value-type="float">
            <text:p>5290</text:p>
          </table:table-cell>
          <table:table-cell table:style-name="ce2" office:value-type="float" office:value="106.27" calcext:value-type="float">
            <text:p>106.27</text:p>
          </table:table-cell>
          <table:table-cell table:style-name="ce2" office:value-type="float" office:value="3527" calcext:value-type="float">
            <text:p>35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91" calcext:value-type="float">
            <text:p>5291</text:p>
          </table:table-cell>
          <table:table-cell table:style-name="ce2" office:value-type="float" office:value="120.28" calcext:value-type="float">
            <text:p>120.28</text:p>
          </table:table-cell>
          <table:table-cell table:style-name="ce2" office:value-type="float" office:value="3393" calcext:value-type="float">
            <text:p>339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93" calcext:value-type="float">
            <text:p>5293</text:p>
          </table:table-cell>
          <table:table-cell table:style-name="ce2" office:value-type="float" office:value="31.31" calcext:value-type="float">
            <text:p>31.31</text:p>
          </table:table-cell>
          <table:table-cell table:style-name="ce2" office:value-type="float" office:value="3398" calcext:value-type="float">
            <text:p>33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94" calcext:value-type="float">
            <text:p>5294</text:p>
          </table:table-cell>
          <table:table-cell table:style-name="ce2" office:value-type="float" office:value="70.84" calcext:value-type="float">
            <text:p>70.84</text:p>
          </table:table-cell>
          <table:table-cell table:style-name="ce2" office:value-type="float" office:value="2204" calcext:value-type="float">
            <text:p>220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65])" office:value-type="float" office:value="6826.445" calcext:value-type="float">
            <text:p>6826.445</text:p>
          </table:table-cell>
          <table:table-cell table:style-name="ce58" table:formula="of:=SUM([.D7:.D65])" office:value-type="float" office:value="210218" calcext:value-type="float">
            <text:p>210218</text:p>
          </table:table-cell>
          <table:table-cell/>
          <table:table-cell table:style-name="ce46" office:value-type="float" office:value="297330" calcext:value-type="float">
            <text:p>297330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66]/3600/[.G66]" office:value-type="percentage" office:value="2.97092326139089" calcext:value-type="percentage">
            <text:p>297.1%</text:p>
          </table:table-cell>
          <table:table-cell table:style-name="ce62" table:formula="of:=[.G66]*3600*0.00007*1000" office:value-type="float" office:value="7005.6" calcext:value-type="float">
            <text:p>7005.6</text:p>
          </table:table-cell>
          <table:table-cell table:style-name="ce63" table:formula="of:=[.C66]/[.I66]" office:value-type="percentage" office:value="0.974426887061779" calcext:value-type="percentage">
            <text:p>97.4%</text:p>
          </table:table-cell>
          <table:table-cell table:style-name="ce63" table:formula="of:=[.J66]/[.H66]" office:value-type="percentage" office:value="0.327987901850277" calcext:value-type="percentage">
            <text:p>32.8%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2" office:value-type="float" office:value="5125" calcext:value-type="float">
            <text:p>5125</text:p>
          </table:table-cell>
          <table:table-cell table:style-name="ce2" office:value-type="float" office:value="80.87" calcext:value-type="float">
            <text:p>80.87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95.76" calcext:value-type="float">
            <text:p>95.76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68:.C69])" office:value-type="float" office:value="176.63" calcext:value-type="float">
            <text:p>176.63</text:p>
          </table:table-cell>
          <table:table-cell table:style-name="ce58" table:formula="of:=SUM([.D68:.D69])" office:value-type="float" office:value="7355" calcext:value-type="float">
            <text:p>7355</text:p>
          </table:table-cell>
          <table:table-cell table:style-name="ce2"/>
          <table:table-cell table:style-name="ce46" office:value-type="float" office:value="8075" calcext:value-type="float">
            <text:p>8075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70]/3600/[.G70]" office:value-type="percentage" office:value="1.18055555555556" calcext:value-type="percentage">
            <text:p>118.1%</text:p>
          </table:table-cell>
          <table:table-cell table:style-name="ce62" table:formula="of:=[.G70]*3600*0.00007*1000" office:value-type="float" office:value="478.8" calcext:value-type="float">
            <text:p>478.8</text:p>
          </table:table-cell>
          <table:table-cell table:style-name="ce63" table:formula="of:=[.C70]/[.I70]" office:value-type="percentage" office:value="0.36890142021721" calcext:value-type="percentage">
            <text:p>36.9%</text:p>
          </table:table-cell>
          <table:table-cell table:style-name="ce63" table:formula="of:=[.J70]/[.H70]" office:value-type="percentage" office:value="0.312481203007519" calcext:value-type="percentage">
            <text:p>31.2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2" office:value-type="float" office:value="5221" calcext:value-type="float">
            <text:p>5221</text:p>
          </table:table-cell>
          <table:table-cell table:style-name="ce27" office:value-type="float" office:value="64.13" calcext:value-type="float">
            <text:p>64.13</text:p>
          </table:table-cell>
          <table:table-cell table:style-name="ce2" office:value-type="float" office:value="1671" calcext:value-type="float">
            <text:p>1671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2" calcext:value-type="float">
            <text:p>5222</text:p>
          </table:table-cell>
          <table:table-cell table:style-name="ce27" office:value-type="float" office:value="175.75" calcext:value-type="float">
            <text:p>175.75</text:p>
          </table:table-cell>
          <table:table-cell table:style-name="ce2" office:value-type="float" office:value="3533" calcext:value-type="float">
            <text:p>353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3" calcext:value-type="float">
            <text:p>5223</text:p>
          </table:table-cell>
          <table:table-cell table:style-name="ce27" office:value-type="float" office:value="63.72" calcext:value-type="float">
            <text:p>63.72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4" calcext:value-type="float">
            <text:p>5224</text:p>
          </table:table-cell>
          <table:table-cell table:style-name="ce27" office:value-type="float" office:value="173.55" calcext:value-type="float">
            <text:p>173.55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5" calcext:value-type="float">
            <text:p>5225</text:p>
          </table:table-cell>
          <table:table-cell table:style-name="ce27" office:value-type="float" office:value="169.74" calcext:value-type="float">
            <text:p>169.74</text:p>
          </table:table-cell>
          <table:table-cell table:style-name="ce2" office:value-type="float" office:value="3487" calcext:value-type="float">
            <text:p>3487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6" calcext:value-type="float">
            <text:p>5226</text:p>
          </table:table-cell>
          <table:table-cell table:style-name="ce27" office:value-type="float" office:value="150.74" calcext:value-type="float">
            <text:p>150.74</text:p>
          </table:table-cell>
          <table:table-cell table:style-name="ce2" office:value-type="float" office:value="3893" calcext:value-type="float">
            <text:p>389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7" calcext:value-type="float">
            <text:p>5227</text:p>
          </table:table-cell>
          <table:table-cell table:style-name="ce27" office:value-type="float" office:value="167.8" calcext:value-type="float">
            <text:p>167.8</text:p>
          </table:table-cell>
          <table:table-cell table:style-name="ce2" office:value-type="float" office:value="3599" calcext:value-type="float">
            <text:p>359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7" office:value-type="float" office:value="5228" calcext:value-type="float">
            <text:p>5228</text:p>
          </table:table-cell>
          <table:table-cell table:style-name="ce57" office:value-type="float" office:value="196.72" calcext:value-type="float">
            <text:p>196.72</text:p>
          </table:table-cell>
          <table:table-cell table:style-name="ce57" office:value-type="float" office:value="3572" calcext:value-type="float">
            <text:p>357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29" calcext:value-type="float">
            <text:p>5229</text:p>
          </table:table-cell>
          <table:table-cell table:style-name="ce57" office:value-type="float" office:value="128.71" calcext:value-type="float">
            <text:p>128.71</text:p>
          </table:table-cell>
          <table:table-cell table:style-name="ce57" office:value-type="float" office:value="2745" calcext:value-type="float">
            <text:p>27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0" calcext:value-type="float">
            <text:p>5230</text:p>
          </table:table-cell>
          <table:table-cell table:style-name="ce57" office:value-type="float" office:value="198.08" calcext:value-type="float">
            <text:p>198.08</text:p>
          </table:table-cell>
          <table:table-cell table:style-name="ce57" office:value-type="float" office:value="3929" calcext:value-type="float">
            <text:p>392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31" calcext:value-type="float">
            <text:p>5231</text:p>
          </table:table-cell>
          <table:table-cell table:style-name="ce57" office:value-type="float" office:value="144.23" calcext:value-type="float">
            <text:p>144.23</text:p>
          </table:table-cell>
          <table:table-cell table:style-name="ce57" office:value-type="float" office:value="3075" calcext:value-type="float">
            <text:p>307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2" calcext:value-type="float">
            <text:p>5232</text:p>
          </table:table-cell>
          <table:table-cell table:style-name="ce57" office:value-type="float" office:value="155.75" calcext:value-type="float">
            <text:p>155.75</text:p>
          </table:table-cell>
          <table:table-cell table:style-name="ce57" office:value-type="float" office:value="3371" calcext:value-type="float">
            <text:p>337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1" calcext:value-type="float">
            <text:p>5251</text:p>
          </table:table-cell>
          <table:table-cell table:style-name="ce57" office:value-type="float" office:value="217.61" calcext:value-type="float">
            <text:p>217.61</text:p>
          </table:table-cell>
          <table:table-cell table:style-name="ce57" office:value-type="float" office:value="3373" calcext:value-type="float">
            <text:p>337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3" calcext:value-type="float">
            <text:p>5253</text:p>
          </table:table-cell>
          <table:table-cell table:style-name="ce2" office:value-type="float" office:value="204.91" calcext:value-type="float">
            <text:p>204.91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4" calcext:value-type="float">
            <text:p>5254</text:p>
          </table:table-cell>
          <table:table-cell table:style-name="ce2" office:value-type="float" office:value="222.92" calcext:value-type="float">
            <text:p>222.92</text:p>
          </table:table-cell>
          <table:table-cell table:style-name="ce2" office:value-type="float" office:value="3552" calcext:value-type="float">
            <text:p>355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5" calcext:value-type="float">
            <text:p>5255</text:p>
          </table:table-cell>
          <table:table-cell table:style-name="ce2" office:value-type="float" office:value="176.37" calcext:value-type="float">
            <text:p>176.37</text:p>
          </table:table-cell>
          <table:table-cell table:style-name="ce2" office:value-type="float" office:value="3434" calcext:value-type="float">
            <text:p>343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6" calcext:value-type="float">
            <text:p>5256</text:p>
          </table:table-cell>
          <table:table-cell table:style-name="ce2" office:value-type="float" office:value="214.41" calcext:value-type="float">
            <text:p>214.41</text:p>
          </table:table-cell>
          <table:table-cell table:style-name="ce2" office:value-type="float" office:value="3415" calcext:value-type="float">
            <text:p>341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7" calcext:value-type="float">
            <text:p>5257</text:p>
          </table:table-cell>
          <table:table-cell table:style-name="ce2" office:value-type="float" office:value="224.35" calcext:value-type="float">
            <text:p>224.35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58" calcext:value-type="float">
            <text:p>5258</text:p>
          </table:table-cell>
          <table:table-cell table:style-name="ce2" office:value-type="float" office:value="199.99" calcext:value-type="float">
            <text:p>199.99</text:p>
          </table:table-cell>
          <table:table-cell table:style-name="ce2" office:value-type="float" office:value="3438" calcext:value-type="float">
            <text:p>343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9" calcext:value-type="float">
            <text:p>5259</text:p>
          </table:table-cell>
          <table:table-cell table:style-name="ce2" office:value-type="float" office:value="199.99" calcext:value-type="float">
            <text:p>199.99</text:p>
          </table:table-cell>
          <table:table-cell table:style-name="ce2" office:value-type="float" office:value="3610" calcext:value-type="float">
            <text:p>361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0" calcext:value-type="float">
            <text:p>5260</text:p>
          </table:table-cell>
          <table:table-cell table:style-name="ce2" office:value-type="float" office:value="113.95" calcext:value-type="float">
            <text:p>113.95</text:p>
          </table:table-cell>
          <table:table-cell table:style-name="ce2" office:value-type="float" office:value="3547" calcext:value-type="float">
            <text:p>354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1" calcext:value-type="float">
            <text:p>5261</text:p>
          </table:table-cell>
          <table:table-cell table:style-name="ce2" office:value-type="float" office:value="148.76" calcext:value-type="float">
            <text:p>148.76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6" calcext:value-type="float">
            <text:p>5266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3261" calcext:value-type="float">
            <text:p>326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7" calcext:value-type="float">
            <text:p>5267</text:p>
          </table:table-cell>
          <table:table-cell table:style-name="ce2" office:value-type="float" office:value="221.52" calcext:value-type="float">
            <text:p>221.52</text:p>
          </table:table-cell>
          <table:table-cell table:style-name="ce2" office:value-type="float" office:value="3584" calcext:value-type="float">
            <text:p>35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68" calcext:value-type="float">
            <text:p>5268</text:p>
          </table:table-cell>
          <table:table-cell table:style-name="ce2" office:value-type="float" office:value="177.84" calcext:value-type="float">
            <text:p>177.84</text:p>
          </table:table-cell>
          <table:table-cell table:style-name="ce2" office:value-type="float" office:value="3492" calcext:value-type="float">
            <text:p>34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9" calcext:value-type="float">
            <text:p>5269</text:p>
          </table:table-cell>
          <table:table-cell table:style-name="ce2" office:value-type="float" office:value="116.48" calcext:value-type="float">
            <text:p>116.48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70" calcext:value-type="float">
            <text:p>5270</text:p>
          </table:table-cell>
          <table:table-cell table:style-name="ce2" office:value-type="float" office:value="118.29" calcext:value-type="float">
            <text:p>118.29</text:p>
          </table:table-cell>
          <table:table-cell table:style-name="ce2" office:value-type="float" office:value="1827" calcext:value-type="float">
            <text:p>18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2:.C98])" office:value-type="float" office:value="4537.31" calcext:value-type="float">
            <text:p>4537.31</text:p>
          </table:table-cell>
          <table:table-cell table:style-name="ce58" table:formula="of:=SUM([.D72:.D98])" office:value-type="float" office:value="87149" calcext:value-type="float">
            <text:p>87149</text:p>
          </table:table-cell>
          <table:table-cell table:style-name="ce2"/>
          <table:table-cell table:style-name="ce46" office:value-type="float" office:value="91214" calcext:value-type="float">
            <text:p>91214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99]/3600/[.G99]" office:value-type="percentage" office:value="0.911410871302958" calcext:value-type="percentage">
            <text:p>91.1%</text:p>
          </table:table-cell>
          <table:table-cell table:style-name="ce62" table:formula="of:=[.G99]*3600*0.00007*1000" office:value-type="float" office:value="7005.6" calcext:value-type="float">
            <text:p>7005.6</text:p>
          </table:table-cell>
          <table:table-cell table:style-name="ce63" table:formula="of:=[.C99]/[.I99]" office:value-type="percentage" office:value="0.647669007651022" calcext:value-type="percentage">
            <text:p>64.8%</text:p>
          </table:table-cell>
          <table:table-cell table:style-name="ce63" table:formula="of:=[.J99]/[.H99]" office:value-type="percentage" office:value="0.710622429514266" calcext:value-type="percentage">
            <text:p>71.1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2" office:value-type="float" office:value="5234" calcext:value-type="float">
            <text:p>5234</text:p>
          </table:table-cell>
          <table:table-cell table:style-name="ce2" office:value-type="float" office:value="129.85" calcext:value-type="float">
            <text:p>129.85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35" calcext:value-type="float">
            <text:p>5235</text:p>
          </table:table-cell>
          <table:table-cell table:style-name="ce2" office:value-type="float" office:value="136.07" calcext:value-type="float">
            <text:p>136.07</text:p>
          </table:table-cell>
          <table:table-cell table:style-name="ce2" office:value-type="float" office:value="3373" calcext:value-type="float">
            <text:p>337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01:.C102])" office:value-type="float" office:value="265.92" calcext:value-type="float">
            <text:p>265.92</text:p>
          </table:table-cell>
          <table:table-cell table:style-name="ce58" table:formula="of:=SUM([.D101:.D102])" office:value-type="float" office:value="7200" calcext:value-type="float">
            <text:p>7200</text:p>
          </table:table-cell>
          <table:table-cell table:style-name="ce2"/>
          <table:table-cell table:style-name="ce46" office:value-type="float" office:value="8891" calcext:value-type="float">
            <text:p>8891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103]/3600/[.G103]" office:value-type="percentage" office:value="1.29985380116959" calcext:value-type="percentage">
            <text:p>130.0%</text:p>
          </table:table-cell>
          <table:table-cell table:style-name="ce62" table:formula="of:=[.G103]*3600*0.00007*1000" office:value-type="float" office:value="478.8" calcext:value-type="float">
            <text:p>478.8</text:p>
          </table:table-cell>
          <table:table-cell table:style-name="ce63" table:formula="of:=[.C103]/[.I103]" office:value-type="percentage" office:value="0.555388471177945" calcext:value-type="percentage">
            <text:p>55.5%</text:p>
          </table:table-cell>
          <table:table-cell table:style-name="ce63" table:formula="of:=[.J103]/[.H103]" office:value-type="percentage" office:value="0.427269951957838" calcext:value-type="percentage">
            <text:p>42.7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57" office:value-type="float" office:value="5237" calcext:value-type="float">
            <text:p>5237</text:p>
          </table:table-cell>
          <table:table-cell table:style-name="ce57" office:value-type="float" office:value="89.22" calcext:value-type="float">
            <text:p>89.22</text:p>
          </table:table-cell>
          <table:table-cell table:style-name="ce57" office:value-type="float" office:value="1968" calcext:value-type="float">
            <text:p>19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8" calcext:value-type="float">
            <text:p>5238</text:p>
          </table:table-cell>
          <table:table-cell table:style-name="ce57" office:value-type="float" office:value="167.13" calcext:value-type="float">
            <text:p>167.13</text:p>
          </table:table-cell>
          <table:table-cell table:style-name="ce57" office:value-type="float" office:value="3518" calcext:value-type="float">
            <text:p>351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39" calcext:value-type="float">
            <text:p>5239</text:p>
          </table:table-cell>
          <table:table-cell table:style-name="ce57" office:value-type="float" office:value="181.172" calcext:value-type="float">
            <text:p>181.172</text:p>
          </table:table-cell>
          <table:table-cell table:style-name="ce57" office:value-type="float" office:value="3511" calcext:value-type="float">
            <text:p>351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0" calcext:value-type="float">
            <text:p>5240</text:p>
          </table:table-cell>
          <table:table-cell table:style-name="ce57" office:value-type="float" office:value="180.34" calcext:value-type="float">
            <text:p>180.34</text:p>
          </table:table-cell>
          <table:table-cell table:style-name="ce57" office:value-type="float" office:value="3564" calcext:value-type="float">
            <text:p>356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1" calcext:value-type="float">
            <text:p>5241</text:p>
          </table:table-cell>
          <table:table-cell table:style-name="ce2" office:value-type="float" office:value="184.35" calcext:value-type="float">
            <text:p>184.35</text:p>
          </table:table-cell>
          <table:table-cell table:style-name="ce57" office:value-type="float" office:value="3054" calcext:value-type="float">
            <text:p>305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2" calcext:value-type="float">
            <text:p>5242</text:p>
          </table:table-cell>
          <table:table-cell table:style-name="ce57" office:value-type="float" office:value="217.03" calcext:value-type="float">
            <text:p>217.03</text:p>
          </table:table-cell>
          <table:table-cell table:style-name="ce57" office:value-type="float" office:value="3140" calcext:value-type="float">
            <text:p>31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3" calcext:value-type="float">
            <text:p>5243</text:p>
          </table:table-cell>
          <table:table-cell table:style-name="ce57" office:value-type="float" office:value="76.51" calcext:value-type="float">
            <text:p>76.51</text:p>
          </table:table-cell>
          <table:table-cell table:style-name="ce57" office:value-type="float" office:value="4034" calcext:value-type="float">
            <text:p>403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4" calcext:value-type="float">
            <text:p>5244</text:p>
          </table:table-cell>
          <table:table-cell table:style-name="ce57" office:value-type="float" office:value="185.26" calcext:value-type="float">
            <text:p>185.26</text:p>
          </table:table-cell>
          <table:table-cell table:style-name="ce57" office:value-type="float" office:value="2894" calcext:value-type="float">
            <text:p>289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5" calcext:value-type="float">
            <text:p>5245</text:p>
          </table:table-cell>
          <table:table-cell table:style-name="ce57" office:value-type="float" office:value="233.8" calcext:value-type="float">
            <text:p>233.8</text:p>
          </table:table-cell>
          <table:table-cell table:style-name="ce57" office:value-type="float" office:value="3860" calcext:value-type="float">
            <text:p>38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6" calcext:value-type="float">
            <text:p>5246</text:p>
          </table:table-cell>
          <table:table-cell table:style-name="ce57" office:value-type="float" office:value="255.88" calcext:value-type="float">
            <text:p>255.88</text:p>
          </table:table-cell>
          <table:table-cell table:style-name="ce57" office:value-type="float" office:value="4121" calcext:value-type="float">
            <text:p>412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7" calcext:value-type="float">
            <text:p>5247</text:p>
          </table:table-cell>
          <table:table-cell table:style-name="ce57" office:value-type="float" office:value="272.01" calcext:value-type="float">
            <text:p>272.01</text:p>
          </table:table-cell>
          <table:table-cell table:style-name="ce57" office:value-type="float" office:value="3875" calcext:value-type="float">
            <text:p>387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48" calcext:value-type="float">
            <text:p>5248</text:p>
          </table:table-cell>
          <table:table-cell table:style-name="ce57" office:value-type="float" office:value="167.31" calcext:value-type="float">
            <text:p>167.31</text:p>
          </table:table-cell>
          <table:table-cell table:style-name="ce57" office:value-type="float" office:value="2633" calcext:value-type="float">
            <text:p>26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62" calcext:value-type="float">
            <text:p>5262</text:p>
          </table:table-cell>
          <table:table-cell table:style-name="ce57" office:value-type="float" office:value="139.96" calcext:value-type="float">
            <text:p>139.96</text:p>
          </table:table-cell>
          <table:table-cell table:style-name="ce57" office:value-type="float" office:value="3422" calcext:value-type="float">
            <text:p>342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1" calcext:value-type="float">
            <text:p>5271</text:p>
          </table:table-cell>
          <table:table-cell table:style-name="ce57" office:value-type="float" office:value="150.68" calcext:value-type="float">
            <text:p>150.68</text:p>
          </table:table-cell>
          <table:table-cell table:style-name="ce57" office:value-type="float" office:value="3539" calcext:value-type="float">
            <text:p>353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2" calcext:value-type="float">
            <text:p>5272</text:p>
          </table:table-cell>
          <table:table-cell table:style-name="ce57" office:value-type="float" office:value="215.95" calcext:value-type="float">
            <text:p>215.95</text:p>
          </table:table-cell>
          <table:table-cell table:style-name="ce57" office:value-type="float" office:value="3306" calcext:value-type="float">
            <text:p>330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3" calcext:value-type="float">
            <text:p>5273</text:p>
          </table:table-cell>
          <table:table-cell table:style-name="ce57" office:value-type="float" office:value="211.44" calcext:value-type="float">
            <text:p>211.44</text:p>
          </table:table-cell>
          <table:table-cell table:style-name="ce57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74" calcext:value-type="float">
            <text:p>5274</text:p>
          </table:table-cell>
          <table:table-cell table:style-name="ce57" office:value-type="float" office:value="237.7" calcext:value-type="float">
            <text:p>237.7</text:p>
          </table:table-cell>
          <table:table-cell table:style-name="ce57" office:value-type="float" office:value="3768" calcext:value-type="float">
            <text:p>37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95" calcext:value-type="float">
            <text:p>5295</text:p>
          </table:table-cell>
          <table:table-cell table:style-name="ce57" office:value-type="float" office:value="36.52" calcext:value-type="float">
            <text:p>36.52</text:p>
          </table:table-cell>
          <table:table-cell table:style-name="ce57" office:value-type="float" office:value="912" calcext:value-type="float">
            <text:p>91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office:value-type="float" office:value="5297" calcext:value-type="float">
            <text:p>5297</text:p>
          </table:table-cell>
          <table:table-cell table:style-name="ce57" office:value-type="float" office:value="56.92" calcext:value-type="float">
            <text:p>56.92</text:p>
          </table:table-cell>
          <table:table-cell table:style-name="ce57" office:value-type="float" office:value="1968" calcext:value-type="float">
            <text:p>19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/>
          <table:table-cell table:style-name="ce58" table:formula="of:=SUM([.C105:.C123])" office:value-type="float" office:value="3259.182" calcext:value-type="float">
            <text:p>3259.182</text:p>
          </table:table-cell>
          <table:table-cell table:style-name="ce58" table:formula="of:=SUM([.D105:.D123])" office:value-type="float" office:value="60687" calcext:value-type="float">
            <text:p>60687</text:p>
          </table:table-cell>
          <table:table-cell table:style-name="ce2"/>
          <table:table-cell table:style-name="ce46" office:value-type="float" office:value="59314" calcext:value-type="float">
            <text:p>59314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124]/3600/[.G124]" office:value-type="percentage" office:value="0.592665867306155" calcext:value-type="percentage">
            <text:p>59.3%</text:p>
          </table:table-cell>
          <table:table-cell table:style-name="ce62" table:formula="of:=[.G124]*3600*0.00007*1000" office:value-type="float" office:value="7005.6" calcext:value-type="float">
            <text:p>7005.6</text:p>
          </table:table-cell>
          <table:table-cell table:style-name="ce63" table:formula="of:=[.C124]/[.I124]" office:value-type="percentage" office:value="0.46522524837273" calcext:value-type="percentage">
            <text:p>46.5%</text:p>
          </table:table-cell>
          <table:table-cell table:style-name="ce63" table:formula="of:=[.J124]/[.H124]" office:value-type="percentage" office:value="0.784970544174105" calcext:value-type="percentage">
            <text:p>78.5%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2" office:value-type="float" office:value="5249" calcext:value-type="float">
            <text:p>5249</text:p>
          </table:table-cell>
          <table:table-cell table:style-name="ce2" office:value-type="float" office:value="124.5" calcext:value-type="float">
            <text:p>124.5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136.99" calcext:value-type="float">
            <text:p>136.99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26:.C127])" office:value-type="float" office:value="261.49" calcext:value-type="float">
            <text:p>261.49</text:p>
          </table:table-cell>
          <table:table-cell table:style-name="ce58" table:formula="of:=SUM([.D126:.D127])" office:value-type="float" office:value="6849" calcext:value-type="float">
            <text:p>6849</text:p>
          </table:table-cell>
          <table:table-cell table:style-name="ce2"/>
          <table:table-cell table:style-name="ce46" office:value-type="float" office:value="11349" calcext:value-type="float">
            <text:p>11349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128]/3600/[.G128]" office:value-type="percentage" office:value="1.65921052631579" calcext:value-type="percentage">
            <text:p>165.9%</text:p>
          </table:table-cell>
          <table:table-cell table:style-name="ce62" table:formula="of:=[.G128]*3600*0.00007*1000" office:value-type="float" office:value="478.8" calcext:value-type="float">
            <text:p>478.8</text:p>
          </table:table-cell>
          <table:table-cell table:style-name="ce63" table:formula="of:=[.C128]/[.I128]" office:value-type="percentage" office:value="0.546136173767753" calcext:value-type="percentage">
            <text:p>54.6%</text:p>
          </table:table-cell>
          <table:table-cell table:style-name="ce63" table:formula="of:=[.J128]/[.H128]" office:value-type="percentage" office:value="0.329154236370731" calcext:value-type="percentage">
            <text:p>32.9%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6" office:value-type="string" calcext:value-type="string">
            <text:p>Run Number</text:p>
          </table:table-cell>
          <table:table-cell table:style-name="ce46" office:value-type="string" calcext:value-type="string">
            <text:p>Start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End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Start time (sec)</text:p>
          </table:table-cell>
          <table:table-cell table:style-name="ce46" office:value-type="string" calcext:value-type="string">
            <text:p>End time (sec)</text:p>
          </table:table-cell>
          <table:table-cell table:style-name="ce46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4" office:value-type="float" office:value="15.18" calcext:value-type="float">
            <text:p>15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86" office:value-type="float" office:value="4865" calcext:value-type="float">
              <text:p>4865</text:p>
            </table:table-cell>
            <table:table-cell table:style-name="ce65"/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35" calcext:value-type="float">
              <text:p>35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65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94" table:formula="of:=(([.D4]*60*60)+([.E4]*60)+[.F4])" office:value-type="float" office:value="41721" calcext:value-type="float">
              <text:p>41721</text:p>
            </table:table-cell>
            <table:table-cell table:style-name="ce94" table:formula="of:=(([.H4]*60*60)+([.I4]*60)+[.J4])" office:value-type="float" office:value="44858" calcext:value-type="float">
              <text:p>44858</text:p>
            </table:table-cell>
            <table:table-cell table:style-name="ce94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6" calcext:value-type="float">
              <text:p>4866</text:p>
            </table:table-cell>
            <table:table-cell table:style-name="ce65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41" calcext:value-type="float">
              <text:p>41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94" table:formula="of:=(([.D5]*60*60)+([.E5]*60)+[.F5])" office:value-type="float" office:value="44921" calcext:value-type="float">
              <text:p>44921</text:p>
            </table:table-cell>
            <table:table-cell table:style-name="ce94" table:formula="of:=(([.H5]*60*60)+([.I5]*60)+[.J5])" office:value-type="float" office:value="48350" calcext:value-type="float">
              <text:p>48350</text:p>
            </table:table-cell>
            <table:table-cell table:style-name="ce94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7" calcext:value-type="float">
              <text:p>4867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number-columns-repeated="2" table:style-name="ce94" office:value-type="float" office:value="26" calcext:value-type="float">
              <text:p>26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3" calcext:value-type="float">
              <text:p>43</text:p>
            </table:table-cell>
            <table:table-cell table:style-name="ce94" table:formula="of:=(([.D6]*60*60)+([.E6]*60)+[.F6])" office:value-type="float" office:value="48386" calcext:value-type="float">
              <text:p>48386</text:p>
            </table:table-cell>
            <table:table-cell table:style-name="ce94" table:formula="of:=(([.H6]*60*60)+([.I6]*60)+[.J6])" office:value-type="float" office:value="52003" calcext:value-type="float">
              <text:p>52003</text:p>
            </table:table-cell>
            <table:table-cell table:style-name="ce94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6" office:value-type="float" office:value="4868" calcext:value-type="float">
              <text:p>4868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56" calcext:value-type="float">
              <text:p>56</text:p>
            </table:table-cell>
            <table:table-cell table:style-name="ce94" table:formula="of:=(([.D7]*60*60)+([.E7]*60)+[.F7])" office:value-type="float" office:value="52154" calcext:value-type="float">
              <text:p>52154</text:p>
            </table:table-cell>
            <table:table-cell table:style-name="ce94" table:formula="of:=(([.H7]*60*60)+([.I7]*60)+[.J7])" office:value-type="float" office:value="55676" calcext:value-type="float">
              <text:p>55676</text:p>
            </table:table-cell>
            <table:table-cell table:style-name="ce94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870" calcext:value-type="float">
              <text:p>4870</text:p>
            </table:table-cell>
            <table:table-cell table:style-name="ce65"/>
            <table:table-cell table:style-name="ce94" office:value-type="float" office:value="16" calcext:value-type="float">
              <text:p>16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4" calcext:value-type="float">
              <text:p>4</text:p>
            </table:table-cell>
            <table:table-cell table:style-name="ce65"/>
            <table:table-cell table:style-name="ce94" office:value-type="float" office:value="16" calcext:value-type="float">
              <text:p>16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]*60*60)+([.E8]*60)+[.F8])" office:value-type="float" office:value="57904" calcext:value-type="float">
              <text:p>57904</text:p>
            </table:table-cell>
            <table:table-cell table:style-name="ce94" table:formula="of:=(([.H8]*60*60)+([.I8]*60)+[.J8])" office:value-type="float" office:value="58860" calcext:value-type="float">
              <text:p>58860</text:p>
            </table:table-cell>
            <table:table-cell table:style-name="ce94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4" office:value-type="float" office:value="10" calcext:value-type="float">
              <text:p>10</text:p>
            </table:table-cell>
            <table:table-cell table:style-name="ce107" office:value-type="float" office:value="22" calcext:value-type="float">
              <text:p>2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]*60*60)+([.E9]*60)+[.F9])" office:value-type="float" office:value="37320" calcext:value-type="float">
              <text:p>373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107" office:value-type="float" office:value="42" calcext:value-type="float">
              <text:p>4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10]*60*60)+([.E10]*60)+[.F10])" office:value-type="float" office:value="56520" calcext:value-type="float">
              <text:p>56520</text:p>
            </table:table-cell>
            <table:table-cell table:style-name="ce94" table:formula="of:=[.K8]" office:value-type="float" office:value="57904" calcext:value-type="float">
              <text:p>5790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Magnets</text:p>
            </table:table-cell>
            <table:table-cell table:style-name="ce65"/>
            <table:table-cell table:style-name="ce94" office:value-type="float" office:value="10" calcext:value-type="float">
              <text:p>10</text:p>
            </table:table-cell>
            <table:table-cell table:style-name="ce107" office:value-type="float" office:value="22" calcext:value-type="float">
              <text:p>2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11]*60*60)+([.E11]*60)+[.F11])" office:value-type="float" office:value="37320" calcext:value-type="float">
              <text:p>37320</text:p>
            </table:table-cell>
            <table:table-cell table:style-name="ce94" table:formula="of:=[.K4]" office:value-type="float" office:value="41721" calcext:value-type="float">
              <text:p>41721</text:p>
            </table:table-cell>
            <table:table-cell table:style-name="ce94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4" office:value-type="float" office:value="15.18" calcext:value-type="float">
              <text:p>15.18</text:p>
            </table:table-cell>
            <table:table-cell table:style-name="ce87" office:value-type="string" calcext:value-type="string">
              <text:p>4865-4870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64" table:formula="of:=([.L8]-[.K4])" office:value-type="float" office:value="17139" calcext:value-type="float">
              <text:p>17139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8]-[.K9])+[.M11]" office:value-type="float" office:value="25941" calcext:value-type="float">
              <text:p>25941</text:p>
            </table:table-cell>
            <table:table-cell table:style-name="ce99" office:value-type="string" calcext:value-type="string">
              <text:p>Total dummy</text:p>
            </table:table-cell>
            <table:table-cell table:style-name="ce64" table:formula="of:=([.L10]-[.K10])+[.M8]" office:value-type="float" office:value="2340" calcext:value-type="float">
              <text:p>2340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64" table:formula="of:=([.F12]-[.H12])" office:value-type="float" office:value="23601" calcext:value-type="float">
              <text:p>23601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6" office:value-type="float" office:value="18.18" calcext:value-type="float">
            <text:p>18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7"/>
            <table:table-cell table:style-name="ce88" office:value-type="float" office:value="4871" calcext:value-type="float">
              <text:p>4871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36" calcext:value-type="float">
              <text:p>3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17" calcext:value-type="float">
              <text:p>17</text:p>
            </table:table-cell>
            <table:table-cell table:number-columns-repeated="2" table:style-name="ce95" office:value-type="float" office:value="20" calcext:value-type="float">
              <text:p>20</text:p>
            </table:table-cell>
            <table:table-cell table:style-name="ce95" table:formula="of:=(([.D14]*60*60)+([.E14]*60)+[.F14])" office:value-type="float" office:value="59760" calcext:value-type="float">
              <text:p>59760</text:p>
            </table:table-cell>
            <table:table-cell table:style-name="ce95" table:formula="of:=(([.H14]*60*60)+([.I14]*60)+[.J14])" office:value-type="float" office:value="62420" calcext:value-type="float">
              <text:p>62420</text:p>
            </table:table-cell>
            <table:table-cell table:style-name="ce95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3" calcext:value-type="float">
              <text:p>4873</text:p>
            </table:table-cell>
            <table:table-cell table:style-name="ce67"/>
            <table:table-cell table:style-name="ce95" office:value-type="float" office:value="18" calcext:value-type="float">
              <text:p>18</text:p>
            </table:table-cell>
            <table:table-cell table:style-name="ce95" office:value-type="float" office:value="12" calcext:value-type="float">
              <text:p>12</text:p>
            </table:table-cell>
            <table:table-cell table:style-name="ce95" office:value-type="float" office:value="14" calcext:value-type="float">
              <text:p>14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4" calcext:value-type="float">
              <text:p>4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95" table:formula="of:=(([.D15]*60*60)+([.E15]*60)+[.F15])" office:value-type="float" office:value="65534" calcext:value-type="float">
              <text:p>65534</text:p>
            </table:table-cell>
            <table:table-cell table:style-name="ce95" table:formula="of:=(([.H15]*60*60)+([.I15]*60)+[.J15])" office:value-type="float" office:value="68679" calcext:value-type="float">
              <text:p>68679</text:p>
            </table:table-cell>
            <table:table-cell table:style-name="ce95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874" calcext:value-type="float">
              <text:p>4874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" calcext:value-type="float">
              <text:p>5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6]*60*60)+([.E16]*60)+[.F16])" office:value-type="float" office:value="68718" calcext:value-type="float">
              <text:p>68718</text:p>
            </table:table-cell>
            <table:table-cell table:style-name="ce95" table:formula="of:=(([.H16]*60*60)+([.I16]*60)+[.J16])" office:value-type="float" office:value="70200" calcext:value-type="float">
              <text:p>70200</text:p>
            </table:table-cell>
            <table:table-cell table:style-name="ce95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5" calcext:value-type="float">
              <text:p>4875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95" office:value-type="float" office:value="29" calcext:value-type="float">
              <text:p>29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33" calcext:value-type="float">
              <text:p>33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95" table:formula="of:=(([.D17]*60*60)+([.E17]*60)+[.F17])" office:value-type="float" office:value="70289" calcext:value-type="float">
              <text:p>70289</text:p>
            </table:table-cell>
            <table:table-cell table:style-name="ce95" table:formula="of:=(([.H17]*60*60)+([.I17]*60)+[.J17])" office:value-type="float" office:value="74011" calcext:value-type="float">
              <text:p>74011</text:p>
            </table:table-cell>
            <table:table-cell table:style-name="ce95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6" calcext:value-type="float">
              <text:p>4876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9" calcext:value-type="float">
              <text:p>59</text:p>
            </table:table-cell>
            <table:table-cell table:style-name="ce67"/>
            <table:table-cell table:style-name="ce95" office:value-type="float" office:value="21" calcext:value-type="float">
              <text:p>21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16" calcext:value-type="float">
              <text:p>16</text:p>
            </table:table-cell>
            <table:table-cell table:style-name="ce95" table:formula="of:=(([.D18]*60*60)+([.E18]*60)+[.F18])" office:value-type="float" office:value="74099" calcext:value-type="float">
              <text:p>74099</text:p>
            </table:table-cell>
            <table:table-cell table:style-name="ce95" table:formula="of:=(([.H18]*60*60)+([.I18]*60)+[.J18])" office:value-type="float" office:value="77656" calcext:value-type="float">
              <text:p>77656</text:p>
            </table:table-cell>
            <table:table-cell table:style-name="ce95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7" calcext:value-type="float">
              <text:p>4877</text:p>
            </table:table-cell>
            <table:table-cell table:style-name="ce67"/>
            <table:table-cell table:style-name="ce95" office:value-type="float" office:value="21" calcext:value-type="float">
              <text:p>21</text:p>
            </table:table-cell>
            <table:table-cell table:style-name="ce95" office:value-type="float" office:value="35" calcext:value-type="float">
              <text:p>35</text:p>
            </table:table-cell>
            <table:table-cell table:style-name="ce95" office:value-type="float" office:value="19" calcext:value-type="float">
              <text:p>19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" calcext:value-type="float">
              <text:p>5</text:p>
            </table:table-cell>
            <table:table-cell table:style-name="ce95" table:formula="of:=(([.D19]*60*60)+([.E19]*60)+[.F19])" office:value-type="float" office:value="77719" calcext:value-type="float">
              <text:p>77719</text:p>
            </table:table-cell>
            <table:table-cell table:style-name="ce95" table:formula="of:=(([.H19]*60*60)+([.I19]*60)+[.J19])" office:value-type="float" office:value="81245" calcext:value-type="float">
              <text:p>81245</text:p>
            </table:table-cell>
            <table:table-cell table:style-name="ce95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8" office:value-type="float" office:value="4878" calcext:value-type="float">
              <text:p>4878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37" calcext:value-type="float">
              <text:p>37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95" table:formula="of:=(([.D20]*60*60)+([.E20]*60)+[.F20])" office:value-type="float" office:value="81293" calcext:value-type="float">
              <text:p>81293</text:p>
            </table:table-cell>
            <table:table-cell table:style-name="ce95" table:formula="of:=(([.H20]*60*60)+([.I20]*60)+[.J20])" office:value-type="float" office:value="81438" calcext:value-type="float">
              <text:p>81438</text:p>
            </table:table-cell>
            <table:table-cell table:style-name="ce95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879" calcext:value-type="float">
              <text:p>4879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38" calcext:value-type="float">
              <text:p>38</text:p>
            </table:table-cell>
            <table:table-cell table:style-name="ce95" office:value-type="float" office:value="47" calcext:value-type="float">
              <text:p>47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42" calcext:value-type="float">
              <text:p>42</text:p>
            </table:table-cell>
            <table:table-cell table:style-name="ce95" office:value-type="float" office:value="34" calcext:value-type="float">
              <text:p>34</text:p>
            </table:table-cell>
            <table:table-cell table:style-name="ce95" table:formula="of:=(([.D21]*60*60)+([.E21]*60)+[.F21])" office:value-type="float" office:value="85127" calcext:value-type="float">
              <text:p>85127</text:p>
            </table:table-cell>
            <table:table-cell table:style-name="ce95" table:formula="of:=(([.H21]*60*60)+([.I21]*60)+[.J21])" office:value-type="float" office:value="88954" calcext:value-type="float">
              <text:p>88954</text:p>
            </table:table-cell>
            <table:table-cell table:style-name="ce95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880" calcext:value-type="float">
              <text:p>4880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4" calcext:value-type="float">
              <text:p>54</text:p>
            </table:table-cell>
            <table:table-cell table:style-name="ce95" office:value-type="float" office:value="44" calcext:value-type="float">
              <text:p>44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13" calcext:value-type="float">
              <text:p>13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22]*60*60)+([.E22]*60)+[.F22])" office:value-type="float" office:value="89684" calcext:value-type="float">
              <text:p>89684</text:p>
            </table:table-cell>
            <table:table-cell table:style-name="ce95" table:formula="of:=(([.H22]*60*60)+([.I22]*60)+[.J22])" office:value-type="float" office:value="90780" calcext:value-type="float">
              <text:p>90780</text:p>
            </table:table-cell>
            <table:table-cell table:style-name="ce95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Setup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23]*60*60)+([.E23]*60)+[.F23])" office:value-type="float" office:value="59160" calcext:value-type="float">
              <text:p>5916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Target change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24]*60*60)+([.E24]*60)+[.F24])" office:value-type="float" office:value="89580" calcext:value-type="float">
              <text:p>89580</text:p>
            </table:table-cell>
            <table:table-cell table:style-name="ce95" table:formula="of:=[.K22]" office:value-type="float" office:value="89684" calcext:value-type="float">
              <text:p>89684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8.18" calcext:value-type="float">
              <text:p>18.18</text:p>
            </table:table-cell>
            <table:table-cell table:style-name="ce75" office:value-type="string" calcext:value-type="string">
              <text:p>4871-4880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22]-[.K14])" office:value-type="float" office:value="31020" calcext:value-type="float">
              <text:p>31020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22]-[.K23])" office:value-type="float" office:value="31620" calcext:value-type="float">
              <text:p>31620</text:p>
            </table:table-cell>
            <table:table-cell table:style-name="ce100" office:value-type="string" calcext:value-type="string">
              <text:p>Total dummy</text:p>
            </table:table-cell>
            <table:table-cell table:style-name="ce66" table:formula="of:=([.L24]-[.K24])+[.M22]" office:value-type="float" office:value="1200" calcext:value-type="float">
              <text:p>1200</text:p>
            </table:table-cell>
            <table:table-cell table:style-name="ce100" office:value-type="string" calcext:value-type="string">
              <text:p>Total elasped minus dummy</text:p>
            </table:table-cell>
            <table:table-cell table:style-name="ce66" table:formula="of:=([.F25]-[.H25])" office:value-type="float" office:value="30420" calcext:value-type="float">
              <text:p>30420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office:value-type="float" office:value="21.18" calcext:value-type="float">
            <text:p>21.1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/>
            <table:table-cell table:style-name="ce89" office:value-type="float" office:value="4881" calcext:value-type="float">
              <text:p>4881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16" calcext:value-type="float">
              <text:p>16</text:p>
            </table:table-cell>
            <table:table-cell table:style-name="ce79" table:formula="of:=(([.D27]*60*60)+([.E27]*60)+[.F27])" office:value-type="float" office:value="4855" calcext:value-type="float">
              <text:p>4855</text:p>
            </table:table-cell>
            <table:table-cell table:style-name="ce79" table:formula="of:=(([.H27]*60*60)+([.I27]*60)+[.J27])" office:value-type="float" office:value="5896" calcext:value-type="float">
              <text:p>5896</text:p>
            </table:table-cell>
            <table:table-cell table:style-name="ce79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float" office:value="4882" calcext:value-type="float">
              <text:p>4882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28]*60*60)+([.E28]*60)+[.F28])" office:value-type="float" office:value="6554" calcext:value-type="float">
              <text:p>6554</text:p>
            </table:table-cell>
            <table:table-cell table:style-name="ce79" table:formula="of:=(([.H28]*60*60)+([.I28]*60)+[.J28])" office:value-type="float" office:value="9197" calcext:value-type="float">
              <text:p>9197</text:p>
            </table:table-cell>
            <table:table-cell table:style-name="ce79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4" calcext:value-type="float">
              <text:p>488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9]*60*60)+([.E29]*60)+[.F29])" office:value-type="float" office:value="9591" calcext:value-type="float">
              <text:p>9591</text:p>
            </table:table-cell>
            <table:table-cell table:style-name="ce79" table:formula="of:=(([.H29]*60*60)+([.I29]*60)+[.J29])" office:value-type="float" office:value="10800" calcext:value-type="float">
              <text:p>10800</text:p>
            </table:table-cell>
            <table:table-cell table:style-name="ce79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5" calcext:value-type="float">
              <text:p>4885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]*60*60)+([.E30]*60)+[.F30])" office:value-type="float" office:value="11071" calcext:value-type="float">
              <text:p>11071</text:p>
            </table:table-cell>
            <table:table-cell table:style-name="ce79" table:formula="of:=(([.H30]*60*60)+([.I30]*60)+[.J30])" office:value-type="float" office:value="13380" calcext:value-type="float">
              <text:p>13380</text:p>
            </table:table-cell>
            <table:table-cell table:style-name="ce79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7" calcext:value-type="float">
              <text:p>4887</text:p>
            </table:table-cell>
            <table:table-cell table:style-name="ce69"/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]*60*60)+([.E31]*60)+[.F31])" office:value-type="float" office:value="15880" calcext:value-type="float">
              <text:p>15880</text:p>
            </table:table-cell>
            <table:table-cell table:style-name="ce79" table:formula="of:=(([.H31]*60*60)+([.I31]*60)+[.J31])" office:value-type="float" office:value="18540" calcext:value-type="float">
              <text:p>18540</text:p>
            </table:table-cell>
            <table:table-cell table:style-name="ce79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8" calcext:value-type="float">
              <text:p>4888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1" calcext:value-type="float">
              <text:p>41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]*60*60)+([.E32]*60)+[.F32])" office:value-type="float" office:value="18641" calcext:value-type="float">
              <text:p>18641</text:p>
            </table:table-cell>
            <table:table-cell table:style-name="ce79" table:formula="of:=(([.H32]*60*60)+([.I32]*60)+[.J32])" office:value-type="float" office:value="20880" calcext:value-type="float">
              <text:p>20880</text:p>
            </table:table-cell>
            <table:table-cell table:style-name="ce79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89" calcext:value-type="float">
              <text:p>4889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]*60*60)+([.E33]*60)+[.F33])" office:value-type="float" office:value="21220" calcext:value-type="float">
              <text:p>21220</text:p>
            </table:table-cell>
            <table:table-cell table:style-name="ce79" table:formula="of:=(([.H33]*60*60)+([.I33]*60)+[.J33])" office:value-type="float" office:value="23100" calcext:value-type="float">
              <text:p>23100</text:p>
            </table:table-cell>
            <table:table-cell table:style-name="ce79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9" office:value-type="float" office:value="4890" calcext:value-type="float">
              <text:p>489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]*60*60)+([.E34]*60)+[.F34])" office:value-type="float" office:value="23230" calcext:value-type="float">
              <text:p>23230</text:p>
            </table:table-cell>
            <table:table-cell table:style-name="ce79" table:formula="of:=(([.H34]*60*60)+([.I34]*60)+[.J34])" office:value-type="float" office:value="25080" calcext:value-type="float">
              <text:p>25080</text:p>
            </table:table-cell>
            <table:table-cell table:style-name="ce79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string" calcext:value-type="string">
              <text:p>Setup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35]*60*60)+([.E35]*60)+[.F35])" office:value-type="float" office:value="4740" calcext:value-type="float">
              <text:p>4740</text:p>
            </table:table-cell>
            <table:table-cell table:style-name="ce69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9" office:value-type="string" calcext:value-type="string">
              <text:p>Target change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 table:number-columns-repeated="4"/>
            <table:table-cell table:style-name="ce79" table:formula="of:=(([.D36]*60*60)+([.E36]*60)+[.F36])" office:value-type="float" office:value="4855" calcext:value-type="float">
              <text:p>4855</text:p>
            </table:table-cell>
            <table:table-cell table:style-name="ce79" table:formula="of:=[.K27]" office:value-type="float" office:value="4855" calcext:value-type="float">
              <text:p>4855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21.18" calcext:value-type="float">
              <text:p>21.18</text:p>
            </table:table-cell>
            <table:table-cell table:style-name="ce90" office:value-type="string" calcext:value-type="string">
              <text:p>4881-4890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34]-[.K27])" office:value-type="float" office:value="20225" calcext:value-type="float">
              <text:p>20225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34]-[.K35])" office:value-type="float" office:value="20340" calcext:value-type="float">
              <text:p>20340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([.L36]-[.K36])+[.M27]" office:value-type="float" office:value="1041" calcext:value-type="float">
              <text:p>1041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37]-[.H37])" office:value-type="float" office:value="19299" calcext:value-type="float">
              <text:p>19299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5" table:number-columns-repeated="15"/>
          <table:table-cell table:number-columns-repeated="995"/>
        </table:table-row>
        <table:table-row table:style-name="ro3">
          <table:table-cell table:style-name="ce71" office:value-type="float" office:value="13.74" calcext:value-type="float">
            <text:p>13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/>
            <table:table-cell table:style-name="ce91" office:value-type="float" office:value="4892" calcext:value-type="float">
              <text:p>4892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table:formula="of:=(([.D40]*60*60)+([.E40]*60)+[.F40])" office:value-type="float" office:value="33894" calcext:value-type="float">
              <text:p>33894</text:p>
            </table:table-cell>
            <table:table-cell table:style-name="ce97" table:formula="of:=(([.H40]*60*60)+([.I40]*60)+[.J40])" office:value-type="float" office:value="35750" calcext:value-type="float">
              <text:p>35750</text:p>
            </table:table-cell>
            <table:table-cell table:style-name="ce97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3" calcext:value-type="float">
              <text:p>4893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40" calcext:value-type="float">
              <text:p>40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table:formula="of:=(([.D41]*60*60)+([.E41]*60)+[.F41])" office:value-type="float" office:value="35860" calcext:value-type="float">
              <text:p>35860</text:p>
            </table:table-cell>
            <table:table-cell table:style-name="ce97" table:formula="of:=(([.H41]*60*60)+([.I41]*60)+[.J41])" office:value-type="float" office:value="38714" calcext:value-type="float">
              <text:p>38714</text:p>
            </table:table-cell>
            <table:table-cell table:style-name="ce97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4" calcext:value-type="float">
              <text:p>4894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72"/>
            <table:table-cell table:style-name="ce97" office:value-type="float" office:value="11" calcext:value-type="float">
              <text:p>11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2]*60*60)+([.E42]*60)+[.F42])" office:value-type="float" office:value="39032" calcext:value-type="float">
              <text:p>39032</text:p>
            </table:table-cell>
            <table:table-cell table:style-name="ce97" table:formula="of:=(([.H42]*60*60)+([.I42]*60)+[.J42])" office:value-type="float" office:value="41700" calcext:value-type="float">
              <text:p>41700</text:p>
            </table:table-cell>
            <table:table-cell table:style-name="ce97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5" calcext:value-type="float">
              <text:p>4895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1" calcext:value-type="float">
              <text:p>11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3]*60*60)+([.E43]*60)+[.F43])" office:value-type="float" office:value="44051" calcext:value-type="float">
              <text:p>44051</text:p>
            </table:table-cell>
            <table:table-cell table:style-name="ce97" table:formula="of:=(([.H43]*60*60)+([.I43]*60)+[.J43])" office:value-type="float" office:value="44640" calcext:value-type="float">
              <text:p>44640</text:p>
            </table:table-cell>
            <table:table-cell table:style-name="ce97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6" calcext:value-type="float">
              <text:p>4896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38" calcext:value-type="float">
              <text:p>3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97" table:formula="of:=(([.D44]*60*60)+([.E44]*60)+[.F44])" office:value-type="float" office:value="44738" calcext:value-type="float">
              <text:p>44738</text:p>
            </table:table-cell>
            <table:table-cell table:style-name="ce97" table:formula="of:=(([.H44]*60*60)+([.I44]*60)+[.J44])" office:value-type="float" office:value="47139" calcext:value-type="float">
              <text:p>47139</text:p>
            </table:table-cell>
            <table:table-cell table:style-name="ce97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7" calcext:value-type="float">
              <text:p>4897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table:formula="of:=(([.D45]*60*60)+([.E45]*60)+[.F45])" office:value-type="float" office:value="47224" calcext:value-type="float">
              <text:p>47224</text:p>
            </table:table-cell>
            <table:table-cell table:style-name="ce97" table:formula="of:=(([.H45]*60*60)+([.I45]*60)+[.J45])" office:value-type="float" office:value="49497" calcext:value-type="float">
              <text:p>49497</text:p>
            </table:table-cell>
            <table:table-cell table:style-name="ce97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898" calcext:value-type="float">
              <text:p>489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number-columns-repeated="2" table:style-name="ce97" office:value-type="float" office:value="45" calcext:value-type="float">
              <text:p>45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6]*60*60)+([.E46]*60)+[.F46])" office:value-type="float" office:value="49545" calcext:value-type="float">
              <text:p>49545</text:p>
            </table:table-cell>
            <table:table-cell table:style-name="ce97" table:formula="of:=(([.H46]*60*60)+([.I46]*60)+[.J46])" office:value-type="float" office:value="51540" calcext:value-type="float">
              <text:p>51540</text:p>
            </table:table-cell>
            <table:table-cell table:style-name="ce97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899" calcext:value-type="float">
              <text:p>4899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72"/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table:formula="of:=(([.D47]*60*60)+([.E47]*60)+[.F47])" office:value-type="float" office:value="51639" calcext:value-type="float">
              <text:p>51639</text:p>
            </table:table-cell>
            <table:table-cell table:style-name="ce97" table:formula="of:=(([.H47]*60*60)+([.I47]*60)+[.J47])" office:value-type="float" office:value="54379" calcext:value-type="float">
              <text:p>54379</text:p>
            </table:table-cell>
            <table:table-cell table:style-name="ce97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0" calcext:value-type="float">
              <text:p>4900</text:p>
            </table:table-cell>
            <table:table-cell table:style-name="ce72"/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46" calcext:value-type="float">
              <text:p>46</text:p>
            </table:table-cell>
            <table:table-cell table:style-name="ce97" table:formula="of:=(([.D48]*60*60)+([.E48]*60)+[.F48])" office:value-type="float" office:value="54424" calcext:value-type="float">
              <text:p>54424</text:p>
            </table:table-cell>
            <table:table-cell table:style-name="ce97" table:formula="of:=(([.H48]*60*60)+([.I48]*60)+[.J48])" office:value-type="float" office:value="57706" calcext:value-type="float">
              <text:p>57706</text:p>
            </table:table-cell>
            <table:table-cell table:style-name="ce97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1" calcext:value-type="float">
              <text:p>4901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72"/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29" calcext:value-type="float">
              <text:p>2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49]*60*60)+([.E49]*60)+[.F49])" office:value-type="float" office:value="57812" calcext:value-type="float">
              <text:p>57812</text:p>
            </table:table-cell>
            <table:table-cell table:style-name="ce97" table:formula="of:=(([.H49]*60*60)+([.I49]*60)+[.J49])" office:value-type="float" office:value="59340" calcext:value-type="float">
              <text:p>59340</text:p>
            </table:table-cell>
            <table:table-cell table:style-name="ce97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4" calcext:value-type="float">
              <text:p>4904</text:p>
            </table:table-cell>
            <table:table-cell table:style-name="ce72"/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0]*60*60)+([.E50]*60)+[.F50])" office:value-type="float" office:value="68061" calcext:value-type="float">
              <text:p>68061</text:p>
            </table:table-cell>
            <table:table-cell table:style-name="ce97" table:formula="of:=(([.H50]*60*60)+([.I50]*60)+[.J50])" office:value-type="float" office:value="69480" calcext:value-type="float">
              <text:p>69480</text:p>
            </table:table-cell>
            <table:table-cell table:style-name="ce97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5" calcext:value-type="float">
              <text:p>490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table:formula="of:=(([.D51]*60*60)+([.E51]*60)+[.F51])" office:value-type="float" office:value="69795" calcext:value-type="float">
              <text:p>69795</text:p>
            </table:table-cell>
            <table:table-cell table:style-name="ce97" table:formula="of:=(([.H51]*60*60)+([.I51]*60)+[.J51])" office:value-type="float" office:value="71405" calcext:value-type="float">
              <text:p>71405</text:p>
            </table:table-cell>
            <table:table-cell table:style-name="ce97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6" calcext:value-type="float">
              <text:p>4906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58" calcext:value-type="float">
              <text:p>58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52]*60*60)+([.E52]*60)+[.F52])" office:value-type="float" office:value="71888" calcext:value-type="float">
              <text:p>71888</text:p>
            </table:table-cell>
            <table:table-cell table:style-name="ce97" table:formula="of:=(([.H52]*60*60)+([.I52]*60)+[.J52])" office:value-type="float" office:value="74494" calcext:value-type="float">
              <text:p>74494</text:p>
            </table:table-cell>
            <table:table-cell table:style-name="ce97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7" calcext:value-type="float">
              <text:p>4907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51" calcext:value-type="float">
              <text:p>51</text:p>
            </table:table-cell>
            <table:table-cell table:style-name="ce97" table:formula="of:=(([.D53]*60*60)+([.E53]*60)+[.F53])" office:value-type="float" office:value="74529" calcext:value-type="float">
              <text:p>74529</text:p>
            </table:table-cell>
            <table:table-cell table:style-name="ce97" table:formula="of:=(([.H53]*60*60)+([.I53]*60)+[.J53])" office:value-type="float" office:value="76671" calcext:value-type="float">
              <text:p>76671</text:p>
            </table:table-cell>
            <table:table-cell table:style-name="ce97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float" office:value="4908" calcext:value-type="float">
              <text:p>4908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54]*60*60)+([.E54]*60)+[.F54])" office:value-type="float" office:value="76989" calcext:value-type="float">
              <text:p>76989</text:p>
            </table:table-cell>
            <table:table-cell table:style-name="ce97" table:formula="of:=(([.H54]*60*60)+([.I54]*60)+[.J54])" office:value-type="float" office:value="79954" calcext:value-type="float">
              <text:p>79954</text:p>
            </table:table-cell>
            <table:table-cell table:style-name="ce97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09" calcext:value-type="float">
              <text:p>4909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5]*60*60)+([.E55]*60)+[.F55])" office:value-type="float" office:value="79985" calcext:value-type="float">
              <text:p>79985</text:p>
            </table:table-cell>
            <table:table-cell table:style-name="ce97" table:formula="of:=(([.H55]*60*60)+([.I55]*60)+[.J55])" office:value-type="float" office:value="82080" calcext:value-type="float">
              <text:p>82080</text:p>
            </table:table-cell>
            <table:table-cell table:style-name="ce97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0" calcext:value-type="float">
              <text:p>4910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51" calcext:value-type="float">
              <text:p>51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6]*60*60)+([.E56]*60)+[.F56])" office:value-type="float" office:value="82491" calcext:value-type="float">
              <text:p>82491</text:p>
            </table:table-cell>
            <table:table-cell table:style-name="ce97" table:formula="of:=(([.H56]*60*60)+([.I56]*60)+[.J56])" office:value-type="float" office:value="84000" calcext:value-type="float">
              <text:p>84000</text:p>
            </table:table-cell>
            <table:table-cell table:style-name="ce97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1" calcext:value-type="float">
              <text:p>4911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72"/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7]*60*60)+([.E57]*60)+[.F57])" office:value-type="float" office:value="85530" calcext:value-type="float">
              <text:p>85530</text:p>
            </table:table-cell>
            <table:table-cell table:style-name="ce97" table:formula="of:=(([.H57]*60*60)+([.I57]*60)+[.J57])" office:value-type="float" office:value="88860" calcext:value-type="float">
              <text:p>88860</text:p>
            </table:table-cell>
            <table:table-cell table:style-name="ce97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1" office:value-type="float" office:value="4912" calcext:value-type="float">
              <text:p>4912</text:p>
            </table:table-cell>
            <table:table-cell table:style-name="ce72"/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41" calcext:value-type="float">
              <text:p>41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2"/>
            <table:table-cell table:style-name="ce97" office:value-type="float" office:value="26" calcext:value-type="float">
              <text:p>26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58]*60*60)+([.E58]*60)+[.F58])" office:value-type="float" office:value="92481" calcext:value-type="float">
              <text:p>92481</text:p>
            </table:table-cell>
            <table:table-cell table:style-name="ce97" table:formula="of:=(([.H58]*60*60)+([.I58]*60)+[.J58])" office:value-type="float" office:value="95100" calcext:value-type="float">
              <text:p>95100</text:p>
            </table:table-cell>
            <table:table-cell table:style-name="ce97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Setup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59]*60*60)+([.E59]*60)+[.F59])" office:value-type="float" office:value="32700" calcext:value-type="float">
              <text:p>3270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Target change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52" calcext:value-type="float">
              <text:p>5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60]*60*60)+([.E60]*60)+[.F60])" office:value-type="float" office:value="82320" calcext:value-type="float">
              <text:p>82320</text:p>
            </table:table-cell>
            <table:table-cell table:style-name="ce97" table:formula="of:=[.K56]" office:value-type="float" office:value="82491" calcext:value-type="float">
              <text:p>8249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1" office:value-type="string" calcext:value-type="string">
              <text:p>Magnets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number-columns-repeated="4"/>
            <table:table-cell table:style-name="ce97" table:formula="of:=(([.D61]*60*60)+([.E61]*60)+[.F61])" office:value-type="float" office:value="26280" calcext:value-type="float">
              <text:p>26280</text:p>
            </table:table-cell>
            <table:table-cell table:style-name="ce97" table:formula="of:=[.K40]" office:value-type="float" office:value="33894" calcext:value-type="float">
              <text:p>33894</text:p>
            </table:table-cell>
            <table:table-cell table:style-name="ce97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3.74" calcext:value-type="float">
              <text:p>13.74</text:p>
            </table:table-cell>
            <table:table-cell table:style-name="ce92" office:value-type="string" calcext:value-type="string">
              <text:p>4892-4912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([.L58]-[.K40])" office:value-type="float" office:value="61206" calcext:value-type="float">
              <text:p>61206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58]-[.K59])+[.M61]" office:value-type="float" office:value="70014" calcext:value-type="float">
              <text:p>70014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([.L60]-[.K60])+[.M56]+[.M57]+[.M58]" office:value-type="float" office:value="7629" calcext:value-type="float">
              <text:p>7629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62]-[.H62])" office:value-type="float" office:value="62385" calcext:value-type="float">
              <text:p>62385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0.74" calcext:value-type="float">
            <text:p>10.74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3" calcext:value-type="float">
              <text:p>4913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4]*60*60)+([.E64]*60)+[.F64])" office:value-type="float" office:value="9271" calcext:value-type="float">
              <text:p>9271</text:p>
            </table:table-cell>
            <table:table-cell table:style-name="ce98" table:formula="of:=(([.H64]*60*60)+([.I64]*60)+[.J64])" office:value-type="float" office:value="11880" calcext:value-type="float">
              <text:p>11880</text:p>
            </table:table-cell>
            <table:table-cell table:style-name="ce98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4" calcext:value-type="float">
              <text:p>4914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55" calcext:value-type="float">
              <text:p>5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5]*60*60)+([.E65]*60)+[.F65])" office:value-type="float" office:value="12840" calcext:value-type="float">
              <text:p>12840</text:p>
            </table:table-cell>
            <table:table-cell table:style-name="ce98" table:formula="of:=(([.H65]*60*60)+([.I65]*60)+[.J65])" office:value-type="float" office:value="14100" calcext:value-type="float">
              <text:p>14100</text:p>
            </table:table-cell>
            <table:table-cell table:style-name="ce98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6" calcext:value-type="float">
              <text:p>4916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44" calcext:value-type="float">
              <text:p>44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53" calcext:value-type="float">
              <text:p>53</text:p>
            </table:table-cell>
            <table:table-cell table:style-name="ce98" table:formula="of:=(([.D66]*60*60)+([.E66]*60)+[.F66])" office:value-type="float" office:value="24267" calcext:value-type="float">
              <text:p>24267</text:p>
            </table:table-cell>
            <table:table-cell table:style-name="ce98" table:formula="of:=(([.H66]*60*60)+([.I66]*60)+[.J66])" office:value-type="float" office:value="26333" calcext:value-type="float">
              <text:p>26333</text:p>
            </table:table-cell>
            <table:table-cell table:style-name="ce98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7" calcext:value-type="float">
              <text:p>4917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2" calcext:value-type="float">
              <text:p>2</text:p>
            </table:table-cell>
            <table:table-cell table:style-name="ce98" table:formula="of:=(([.D67]*60*60)+([.E67]*60)+[.F67])" office:value-type="float" office:value="26482" calcext:value-type="float">
              <text:p>26482</text:p>
            </table:table-cell>
            <table:table-cell table:style-name="ce98" table:formula="of:=(([.H67]*60*60)+([.I67]*60)+[.J67])" office:value-type="float" office:value="30182" calcext:value-type="float">
              <text:p>30182</text:p>
            </table:table-cell>
            <table:table-cell table:style-name="ce98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18" calcext:value-type="float">
              <text:p>4918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3" calcext:value-type="float">
              <text:p>23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98" table:formula="of:=(([.D68]*60*60)+([.E68]*60)+[.F68])" office:value-type="float" office:value="30223" calcext:value-type="float">
              <text:p>30223</text:p>
            </table:table-cell>
            <table:table-cell table:style-name="ce98" table:formula="of:=(([.H68]*60*60)+([.I68]*60)+[.J68])" office:value-type="float" office:value="33823" calcext:value-type="float">
              <text:p>33823</text:p>
            </table:table-cell>
            <table:table-cell table:style-name="ce98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19" calcext:value-type="float">
              <text:p>4919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69]*60*60)+([.E69]*60)+[.F69])" office:value-type="float" office:value="34140" calcext:value-type="float">
              <text:p>34140</text:p>
            </table:table-cell>
            <table:table-cell table:style-name="ce98" table:formula="of:=(([.H69]*60*60)+([.I69]*60)+[.J69])" office:value-type="float" office:value="37860" calcext:value-type="float">
              <text:p>37860</text:p>
            </table:table-cell>
            <table:table-cell table:style-name="ce98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3" office:value-type="float" office:value="4920" calcext:value-type="float">
              <text:p>4920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55" calcext:value-type="float">
              <text:p>55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70]*60*60)+([.E70]*60)+[.F70])" office:value-type="float" office:value="37915" calcext:value-type="float">
              <text:p>37915</text:p>
            </table:table-cell>
            <table:table-cell table:style-name="ce98" table:formula="of:=(([.H70]*60*60)+([.I70]*60)+[.J70])" office:value-type="float" office:value="41880" calcext:value-type="float">
              <text:p>41880</text:p>
            </table:table-cell>
            <table:table-cell table:style-name="ce98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1" calcext:value-type="float">
              <text:p>4921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39" calcext:value-type="float">
              <text:p>39</text:p>
            </table:table-cell>
            <table:table-cell table:style-name="ce98" office:value-type="float" office:value="10" calcext:value-type="float">
              <text:p>10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47" calcext:value-type="float">
              <text:p>47</text:p>
            </table:table-cell>
            <table:table-cell table:style-name="ce98" office:value-type="float" office:value="15" calcext:value-type="float">
              <text:p>15</text:p>
            </table:table-cell>
            <table:table-cell table:style-name="ce98" table:formula="of:=(([.D71]*60*60)+([.E71]*60)+[.F71])" office:value-type="float" office:value="41950" calcext:value-type="float">
              <text:p>41950</text:p>
            </table:table-cell>
            <table:table-cell table:style-name="ce98" table:formula="of:=(([.H71]*60*60)+([.I71]*60)+[.J71])" office:value-type="float" office:value="46035" calcext:value-type="float">
              <text:p>46035</text:p>
            </table:table-cell>
            <table:table-cell table:style-name="ce98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2" calcext:value-type="float">
              <text:p>4922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48" calcext:value-type="float">
              <text:p>48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1" calcext:value-type="float">
              <text:p>51</text:p>
            </table:table-cell>
            <table:table-cell table:style-name="ce98" office:value-type="float" office:value="34" calcext:value-type="float">
              <text:p>34</text:p>
            </table:table-cell>
            <table:table-cell table:style-name="ce98" table:formula="of:=(([.D72]*60*60)+([.E72]*60)+[.F72])" office:value-type="float" office:value="46087" calcext:value-type="float">
              <text:p>46087</text:p>
            </table:table-cell>
            <table:table-cell table:style-name="ce98" table:formula="of:=(([.H72]*60*60)+([.I72]*60)+[.J72])" office:value-type="float" office:value="49894" calcext:value-type="float">
              <text:p>49894</text:p>
            </table:table-cell>
            <table:table-cell table:style-name="ce98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3" calcext:value-type="float">
              <text:p>4923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3" calcext:value-type="float">
              <text:p>53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74"/>
            <table:table-cell table:style-name="ce98" office:value-type="float" office:value="14" calcext:value-type="float">
              <text:p>14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98" office:value-type="float" office:value="15" calcext:value-type="float">
              <text:p>15</text:p>
            </table:table-cell>
            <table:table-cell table:style-name="ce98" table:formula="of:=(([.D73]*60*60)+([.E73]*60)+[.F73])" office:value-type="float" office:value="50034" calcext:value-type="float">
              <text:p>50034</text:p>
            </table:table-cell>
            <table:table-cell table:style-name="ce98" table:formula="of:=(([.H73]*60*60)+([.I73]*60)+[.J73])" office:value-type="float" office:value="53655" calcext:value-type="float">
              <text:p>53655</text:p>
            </table:table-cell>
            <table:table-cell table:style-name="ce98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float" office:value="4924" calcext:value-type="float">
              <text:p>4924</text:p>
            </table:table-cell>
            <table:table-cell table:style-name="ce74"/>
            <table:table-cell table:style-name="ce98" office:value-type="float" office:value="16" calcext:value-type="float">
              <text:p>16</text:p>
            </table:table-cell>
            <table:table-cell table:style-name="ce98" office:value-type="float" office:value="20" calcext:value-type="float">
              <text:p>20</text:p>
            </table:table-cell>
            <table:table-cell table:style-name="ce98" office:value-type="float" office:value="24" calcext:value-type="float">
              <text:p>24</text:p>
            </table:table-cell>
            <table:table-cell table:style-name="ce74"/>
            <table:table-cell table:style-name="ce98" office:value-type="float" office:value="17" calcext:value-type="float">
              <text:p>17</text:p>
            </table:table-cell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4" calcext:value-type="float">
              <text:p>4</text:p>
            </table:table-cell>
            <table:table-cell table:style-name="ce98" table:formula="of:=(([.D74]*60*60)+([.E74]*60)+[.F74])" office:value-type="float" office:value="58824" calcext:value-type="float">
              <text:p>58824</text:p>
            </table:table-cell>
            <table:table-cell table:style-name="ce98" table:formula="of:=(([.H74]*60*60)+([.I74]*60)+[.J74])" office:value-type="float" office:value="61984" calcext:value-type="float">
              <text:p>61984</text:p>
            </table:table-cell>
            <table:table-cell table:style-name="ce98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string" calcext:value-type="string">
              <text:p>Setup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 table:number-columns-repeated="4"/>
            <table:table-cell table:style-name="ce98" table:formula="of:=(([.D75]*60*60)+([.E75]*60)+[.F75])" office:value-type="float" office:value="9060" calcext:value-type="float">
              <text:p>9060</text:p>
            </table:table-cell>
            <table:table-cell table:style-name="ce74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93" office:value-type="string" calcext:value-type="string">
              <text:p>Target change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 table:number-columns-repeated="4"/>
            <table:table-cell table:style-name="ce98" table:formula="of:=(([.D76]*60*60)+([.E76]*60)+[.F76])" office:value-type="float" office:value="9060" calcext:value-type="float">
              <text:p>9060</text:p>
            </table:table-cell>
            <table:table-cell table:style-name="ce98" table:formula="of:=[.K64]" office:value-type="float" office:value="9271" calcext:value-type="float">
              <text:p>9271</text:p>
            </table:table-cell>
            <table:table-cell table:style-name="ce74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0.74" calcext:value-type="float">
              <text:p>10.74</text:p>
            </table:table-cell>
            <table:table-cell table:style-name="ce78" office:value-type="string" calcext:value-type="string">
              <text:p>4913-4924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([.L74]-[.K64])" office:value-type="float" office:value="52713" calcext:value-type="float">
              <text:p>52713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74]-[.K75])" office:value-type="float" office:value="52924" calcext:value-type="float">
              <text:p>52924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([.L76]-[.K76])+[.M64]" office:value-type="float" office:value="2820" calcext:value-type="float">
              <text:p>2820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77]-[.H77])" office:value-type="float" office:value="50104" calcext:value-type="float">
              <text:p>5010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4" office:value-type="float" office:value="7.74" calcext:value-type="float">
            <text:p>7.74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94" office:value-type="float" office:value="4925" calcext:value-type="float">
              <text:p>4925</text:p>
            </table:table-cell>
            <table:table-cell table:style-name="ce65"/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65"/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48" calcext:value-type="float">
              <text:p>48</text:p>
            </table:table-cell>
            <table:table-cell table:style-name="ce94" office:value-type="float" office:value="19" calcext:value-type="float">
              <text:p>19</text:p>
            </table:table-cell>
            <table:table-cell table:style-name="ce94" table:formula="of:=(([.D79]*60*60)+([.E79]*60)+[.F79])" office:value-type="float" office:value="67779" calcext:value-type="float">
              <text:p>67779</text:p>
            </table:table-cell>
            <table:table-cell table:style-name="ce94" table:formula="of:=(([.H79]*60*60)+([.I79]*60)+[.J79])" office:value-type="float" office:value="71299" calcext:value-type="float">
              <text:p>71299</text:p>
            </table:table-cell>
            <table:table-cell table:style-name="ce94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26" calcext:value-type="float">
              <text:p>4926</text:p>
            </table:table-cell>
            <table:table-cell table:style-name="ce65"/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11" calcext:value-type="float">
              <text:p>11</text:p>
            </table:table-cell>
            <table:table-cell table:style-name="ce65"/>
            <table:table-cell table:style-name="ce94" office:value-type="float" office:value="20" calcext:value-type="float">
              <text:p>20</text:p>
            </table:table-cell>
            <table:table-cell table:style-name="ce94" office:value-type="float" office:value="52" calcext:value-type="float">
              <text:p>5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0]*60*60)+([.E80]*60)+[.F80])" office:value-type="float" office:value="71351" calcext:value-type="float">
              <text:p>71351</text:p>
            </table:table-cell>
            <table:table-cell table:style-name="ce94" table:formula="of:=(([.H80]*60*60)+([.I80]*60)+[.J80])" office:value-type="float" office:value="75120" calcext:value-type="float">
              <text:p>75120</text:p>
            </table:table-cell>
            <table:table-cell table:style-name="ce94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27" calcext:value-type="float">
              <text:p>4927</text:p>
            </table:table-cell>
            <table:table-cell table:style-name="ce65"/>
            <table:table-cell table:style-name="ce94" office:value-type="float" office:value="20" calcext:value-type="float">
              <text:p>20</text:p>
            </table:table-cell>
            <table:table-cell table:style-name="ce94" office:value-type="float" office:value="57" calcext:value-type="float">
              <text:p>57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65"/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53" calcext:value-type="float">
              <text:p>53</text:p>
            </table:table-cell>
            <table:table-cell table:style-name="ce94" office:value-type="float" office:value="59" calcext:value-type="float">
              <text:p>59</text:p>
            </table:table-cell>
            <table:table-cell table:style-name="ce94" table:formula="of:=(([.D81]*60*60)+([.E81]*60)+[.F81])" office:value-type="float" office:value="75434" calcext:value-type="float">
              <text:p>75434</text:p>
            </table:table-cell>
            <table:table-cell table:style-name="ce94" table:formula="of:=(([.H81]*60*60)+([.I81]*60)+[.J81])" office:value-type="float" office:value="78839" calcext:value-type="float">
              <text:p>78839</text:p>
            </table:table-cell>
            <table:table-cell table:style-name="ce94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28" calcext:value-type="float">
              <text:p>4928</text:p>
            </table:table-cell>
            <table:table-cell table:style-name="ce65"/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54" calcext:value-type="float">
              <text:p>54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65"/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2" calcext:value-type="float">
              <text:p>2</text:p>
            </table:table-cell>
            <table:table-cell table:style-name="ce94" office:value-type="float" office:value="41" calcext:value-type="float">
              <text:p>41</text:p>
            </table:table-cell>
            <table:table-cell table:style-name="ce94" table:formula="of:=(([.D82]*60*60)+([.E82]*60)+[.F82])" office:value-type="float" office:value="78879" calcext:value-type="float">
              <text:p>78879</text:p>
            </table:table-cell>
            <table:table-cell table:style-name="ce94" table:formula="of:=(([.H82]*60*60)+([.I82]*60)+[.J82])" office:value-type="float" office:value="82961" calcext:value-type="float">
              <text:p>82961</text:p>
            </table:table-cell>
            <table:table-cell table:style-name="ce94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29" calcext:value-type="float">
              <text:p>4929</text:p>
            </table:table-cell>
            <table:table-cell table:style-name="ce65"/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3" calcext:value-type="float">
              <text:p>3</text:p>
            </table:table-cell>
            <table:table-cell table:style-name="ce94" office:value-type="float" office:value="24" calcext:value-type="float">
              <text:p>24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office:value-type="float" office:value="52" calcext:value-type="float">
              <text:p>52</text:p>
            </table:table-cell>
            <table:table-cell table:style-name="ce94" table:formula="of:=(([.D83]*60*60)+([.E83]*60)+[.F83])" office:value-type="float" office:value="83004" calcext:value-type="float">
              <text:p>83004</text:p>
            </table:table-cell>
            <table:table-cell table:style-name="ce94" table:formula="of:=(([.H83]*60*60)+([.I83]*60)+[.J83])" office:value-type="float" office:value="86452" calcext:value-type="float">
              <text:p>86452</text:p>
            </table:table-cell>
            <table:table-cell table:style-name="ce94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30" calcext:value-type="float">
              <text:p>4930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4]*60*60)+([.E84]*60)+[.F84])" office:value-type="float" office:value="86510" calcext:value-type="float">
              <text:p>86510</text:p>
            </table:table-cell>
            <table:table-cell table:style-name="ce94" table:formula="of:=(([.H84]*60*60)+([.I84]*60)+[.J84])" office:value-type="float" office:value="89040" calcext:value-type="float">
              <text:p>89040</text:p>
            </table:table-cell>
            <table:table-cell table:style-name="ce94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1" calcext:value-type="float">
              <text:p>4931</text:p>
            </table:table-cell>
            <table:table-cell table:style-name="ce65"/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94" office:value-type="float" office:value="25" calcext:value-type="float">
              <text:p>25</text:p>
            </table:table-cell>
            <table:table-cell table:style-name="ce94" office:value-type="float" office:value="16" calcext:value-type="float">
              <text:p>16</text:p>
            </table:table-cell>
            <table:table-cell table:style-name="ce94" table:formula="of:=(([.D85]*60*60)+([.E85]*60)+[.F85])" office:value-type="float" office:value="89125" calcext:value-type="float">
              <text:p>89125</text:p>
            </table:table-cell>
            <table:table-cell table:style-name="ce94" table:formula="of:=(([.H85]*60*60)+([.I85]*60)+[.J85])" office:value-type="float" office:value="91516" calcext:value-type="float">
              <text:p>91516</text:p>
            </table:table-cell>
            <table:table-cell table:style-name="ce94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2" calcext:value-type="float">
              <text:p>4932</text:p>
            </table:table-cell>
            <table:table-cell table:style-name="ce65"/>
            <table:table-cell table:number-columns-repeated="2" table:style-name="ce94" office:value-type="float" office:value="25" calcext:value-type="float">
              <text:p>25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7" calcext:value-type="float">
              <text:p>7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table:formula="of:=(([.D86]*60*60)+([.E86]*60)+[.F86])" office:value-type="float" office:value="91551" calcext:value-type="float">
              <text:p>91551</text:p>
            </table:table-cell>
            <table:table-cell table:style-name="ce94" table:formula="of:=(([.H86]*60*60)+([.I86]*60)+[.J86])" office:value-type="float" office:value="94066" calcext:value-type="float">
              <text:p>94066</text:p>
            </table:table-cell>
            <table:table-cell table:style-name="ce94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3" calcext:value-type="float">
              <text:p>4933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7" calcext:value-type="float">
              <text:p>47</text:p>
            </table:table-cell>
            <table:table-cell table:style-name="ce94" office:value-type="float" office:value="34" calcext:value-type="float">
              <text:p>34</text:p>
            </table:table-cell>
            <table:table-cell table:style-name="ce94" table:formula="of:=(([.D87]*60*60)+([.E87]*60)+[.F87])" office:value-type="float" office:value="94108" calcext:value-type="float">
              <text:p>94108</text:p>
            </table:table-cell>
            <table:table-cell table:style-name="ce94" table:formula="of:=(([.H87]*60*60)+([.I87]*60)+[.J87])" office:value-type="float" office:value="96454" calcext:value-type="float">
              <text:p>96454</text:p>
            </table:table-cell>
            <table:table-cell table:style-name="ce94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4" calcext:value-type="float">
              <text:p>4934</text:p>
            </table:table-cell>
            <table:table-cell table:style-name="ce65"/>
            <table:table-cell table:style-name="ce94" office:value-type="float" office:value="26" calcext:value-type="float">
              <text:p>26</text:p>
            </table:table-cell>
            <table:table-cell table:style-name="ce94" office:value-type="float" office:value="48" calcext:value-type="float">
              <text:p>48</text:p>
            </table:table-cell>
            <table:table-cell table:style-name="ce94" office:value-type="float" office:value="12" calcext:value-type="float">
              <text:p>12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table:formula="of:=(([.D88]*60*60)+([.E88]*60)+[.F88])" office:value-type="float" office:value="96492" calcext:value-type="float">
              <text:p>96492</text:p>
            </table:table-cell>
            <table:table-cell table:style-name="ce94" table:formula="of:=(([.H88]*60*60)+([.I88]*60)+[.J88])" office:value-type="float" office:value="98926" calcext:value-type="float">
              <text:p>98926</text:p>
            </table:table-cell>
            <table:table-cell table:style-name="ce94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35" calcext:value-type="float">
              <text:p>4935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23" calcext:value-type="float">
              <text:p>23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2" calcext:value-type="float">
              <text:p>3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89]*60*60)+([.E89]*60)+[.F89])" office:value-type="float" office:value="98963" calcext:value-type="float">
              <text:p>98963</text:p>
            </table:table-cell>
            <table:table-cell table:style-name="ce94" table:formula="of:=(([.H89]*60*60)+([.I89]*60)+[.J89])" office:value-type="float" office:value="99120" calcext:value-type="float">
              <text:p>99120</text:p>
            </table:table-cell>
            <table:table-cell table:style-name="ce94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6" calcext:value-type="float">
              <text:p>4936</text:p>
            </table:table-cell>
            <table:table-cell table:style-name="ce65"/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32" calcext:value-type="float">
              <text:p>32</text:p>
            </table:table-cell>
            <table:table-cell table:style-name="ce94" office:value-type="float" office:value="37" calcext:value-type="float">
              <text:p>37</text:p>
            </table:table-cell>
            <table:table-cell table:style-name="ce65"/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30" calcext:value-type="float">
              <text:p>30</text:p>
            </table:table-cell>
            <table:table-cell table:style-name="ce94" table:formula="of:=(([.D90]*60*60)+([.E90]*60)+[.F90])" office:value-type="float" office:value="99157" calcext:value-type="float">
              <text:p>99157</text:p>
            </table:table-cell>
            <table:table-cell table:style-name="ce94" table:formula="of:=(([.H90]*60*60)+([.I90]*60)+[.J90])" office:value-type="float" office:value="101910" calcext:value-type="float">
              <text:p>101910</text:p>
            </table:table-cell>
            <table:table-cell table:style-name="ce94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7" calcext:value-type="float">
              <text:p>4937</text:p>
            </table:table-cell>
            <table:table-cell table:style-name="ce65"/>
            <table:table-cell table:style-name="ce94" office:value-type="float" office:value="28" calcext:value-type="float">
              <text:p>28</text:p>
            </table:table-cell>
            <table:table-cell table:style-name="ce94" office:value-type="float" office:value="19" calcext:value-type="float">
              <text:p>1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/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10" calcext:value-type="float">
              <text:p>10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table:formula="of:=(([.D91]*60*60)+([.E91]*60)+[.F91])" office:value-type="float" office:value="101940" calcext:value-type="float">
              <text:p>101940</text:p>
            </table:table-cell>
            <table:table-cell table:style-name="ce94" table:formula="of:=(([.H91]*60*60)+([.I91]*60)+[.J91])" office:value-type="float" office:value="105005" calcext:value-type="float">
              <text:p>105005</text:p>
            </table:table-cell>
            <table:table-cell table:style-name="ce94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8" calcext:value-type="float">
              <text:p>4938</text:p>
            </table:table-cell>
            <table:table-cell table:style-name="ce65"/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40" calcext:value-type="float">
              <text:p>40</text:p>
            </table:table-cell>
            <table:table-cell table:style-name="ce65"/>
            <table:table-cell table:style-name="ce94" office:value-type="float" office:value="30" calcext:value-type="float">
              <text:p>30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33" calcext:value-type="float">
              <text:p>33</text:p>
            </table:table-cell>
            <table:table-cell table:style-name="ce94" table:formula="of:=(([.D92]*60*60)+([.E92]*60)+[.F92])" office:value-type="float" office:value="107080" calcext:value-type="float">
              <text:p>107080</text:p>
            </table:table-cell>
            <table:table-cell table:style-name="ce94" table:formula="of:=(([.H92]*60*60)+([.I92]*60)+[.J92])" office:value-type="float" office:value="110673" calcext:value-type="float">
              <text:p>110673</text:p>
            </table:table-cell>
            <table:table-cell table:style-name="ce94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4" office:value-type="float" office:value="4939" calcext:value-type="float">
              <text:p>4939</text:p>
            </table:table-cell>
            <table:table-cell table:style-name="ce65"/>
            <table:table-cell table:style-name="ce94" office:value-type="float" office:value="30" calcext:value-type="float">
              <text:p>30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65"/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46" calcext:value-type="float">
              <text:p>46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94" table:formula="of:=(([.D93]*60*60)+([.E93]*60)+[.F93])" office:value-type="float" office:value="110718" calcext:value-type="float">
              <text:p>110718</text:p>
            </table:table-cell>
            <table:table-cell table:style-name="ce94" table:formula="of:=(([.H93]*60*60)+([.I93]*60)+[.J93])" office:value-type="float" office:value="114374" calcext:value-type="float">
              <text:p>114374</text:p>
            </table:table-cell>
            <table:table-cell table:style-name="ce94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0" calcext:value-type="float">
              <text:p>4940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24" calcext:value-type="float">
              <text:p>24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4]*60*60)+([.E94]*60)+[.F94])" office:value-type="float" office:value="48290" calcext:value-type="float">
              <text:p>48290</text:p>
            </table:table-cell>
            <table:table-cell table:style-name="ce94" table:formula="of:=(([.H94]*60*60)+([.I94]*60)+[.J94])" office:value-type="float" office:value="49740" calcext:value-type="float">
              <text:p>49740</text:p>
            </table:table-cell>
            <table:table-cell table:style-name="ce94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1" calcext:value-type="float">
              <text:p>4941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36" calcext:value-type="float">
              <text:p>36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5]*60*60)+([.E95]*60)+[.F95])" office:value-type="float" office:value="49898" calcext:value-type="float">
              <text:p>49898</text:p>
            </table:table-cell>
            <table:table-cell table:style-name="ce94" table:formula="of:=(([.H95]*60*60)+([.I95]*60)+[.J95])" office:value-type="float" office:value="52560" calcext:value-type="float">
              <text:p>52560</text:p>
            </table:table-cell>
            <table:table-cell table:style-name="ce94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4" office:value-type="float" office:value="4942" calcext:value-type="float">
              <text:p>4942</text:p>
            </table:table-cell>
            <table:table-cell table:style-name="ce65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94" office:value-type="float" office:value="45" calcext:value-type="float">
              <text:p>45</text:p>
            </table:table-cell>
            <table:table-cell table:style-name="ce65"/>
            <table:table-cell table:style-name="ce94" office:value-type="float" office:value="15" calcext:value-type="float">
              <text:p>15</text:p>
            </table:table-cell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96]*60*60)+([.E96]*60)+[.F96])" office:value-type="float" office:value="52785" calcext:value-type="float">
              <text:p>52785</text:p>
            </table:table-cell>
            <table:table-cell table:style-name="ce94" table:formula="of:=(([.H96]*60*60)+([.I96]*60)+[.J96])" office:value-type="float" office:value="54660" calcext:value-type="float">
              <text:p>54660</text:p>
            </table:table-cell>
            <table:table-cell table:style-name="ce94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4" office:value-type="float" office:value="17" calcext:value-type="float">
              <text:p>17</text:p>
            </table:table-cell>
            <table:table-cell table:style-name="ce94" office:value-type="float" office:value="25" calcext:value-type="float">
              <text:p>25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7]*60*60)+([.E97]*60)+[.F97])" office:value-type="float" office:value="62700" calcext:value-type="float">
              <text:p>627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4" calcext:value-type="float">
              <text:p>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65" table:number-columns-repeated="4"/>
            <table:table-cell table:style-name="ce94" table:formula="of:=(([.D98]*60*60)+([.E98]*60)+[.F98])" office:value-type="float" office:value="47040" calcext:value-type="float">
              <text:p>47040</text:p>
            </table:table-cell>
            <table:table-cell table:style-name="ce94" table:formula="of:=[.K94]" office:value-type="float" office:value="48290" calcext:value-type="float">
              <text:p>48290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7.74" calcext:value-type="float">
              <text:p>7.74</text:p>
            </table:table-cell>
            <table:table-cell table:style-name="ce87" office:value-type="string" calcext:value-type="string">
              <text:p>4925-4939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64" table:formula="of:=([.L93]-[.K79])" office:value-type="float" office:value="46595" calcext:value-type="float">
              <text:p>46595</text:p>
            </table:table-cell>
            <table:table-cell table:style-name="ce112" office:value-type="string" calcext:value-type="string">
              <text:p>Total elasped time</text:p>
            </table:table-cell>
            <table:table-cell table:style-name="ce64" table:formula="of:=([.L93]-[.K97])" office:value-type="float" office:value="51674" calcext:value-type="float">
              <text:p>51674</text:p>
            </table:table-cell>
            <table:table-cell table:style-name="ce99" office:value-type="string" calcext:value-type="string">
              <text:p>Total dummy</text:p>
            </table:table-cell>
            <table:table-cell table:style-name="ce64" table:formula="of:=([.L98]-[.K98])+[.M94]+[.M95]+[.M96]" office:value-type="float" office:value="7237" calcext:value-type="float">
              <text:p>7237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64" table:formula="of:=([.F99]-[.H99])" office:value-type="float" office:value="44437" calcext:value-type="float">
              <text:p>44437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2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5" office:value-type="float" office:value="4943" calcext:value-type="float">
              <text:p>4943</text:p>
            </table:table-cell>
            <table:table-cell table:style-name="ce67"/>
            <table:table-cell table:style-name="ce95" office:value-type="float" office:value="15" calcext:value-type="float">
              <text:p>15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95" table:formula="of:=(([.D101]*60*60)+([.E101]*60)+[.F101])" office:value-type="float" office:value="55599" calcext:value-type="float">
              <text:p>55599</text:p>
            </table:table-cell>
            <table:table-cell table:style-name="ce95" table:formula="of:=(([.H101]*60*60)+([.I101]*60)+[.J101])" office:value-type="float" office:value="59190" calcext:value-type="float">
              <text:p>59190</text:p>
            </table:table-cell>
            <table:table-cell table:style-name="ce95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44" calcext:value-type="float">
              <text:p>4944</text:p>
            </table:table-cell>
            <table:table-cell table:style-name="ce67"/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67"/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table:formula="of:=(([.D102]*60*60)+([.E102]*60)+[.F102])" office:value-type="float" office:value="59228" calcext:value-type="float">
              <text:p>59228</text:p>
            </table:table-cell>
            <table:table-cell table:style-name="ce95" table:formula="of:=(([.H102]*60*60)+([.I102]*60)+[.J102])" office:value-type="float" office:value="62905" calcext:value-type="float">
              <text:p>62905</text:p>
            </table:table-cell>
            <table:table-cell table:style-name="ce95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5" office:value-type="float" office:value="15" calcext:value-type="float">
              <text:p>15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103]*60*60)+([.E103]*60)+[.F103])" office:value-type="float" office:value="55020" calcext:value-type="float">
              <text:p>5502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2)</text:p>
            </table:table-cell>
            <table:table-cell table:style-name="ce75" office:value-type="string" calcext:value-type="string">
              <text:p>4943-4944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102]-[.K101])" office:value-type="float" office:value="7306" calcext:value-type="float">
              <text:p>7306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102]-[.K103])" office:value-type="float" office:value="7885" calcext:value-type="float">
              <text:p>7885</text:p>
            </table:table-cell>
            <table:table-cell table:style-name="ce100"/>
            <table:table-cell table:style-name="ce75"/>
            <table:table-cell table:style-name="ce100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6" office:value-type="string" calcext:value-type="string">
            <text:p>10.74 (2)</text:p>
          </table:table-cell>
          <table:table-cell table:style-name="ce7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7"/>
            <table:table-cell table:style-name="ce96" office:value-type="float" office:value="4945" calcext:value-type="float">
              <text:p>4945</text:p>
            </table:table-cell>
            <table:table-cell table:style-name="ce77"/>
            <table:table-cell table:style-name="ce96" office:value-type="float" office:value="17" calcext:value-type="float">
              <text:p>17</text:p>
            </table:table-cell>
            <table:table-cell table:style-name="ce96" office:value-type="float" office:value="39" calcext:value-type="float">
              <text:p>39</text:p>
            </table:table-cell>
            <table:table-cell table:style-name="ce96" office:value-type="float" office:value="54" calcext:value-type="float">
              <text:p>54</text:p>
            </table:table-cell>
            <table:table-cell table:style-name="ce77"/>
            <table:table-cell table:style-name="ce96" office:value-type="float" office:value="18" calcext:value-type="float">
              <text:p>18</text:p>
            </table:table-cell>
            <table:table-cell table:style-name="ce96" office:value-type="float" office:value="36" calcext:value-type="float">
              <text:p>36</text:p>
            </table:table-cell>
            <table:table-cell table:style-name="ce96" office:value-type="float" office:value="30" calcext:value-type="float">
              <text:p>30</text:p>
            </table:table-cell>
            <table:table-cell table:style-name="ce96" table:formula="of:=(([.D106]*60*60)+([.E106]*60)+[.F106])" office:value-type="float" office:value="63594" calcext:value-type="float">
              <text:p>63594</text:p>
            </table:table-cell>
            <table:table-cell table:style-name="ce96" table:formula="of:=(([.H106]*60*60)+([.I106]*60)+[.J106])" office:value-type="float" office:value="66990" calcext:value-type="float">
              <text:p>66990</text:p>
            </table:table-cell>
            <table:table-cell table:style-name="ce96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6" office:value-type="float" office:value="4946" calcext:value-type="float">
              <text:p>4946</text:p>
            </table:table-cell>
            <table:table-cell table:style-name="ce77"/>
            <table:table-cell table:style-name="ce96" office:value-type="float" office:value="18" calcext:value-type="float">
              <text:p>18</text:p>
            </table:table-cell>
            <table:table-cell table:style-name="ce96" office:value-type="float" office:value="37" calcext:value-type="float">
              <text:p>37</text:p>
            </table:table-cell>
            <table:table-cell table:style-name="ce96" office:value-type="float" office:value="4" calcext:value-type="float">
              <text:p>4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20" calcext:value-type="float">
              <text:p>20</text:p>
            </table:table-cell>
            <table:table-cell table:style-name="ce96" office:value-type="float" office:value="51" calcext:value-type="float">
              <text:p>51</text:p>
            </table:table-cell>
            <table:table-cell table:style-name="ce96" table:formula="of:=(([.D107]*60*60)+([.E107]*60)+[.F107])" office:value-type="float" office:value="67024" calcext:value-type="float">
              <text:p>67024</text:p>
            </table:table-cell>
            <table:table-cell table:style-name="ce96" table:formula="of:=(([.H107]*60*60)+([.I107]*60)+[.J107])" office:value-type="float" office:value="69651" calcext:value-type="float">
              <text:p>69651</text:p>
            </table:table-cell>
            <table:table-cell table:style-name="ce96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6" office:value-type="float" office:value="4947" calcext:value-type="float">
              <text:p>4947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21" calcext:value-type="float">
              <text:p>21</text:p>
            </table:table-cell>
            <table:table-cell table:style-name="ce96" office:value-type="float" office:value="31" calcext:value-type="float">
              <text:p>31</text:p>
            </table:table-cell>
            <table:table-cell table:style-name="ce77"/>
            <table:table-cell table:style-name="ce96" office:value-type="float" office:value="19" calcext:value-type="float">
              <text:p>19</text:p>
            </table:table-cell>
            <table:table-cell table:style-name="ce96" office:value-type="float" office:value="50" calcext:value-type="float">
              <text:p>50</text:p>
            </table:table-cell>
            <table:table-cell table:style-name="ce96" office:value-type="float" office:value="48" calcext:value-type="float">
              <text:p>48</text:p>
            </table:table-cell>
            <table:table-cell table:style-name="ce96" table:formula="of:=(([.D108]*60*60)+([.E108]*60)+[.F108])" office:value-type="float" office:value="69691" calcext:value-type="float">
              <text:p>69691</text:p>
            </table:table-cell>
            <table:table-cell table:style-name="ce96" table:formula="of:=(([.H108]*60*60)+([.I108]*60)+[.J108])" office:value-type="float" office:value="71448" calcext:value-type="float">
              <text:p>71448</text:p>
            </table:table-cell>
            <table:table-cell table:style-name="ce96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77" office:value-type="string" calcext:value-type="string">
              <text:p>Setup</text:p>
            </table:table-cell>
            <table:table-cell table:style-name="ce77"/>
            <table:table-cell table:style-name="ce96" office:value-type="float" office:value="17" calcext:value-type="float">
              <text:p>17</text:p>
            </table:table-cell>
            <table:table-cell table:style-name="ce96" office:value-type="float" office:value="28" calcext:value-type="float">
              <text:p>28</text:p>
            </table:table-cell>
            <table:table-cell table:style-name="ce96" office:value-type="float" office:value="0" calcext:value-type="float">
              <text:p>0</text:p>
            </table:table-cell>
            <table:table-cell table:style-name="ce77" table:number-columns-repeated="4"/>
            <table:table-cell table:style-name="ce96" table:formula="of:=(([.D109]*60*60)+([.E109]*60)+[.F109])" office:value-type="float" office:value="62880" calcext:value-type="float">
              <text:p>62880</text:p>
            </table:table-cell>
            <table:table-cell table:style-name="ce7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6" office:value-type="string" calcext:value-type="string">
              <text:p>10.74 (2)</text:p>
            </table:table-cell>
            <table:table-cell table:style-name="ce76" office:value-type="string" calcext:value-type="string">
              <text:p>4945-4947</text:p>
            </table:table-cell>
            <table:table-cell table:style-name="ce104" office:value-type="string" calcext:value-type="string">
              <text:p>Total Time of runs</text:p>
            </table:table-cell>
            <table:table-cell table:style-name="ce106" table:formula="of:=([.L108]-[.K106])" office:value-type="float" office:value="7854" calcext:value-type="float">
              <text:p>7854</text:p>
            </table:table-cell>
            <table:table-cell table:style-name="ce113" office:value-type="string" calcext:value-type="string">
              <text:p>Total elasped time</text:p>
            </table:table-cell>
            <table:table-cell table:style-name="ce106" table:formula="of:=([.L108]-[.K109])" office:value-type="float" office:value="8568" calcext:value-type="float">
              <text:p>8568</text:p>
            </table:table-cell>
            <table:table-cell table:style-name="ce104"/>
            <table:table-cell table:style-name="ce76"/>
            <table:table-cell table:style-name="ce104"/>
            <table:table-cell table:style-name="ce7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3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5" office:value-type="float" office:value="4948" calcext:value-type="float">
              <text:p>4948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table:formula="of:=(([.D112]*60*60)+([.E112]*60)+[.F112])" office:value-type="float" office:value="71786" calcext:value-type="float">
              <text:p>71786</text:p>
            </table:table-cell>
            <table:table-cell table:style-name="ce95" table:formula="of:=(([.H112]*60*60)+([.I112]*60)+[.J112])" office:value-type="float" office:value="75497" calcext:value-type="float">
              <text:p>75497</text:p>
            </table:table-cell>
            <table:table-cell table:style-name="ce95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49" calcext:value-type="float">
              <text:p>4949</text:p>
            </table:table-cell>
            <table:table-cell table:style-name="ce67"/>
            <table:table-cell table:style-name="ce95" office:value-type="float" office:value="20" calcext:value-type="float">
              <text:p>2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53" calcext:value-type="float">
              <text:p>53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10" calcext:value-type="float">
              <text:p>10</text:p>
            </table:table-cell>
            <table:table-cell table:style-name="ce95" office:value-type="float" office:value="51" calcext:value-type="float">
              <text:p>51</text:p>
            </table:table-cell>
            <table:table-cell table:style-name="ce95" table:formula="of:=(([.D113]*60*60)+([.E113]*60)+[.F113])" office:value-type="float" office:value="75533" calcext:value-type="float">
              <text:p>75533</text:p>
            </table:table-cell>
            <table:table-cell table:style-name="ce95" table:formula="of:=(([.H113]*60*60)+([.I113]*60)+[.J113])" office:value-type="float" office:value="79851" calcext:value-type="float">
              <text:p>79851</text:p>
            </table:table-cell>
            <table:table-cell table:style-name="ce95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0" calcext:value-type="float">
              <text:p>4950</text:p>
            </table:table-cell>
            <table:table-cell table:style-name="ce67"/>
            <table:table-cell table:style-name="ce95" office:value-type="float" office:value="22" calcext:value-type="float">
              <text:p>22</text:p>
            </table:table-cell>
            <table:table-cell table:style-name="ce95" office:value-type="float" office:value="11" calcext:value-type="float">
              <text:p>11</text:p>
            </table:table-cell>
            <table:table-cell table:style-name="ce95" office:value-type="float" office:value="24" calcext:value-type="float">
              <text:p>24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10" calcext:value-type="float">
              <text:p>10</text:p>
            </table:table-cell>
            <table:table-cell table:style-name="ce95" office:value-type="float" office:value="52" calcext:value-type="float">
              <text:p>52</text:p>
            </table:table-cell>
            <table:table-cell table:style-name="ce95" table:formula="of:=(([.D114]*60*60)+([.E114]*60)+[.F114])" office:value-type="float" office:value="79884" calcext:value-type="float">
              <text:p>79884</text:p>
            </table:table-cell>
            <table:table-cell table:style-name="ce95" table:formula="of:=(([.H114]*60*60)+([.I114]*60)+[.J114])" office:value-type="float" office:value="83452" calcext:value-type="float">
              <text:p>83452</text:p>
            </table:table-cell>
            <table:table-cell table:style-name="ce95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1" calcext:value-type="float">
              <text:p>4951</text:p>
            </table:table-cell>
            <table:table-cell table:style-name="ce67"/>
            <table:table-cell table:style-name="ce95" office:value-type="float" office:value="23" calcext:value-type="float">
              <text:p>23</text:p>
            </table:table-cell>
            <table:table-cell table:style-name="ce95" office:value-type="float" office:value="11" calcext:value-type="float">
              <text:p>11</text:p>
            </table:table-cell>
            <table:table-cell table:style-name="ce95" office:value-type="float" office:value="30" calcext:value-type="float">
              <text:p>30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office:value-type="float" office:value="7" calcext:value-type="float">
              <text:p>7</text:p>
            </table:table-cell>
            <table:table-cell table:style-name="ce95" table:formula="of:=(([.D115]*60*60)+([.E115]*60)+[.F115])" office:value-type="float" office:value="83490" calcext:value-type="float">
              <text:p>83490</text:p>
            </table:table-cell>
            <table:table-cell table:style-name="ce95" table:formula="of:=(([.H115]*60*60)+([.I115]*60)+[.J115])" office:value-type="float" office:value="86887" calcext:value-type="float">
              <text:p>86887</text:p>
            </table:table-cell>
            <table:table-cell table:style-name="ce95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2" calcext:value-type="float">
              <text:p>4952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office:value-type="float" office:value="39" calcext:value-type="float">
              <text:p>39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4" calcext:value-type="float">
              <text:p>54</text:p>
            </table:table-cell>
            <table:table-cell table:style-name="ce95" office:value-type="float" office:value="37" calcext:value-type="float">
              <text:p>37</text:p>
            </table:table-cell>
            <table:table-cell table:style-name="ce95" table:formula="of:=(([.D116]*60*60)+([.E116]*60)+[.F116])" office:value-type="float" office:value="86919" calcext:value-type="float">
              <text:p>86919</text:p>
            </table:table-cell>
            <table:table-cell table:style-name="ce95" table:formula="of:=(([.H116]*60*60)+([.I116]*60)+[.J116])" office:value-type="float" office:value="89677" calcext:value-type="float">
              <text:p>89677</text:p>
            </table:table-cell>
            <table:table-cell table:style-name="ce95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5" office:value-type="float" office:value="4953" calcext:value-type="float">
              <text:p>4953</text:p>
            </table:table-cell>
            <table:table-cell table:style-name="ce67"/>
            <table:table-cell table:style-name="ce95" office:value-type="float" office:value="24" calcext:value-type="float">
              <text:p>24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35" calcext:value-type="float">
              <text:p>35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17]*60*60)+([.E117]*60)+[.F117])" office:value-type="float" office:value="89760" calcext:value-type="float">
              <text:p>89760</text:p>
            </table:table-cell>
            <table:table-cell table:style-name="ce95" table:formula="of:=(([.H117]*60*60)+([.I117]*60)+[.J117])" office:value-type="float" office:value="92100" calcext:value-type="float">
              <text:p>92100</text:p>
            </table:table-cell>
            <table:table-cell table:style-name="ce95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4" calcext:value-type="float">
              <text:p>4954</text:p>
            </table:table-cell>
            <table:table-cell table:style-name="ce67"/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38" calcext:value-type="float">
              <text:p>3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67"/>
            <table:table-cell table:number-columns-repeated="2" table:style-name="ce95" office:value-type="float" office:value="26" calcext:value-type="float">
              <text:p>26</text:p>
            </table:table-cell>
            <table:table-cell table:style-name="ce95" office:value-type="float" office:value="44" calcext:value-type="float">
              <text:p>44</text:p>
            </table:table-cell>
            <table:table-cell table:style-name="ce95" table:formula="of:=(([.D118]*60*60)+([.E118]*60)+[.F118])" office:value-type="float" office:value="92305" calcext:value-type="float">
              <text:p>92305</text:p>
            </table:table-cell>
            <table:table-cell table:style-name="ce95" table:formula="of:=(([.H118]*60*60)+([.I118]*60)+[.J118])" office:value-type="float" office:value="95204" calcext:value-type="float">
              <text:p>95204</text:p>
            </table:table-cell>
            <table:table-cell table:style-name="ce95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5" calcext:value-type="float">
              <text:p>4955</text:p>
            </table:table-cell>
            <table:table-cell table:style-name="ce67"/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3" calcext:value-type="float">
              <text:p>23</text:p>
            </table:table-cell>
            <table:table-cell table:style-name="ce67"/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40" calcext:value-type="float">
              <text:p>40</text:p>
            </table:table-cell>
            <table:table-cell table:style-name="ce95" table:formula="of:=(([.D119]*60*60)+([.E119]*60)+[.F119])" office:value-type="float" office:value="95243" calcext:value-type="float">
              <text:p>95243</text:p>
            </table:table-cell>
            <table:table-cell table:style-name="ce95" table:formula="of:=(([.H119]*60*60)+([.I119]*60)+[.J119])" office:value-type="float" office:value="98740" calcext:value-type="float">
              <text:p>98740</text:p>
            </table:table-cell>
            <table:table-cell table:style-name="ce95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5" office:value-type="float" office:value="4956" calcext:value-type="float">
              <text:p>4956</text:p>
            </table:table-cell>
            <table:table-cell table:style-name="ce67"/>
            <table:table-cell table:style-name="ce95" office:value-type="float" office:value="27" calcext:value-type="float">
              <text:p>27</text:p>
            </table:table-cell>
            <table:table-cell table:style-name="ce95" office:value-type="float" office:value="26" calcext:value-type="float">
              <text:p>26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95" table:formula="of:=(([.D120]*60*60)+([.E120]*60)+[.F120])" office:value-type="float" office:value="98760" calcext:value-type="float">
              <text:p>98760</text:p>
            </table:table-cell>
            <table:table-cell table:style-name="ce95" table:formula="of:=(([.H120]*60*60)+([.I120]*60)+[.J120])" office:value-type="float" office:value="102300" calcext:value-type="float">
              <text:p>102300</text:p>
            </table:table-cell>
            <table:table-cell table:style-name="ce95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7" calcext:value-type="float">
              <text:p>4957</text:p>
            </table:table-cell>
            <table:table-cell table:style-name="ce67"/>
            <table:table-cell table:style-name="ce95" office:value-type="float" office:value="28" calcext:value-type="float">
              <text:p>28</text:p>
            </table:table-cell>
            <table:table-cell table:style-name="ce95" office:value-type="float" office:value="25" calcext:value-type="float">
              <text:p>25</text:p>
            </table:table-cell>
            <table:table-cell table:style-name="ce95" office:value-type="float" office:value="56" calcext:value-type="float">
              <text:p>56</text:p>
            </table:table-cell>
            <table:table-cell table:style-name="ce67"/>
            <table:table-cell table:style-name="ce95" office:value-type="float" office:value="29" calcext:value-type="float">
              <text:p>29</text:p>
            </table:table-cell>
            <table:table-cell table:style-name="ce95" office:value-type="float" office:value="16" calcext:value-type="float">
              <text:p>16</text:p>
            </table:table-cell>
            <table:table-cell table:style-name="ce95" office:value-type="float" office:value="8" calcext:value-type="float">
              <text:p>8</text:p>
            </table:table-cell>
            <table:table-cell table:style-name="ce95" table:formula="of:=(([.D121]*60*60)+([.E121]*60)+[.F121])" office:value-type="float" office:value="102356" calcext:value-type="float">
              <text:p>102356</text:p>
            </table:table-cell>
            <table:table-cell table:style-name="ce95" table:formula="of:=(([.H121]*60*60)+([.I121]*60)+[.J121])" office:value-type="float" office:value="105368" calcext:value-type="float">
              <text:p>105368</text:p>
            </table:table-cell>
            <table:table-cell table:style-name="ce95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8" calcext:value-type="float">
              <text:p>4958</text:p>
            </table:table-cell>
            <table:table-cell table:style-name="ce67"/>
            <table:table-cell table:style-name="ce95" office:value-type="float" office:value="29" calcext:value-type="float">
              <text:p>29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17" calcext:value-type="float">
              <text:p>17</text:p>
            </table:table-cell>
            <table:table-cell table:style-name="ce95" office:value-type="float" office:value="55" calcext:value-type="float">
              <text:p>55</text:p>
            </table:table-cell>
            <table:table-cell table:style-name="ce95" table:formula="of:=(([.D122]*60*60)+([.E122]*60)+[.F122])" office:value-type="float" office:value="105420" calcext:value-type="float">
              <text:p>105420</text:p>
            </table:table-cell>
            <table:table-cell table:style-name="ce95" table:formula="of:=(([.H122]*60*60)+([.I122]*60)+[.J122])" office:value-type="float" office:value="109075" calcext:value-type="float">
              <text:p>109075</text:p>
            </table:table-cell>
            <table:table-cell table:style-name="ce95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5" office:value-type="float" office:value="4959" calcext:value-type="float">
              <text:p>4959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18" calcext:value-type="float">
              <text:p>18</text:p>
            </table:table-cell>
            <table:table-cell table:style-name="ce95" office:value-type="float" office:value="31" calcext:value-type="float">
              <text:p>31</text:p>
            </table:table-cell>
            <table:table-cell table:style-name="ce67"/>
            <table:table-cell table:style-name="ce95" office:value-type="float" office:value="30" calcext:value-type="float">
              <text:p>30</text:p>
            </table:table-cell>
            <table:table-cell table:style-name="ce95" office:value-type="float" office:value="58" calcext:value-type="float">
              <text:p>58</text:p>
            </table:table-cell>
            <table:table-cell table:style-name="ce95" office:value-type="float" office:value="45" calcext:value-type="float">
              <text:p>45</text:p>
            </table:table-cell>
            <table:table-cell table:style-name="ce95" table:formula="of:=(([.D123]*60*60)+([.E123]*60)+[.F123])" office:value-type="float" office:value="109111" calcext:value-type="float">
              <text:p>109111</text:p>
            </table:table-cell>
            <table:table-cell table:style-name="ce95" table:formula="of:=(([.H123]*60*60)+([.I123]*60)+[.J123])" office:value-type="float" office:value="111525" calcext:value-type="float">
              <text:p>111525</text:p>
            </table:table-cell>
            <table:table-cell table:style-name="ce95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5" office:value-type="float" office:value="19" calcext:value-type="float">
              <text:p>19</text:p>
            </table:table-cell>
            <table:table-cell table:style-name="ce95" office:value-type="float" office:value="50" calcext:value-type="float">
              <text:p>50</text:p>
            </table:table-cell>
            <table:table-cell table:style-name="ce95" office:value-type="float" office:value="0" calcext:value-type="float">
              <text:p>0</text:p>
            </table:table-cell>
            <table:table-cell table:style-name="ce67" table:number-columns-repeated="4"/>
            <table:table-cell table:style-name="ce95" table:formula="of:=(([.D124]*60*60)+([.E124]*60)+[.F124])" office:value-type="float" office:value="71400" calcext:value-type="float">
              <text:p>7140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3)</text:p>
            </table:table-cell>
            <table:table-cell table:style-name="ce75" office:value-type="string" calcext:value-type="string">
              <text:p>4948-4960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66" table:formula="of:=([.L123]-[.K112])" office:value-type="float" office:value="39739" calcext:value-type="float">
              <text:p>39739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66" table:formula="of:=([.L123]-[.K124])" office:value-type="float" office:value="40125" calcext:value-type="float">
              <text:p>40125</text:p>
            </table:table-cell>
            <table:table-cell table:style-name="ce100"/>
            <table:table-cell table:style-name="ce75"/>
            <table:table-cell table:style-name="ce100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5" table:number-columns-repeated="15"/>
          <table:table-cell table:number-columns-repeated="995"/>
        </table:table-row>
        <table:table-row table:style-name="ro3">
          <table:table-cell table:style-name="ce68" office:value-type="float" office:value="9.808" calcext:value-type="float">
            <text:p>9.80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5" calcext:value-type="float">
              <text:p>4965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56" calcext:value-type="float">
              <text:p>56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8]*60*60)+([.E128]*60)+[.F128])" office:value-type="float" office:value="48176" calcext:value-type="float">
              <text:p>48176</text:p>
            </table:table-cell>
            <table:table-cell table:style-name="ce79" table:formula="of:=(([.H128]*60*60)+([.I128]*60)+[.J128])" office:value-type="float" office:value="51480" calcext:value-type="float">
              <text:p>51480</text:p>
            </table:table-cell>
            <table:table-cell table:style-name="ce79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6" calcext:value-type="float">
              <text:p>4966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9]*60*60)+([.E129]*60)+[.F129])" office:value-type="float" office:value="57789" calcext:value-type="float">
              <text:p>57789</text:p>
            </table:table-cell>
            <table:table-cell table:style-name="ce79" table:formula="of:=(([.H129]*60*60)+([.I129]*60)+[.J129])" office:value-type="float" office:value="60720" calcext:value-type="float">
              <text:p>60720</text:p>
            </table:table-cell>
            <table:table-cell table:style-name="ce79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7" calcext:value-type="float">
              <text:p>4967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0]*60*60)+([.E130]*60)+[.F130])" office:value-type="float" office:value="61695" calcext:value-type="float">
              <text:p>61695</text:p>
            </table:table-cell>
            <table:table-cell table:style-name="ce79" table:formula="of:=(([.H130]*60*60)+([.I130]*60)+[.J130])" office:value-type="float" office:value="65640" calcext:value-type="float">
              <text:p>65640</text:p>
            </table:table-cell>
            <table:table-cell table:style-name="ce79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68" calcext:value-type="float">
              <text:p>4968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table:formula="of:=(([.D131]*60*60)+([.E131]*60)+[.F131])" office:value-type="float" office:value="65736" calcext:value-type="float">
              <text:p>65736</text:p>
            </table:table-cell>
            <table:table-cell table:style-name="ce79" table:formula="of:=(([.H131]*60*60)+([.I131]*60)+[.J131])" office:value-type="float" office:value="69710" calcext:value-type="float">
              <text:p>69710</text:p>
            </table:table-cell>
            <table:table-cell table:style-name="ce79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9" calcext:value-type="float">
              <text:p>4969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2]*60*60)+([.E132]*60)+[.F132])" office:value-type="float" office:value="69816" calcext:value-type="float">
              <text:p>69816</text:p>
            </table:table-cell>
            <table:table-cell table:style-name="ce79" table:formula="of:=(([.H132]*60*60)+([.I132]*60)+[.J132])" office:value-type="float" office:value="73260" calcext:value-type="float">
              <text:p>73260</text:p>
            </table:table-cell>
            <table:table-cell table:style-name="ce79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0" calcext:value-type="float">
              <text:p>4970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3]*60*60)+([.E133]*60)+[.F133])" office:value-type="float" office:value="73305" calcext:value-type="float">
              <text:p>73305</text:p>
            </table:table-cell>
            <table:table-cell table:style-name="ce79" table:formula="of:=(([.H133]*60*60)+([.I133]*60)+[.J133])" office:value-type="float" office:value="76740" calcext:value-type="float">
              <text:p>76740</text:p>
            </table:table-cell>
            <table:table-cell table:style-name="ce79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71" calcext:value-type="float">
              <text:p>4971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79" table:formula="of:=(([.D134]*60*60)+([.E134]*60)+[.F134])" office:value-type="float" office:value="76839" calcext:value-type="float">
              <text:p>76839</text:p>
            </table:table-cell>
            <table:table-cell table:style-name="ce79" table:formula="of:=(([.H134]*60*60)+([.I134]*60)+[.J134])" office:value-type="float" office:value="80434" calcext:value-type="float">
              <text:p>80434</text:p>
            </table:table-cell>
            <table:table-cell table:style-name="ce79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2" calcext:value-type="float">
              <text:p>4972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5]*60*60)+([.E135]*60)+[.F135])" office:value-type="float" office:value="80827" calcext:value-type="float">
              <text:p>80827</text:p>
            </table:table-cell>
            <table:table-cell table:style-name="ce79" table:formula="of:=(([.H135]*60*60)+([.I135]*60)+[.J135])" office:value-type="float" office:value="84300" calcext:value-type="float">
              <text:p>84300</text:p>
            </table:table-cell>
            <table:table-cell table:style-name="ce79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3" calcext:value-type="float">
              <text:p>4973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6]*60*60)+([.E136]*60)+[.F136])" office:value-type="float" office:value="84446" calcext:value-type="float">
              <text:p>84446</text:p>
            </table:table-cell>
            <table:table-cell table:style-name="ce79" table:formula="of:=(([.H136]*60*60)+([.I136]*60)+[.J136])" office:value-type="float" office:value="88320" calcext:value-type="float">
              <text:p>88320</text:p>
            </table:table-cell>
            <table:table-cell table:style-name="ce79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4" calcext:value-type="float">
              <text:p>4974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7]*60*60)+([.E137]*60)+[.F137])" office:value-type="float" office:value="88388" calcext:value-type="float">
              <text:p>88388</text:p>
            </table:table-cell>
            <table:table-cell table:style-name="ce79" table:formula="of:=(([.H137]*60*60)+([.I137]*60)+[.J137])" office:value-type="float" office:value="91680" calcext:value-type="float">
              <text:p>91680</text:p>
            </table:table-cell>
            <table:table-cell table:style-name="ce79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5" calcext:value-type="float">
              <text:p>4975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46" calcext:value-type="float">
              <text:p>46</text:p>
            </table:table-cell>
            <table:table-cell table:style-name="ce69"/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8]*60*60)+([.E138]*60)+[.F138])" office:value-type="float" office:value="91846" calcext:value-type="float">
              <text:p>91846</text:p>
            </table:table-cell>
            <table:table-cell table:style-name="ce79" table:formula="of:=(([.H138]*60*60)+([.I138]*60)+[.J138])" office:value-type="float" office:value="94800" calcext:value-type="float">
              <text:p>94800</text:p>
            </table:table-cell>
            <table:table-cell table:style-name="ce79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string" calcext:value-type="string">
              <text:p>Beam Down</text:p>
            </table:table-cell>
            <table:table-cell table:style-name="ce69"/>
            <table:table-cell table:style-name="ce79" table:number-columns-repeated="3"/>
            <table:table-cell table:style-name="ce69" table:number-columns-repeated="4"/>
            <table:table-cell table:style-name="ce79" table:formula="of:=[.L138]" office:value-type="float" office:value="94800" calcext:value-type="float">
              <text:p>94800</text:p>
            </table:table-cell>
            <table:table-cell table:style-name="ce79" table:formula="of:=[.K140]" office:value-type="float" office:value="128147" calcext:value-type="float">
              <text:p>128147</text:p>
            </table:table-cell>
            <table:table-cell table:style-name="ce79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8" calcext:value-type="float">
              <text:p>4978</text:p>
            </table:table-cell>
            <table:table-cell table:style-name="ce69"/>
            <table:table-cell table:number-columns-repeated="2" table:style-name="ce79" office:value-type="float" office:value="35" calcext:value-type="float">
              <text:p>35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0]*60*60)+([.E140]*60)+[.F140])" office:value-type="float" office:value="128147" calcext:value-type="float">
              <text:p>128147</text:p>
            </table:table-cell>
            <table:table-cell table:style-name="ce79" table:formula="of:=(([.H140]*60*60)+([.I140]*60)+[.J140])" office:value-type="float" office:value="131460" calcext:value-type="float">
              <text:p>131460</text:p>
            </table:table-cell>
            <table:table-cell table:style-name="ce79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9" calcext:value-type="float">
              <text:p>4979</text:p>
            </table:table-cell>
            <table:table-cell table:style-name="ce69"/>
            <table:table-cell table:number-columns-repeated="2" table:style-name="ce79" office:value-type="float" office:value="36" calcext:value-type="float">
              <text:p>36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1]*60*60)+([.E141]*60)+[.F141])" office:value-type="float" office:value="131798" calcext:value-type="float">
              <text:p>131798</text:p>
            </table:table-cell>
            <table:table-cell table:style-name="ce79" table:formula="of:=(([.H141]*60*60)+([.I141]*60)+[.J141])" office:value-type="float" office:value="133140" calcext:value-type="float">
              <text:p>133140</text:p>
            </table:table-cell>
            <table:table-cell table:style-name="ce79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 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142]*60*60)+([.E142]*60)+[.F142])" office:value-type="float" office:value="44340" calcext:value-type="float">
              <text:p>44340</text:p>
            </table:table-cell>
            <table:table-cell table:style-name="ce79"/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Target Change 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3]*60*60)+([.E143]*60)+[.F143])" office:value-type="float" office:value="115800" calcext:value-type="float">
              <text:p>115800</text:p>
            </table:table-cell>
            <table:table-cell table:style-name="ce79" table:formula="of:=(([.H143]*60*60)+([.I143]*60)+[.J143])" office:value-type="float" office:value="116040" calcext:value-type="float">
              <text:p>116040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9.808" calcext:value-type="float">
              <text:p>9.808</text:p>
            </table:table-cell>
            <table:table-cell table:style-name="ce90" office:value-type="string" calcext:value-type="string">
              <text:p>4965-4979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138]-[.K128])" office:value-type="float" office:value="46624" calcext:value-type="float">
              <text:p>46624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141]-[.K142])+[.M139]" office:value-type="float" office:value="122147" calcext:value-type="float">
              <text:p>122147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([.L143]-[.K143])+[.M140]+[.M141]" office:value-type="float" office:value="4895" calcext:value-type="float">
              <text:p>4895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144]-[.H144])" office:value-type="float" office:value="117252" calcext:value-type="float">
              <text:p>117252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2.81" calcext:value-type="float">
            <text:p>12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7" office:value-type="float" office:value="4981" calcext:value-type="float">
              <text:p>4981</text:p>
            </table:table-cell>
            <table:table-cell table:style-name="ce72"/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7" calcext:value-type="float">
              <text:p>17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6]*60*60)+([.E146]*60)+[.F146])" office:value-type="float" office:value="61716" calcext:value-type="float">
              <text:p>61716</text:p>
            </table:table-cell>
            <table:table-cell table:style-name="ce97" table:formula="of:=(([.H146]*60*60)+([.I146]*60)+[.J146])" office:value-type="float" office:value="64140" calcext:value-type="float">
              <text:p>64140</text:p>
            </table:table-cell>
            <table:table-cell table:style-name="ce97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4982" calcext:value-type="float">
              <text:p>4982</text:p>
            </table:table-cell>
            <table:table-cell table:style-name="ce72"/>
            <table:table-cell table:style-name="ce97" office:value-type="float" office:value="18" calcext:value-type="float">
              <text:p>18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7]*60*60)+([.E147]*60)+[.F147])" office:value-type="float" office:value="65280" calcext:value-type="float">
              <text:p>65280</text:p>
            </table:table-cell>
            <table:table-cell table:style-name="ce97" table:formula="of:=(([.H147]*60*60)+([.I147]*60)+[.J147])" office:value-type="float" office:value="69180" calcext:value-type="float">
              <text:p>69180</text:p>
            </table:table-cell>
            <table:table-cell table:style-name="ce97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3" calcext:value-type="float">
              <text:p>4983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8]*60*60)+([.E148]*60)+[.F148])" office:value-type="float" office:value="69255" calcext:value-type="float">
              <text:p>69255</text:p>
            </table:table-cell>
            <table:table-cell table:style-name="ce97" table:formula="of:=(([.H148]*60*60)+([.I148]*60)+[.J148])" office:value-type="float" office:value="69300" calcext:value-type="float">
              <text:p>69300</text:p>
            </table:table-cell>
            <table:table-cell table:style-name="ce97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4" calcext:value-type="float">
              <text:p>4984</text:p>
            </table:table-cell>
            <table:table-cell table:style-name="ce72"/>
            <table:table-cell table:style-name="ce97" office:value-type="float" office:value="21" calcext:value-type="float">
              <text:p>21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49]*60*60)+([.E149]*60)+[.F149])" office:value-type="float" office:value="76445" calcext:value-type="float">
              <text:p>76445</text:p>
            </table:table-cell>
            <table:table-cell table:style-name="ce97" table:formula="of:=(([.H149]*60*60)+([.I149]*60)+[.J149])" office:value-type="float" office:value="80700" calcext:value-type="float">
              <text:p>80700</text:p>
            </table:table-cell>
            <table:table-cell table:style-name="ce97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4985" calcext:value-type="float">
              <text:p>4985</text:p>
            </table:table-cell>
            <table:table-cell table:style-name="ce72"/>
            <table:table-cell table:style-name="ce97" office:value-type="float" office:value="22" calcext:value-type="float">
              <text:p>22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0]*60*60)+([.E150]*60)+[.F150])" office:value-type="float" office:value="81720" calcext:value-type="float">
              <text:p>81720</text:p>
            </table:table-cell>
            <table:table-cell table:style-name="ce97" table:formula="of:=(([.H150]*60*60)+([.I150]*60)+[.J150])" office:value-type="float" office:value="85500" calcext:value-type="float">
              <text:p>85500</text:p>
            </table:table-cell>
            <table:table-cell table:style-name="ce97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6" calcext:value-type="float">
              <text:p>4986</text:p>
            </table:table-cell>
            <table:table-cell table:style-name="ce72"/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2"/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1]*60*60)+([.E151]*60)+[.F151])" office:value-type="float" office:value="86355" calcext:value-type="float">
              <text:p>86355</text:p>
            </table:table-cell>
            <table:table-cell table:style-name="ce97" table:formula="of:=(([.H151]*60*60)+([.I151]*60)+[.J151])" office:value-type="float" office:value="89700" calcext:value-type="float">
              <text:p>89700</text:p>
            </table:table-cell>
            <table:table-cell table:style-name="ce97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87" calcext:value-type="float">
              <text:p>4987</text:p>
            </table:table-cell>
            <table:table-cell table:style-name="ce72"/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23" calcext:value-type="float">
              <text:p>23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72"/>
            <table:table-cell table:style-name="ce97" office:value-type="float" office:value="26" calcext:value-type="float">
              <text:p>26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2]*60*60)+([.E152]*60)+[.F152])" office:value-type="float" office:value="91415" calcext:value-type="float">
              <text:p>91415</text:p>
            </table:table-cell>
            <table:table-cell table:style-name="ce97" table:formula="of:=(([.H152]*60*60)+([.I152]*60)+[.J152])" office:value-type="float" office:value="94320" calcext:value-type="float">
              <text:p>94320</text:p>
            </table:table-cell>
            <table:table-cell table:style-name="ce97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Beam Down</text:p>
            </table:table-cell>
            <table:table-cell table:style-name="ce72" table:number-columns-repeated="8"/>
            <table:table-cell table:style-name="ce97" table:formula="of:=[.L152]" office:value-type="float" office:value="94320" calcext:value-type="float">
              <text:p>94320</text:p>
            </table:table-cell>
            <table:table-cell table:style-name="ce97" table:formula="of:=[.K154]" office:value-type="float" office:value="153364" calcext:value-type="float">
              <text:p>153364</text:p>
            </table:table-cell>
            <table:table-cell table:style-name="ce97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0" calcext:value-type="float">
              <text:p>4990</text:p>
            </table:table-cell>
            <table:table-cell table:style-name="ce72"/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/>
            <table:table-cell table:style-name="ce97" office:value-type="float" office:value="43" calcext:value-type="float">
              <text:p>43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4]*60*60)+([.E154]*60)+[.F154])" office:value-type="float" office:value="153364" calcext:value-type="float">
              <text:p>153364</text:p>
            </table:table-cell>
            <table:table-cell table:style-name="ce97" table:formula="of:=(([.H154]*60*60)+([.I154]*60)+[.J154])" office:value-type="float" office:value="156600" calcext:value-type="float">
              <text:p>156600</text:p>
            </table:table-cell>
            <table:table-cell table:style-name="ce97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1" calcext:value-type="float">
              <text:p>4991</text:p>
            </table:table-cell>
            <table:table-cell table:style-name="ce72"/>
            <table:table-cell table:style-name="ce97" office:value-type="float" office:value="43" calcext:value-type="float">
              <text:p>43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72"/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5]*60*60)+([.E155]*60)+[.F155])" office:value-type="float" office:value="156853" calcext:value-type="float">
              <text:p>156853</text:p>
            </table:table-cell>
            <table:table-cell table:style-name="ce97" table:formula="of:=(([.H155]*60*60)+([.I155]*60)+[.J155])" office:value-type="float" office:value="160500" calcext:value-type="float">
              <text:p>160500</text:p>
            </table:table-cell>
            <table:table-cell table:style-name="ce97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4995" calcext:value-type="float">
              <text:p>4995</text:p>
            </table:table-cell>
            <table:table-cell table:style-name="ce72"/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72"/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table:formula="of:=(([.D156]*60*60)+([.E156]*60)+[.F156])" office:value-type="float" office:value="161354" calcext:value-type="float">
              <text:p>161354</text:p>
            </table:table-cell>
            <table:table-cell table:style-name="ce97" table:formula="of:=(([.H156]*60*60)+([.I156]*60)+[.J156])" office:value-type="float" office:value="164794" calcext:value-type="float">
              <text:p>164794</text:p>
            </table:table-cell>
            <table:table-cell table:style-name="ce97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6" calcext:value-type="float">
              <text:p>4996</text:p>
            </table:table-cell>
            <table:table-cell table:style-name="ce72"/>
            <table:table-cell table:style-name="ce97" office:value-type="float" office:value="45" calcext:value-type="float">
              <text:p>45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7]*60*60)+([.E157]*60)+[.F157])" office:value-type="float" office:value="164828" calcext:value-type="float">
              <text:p>164828</text:p>
            </table:table-cell>
            <table:table-cell table:style-name="ce97" table:formula="of:=(([.H157]*60*60)+([.I157]*60)+[.J157])" office:value-type="float" office:value="168420" calcext:value-type="float">
              <text:p>168420</text:p>
            </table:table-cell>
            <table:table-cell table:style-name="ce97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4997" calcext:value-type="float">
              <text:p>4997</text:p>
            </table:table-cell>
            <table:table-cell table:style-name="ce72"/>
            <table:table-cell table:style-name="ce97" office:value-type="float" office:value="46" calcext:value-type="float">
              <text:p>46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18" calcext:value-type="float">
              <text:p>18</text:p>
            </table:table-cell>
            <table:table-cell table:style-name="ce72"/>
            <table:table-cell table:style-name="ce97" office:value-type="float" office:value="48" calcext:value-type="float">
              <text:p>48</text:p>
            </table:table-cell>
            <table:table-cell table:style-name="ce97" office:value-type="float" office:value="25" calcext:value-type="float">
              <text:p>25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table:formula="of:=(([.D158]*60*60)+([.E158]*60)+[.F158])" office:value-type="float" office:value="168498" calcext:value-type="float">
              <text:p>168498</text:p>
            </table:table-cell>
            <table:table-cell table:style-name="ce97" table:formula="of:=(([.H158]*60*60)+([.I158]*60)+[.J158])" office:value-type="float" office:value="174320" calcext:value-type="float">
              <text:p>174320</text:p>
            </table:table-cell>
            <table:table-cell table:style-name="ce97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7" office:value-type="float" office:value="4998" calcext:value-type="float">
              <text:p>4998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48+[.C159]" office:value-type="float" office:value="48" calcext:value-type="float">
              <text:p>48</text:p>
            </table:table-cell>
            <table:table-cell table:style-name="ce97" office:value-type="float" office:value="27" calcext:value-type="float">
              <text:p>27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48+[.G159]" office:value-type="float" office:value="48" calcext:value-type="float">
              <text:p>48</text:p>
            </table:table-cell>
            <table:table-cell table:style-name="ce97" office:value-type="float" office:value="39" calcext:value-type="float">
              <text:p>39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59]*60*60)+([.E159]*60)+[.F159])" office:value-type="float" office:value="174464" calcext:value-type="float">
              <text:p>174464</text:p>
            </table:table-cell>
            <table:table-cell table:style-name="ce97" table:formula="of:=(([.H159]*60*60)+([.I159]*60)+[.J159])" office:value-type="float" office:value="175140" calcext:value-type="float">
              <text:p>175140</text:p>
            </table:table-cell>
            <table:table-cell table:style-name="ce97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97" office:value-type="float" office:value="38" calcext:value-type="float">
              <text:p>38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table:formula="of:=(([.D160]*60*60)+([.E160]*60)+[.F160])" office:value-type="float" office:value="46778" calcext:value-type="float">
              <text:p>46778</text:p>
            </table:table-cell>
            <table:table-cell table:style-name="ce97" table:formula="of:=(([.H160]*60*60)+([.I160]*60)+[.J160])" office:value-type="float" office:value="47100" calcext:value-type="float">
              <text:p>47100</text:p>
            </table:table-cell>
            <table:table-cell table:style-name="ce97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92" office:value-type="string" calcext:value-type="string">
              <text:p>4981-4998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([.L143]-[.K133])" office:value-type="float" office:value="42735" calcext:value-type="float">
              <text:p>42735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159]-[.K160])+[.M153]" office:value-type="float" office:value="187406" calcext:value-type="float">
              <text:p>187406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146]+[.M174]" office:value-type="float" office:value="3808" calcext:value-type="float">
              <text:p>3808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161]-[.H161])" office:value-type="float" office:value="183598" calcext:value-type="float">
              <text:p>183598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5.81" calcext:value-type="float">
            <text:p>15.81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4999" calcext:value-type="float">
              <text:p>4999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98" office:value-type="float" office:value="49" calcext:value-type="float">
              <text:p>49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3]*60*60)+([.E163]*60)+[.F163])" office:value-type="float" office:value="3289" calcext:value-type="float">
              <text:p>3289</text:p>
            </table:table-cell>
            <table:table-cell table:style-name="ce98" table:formula="of:=(([.H163]*60*60)+([.I163]*60)+[.J163])" office:value-type="float" office:value="4020" calcext:value-type="float">
              <text:p>4020</text:p>
            </table:table-cell>
            <table:table-cell table:style-name="ce98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0" calcext:value-type="float">
              <text:p>5000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40" calcext:value-type="float">
              <text:p>40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17" calcext:value-type="float">
              <text:p>17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4]*60*60)+([.E164]*60)+[.F164])" office:value-type="float" office:value="4180" calcext:value-type="float">
              <text:p>4180</text:p>
            </table:table-cell>
            <table:table-cell table:style-name="ce98" table:formula="of:=(([.H164]*60*60)+([.I164]*60)+[.J164])" office:value-type="float" office:value="4620" calcext:value-type="float">
              <text:p>4620</text:p>
            </table:table-cell>
            <table:table-cell table:style-name="ce98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1" calcext:value-type="float">
              <text:p>5001</text:p>
            </table:table-cell>
            <table:table-cell table:style-name="ce74"/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5]*60*60)+([.E165]*60)+[.F165])" office:value-type="float" office:value="4898" calcext:value-type="float">
              <text:p>4898</text:p>
            </table:table-cell>
            <table:table-cell table:style-name="ce98" table:formula="of:=(([.H165]*60*60)+([.I165]*60)+[.J165])" office:value-type="float" office:value="7920" calcext:value-type="float">
              <text:p>7920</text:p>
            </table:table-cell>
            <table:table-cell table:style-name="ce98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2" calcext:value-type="float">
              <text:p>5002</text:p>
            </table:table-cell>
            <table:table-cell table:style-name="ce74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32" calcext:value-type="float">
              <text:p>32</text:p>
            </table:table-cell>
            <table:table-cell table:style-name="ce98" office:value-type="float" office:value="7" calcext:value-type="float">
              <text:p>7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6]*60*60)+([.E166]*60)+[.F166])" office:value-type="float" office:value="9127" calcext:value-type="float">
              <text:p>9127</text:p>
            </table:table-cell>
            <table:table-cell table:style-name="ce98" table:formula="of:=(([.H166]*60*60)+([.I166]*60)+[.J166])" office:value-type="float" office:value="11100" calcext:value-type="float">
              <text:p>11100</text:p>
            </table:table-cell>
            <table:table-cell table:style-name="ce98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3" calcext:value-type="float">
              <text:p>5003</text:p>
            </table:table-cell>
            <table:table-cell table:style-name="ce74"/>
            <table:table-cell table:style-name="ce98" office:value-type="float" office:value="3" calcext:value-type="float">
              <text:p>3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14" calcext:value-type="float">
              <text:p>14</text:p>
            </table:table-cell>
            <table:table-cell table:style-name="ce74"/>
            <table:table-cell table:style-name="ce98" office:value-type="float" office:value="4" calcext:value-type="float">
              <text:p>4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7]*60*60)+([.E167]*60)+[.F167])" office:value-type="float" office:value="11174" calcext:value-type="float">
              <text:p>11174</text:p>
            </table:table-cell>
            <table:table-cell table:style-name="ce98" table:formula="of:=(([.H167]*60*60)+([.I167]*60)+[.J167])" office:value-type="float" office:value="14760" calcext:value-type="float">
              <text:p>14760</text:p>
            </table:table-cell>
            <table:table-cell table:style-name="ce98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4" calcext:value-type="float">
              <text:p>5004</text:p>
            </table:table-cell>
            <table:table-cell table:style-name="ce74"/>
            <table:table-cell table:style-name="ce98" office:value-type="float" office:value="4" calcext:value-type="float">
              <text:p>4</text:p>
            </table:table-cell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54" calcext:value-type="float">
              <text:p>54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1" calcext:value-type="float">
              <text:p>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8]*60*60)+([.E168]*60)+[.F168])" office:value-type="float" office:value="14814" calcext:value-type="float">
              <text:p>14814</text:p>
            </table:table-cell>
            <table:table-cell table:style-name="ce98" table:formula="of:=(([.H168]*60*60)+([.I168]*60)+[.J168])" office:value-type="float" office:value="18060" calcext:value-type="float">
              <text:p>18060</text:p>
            </table:table-cell>
            <table:table-cell table:style-name="ce98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5" calcext:value-type="float">
              <text:p>5005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3" calcext:value-type="float">
              <text:p>33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69]*60*60)+([.E169]*60)+[.F169])" office:value-type="float" office:value="18513" calcext:value-type="float">
              <text:p>18513</text:p>
            </table:table-cell>
            <table:table-cell table:style-name="ce98" table:formula="of:=(([.H169]*60*60)+([.I169]*60)+[.J169])" office:value-type="float" office:value="19860" calcext:value-type="float">
              <text:p>19860</text:p>
            </table:table-cell>
            <table:table-cell table:style-name="ce98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6" calcext:value-type="float">
              <text:p>5006</text:p>
            </table:table-cell>
            <table:table-cell table:style-name="ce74"/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36" calcext:value-type="float">
              <text:p>36</text:p>
            </table:table-cell>
            <table:table-cell table:style-name="ce98" office:value-type="float" office:value="2" calcext:value-type="float">
              <text:p>2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0]*60*60)+([.E170]*60)+[.F170])" office:value-type="float" office:value="20162" calcext:value-type="float">
              <text:p>20162</text:p>
            </table:table-cell>
            <table:table-cell table:style-name="ce98" table:formula="of:=(([.H170]*60*60)+([.I170]*60)+[.J170])" office:value-type="float" office:value="23340" calcext:value-type="float">
              <text:p>23340</text:p>
            </table:table-cell>
            <table:table-cell table:style-name="ce98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7" calcext:value-type="float">
              <text:p>5007</text:p>
            </table:table-cell>
            <table:table-cell table:style-name="ce74"/>
            <table:table-cell table:style-name="ce98" office:value-type="float" office:value="6" calcext:value-type="float">
              <text:p>6</text:p>
            </table:table-cell>
            <table:table-cell table:style-name="ce98" office:value-type="float" office:value="30" calcext:value-type="float">
              <text:p>30</text:p>
            </table:table-cell>
            <table:table-cell table:style-name="ce98" office:value-type="float" office:value="50" calcext:value-type="float">
              <text:p>50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31" calcext:value-type="float">
              <text:p>3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1]*60*60)+([.E171]*60)+[.F171])" office:value-type="float" office:value="23450" calcext:value-type="float">
              <text:p>23450</text:p>
            </table:table-cell>
            <table:table-cell table:style-name="ce98" table:formula="of:=(([.H171]*60*60)+([.I171]*60)+[.J171])" office:value-type="float" office:value="27060" calcext:value-type="float">
              <text:p>27060</text:p>
            </table:table-cell>
            <table:table-cell table:style-name="ce98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8" calcext:value-type="float">
              <text:p>5008</text:p>
            </table:table-cell>
            <table:table-cell table:style-name="ce74"/>
            <table:table-cell table:style-name="ce98" office:value-type="float" office:value="7" calcext:value-type="float">
              <text:p>7</text:p>
            </table:table-cell>
            <table:table-cell table:style-name="ce98" office:value-type="float" office:value="35" calcext:value-type="float">
              <text:p>35</text:p>
            </table:table-cell>
            <table:table-cell table:style-name="ce98" office:value-type="float" office:value="44" calcext:value-type="float">
              <text:p>44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5" calcext:value-type="float">
              <text:p>3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2]*60*60)+([.E172]*60)+[.F172])" office:value-type="float" office:value="27344" calcext:value-type="float">
              <text:p>27344</text:p>
            </table:table-cell>
            <table:table-cell table:style-name="ce98" table:formula="of:=(([.H172]*60*60)+([.I172]*60)+[.J172])" office:value-type="float" office:value="30900" calcext:value-type="float">
              <text:p>30900</text:p>
            </table:table-cell>
            <table:table-cell table:style-name="ce98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8" office:value-type="float" office:value="5009" calcext:value-type="float">
              <text:p>5009</text:p>
            </table:table-cell>
            <table:table-cell table:style-name="ce74"/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36" calcext:value-type="float">
              <text:p>36</text:p>
            </table:table-cell>
            <table:table-cell table:style-name="ce98" office:value-type="float" office:value="13" calcext:value-type="float">
              <text:p>13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18" calcext:value-type="float">
              <text:p>1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3]*60*60)+([.E173]*60)+[.F173])" office:value-type="float" office:value="30973" calcext:value-type="float">
              <text:p>30973</text:p>
            </table:table-cell>
            <table:table-cell table:style-name="ce98" table:formula="of:=(([.H173]*60*60)+([.I173]*60)+[.J173])" office:value-type="float" office:value="33480" calcext:value-type="float">
              <text:p>33480</text:p>
            </table:table-cell>
            <table:table-cell table:style-name="ce98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8" office:value-type="float" office:value="5011" calcext:value-type="float">
              <text:p>5011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98" office:value-type="float" office:value="56" calcext:value-type="float">
              <text:p>56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51" calcext:value-type="float">
              <text:p>5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4]*60*60)+([.E174]*60)+[.F174])" office:value-type="float" office:value="34076" calcext:value-type="float">
              <text:p>34076</text:p>
            </table:table-cell>
            <table:table-cell table:style-name="ce98" table:formula="of:=(([.H174]*60*60)+([.I174]*60)+[.J174])" office:value-type="float" office:value="35460" calcext:value-type="float">
              <text:p>35460</text:p>
            </table:table-cell>
            <table:table-cell table:style-name="ce98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8" office:value-type="float" office:value="5012" calcext:value-type="float">
              <text:p>5012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52" calcext:value-type="float">
              <text:p>52</text:p>
            </table:table-cell>
            <table:table-cell table:style-name="ce98" office:value-type="float" office:value="11" calcext:value-type="float">
              <text:p>11</text:p>
            </table:table-cell>
            <table:table-cell table:style-name="ce74"/>
            <table:table-cell table:style-name="ce98" office:value-type="float" office:value="10" calcext:value-type="float">
              <text:p>10</text:p>
            </table:table-cell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5]*60*60)+([.E175]*60)+[.F175])" office:value-type="float" office:value="35531" calcext:value-type="float">
              <text:p>35531</text:p>
            </table:table-cell>
            <table:table-cell table:style-name="ce98" table:formula="of:=(([.H175]*60*60)+([.I175]*60)+[.J175])" office:value-type="float" office:value="36720" calcext:value-type="float">
              <text:p>36720</text:p>
            </table:table-cell>
            <table:table-cell table:style-name="ce98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12" calcext:value-type="float">
              <text:p>12</text:p>
            </table:table-cell>
            <table:table-cell table:style-name="ce98" office:value-type="float" office:value="59" calcext:value-type="float">
              <text:p>59</text:p>
            </table:table-cell>
            <table:table-cell table:style-name="ce98" office:value-type="float" office:value="38" calcext:value-type="float">
              <text:p>38</text:p>
            </table:table-cell>
            <table:table-cell table:style-name="ce74"/>
            <table:table-cell table:style-name="ce98" office:value-type="float" office:value="13" calcext:value-type="float">
              <text:p>13</text:p>
            </table:table-cell>
            <table:table-cell table:style-name="ce98" office:value-type="float" office:value="5" calcext:value-type="float">
              <text:p>5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176]*60*60)+([.E176]*60)+[.F176])" office:value-type="float" office:value="46778" calcext:value-type="float">
              <text:p>46778</text:p>
            </table:table-cell>
            <table:table-cell table:style-name="ce98" table:formula="of:=(([.H176]*60*60)+([.I176]*60)+[.J176])" office:value-type="float" office:value="47100" calcext:value-type="float">
              <text:p>47100</text:p>
            </table:table-cell>
            <table:table-cell table:style-name="ce98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9" calcext:value-type="float">
              <text:p>9</text:p>
            </table:table-cell>
            <table:table-cell table:style-name="ce98" office:value-type="float" office:value="27" calcext:value-type="float">
              <text:p>27</text:p>
            </table:table-cell>
            <table:table-cell table:style-name="ce98" office:value-type="float" office:value="56" calcext:value-type="float">
              <text:p>56</text:p>
            </table:table-cell>
            <table:table-cell table:style-name="ce98" table:formula="of:=(([.D177]*60*60)+([.E177]*60)+[.F177])" office:value-type="float" office:value="33720" calcext:value-type="float">
              <text:p>33720</text:p>
            </table:table-cell>
            <table:table-cell table:style-name="ce98" table:formula="of:=(([.H177]*60*60)+([.I177]*60)+[.J177])" office:value-type="float" office:value="34076" calcext:value-type="float">
              <text:p>34076</text:p>
            </table:table-cell>
            <table:table-cell table:style-name="ce98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2.81" calcext:value-type="float">
              <text:p>12.81</text:p>
            </table:table-cell>
            <table:table-cell table:style-name="ce78" office:value-type="string" calcext:value-type="string">
              <text:p>4999-5012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([.L158]-[.K148])" office:value-type="float" office:value="105065" calcext:value-type="float">
              <text:p>105065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173]-[.K163])+[.M176]" office:value-type="float" office:value="30513" calcext:value-type="float">
              <text:p>30513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174]+[.M175]+[.M177]" office:value-type="float" office:value="2929" calcext:value-type="float">
              <text:p>2929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178]-[.H178])" office:value-type="float" office:value="27584" calcext:value-type="float">
              <text:p>2758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8" office:value-type="float" office:value="12.46" calcext:value-type="float">
            <text:p>12.46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3" calcext:value-type="float">
              <text:p>5013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1]*60*60)+([.E181]*60)+[.F181])" office:value-type="float" office:value="39247" calcext:value-type="float">
              <text:p>39247</text:p>
            </table:table-cell>
            <table:table-cell table:style-name="ce79" table:formula="of:=(([.H181]*60*60)+([.I181]*60)+[.J181])" office:value-type="float" office:value="42600" calcext:value-type="float">
              <text:p>42600</text:p>
            </table:table-cell>
            <table:table-cell table:style-name="ce79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4" calcext:value-type="float">
              <text:p>5014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2]*60*60)+([.E182]*60)+[.F182])" office:value-type="float" office:value="42705" calcext:value-type="float">
              <text:p>42705</text:p>
            </table:table-cell>
            <table:table-cell table:style-name="ce79" table:formula="of:=(([.H182]*60*60)+([.I182]*60)+[.J182])" office:value-type="float" office:value="46140" calcext:value-type="float">
              <text:p>46140</text:p>
            </table:table-cell>
            <table:table-cell table:style-name="ce79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15" calcext:value-type="float">
              <text:p>501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183]*60*60)+([.E183]*60)+[.F183])" office:value-type="float" office:value="46240" calcext:value-type="float">
              <text:p>46240</text:p>
            </table:table-cell>
            <table:table-cell table:style-name="ce79" table:formula="of:=(([.H183]*60*60)+([.I183]*60)+[.J183])" office:value-type="float" office:value="49877" calcext:value-type="float">
              <text:p>49877</text:p>
            </table:table-cell>
            <table:table-cell table:style-name="ce79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17" calcext:value-type="float">
              <text:p>5017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4]*60*60)+([.E184]*60)+[.F184])" office:value-type="float" office:value="51120" calcext:value-type="float">
              <text:p>51120</text:p>
            </table:table-cell>
            <table:table-cell table:style-name="ce79" table:formula="of:=(([.H184]*60*60)+([.I184]*60)+[.J184])" office:value-type="float" office:value="54240" calcext:value-type="float">
              <text:p>54240</text:p>
            </table:table-cell>
            <table:table-cell table:style-name="ce79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8" calcext:value-type="float">
              <text:p>5018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5]*60*60)+([.E185]*60)+[.F185])" office:value-type="float" office:value="54338" calcext:value-type="float">
              <text:p>54338</text:p>
            </table:table-cell>
            <table:table-cell table:style-name="ce79" table:formula="of:=(([.H185]*60*60)+([.I185]*60)+[.J185])" office:value-type="float" office:value="57780" calcext:value-type="float">
              <text:p>57780</text:p>
            </table:table-cell>
            <table:table-cell table:style-name="ce79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9" calcext:value-type="float">
              <text:p>501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6]*60*60)+([.E186]*60)+[.F186])" office:value-type="float" office:value="57868" calcext:value-type="float">
              <text:p>57868</text:p>
            </table:table-cell>
            <table:table-cell table:style-name="ce79" table:formula="of:=(([.H186]*60*60)+([.I186]*60)+[.J186])" office:value-type="float" office:value="61380" calcext:value-type="float">
              <text:p>61380</text:p>
            </table:table-cell>
            <table:table-cell table:style-name="ce79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0" calcext:value-type="float">
              <text:p>5020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6" calcext:value-type="float">
              <text:p>6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7]*60*60)+([.E187]*60)+[.F187])" office:value-type="float" office:value="61446" calcext:value-type="float">
              <text:p>61446</text:p>
            </table:table-cell>
            <table:table-cell table:style-name="ce79" table:formula="of:=(([.H187]*60*60)+([.I187]*60)+[.J187])" office:value-type="float" office:value="65220" calcext:value-type="float">
              <text:p>65220</text:p>
            </table:table-cell>
            <table:table-cell table:style-name="ce79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1" calcext:value-type="float">
              <text:p>5021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8]*60*60)+([.E188]*60)+[.F188])" office:value-type="float" office:value="65257" calcext:value-type="float">
              <text:p>65257</text:p>
            </table:table-cell>
            <table:table-cell table:style-name="ce79" table:formula="of:=(([.H188]*60*60)+([.I188]*60)+[.J188])" office:value-type="float" office:value="69000" calcext:value-type="float">
              <text:p>69000</text:p>
            </table:table-cell>
            <table:table-cell table:style-name="ce79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2" calcext:value-type="float">
              <text:p>5022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([.D189]*60*60)+([.E189]*60)+[.F189])" office:value-type="float" office:value="69052" calcext:value-type="float">
              <text:p>69052</text:p>
            </table:table-cell>
            <table:table-cell table:style-name="ce79" table:formula="of:=(([.H189]*60*60)+([.I189]*60)+[.J189])" office:value-type="float" office:value="72501" calcext:value-type="float">
              <text:p>72501</text:p>
            </table:table-cell>
            <table:table-cell table:style-name="ce79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3" calcext:value-type="float">
              <text:p>5023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0]*60*60)+([.E190]*60)+[.F190])" office:value-type="float" office:value="72719" calcext:value-type="float">
              <text:p>72719</text:p>
            </table:table-cell>
            <table:table-cell table:style-name="ce79" table:formula="of:=(([.H190]*60*60)+([.I190]*60)+[.J190])" office:value-type="float" office:value="76200" calcext:value-type="float">
              <text:p>76200</text:p>
            </table:table-cell>
            <table:table-cell table:style-name="ce79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4" calcext:value-type="float">
              <text:p>5024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1]*60*60)+([.E191]*60)+[.F191])" office:value-type="float" office:value="76247" calcext:value-type="float">
              <text:p>76247</text:p>
            </table:table-cell>
            <table:table-cell table:style-name="ce79" table:formula="of:=(([.H191]*60*60)+([.I191]*60)+[.J191])" office:value-type="float" office:value="79860" calcext:value-type="float">
              <text:p>79860</text:p>
            </table:table-cell>
            <table:table-cell table:style-name="ce79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5" calcext:value-type="float">
              <text:p>5025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2]*60*60)+([.E192]*60)+[.F192])" office:value-type="float" office:value="80098" calcext:value-type="float">
              <text:p>80098</text:p>
            </table:table-cell>
            <table:table-cell table:style-name="ce79" table:formula="of:=(([.H192]*60*60)+([.I192]*60)+[.J192])" office:value-type="float" office:value="83640" calcext:value-type="float">
              <text:p>83640</text:p>
            </table:table-cell>
            <table:table-cell table:style-name="ce79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26" calcext:value-type="float">
              <text:p>5026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3]*60*60)+([.E193]*60)+[.F193])" office:value-type="float" office:value="83700" calcext:value-type="float">
              <text:p>83700</text:p>
            </table:table-cell>
            <table:table-cell table:style-name="ce79" table:formula="of:=(([.H193]*60*60)+([.I193]*60)+[.J193])" office:value-type="float" office:value="87000" calcext:value-type="float">
              <text:p>87000</text:p>
            </table:table-cell>
            <table:table-cell table:style-name="ce79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7" calcext:value-type="float">
              <text:p>50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[.C194]+24)" office:value-type="float" office:value="24" calcext:value-type="float">
              <text:p>24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29" calcext:value-type="float">
              <text:p>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G194]+24)" office:value-type="float" office:value="25" calcext:value-type="float">
              <text:p>25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79" table:formula="of:=(([.D194]*60*60)+([.E194]*60)+[.F194])" office:value-type="float" office:value="87089" calcext:value-type="float">
              <text:p>87089</text:p>
            </table:table-cell>
            <table:table-cell table:style-name="ce79" table:formula="of:=(([.H194]*60*60)+([.I194]*60)+[.J194])" office:value-type="float" office:value="91555" calcext:value-type="float">
              <text:p>91555</text:p>
            </table:table-cell>
            <table:table-cell table:style-name="ce79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29" calcext:value-type="float">
              <text:p>50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C195]+24)" office:value-type="float" office:value="25" calcext:value-type="float">
              <text:p>2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G195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5]*60*60)+([.E195]*60)+[.F195])" office:value-type="float" office:value="92316" calcext:value-type="float">
              <text:p>92316</text:p>
            </table:table-cell>
            <table:table-cell table:style-name="ce79" table:formula="of:=(([.H195]*60*60)+([.I195]*60)+[.J195])" office:value-type="float" office:value="94920" calcext:value-type="float">
              <text:p>94920</text:p>
            </table:table-cell>
            <table:table-cell table:style-name="ce79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30" calcext:value-type="float">
              <text:p>5030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C196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G196]+24)" office:value-type="float" office:value="27" calcext:value-type="float">
              <text:p>27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6]*60*60)+([.E196]*60)+[.F196])" office:value-type="float" office:value="94950" calcext:value-type="float">
              <text:p>94950</text:p>
            </table:table-cell>
            <table:table-cell table:style-name="ce79" table:formula="of:=(([.H196]*60*60)+([.I196]*60)+[.J196])" office:value-type="float" office:value="97860" calcext:value-type="float">
              <text:p>97860</text:p>
            </table:table-cell>
            <table:table-cell table:style-name="ce79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1" calcext:value-type="float">
              <text:p>5031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C197]+24)" office:value-type="float" office:value="27" calcext:value-type="float">
              <text:p>27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G197]+24)" office:value-type="float" office:value="28" calcext:value-type="float">
              <text:p>28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197]*60*60)+([.E197]*60)+[.F197])" office:value-type="float" office:value="98647" calcext:value-type="float">
              <text:p>98647</text:p>
            </table:table-cell>
            <table:table-cell table:style-name="ce79" table:formula="of:=(([.H197]*60*60)+([.I197]*60)+[.J197])" office:value-type="float" office:value="102331" calcext:value-type="float">
              <text:p>102331</text:p>
            </table:table-cell>
            <table:table-cell table:style-name="ce79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2" calcext:value-type="float">
              <text:p>5032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C198]+24)" office:value-type="float" office:value="28" calcext:value-type="float">
              <text:p>28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G198]+24)" office:value-type="float" office:value="29" calcext:value-type="float">
              <text:p>29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8]*60*60)+([.E198]*60)+[.F198])" office:value-type="float" office:value="102375" calcext:value-type="float">
              <text:p>102375</text:p>
            </table:table-cell>
            <table:table-cell table:style-name="ce79" table:formula="of:=(([.H198]*60*60)+([.I198]*60)+[.J198])" office:value-type="float" office:value="105480" calcext:value-type="float">
              <text:p>105480</text:p>
            </table:table-cell>
            <table:table-cell table:style-name="ce79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3" calcext:value-type="float">
              <text:p>5033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C199]+24)" office:value-type="float" office:value="29" calcext:value-type="float">
              <text:p>29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table:formula="of:=([.G199]+24)" office:value-type="float" office:value="31" calcext:value-type="float">
              <text:p>31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([.D199]*60*60)+([.E199]*60)+[.F199])" office:value-type="float" office:value="105553" calcext:value-type="float">
              <text:p>105553</text:p>
            </table:table-cell>
            <table:table-cell table:style-name="ce79" table:formula="of:=(([.H199]*60*60)+([.I199]*60)+[.J199])" office:value-type="float" office:value="111743" calcext:value-type="float">
              <text:p>111743</text:p>
            </table:table-cell>
            <table:table-cell table:style-name="ce79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8" calcext:value-type="float">
              <text:p>503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[.C200]+24)" office:value-type="float" office:value="45" calcext:value-type="float">
              <text:p>45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G200]+24)" office:value-type="float" office:value="46" calcext:value-type="float">
              <text:p>46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0]*60*60)+([.E200]*60)+[.F200])" office:value-type="float" office:value="164417" calcext:value-type="float">
              <text:p>164417</text:p>
            </table:table-cell>
            <table:table-cell table:style-name="ce79" table:formula="of:=(([.H200]*60*60)+([.I200]*60)+[.J200])" office:value-type="float" office:value="167760" calcext:value-type="float">
              <text:p>167760</text:p>
            </table:table-cell>
            <table:table-cell table:style-name="ce79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9" calcext:value-type="float">
              <text:p>5039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C201]+24)" office:value-type="float" office:value="46" calcext:value-type="float">
              <text:p>46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[.G201]+24)" office:value-type="float" office:value="47" calcext:value-type="float">
              <text:p>47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1]*60*60)+([.E201]*60)+[.F201])" office:value-type="float" office:value="167877" calcext:value-type="float">
              <text:p>167877</text:p>
            </table:table-cell>
            <table:table-cell table:style-name="ce79" table:formula="of:=(([.H201]*60*60)+([.I201]*60)+[.J201])" office:value-type="float" office:value="171540" calcext:value-type="float">
              <text:p>171540</text:p>
            </table:table-cell>
            <table:table-cell table:style-name="ce79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311" calcext:value-type="float">
              <text:p>5311</text:p>
            </table:table-cell>
            <table:table-cell table:style-name="ce7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/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2]*60*60)+([.E202]*60)+[.F202])" office:value-type="float" office:value="27000" calcext:value-type="float">
              <text:p>27000</text:p>
            </table:table-cell>
            <table:table-cell table:style-name="ce79" table:formula="of:=(([.H202]*60*60)+([.I202]*60)+[.J202])" office:value-type="float" office:value="29040" calcext:value-type="float">
              <text:p>29040</text:p>
            </table:table-cell>
            <table:table-cell table:style-name="ce79" table:formula="of:=([.L202]-[.K202])" office:value-type="float" office:value="2040" calcext:value-type="float">
              <text:p>20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312" calcext:value-type="float">
              <text:p>5312</text:p>
            </table:table-cell>
            <table:table-cell table:style-name="ce79"/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/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([.D203]*60*60)+([.E203]*60)+[.F203])" office:value-type="float" office:value="29511" calcext:value-type="float">
              <text:p>29511</text:p>
            </table:table-cell>
            <table:table-cell table:style-name="ce79" table:formula="of:=(([.H203]*60*60)+([.I203]*60)+[.J203])" office:value-type="float" office:value="34084" calcext:value-type="float">
              <text:p>34084</text:p>
            </table:table-cell>
            <table:table-cell table:style-name="ce79" table:formula="of:=([.L203]-[.K203])" office:value-type="float" office:value="4573" calcext:value-type="float">
              <text:p>45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04]*60*60)+([.E204]*60)+[.F204])" office:value-type="float" office:value="37500" calcext:value-type="float">
              <text:p>37500</text:p>
            </table:table-cell>
            <table:table-cell table:style-name="ce79" table:formula="of:=(([.H204]*60*60)+([.I204]*60)+[.J204])" office:value-type="float" office:value="39600" calcext:value-type="float">
              <text:p>39600</text:p>
            </table:table-cell>
            <table:table-cell table:style-name="ce79" table:formula="of:=([.L204]-[.K204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5]*60*60)+([.E205]*60)+[.F205])" office:value-type="float" office:value="37320" calcext:value-type="float">
              <text:p>37320</text:p>
            </table:table-cell>
            <table:table-cell table:style-name="ce79" table:formula="of:=(([.H205]*60*60)+([.I205]*60)+[.J205])" office:value-type="float" office:value="37500" calcext:value-type="float">
              <text:p>37500</text:p>
            </table:table-cell>
            <table:table-cell table:style-name="ce79" table:formula="of:=([.L205]-[.K205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12.81" calcext:value-type="float">
              <text:p>12.81</text:p>
            </table:table-cell>
            <table:table-cell table:style-name="ce90" office:value-type="string" calcext:value-type="string">
              <text:p>5013-5039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([.L168]-[.K158])" office:value-type="float" office:value="-150438" calcext:value-type="float">
              <text:p>-150438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201]-[.K205])+[.M202]+[.M203]" office:value-type="float" office:value="140833" calcext:value-type="float">
              <text:p>140833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[.M195]+[.M196]+[.M205]" office:value-type="float" office:value="5694" calcext:value-type="float">
              <text:p>5694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206]-[.H206])" office:value-type="float" office:value="135139" calcext:value-type="float">
              <text:p>135139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9.42" calcext:value-type="float">
            <text:p>9.42</text:p>
          </table:table-cell>
          <table:table-cell table:style-name="ce72" table:number-columns-repeated="12"/>
          <table:table-cell table:style-name="ce46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2"/>
            <table:table-cell table:style-name="ce97" office:value-type="float" office:value="5040" calcext:value-type="float">
              <text:p>5040</text:p>
            </table:table-cell>
            <table:table-cell table:style-name="ce7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8]*60*60)+([.E208]*60)+[.F208])" office:value-type="float" office:value="5076" calcext:value-type="float">
              <text:p>5076</text:p>
            </table:table-cell>
            <table:table-cell table:style-name="ce72" table:formula="of:=(([.H208]*60*60)+([.I208]*60)+[.J208])" office:value-type="float" office:value="6120" calcext:value-type="float">
              <text:p>6120</text:p>
            </table:table-cell>
            <table:table-cell table:style-name="ce72" table:formula="of:=([.L208]-[.K208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1" calcext:value-type="float">
              <text:p>5041</text:p>
            </table:table-cell>
            <table:table-cell table:style-name="ce72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54" calcext:value-type="float">
              <text:p>5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09]*60*60)+([.E209]*60)+[.F209])" office:value-type="float" office:value="8408" calcext:value-type="float">
              <text:p>8408</text:p>
            </table:table-cell>
            <table:table-cell table:style-name="ce72" table:formula="of:=(([.H209]*60*60)+([.I209]*60)+[.J209])" office:value-type="float" office:value="10440" calcext:value-type="float">
              <text:p>10440</text:p>
            </table:table-cell>
            <table:table-cell table:style-name="ce72" table:formula="of:=([.L209]-[.K209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2" calcext:value-type="float">
              <text:p>5042</text:p>
            </table:table-cell>
            <table:table-cell table:style-name="ce72"/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72"/>
            <table:table-cell table:style-name="ce97" office:value-type="float" office:value="4" calcext:value-type="float">
              <text:p>4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0]*60*60)+([.E210]*60)+[.F210])" office:value-type="float" office:value="11337" calcext:value-type="float">
              <text:p>11337</text:p>
            </table:table-cell>
            <table:table-cell table:style-name="ce72" table:formula="of:=(([.H210]*60*60)+([.I210]*60)+[.J210])" office:value-type="float" office:value="14580" calcext:value-type="float">
              <text:p>14580</text:p>
            </table:table-cell>
            <table:table-cell table:style-name="ce72" table:formula="of:=([.L210]-[.K210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4" calcext:value-type="float">
              <text:p>5044</text:p>
            </table:table-cell>
            <table:table-cell table:style-name="ce72"/>
            <table:table-cell table:style-name="ce97" office:value-type="float" office:value="4" calcext:value-type="float">
              <text:p>4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26" calcext:value-type="float">
              <text:p>26</text:p>
            </table:table-cell>
            <table:table-cell table:style-name="ce72"/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48" calcext:value-type="float">
              <text:p>48</text:p>
            </table:table-cell>
            <table:table-cell table:style-name="ce72" table:formula="of:=(([.D211]*60*60)+([.E211]*60)+[.F211])" office:value-type="float" office:value="15326" calcext:value-type="float">
              <text:p>15326</text:p>
            </table:table-cell>
            <table:table-cell table:style-name="ce72" table:formula="of:=(([.H211]*60*60)+([.I211]*60)+[.J211])" office:value-type="float" office:value="19488" calcext:value-type="float">
              <text:p>19488</text:p>
            </table:table-cell>
            <table:table-cell table:style-name="ce72" table:formula="of:=([.L211]-[.K211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5" calcext:value-type="float">
              <text:p>5045</text:p>
            </table:table-cell>
            <table:table-cell table:style-name="ce72"/>
            <table:table-cell table:style-name="ce97" office:value-type="float" office:value="5" calcext:value-type="float">
              <text:p>5</text:p>
            </table:table-cell>
            <table:table-cell table:style-name="ce97" office:value-type="float" office:value="33" calcext:value-type="float">
              <text:p>33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2"/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2]*60*60)+([.E212]*60)+[.F212])" office:value-type="float" office:value="19996" calcext:value-type="float">
              <text:p>19996</text:p>
            </table:table-cell>
            <table:table-cell table:style-name="ce72" table:formula="of:=(([.H212]*60*60)+([.I212]*60)+[.J212])" office:value-type="float" office:value="23040" calcext:value-type="float">
              <text:p>23040</text:p>
            </table:table-cell>
            <table:table-cell table:style-name="ce72" table:formula="of:=([.L212]-[.K212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6" calcext:value-type="float">
              <text:p>5046</text:p>
            </table:table-cell>
            <table:table-cell table:style-name="ce72"/>
            <table:table-cell table:style-name="ce97" office:value-type="float" office:value="6" calcext:value-type="float">
              <text:p>6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97" office:value-type="float" office:value="50" calcext:value-type="float">
              <text:p>50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2" table:formula="of:=(([.D213]*60*60)+([.E213]*60)+[.F213])" office:value-type="float" office:value="23750" calcext:value-type="float">
              <text:p>23750</text:p>
            </table:table-cell>
            <table:table-cell table:style-name="ce72" table:formula="of:=(([.H213]*60*60)+([.I213]*60)+[.J213])" office:value-type="float" office:value="27244" calcext:value-type="float">
              <text:p>27244</text:p>
            </table:table-cell>
            <table:table-cell table:style-name="ce72" table:formula="of:=([.L213]-[.K213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7" calcext:value-type="float">
              <text:p>5047</text:p>
            </table:table-cell>
            <table:table-cell table:style-name="ce72"/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2" calcext:value-type="float">
              <text:p>32</text:p>
            </table:table-cell>
            <table:table-cell table:style-name="ce97" office:value-type="float" office:value="33" calcext:value-type="float">
              <text:p>33</text:p>
            </table:table-cell>
            <table:table-cell table:style-name="ce72" table:formula="of:=(([.D214]*60*60)+([.E214]*60)+[.F214])" office:value-type="float" office:value="27366" calcext:value-type="float">
              <text:p>27366</text:p>
            </table:table-cell>
            <table:table-cell table:style-name="ce72" table:formula="of:=(([.H214]*60*60)+([.I214]*60)+[.J214])" office:value-type="float" office:value="30753" calcext:value-type="float">
              <text:p>30753</text:p>
            </table:table-cell>
            <table:table-cell table:style-name="ce72" table:formula="of:=([.L214]-[.K214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8" calcext:value-type="float">
              <text:p>5048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4" calcext:value-type="float">
              <text:p>34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42" calcext:value-type="float">
              <text:p>42</text:p>
            </table:table-cell>
            <table:table-cell table:style-name="ce97" office:value-type="float" office:value="24" calcext:value-type="float">
              <text:p>24</text:p>
            </table:table-cell>
            <table:table-cell table:style-name="ce72" table:formula="of:=(([.D215]*60*60)+([.E215]*60)+[.F215])" office:value-type="float" office:value="30856" calcext:value-type="float">
              <text:p>30856</text:p>
            </table:table-cell>
            <table:table-cell table:style-name="ce72" table:formula="of:=(([.H215]*60*60)+([.I215]*60)+[.J215])" office:value-type="float" office:value="31344" calcext:value-type="float">
              <text:p>31344</text:p>
            </table:table-cell>
            <table:table-cell table:style-name="ce72" table:formula="of:=([.L215]-[.K215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49" calcext:value-type="float">
              <text:p>5049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47" calcext:value-type="float">
              <text:p>47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2"/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2" table:formula="of:=(([.D216]*60*60)+([.E216]*60)+[.F216])" office:value-type="float" office:value="31639" calcext:value-type="float">
              <text:p>31639</text:p>
            </table:table-cell>
            <table:table-cell table:style-name="ce72" table:formula="of:=(([.H216]*60*60)+([.I216]*60)+[.J216])" office:value-type="float" office:value="32239" calcext:value-type="float">
              <text:p>32239</text:p>
            </table:table-cell>
            <table:table-cell table:style-name="ce72" table:formula="of:=([.L216]-[.K216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0" calcext:value-type="float">
              <text:p>5050</text:p>
            </table:table-cell>
            <table:table-cell table:style-name="ce72"/>
            <table:table-cell table:style-name="ce97" office:value-type="float" office:value="9" calcext:value-type="float">
              <text:p>9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97" office:value-type="float" office:value="49" calcext:value-type="float">
              <text:p>49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97" office:value-type="float" office:value="29" calcext:value-type="float">
              <text:p>29</text:p>
            </table:table-cell>
            <table:table-cell table:style-name="ce72" table:formula="of:=(([.D217]*60*60)+([.E217]*60)+[.F217])" office:value-type="float" office:value="33589" calcext:value-type="float">
              <text:p>33589</text:p>
            </table:table-cell>
            <table:table-cell table:style-name="ce72" table:formula="of:=(([.H217]*60*60)+([.I217]*60)+[.J217])" office:value-type="float" office:value="36929" calcext:value-type="float">
              <text:p>36929</text:p>
            </table:table-cell>
            <table:table-cell table:style-name="ce72" table:formula="of:=([.L217]-[.K217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1" calcext:value-type="float">
              <text:p>5051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97" office:value-type="float" office:value="10" calcext:value-type="float">
              <text:p>10</text:p>
            </table:table-cell>
            <table:table-cell table:style-name="ce72"/>
            <table:table-cell table:style-name="ce97" office:value-type="float" office:value="10" calcext:value-type="float">
              <text:p>10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 table:formula="of:=(([.D218]*60*60)+([.E218]*60)+[.F218])" office:value-type="float" office:value="36970" calcext:value-type="float">
              <text:p>36970</text:p>
            </table:table-cell>
            <table:table-cell table:style-name="ce72" table:formula="of:=(([.H218]*60*60)+([.I218]*60)+[.J218])" office:value-type="float" office:value="37800" calcext:value-type="float">
              <text:p>37800</text:p>
            </table:table-cell>
            <table:table-cell table:style-name="ce72" table:formula="of:=([.L218]-[.K218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2" calcext:value-type="float">
              <text:p>5052</text:p>
            </table:table-cell>
            <table:table-cell table:style-name="ce72"/>
            <table:table-cell table:style-name="ce97" office:value-type="float" office:value="11" calcext:value-type="float">
              <text:p>11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2" table:formula="of:=(([.D219]*60*60)+([.E219]*60)+[.F219])" office:value-type="float" office:value="40495" calcext:value-type="float">
              <text:p>40495</text:p>
            </table:table-cell>
            <table:table-cell table:style-name="ce72" table:formula="of:=(([.H219]*60*60)+([.I219]*60)+[.J219])" office:value-type="float" office:value="43208" calcext:value-type="float">
              <text:p>43208</text:p>
            </table:table-cell>
            <table:table-cell table:style-name="ce72" table:formula="of:=([.L219]-[.K219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3" calcext:value-type="float">
              <text:p>5053</text:p>
            </table:table-cell>
            <table:table-cell table:style-name="ce72"/>
            <table:table-cell table:style-name="ce97" office:value-type="float" office:value="12" calcext:value-type="float">
              <text:p>12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36" calcext:value-type="float">
              <text:p>36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 office:value-type="float" office:value="35" calcext:value-type="float">
              <text:p>35</text:p>
            </table:table-cell>
            <table:table-cell table:style-name="ce72" table:formula="of:=(([.D220]*60*60)+([.E220]*60)+[.F220])" office:value-type="float" office:value="43716" calcext:value-type="float">
              <text:p>43716</text:p>
            </table:table-cell>
            <table:table-cell table:style-name="ce72" table:formula="of:=(([.H220]*60*60)+([.I220]*60)+[.J220])" office:value-type="float" office:value="47255" calcext:value-type="float">
              <text:p>47255</text:p>
            </table:table-cell>
            <table:table-cell table:style-name="ce72" table:formula="of:=([.L220]-[.K220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4" calcext:value-type="float">
              <text:p>5054</text:p>
            </table:table-cell>
            <table:table-cell table:style-name="ce72"/>
            <table:table-cell table:style-name="ce97" office:value-type="float" office:value="13" calcext:value-type="float">
              <text:p>13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 office:value-type="float" office:value="14" calcext:value-type="float">
              <text:p>14</text:p>
            </table:table-cell>
            <table:table-cell table:style-name="ce72"/>
            <table:table-cell table:style-name="ce97" office:value-type="float" office:value="14" calcext:value-type="float">
              <text:p>14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30" calcext:value-type="float">
              <text:p>30</text:p>
            </table:table-cell>
            <table:table-cell table:style-name="ce72" table:formula="of:=(([.D221]*60*60)+([.E221]*60)+[.F221])" office:value-type="float" office:value="47294" calcext:value-type="float">
              <text:p>47294</text:p>
            </table:table-cell>
            <table:table-cell table:style-name="ce72" table:formula="of:=(([.H221]*60*60)+([.I221]*60)+[.J221])" office:value-type="float" office:value="50550" calcext:value-type="float">
              <text:p>50550</text:p>
            </table:table-cell>
            <table:table-cell table:style-name="ce72" table:formula="of:=([.L221]-[.K221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5" calcext:value-type="float">
              <text:p>5055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2]*60*60)+([.E222]*60)+[.F222])" office:value-type="float" office:value="50598" calcext:value-type="float">
              <text:p>50598</text:p>
            </table:table-cell>
            <table:table-cell table:style-name="ce72" table:formula="of:=(([.H222]*60*60)+([.I222]*60)+[.J222])" office:value-type="float" office:value="53940" calcext:value-type="float">
              <text:p>53940</text:p>
            </table:table-cell>
            <table:table-cell table:style-name="ce72" table:formula="of:=([.L222]-[.K222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6" calcext:value-type="float">
              <text:p>5056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3]*60*60)+([.E223]*60)+[.F223])" office:value-type="float" office:value="54021" calcext:value-type="float">
              <text:p>54021</text:p>
            </table:table-cell>
            <table:table-cell table:style-name="ce72" table:formula="of:=(([.H223]*60*60)+([.I223]*60)+[.J223])" office:value-type="float" office:value="56640" calcext:value-type="float">
              <text:p>56640</text:p>
            </table:table-cell>
            <table:table-cell table:style-name="ce72" table:formula="of:=([.L223]-[.K223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7" calcext:value-type="float">
              <text:p>5057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table:formula="of:=(([.D224]*60*60)+([.E224]*60)+[.F224])" office:value-type="float" office:value="56707" calcext:value-type="float">
              <text:p>56707</text:p>
            </table:table-cell>
            <table:table-cell table:style-name="ce72" table:formula="of:=(([.H224]*60*60)+([.I224]*60)+[.J224])" office:value-type="float" office:value="60264" calcext:value-type="float">
              <text:p>60264</text:p>
            </table:table-cell>
            <table:table-cell table:style-name="ce72" table:formula="of:=([.L224]-[.K224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8" calcext:value-type="float">
              <text:p>5058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25]*60*60)+([.E225]*60)+[.F225])" office:value-type="float" office:value="60323" calcext:value-type="float">
              <text:p>60323</text:p>
            </table:table-cell>
            <table:table-cell table:style-name="ce72" table:formula="of:=(([.H225]*60*60)+([.I225]*60)+[.J225])" office:value-type="float" office:value="63729" calcext:value-type="float">
              <text:p>63729</text:p>
            </table:table-cell>
            <table:table-cell table:style-name="ce72" table:formula="of:=([.L225]-[.K225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59" calcext:value-type="float">
              <text:p>5059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(([.D226]*60*60)+([.E226]*60)+[.F226])" office:value-type="float" office:value="67331" calcext:value-type="float">
              <text:p>67331</text:p>
            </table:table-cell>
            <table:table-cell table:style-name="ce72" table:formula="of:=(([.H226]*60*60)+([.I226]*60)+[.J226])" office:value-type="float" office:value="71301" calcext:value-type="float">
              <text:p>71301</text:p>
            </table:table-cell>
            <table:table-cell table:style-name="ce72" table:formula="of:=([.L226]-[.K226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5060" calcext:value-type="float">
              <text:p>5060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7]*60*60)+([.E227]*60)+[.F227])" office:value-type="float" office:value="71400" calcext:value-type="float">
              <text:p>71400</text:p>
            </table:table-cell>
            <table:table-cell table:style-name="ce72" table:formula="of:=(([.H227]*60*60)+([.I227]*60)+[.J227])" office:value-type="float" office:value="74520" calcext:value-type="float">
              <text:p>74520</text:p>
            </table:table-cell>
            <table:table-cell table:style-name="ce72" table:formula="of:=([.L227]-[.K227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1" calcext:value-type="float">
              <text:p>506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8]*60*60)+([.E228]*60)+[.F228])" office:value-type="float" office:value="78193" calcext:value-type="float">
              <text:p>78193</text:p>
            </table:table-cell>
            <table:table-cell table:style-name="ce72" table:formula="of:=(([.H228]*60*60)+([.I228]*60)+[.J228])" office:value-type="float" office:value="78360" calcext:value-type="float">
              <text:p>78360</text:p>
            </table:table-cell>
            <table:table-cell table:style-name="ce72" table:formula="of:=([.L228]-[.K228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2" calcext:value-type="float">
              <text:p>506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57" calcext:value-type="float">
              <text:p>57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number-columns-repeated="2" table:style-name="ce72" office:value-type="float" office:value="15" calcext:value-type="float">
              <text:p>15</text:p>
            </table:table-cell>
            <table:table-cell table:style-name="ce72" table:formula="of:=(([.D229]*60*60)+([.E229]*60)+[.F229])" office:value-type="float" office:value="80697" calcext:value-type="float">
              <text:p>80697</text:p>
            </table:table-cell>
            <table:table-cell table:style-name="ce72" table:formula="of:=(([.H229]*60*60)+([.I229]*60)+[.J229])" office:value-type="float" office:value="83715" calcext:value-type="float">
              <text:p>83715</text:p>
            </table:table-cell>
            <table:table-cell table:style-name="ce72" table:formula="of:=([.L229]-[.K229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3" calcext:value-type="float">
              <text:p>5063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0]*60*60)+([.E230]*60)+[.F230])" office:value-type="float" office:value="98748" calcext:value-type="float">
              <text:p>98748</text:p>
            </table:table-cell>
            <table:table-cell table:style-name="ce72" table:formula="of:=(([.H230]*60*60)+([.I230]*60)+[.J230])" office:value-type="float" office:value="99360" calcext:value-type="float">
              <text:p>99360</text:p>
            </table:table-cell>
            <table:table-cell table:style-name="ce72" table:formula="of:=([.L230]-[.K230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4" calcext:value-type="float">
              <text:p>5064</text:p>
            </table:table-cell>
            <table:table-cell table:style-name="ce72"/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31]*60*60)+([.E231]*60)+[.F231])" office:value-type="float" office:value="107495" calcext:value-type="float">
              <text:p>107495</text:p>
            </table:table-cell>
            <table:table-cell table:style-name="ce72" table:formula="of:=(([.H231]*60*60)+([.I231]*60)+[.J231])" office:value-type="float" office:value="111217" calcext:value-type="float">
              <text:p>111217</text:p>
            </table:table-cell>
            <table:table-cell table:style-name="ce72" table:formula="of:=([.L231]-[.K231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7" office:value-type="float" office:value="5065" calcext:value-type="float">
              <text:p>506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2]*60*60)+([.E232]*60)+[.F232])" office:value-type="float" office:value="111240" calcext:value-type="float">
              <text:p>111240</text:p>
            </table:table-cell>
            <table:table-cell table:style-name="ce72" table:formula="of:=(([.H232]*60*60)+([.I232]*60)+[.J232])" office:value-type="float" office:value="112260" calcext:value-type="float">
              <text:p>112260</text:p>
            </table:table-cell>
            <table:table-cell table:style-name="ce72" table:formula="of:=([.L232]-[.K232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6" calcext:value-type="float">
              <text:p>5066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table:formula="of:=(([.D233]*60*60)+([.E233]*60)+[.F233])" office:value-type="float" office:value="113160" calcext:value-type="float">
              <text:p>113160</text:p>
            </table:table-cell>
            <table:table-cell table:style-name="ce72" table:formula="of:=(([.H233]*60*60)+([.I233]*60)+[.J233])" office:value-type="float" office:value="116335" calcext:value-type="float">
              <text:p>116335</text:p>
            </table:table-cell>
            <table:table-cell table:style-name="ce72" table:formula="of:=([.L233]-[.K233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97" office:value-type="float" office:value="5067" calcext:value-type="float">
              <text:p>5067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34]" office:value-type="float" office:value="34" calcext:value-type="float">
              <text:p>34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34]" office:value-type="float" office:value="36" calcext:value-type="float">
              <text:p>36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4]*60*60)+([.E234]*60)+[.F234])" office:value-type="float" office:value="124679" calcext:value-type="float">
              <text:p>124679</text:p>
            </table:table-cell>
            <table:table-cell table:style-name="ce72" table:formula="of:=(([.H234]*60*60)+([.I234]*60)+[.J234])" office:value-type="float" office:value="130851" calcext:value-type="float">
              <text:p>130851</text:p>
            </table:table-cell>
            <table:table-cell table:style-name="ce72" table:formula="of:=([.L234]-[.K234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8" calcext:value-type="float">
              <text:p>5068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35]" office:value-type="float" office:value="36" calcext:value-type="float">
              <text:p>36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35]" office:value-type="float" office:value="37" calcext:value-type="float">
              <text:p>37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5]*60*60)+([.E235]*60)+[.F235])" office:value-type="float" office:value="131218" calcext:value-type="float">
              <text:p>131218</text:p>
            </table:table-cell>
            <table:table-cell table:style-name="ce72" table:formula="of:=(([.H235]*60*60)+([.I235]*60)+[.J235])" office:value-type="float" office:value="135831" calcext:value-type="float">
              <text:p>135831</text:p>
            </table:table-cell>
            <table:table-cell table:style-name="ce72" table:formula="of:=([.L235]-[.K235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69" calcext:value-type="float">
              <text:p>506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36]" office:value-type="float" office:value="37" calcext:value-type="float">
              <text:p>37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36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(([.D236]*60*60)+([.E236]*60)+[.F236])" office:value-type="float" office:value="135870" calcext:value-type="float">
              <text:p>135870</text:p>
            </table:table-cell>
            <table:table-cell table:style-name="ce72" table:formula="of:=(([.H236]*60*60)+([.I236]*60)+[.J236])" office:value-type="float" office:value="140103" calcext:value-type="float">
              <text:p>140103</text:p>
            </table:table-cell>
            <table:table-cell table:style-name="ce72" table:formula="of:=([.L236]-[.K236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0" calcext:value-type="float">
              <text:p>507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37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37]" office:value-type="float" office:value="39" calcext:value-type="float">
              <text:p>3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table:formula="of:=(([.D237]*60*60)+([.E237]*60)+[.F237])" office:value-type="float" office:value="140140" calcext:value-type="float">
              <text:p>140140</text:p>
            </table:table-cell>
            <table:table-cell table:style-name="ce72" table:formula="of:=(([.H237]*60*60)+([.I237]*60)+[.J237])" office:value-type="float" office:value="140681" calcext:value-type="float">
              <text:p>140681</text:p>
            </table:table-cell>
            <table:table-cell table:style-name="ce72" table:formula="of:=([.L237]-[.K237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1" calcext:value-type="float">
              <text:p>507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38]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38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(([.D238]*60*60)+([.E238]*60)+[.F238])" office:value-type="float" office:value="141636" calcext:value-type="float">
              <text:p>141636</text:p>
            </table:table-cell>
            <table:table-cell table:style-name="ce72" table:formula="of:=(([.H238]*60*60)+([.I238]*60)+[.J238])" office:value-type="float" office:value="145025" calcext:value-type="float">
              <text:p>145025</text:p>
            </table:table-cell>
            <table:table-cell table:style-name="ce72" table:formula="of:=([.L238]-[.K238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2" calcext:value-type="float">
              <text:p>507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39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39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39]*60*60)+([.E239]*60)+[.F239])" office:value-type="float" office:value="145059" calcext:value-type="float">
              <text:p>145059</text:p>
            </table:table-cell>
            <table:table-cell table:style-name="ce72" table:formula="of:=(([.H239]*60*60)+([.I239]*60)+[.J239])" office:value-type="float" office:value="148569" calcext:value-type="float">
              <text:p>148569</text:p>
            </table:table-cell>
            <table:table-cell table:style-name="ce72" table:formula="of:=([.L239]-[.K239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3" calcext:value-type="float">
              <text:p>507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40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table:formula="of:=24+[.G240]" office:value-type="float" office:value="42" calcext:value-type="float">
              <text:p>42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0]*60*60)+([.E240]*60)+[.F240])" office:value-type="float" office:value="148616" calcext:value-type="float">
              <text:p>148616</text:p>
            </table:table-cell>
            <table:table-cell table:style-name="ce72" table:formula="of:=(([.H240]*60*60)+([.I240]*60)+[.J240])" office:value-type="float" office:value="152340" calcext:value-type="float">
              <text:p>152340</text:p>
            </table:table-cell>
            <table:table-cell table:style-name="ce72" table:formula="of:=([.L240]-[.K240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5" calcext:value-type="float">
              <text:p>507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41]" office:value-type="float" office:value="44" calcext:value-type="float">
              <text:p>44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41]" office:value-type="float" office:value="45" calcext:value-type="float">
              <text:p>45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41]*60*60)+([.E241]*60)+[.F241])" office:value-type="float" office:value="159042" calcext:value-type="float">
              <text:p>159042</text:p>
            </table:table-cell>
            <table:table-cell table:style-name="ce72" table:formula="of:=(([.H241]*60*60)+([.I241]*60)+[.J241])" office:value-type="float" office:value="163117" calcext:value-type="float">
              <text:p>163117</text:p>
            </table:table-cell>
            <table:table-cell table:style-name="ce72" table:formula="of:=([.L241]-[.K241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6" calcext:value-type="float">
              <text:p>507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42]" office:value-type="float" office:value="45" calcext:value-type="float">
              <text:p>45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42]" office:value-type="float" office:value="46" calcext:value-type="float">
              <text:p>4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table:formula="of:=(([.D242]*60*60)+([.E242]*60)+[.F242])" office:value-type="float" office:value="163157" calcext:value-type="float">
              <text:p>163157</text:p>
            </table:table-cell>
            <table:table-cell table:style-name="ce72" table:formula="of:=(([.H242]*60*60)+([.I242]*60)+[.J242])" office:value-type="float" office:value="166902" calcext:value-type="float">
              <text:p>166902</text:p>
            </table:table-cell>
            <table:table-cell table:style-name="ce72" table:formula="of:=([.L242]-[.K242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077" calcext:value-type="float">
              <text:p>507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43]" office:value-type="float" office:value="46" calcext:value-type="float">
              <text:p>4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table:formula="of:=24+[.G243]" office:value-type="float" office:value="47" calcext:value-type="float">
              <text:p>4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3]*60*60)+([.E243]*60)+[.F243])" office:value-type="float" office:value="166947" calcext:value-type="float">
              <text:p>166947</text:p>
            </table:table-cell>
            <table:table-cell table:style-name="ce72" table:formula="of:=(([.H243]*60*60)+([.I243]*60)+[.J243])" office:value-type="float" office:value="169920" calcext:value-type="float">
              <text:p>169920</text:p>
            </table:table-cell>
            <table:table-cell table:style-name="ce72" table:formula="of:=([.L243]-[.K243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4" calcext:value-type="float">
              <text:p>5304</text:p>
            </table:table-cell>
            <table:table-cell table:style-name="ce72"/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(([.D244]*60*60)+([.E244]*60)+[.F244])" office:value-type="float" office:value="1864" calcext:value-type="float">
              <text:p>1864</text:p>
            </table:table-cell>
            <table:table-cell table:style-name="ce72" table:formula="of:=(([.H244]*60*60)+([.I244]*60)+[.J244])" office:value-type="float" office:value="5404" calcext:value-type="float">
              <text:p>5404</text:p>
            </table:table-cell>
            <table:table-cell table:style-name="ce72" table:formula="of:=([.L244]-[.K244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5" calcext:value-type="float">
              <text:p>5305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table:formula="of:=(([.D245]*60*60)+([.E245]*60)+[.F245])" office:value-type="float" office:value="5459" calcext:value-type="float">
              <text:p>5459</text:p>
            </table:table-cell>
            <table:table-cell table:style-name="ce72" table:formula="of:=(([.H245]*60*60)+([.I245]*60)+[.J245])" office:value-type="float" office:value="7884" calcext:value-type="float">
              <text:p>7884</text:p>
            </table:table-cell>
            <table:table-cell table:style-name="ce72" table:formula="of:=([.L245]-[.K245])" office:value-type="float" office:value="2425" calcext:value-type="float">
              <text:p>242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6" calcext:value-type="float">
              <text:p>5306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(([.D246]*60*60)+([.E246]*60)+[.F246])" office:value-type="float" office:value="8302" calcext:value-type="float">
              <text:p>8302</text:p>
            </table:table-cell>
            <table:table-cell table:style-name="ce72" table:formula="of:=(([.H246]*60*60)+([.I246]*60)+[.J246])" office:value-type="float" office:value="12001" calcext:value-type="float">
              <text:p>12001</text:p>
            </table:table-cell>
            <table:table-cell table:style-name="ce72" table:formula="of:=([.L246]-[.K246])" office:value-type="float" office:value="3699" calcext:value-type="float">
              <text:p>36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7" calcext:value-type="float">
              <text:p>5307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2" calcext:value-type="float">
              <text:p>32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(([.D247]*60*60)+([.E247]*60)+[.F247])" office:value-type="float" office:value="12092" calcext:value-type="float">
              <text:p>12092</text:p>
            </table:table-cell>
            <table:table-cell table:style-name="ce72" table:formula="of:=(([.H247]*60*60)+([.I247]*60)+[.J247])" office:value-type="float" office:value="15496" calcext:value-type="float">
              <text:p>15496</text:p>
            </table:table-cell>
            <table:table-cell table:style-name="ce72" table:formula="of:=([.L247]-[.K247])" office:value-type="float" office:value="3404" calcext:value-type="float">
              <text:p>34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8" calcext:value-type="float">
              <text:p>5308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/>
            <table:table-cell table:style-name="ce72" office:value-type="float" office:value="5" calcext:value-type="float">
              <text:p>5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(([.D248]*60*60)+([.E248]*60)+[.F248])" office:value-type="float" office:value="15549" calcext:value-type="float">
              <text:p>15549</text:p>
            </table:table-cell>
            <table:table-cell table:style-name="ce72" table:formula="of:=(([.H248]*60*60)+([.I248]*60)+[.J248])" office:value-type="float" office:value="19293" calcext:value-type="float">
              <text:p>19293</text:p>
            </table:table-cell>
            <table:table-cell table:style-name="ce72" table:formula="of:=([.L248]-[.K248])" office:value-type="float" office:value="3744" calcext:value-type="float">
              <text:p>37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09" calcext:value-type="float">
              <text:p>5309</text:p>
            </table:table-cell>
            <table:table-cell table:style-name="ce72"/>
            <table:table-cell table:style-name="ce72" office:value-type="float" office:value="5" calcext:value-type="float">
              <text:p>5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/>
            <table:table-cell table:style-name="ce72" office:value-type="float" office:value="6" calcext:value-type="float">
              <text:p>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table:formula="of:=(([.D249]*60*60)+([.E249]*60)+[.F249])" office:value-type="float" office:value="19351" calcext:value-type="float">
              <text:p>19351</text:p>
            </table:table-cell>
            <table:table-cell table:style-name="ce72" table:formula="of:=(([.H249]*60*60)+([.I249]*60)+[.J249])" office:value-type="float" office:value="22910" calcext:value-type="float">
              <text:p>22910</text:p>
            </table:table-cell>
            <table:table-cell table:style-name="ce72" table:formula="of:=([.L249]-[.K249])" office:value-type="float" office:value="3559" calcext:value-type="float">
              <text:p>35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7" office:value-type="float" office:value="5310" calcext:value-type="float">
              <text:p>5310</text:p>
            </table:table-cell>
            <table:table-cell table:style-name="ce72"/>
            <table:table-cell table:style-name="ce72" office:value-type="float" office:value="6" calcext:value-type="float">
              <text:p>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4" calcext:value-type="float">
              <text:p>34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28" calcext:value-type="float">
              <text:p>28</text:p>
            </table:table-cell>
            <table:table-cell table:style-name="ce72" table:formula="of:=(([.D250]*60*60)+([.E250]*60)+[.F250])" office:value-type="float" office:value="22954" calcext:value-type="float">
              <text:p>22954</text:p>
            </table:table-cell>
            <table:table-cell table:style-name="ce72" table:formula="of:=(([.H250]*60*60)+([.I250]*60)+[.J250])" office:value-type="float" office:value="25948" calcext:value-type="float">
              <text:p>25948</text:p>
            </table:table-cell>
            <table:table-cell table:style-name="ce72" table:formula="of:=([.L250]-[.K250])" office:value-type="float" office:value="2994" calcext:value-type="float">
              <text:p>29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-1" calcext:value-type="float">
              <text:p>-1</text:p>
            </table:table-cell>
            <table:table-cell table:style-name="ce97" office:value-type="float" office:value="44" calcext:value-type="float">
              <text:p>4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72" table:formula="of:=24+[.G251]" office:value-type="float" office:value="24" calcext:value-type="float">
              <text:p>24</text:p>
            </table:table-cell>
            <table:table-cell table:style-name="ce72" table:number-columns-repeated="2"/>
            <table:table-cell table:style-name="ce72" table:formula="of:=(([.D251]*60*60)+([.E251]*60)+[.F251])" office:value-type="float" office:value="-960" calcext:value-type="float">
              <text:p>-960</text:p>
            </table:table-cell>
            <table:table-cell table:style-name="ce72"/>
            <table:table-cell table:style-name="ce72" table:formula="of:=[.K208]-[.K251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28" calcext:value-type="float">
              <text:p>2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52]*60*60)+([.E252]*60)+[.F252])" office:value-type="float" office:value="115680" calcext:value-type="float">
              <text:p>115680</text:p>
            </table:table-cell>
            <table:table-cell table:style-name="ce72" table:formula="of:=(([.H252]*60*60)+([.I252]*60)+[.J252])" office:value-type="float" office:value="116880" calcext:value-type="float">
              <text:p>116880</text:p>
            </table:table-cell>
            <table:table-cell table:style-name="ce72" table:formula="of:=([.L252]-[.K252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9.42" calcext:value-type="float">
              <text:p>9.42</text:p>
            </table:table-cell>
            <table:table-cell table:style-name="ce92" office:value-type="string" calcext:value-type="string">
              <text:p>5040-5077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[.L243]-[.K208]" office:value-type="float" office:value="164844" calcext:value-type="float">
              <text:p>164844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243]-[.K208])+[.M251]+([.L250]-[.K244])" office:value-type="float" office:value="194964" calcext:value-type="float">
              <text:p>194964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252]+[.M234]" office:value-type="float" office:value="7372" calcext:value-type="float">
              <text:p>7372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253]-[.H253])" office:value-type="float" office:value="187592" calcext:value-type="float">
              <text:p>187592</text:p>
            </table:table-cell>
            <table:table-cell table:style-name="ce72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8" office:value-type="float" office:value="6.495" calcext:value-type="float">
            <text:p>6.495</text:p>
          </table:table-cell>
          <table:table-cell table:style-name="ce78" table:number-columns-repeated="9"/>
          <table:table-cell table:style-name="ce98" table:number-columns-repeated="3"/>
          <table:table-cell table:style-name="ce46"/>
          <table:table-cell table:style-name="ce116" table:number-columns-repeated="15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4"/>
            <table:table-cell table:style-name="ce74" office:value-type="float" office:value="5078" calcext:value-type="float">
              <text:p>5078</text:p>
            </table:table-cell>
            <table:table-cell table:style-name="ce74"/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5]*60*60)+([.E255]*60)+[.F255])" office:value-type="float" office:value="3484" calcext:value-type="float">
              <text:p>3484</text:p>
            </table:table-cell>
            <table:table-cell table:style-name="ce98" table:formula="of:=(([.H255]*60*60)+([.I255]*60)+[.J255])" office:value-type="float" office:value="4620" calcext:value-type="float">
              <text:p>4620</text:p>
            </table:table-cell>
            <table:table-cell table:style-name="ce98" table:formula="of:=([.L255]-[.K255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79" calcext:value-type="float">
              <text:p>507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56]*60*60)+([.E256]*60)+[.F256])" office:value-type="float" office:value="4719" calcext:value-type="float">
              <text:p>4719</text:p>
            </table:table-cell>
            <table:table-cell table:style-name="ce98" table:formula="of:=(([.H256]*60*60)+([.I256]*60)+[.J256])" office:value-type="float" office:value="5100" calcext:value-type="float">
              <text:p>5100</text:p>
            </table:table-cell>
            <table:table-cell table:style-name="ce98" table:formula="of:=([.L256]-[.K256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0" calcext:value-type="float">
              <text:p>5080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7" calcext:value-type="float">
              <text:p>27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98" table:formula="of:=(([.D257]*60*60)+([.E257]*60)+[.F257])" office:value-type="float" office:value="5272" calcext:value-type="float">
              <text:p>5272</text:p>
            </table:table-cell>
            <table:table-cell table:style-name="ce98" table:formula="of:=(([.H257]*60*60)+([.I257]*60)+[.J257])" office:value-type="float" office:value="8676" calcext:value-type="float">
              <text:p>8676</text:p>
            </table:table-cell>
            <table:table-cell table:style-name="ce98" table:formula="of:=([.L257]-[.K257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1" calcext:value-type="float">
              <text:p>5081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8" table:formula="of:=(([.D258]*60*60)+([.E258]*60)+[.F258])" office:value-type="float" office:value="8713" calcext:value-type="float">
              <text:p>8713</text:p>
            </table:table-cell>
            <table:table-cell table:style-name="ce98" table:formula="of:=(([.H258]*60*60)+([.I258]*60)+[.J258])" office:value-type="float" office:value="12011" calcext:value-type="float">
              <text:p>12011</text:p>
            </table:table-cell>
            <table:table-cell table:style-name="ce98" table:formula="of:=([.L258]-[.K258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2" calcext:value-type="float">
              <text:p>5082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8" table:formula="of:=(([.D259]*60*60)+([.E259]*60)+[.F259])" office:value-type="float" office:value="12053" calcext:value-type="float">
              <text:p>12053</text:p>
            </table:table-cell>
            <table:table-cell table:style-name="ce98" table:formula="of:=(([.H259]*60*60)+([.I259]*60)+[.J259])" office:value-type="float" office:value="15113" calcext:value-type="float">
              <text:p>15113</text:p>
            </table:table-cell>
            <table:table-cell table:style-name="ce98" table:formula="of:=([.L259]-[.K259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3" calcext:value-type="float">
              <text:p>508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60]*60*60)+([.E260]*60)+[.F260])" office:value-type="float" office:value="15221" calcext:value-type="float">
              <text:p>15221</text:p>
            </table:table-cell>
            <table:table-cell table:style-name="ce98" table:formula="of:=(([.H260]*60*60)+([.I260]*60)+[.J260])" office:value-type="float" office:value="15480" calcext:value-type="float">
              <text:p>15480</text:p>
            </table:table-cell>
            <table:table-cell table:style-name="ce98" table:formula="of:=([.L260]-[.K260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4" calcext:value-type="float">
              <text:p>5084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98" table:formula="of:=(([.D261]*60*60)+([.E261]*60)+[.F261])" office:value-type="float" office:value="26807" calcext:value-type="float">
              <text:p>26807</text:p>
            </table:table-cell>
            <table:table-cell table:style-name="ce98" table:formula="of:=(([.H261]*60*60)+([.I261]*60)+[.J261])" office:value-type="float" office:value="28568" calcext:value-type="float">
              <text:p>28568</text:p>
            </table:table-cell>
            <table:table-cell table:style-name="ce98" table:formula="of:=([.L261]-[.K261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5" calcext:value-type="float">
              <text:p>5085</text:p>
            </table:table-cell>
            <table:table-cell table:style-name="ce74"/>
            <table:table-cell table:style-name="ce74" office:value-type="float" office:value="8" calcext:value-type="float">
              <text:p>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62]*60*60)+([.E262]*60)+[.F262])" office:value-type="float" office:value="31156" calcext:value-type="float">
              <text:p>31156</text:p>
            </table:table-cell>
            <table:table-cell table:style-name="ce98" table:formula="of:=(([.H262]*60*60)+([.I262]*60)+[.J262])" office:value-type="float" office:value="32820" calcext:value-type="float">
              <text:p>32820</text:p>
            </table:table-cell>
            <table:table-cell table:style-name="ce98" table:formula="of:=([.L262]-[.K262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6" calcext:value-type="float">
              <text:p>508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63]*60*60)+([.E263]*60)+[.F263])" office:value-type="float" office:value="35778" calcext:value-type="float">
              <text:p>35778</text:p>
            </table:table-cell>
            <table:table-cell table:style-name="ce98" table:formula="of:=(([.H263]*60*60)+([.I263]*60)+[.J263])" office:value-type="float" office:value="37413" calcext:value-type="float">
              <text:p>37413</text:p>
            </table:table-cell>
            <table:table-cell table:style-name="ce98" table:formula="of:=([.L263]-[.K263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9" calcext:value-type="float">
              <text:p>5089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98" table:formula="of:=(([.D264]*60*60)+([.E264]*60)+[.F264])" office:value-type="float" office:value="58358" calcext:value-type="float">
              <text:p>58358</text:p>
            </table:table-cell>
            <table:table-cell table:style-name="ce98" table:formula="of:=(([.H264]*60*60)+([.I264]*60)+[.J264])" office:value-type="float" office:value="62117" calcext:value-type="float">
              <text:p>62117</text:p>
            </table:table-cell>
            <table:table-cell table:style-name="ce98" table:formula="of:=([.L264]-[.K264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0" calcext:value-type="float">
              <text:p>5090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8" table:formula="of:=(([.D265]*60*60)+([.E265]*60)+[.F265])" office:value-type="float" office:value="62193" calcext:value-type="float">
              <text:p>62193</text:p>
            </table:table-cell>
            <table:table-cell table:style-name="ce98" table:formula="of:=(([.H265]*60*60)+([.I265]*60)+[.J265])" office:value-type="float" office:value="66071" calcext:value-type="float">
              <text:p>66071</text:p>
            </table:table-cell>
            <table:table-cell table:style-name="ce98" table:formula="of:=([.L265]-[.K265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1" calcext:value-type="float">
              <text:p>5091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66]*60*60)+([.E266]*60)+[.F266])" office:value-type="float" office:value="66129" calcext:value-type="float">
              <text:p>66129</text:p>
            </table:table-cell>
            <table:table-cell table:style-name="ce98" table:formula="of:=(([.H266]*60*60)+([.I266]*60)+[.J266])" office:value-type="float" office:value="69798" calcext:value-type="float">
              <text:p>69798</text:p>
            </table:table-cell>
            <table:table-cell table:style-name="ce98" table:formula="of:=([.L266]-[.K266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2" calcext:value-type="float">
              <text:p>5092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67]*60*60)+([.E267]*60)+[.F267])" office:value-type="float" office:value="69834" calcext:value-type="float">
              <text:p>69834</text:p>
            </table:table-cell>
            <table:table-cell table:style-name="ce98" table:formula="of:=(([.H267]*60*60)+([.I267]*60)+[.J267])" office:value-type="float" office:value="73353" calcext:value-type="float">
              <text:p>73353</text:p>
            </table:table-cell>
            <table:table-cell table:style-name="ce98" table:formula="of:=([.L267]-[.K267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3" calcext:value-type="float">
              <text:p>5093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68]*60*60)+([.E268]*60)+[.F268])" office:value-type="float" office:value="73421" calcext:value-type="float">
              <text:p>73421</text:p>
            </table:table-cell>
            <table:table-cell table:style-name="ce98" table:formula="of:=(([.H268]*60*60)+([.I268]*60)+[.J268])" office:value-type="float" office:value="77700" calcext:value-type="float">
              <text:p>77700</text:p>
            </table:table-cell>
            <table:table-cell table:style-name="ce98" table:formula="of:=([.L268]-[.K268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4" calcext:value-type="float">
              <text:p>5094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269]*60*60)+([.E269]*60)+[.F269])" office:value-type="float" office:value="77762" calcext:value-type="float">
              <text:p>77762</text:p>
            </table:table-cell>
            <table:table-cell table:style-name="ce98" table:formula="of:=(([.H269]*60*60)+([.I269]*60)+[.J269])" office:value-type="float" office:value="81411" calcext:value-type="float">
              <text:p>81411</text:p>
            </table:table-cell>
            <table:table-cell table:style-name="ce98" table:formula="of:=([.L269]-[.K269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5" calcext:value-type="float">
              <text:p>5095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98" table:formula="of:=(([.D270]*60*60)+([.E270]*60)+[.F270])" office:value-type="float" office:value="81444" calcext:value-type="float">
              <text:p>81444</text:p>
            </table:table-cell>
            <table:table-cell table:style-name="ce98" table:formula="of:=(([.H270]*60*60)+([.I270]*60)+[.J270])" office:value-type="float" office:value="84021" calcext:value-type="float">
              <text:p>84021</text:p>
            </table:table-cell>
            <table:table-cell table:style-name="ce98" table:formula="of:=([.L270]-[.K270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6" calcext:value-type="float">
              <text:p>5096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C271]" office:value-type="float" office:value="25" calcext:value-type="float">
              <text:p>25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G271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98" table:formula="of:=(([.D271]*60*60)+([.E271]*60)+[.F271])" office:value-type="float" office:value="92156" calcext:value-type="float">
              <text:p>92156</text:p>
            </table:table-cell>
            <table:table-cell table:style-name="ce98" table:formula="of:=(([.H271]*60*60)+([.I271]*60)+[.J271])" office:value-type="float" office:value="96375" calcext:value-type="float">
              <text:p>96375</text:p>
            </table:table-cell>
            <table:table-cell table:style-name="ce98" table:formula="of:=([.L271]-[.K271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7" calcext:value-type="float">
              <text:p>5097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C272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48" calcext:value-type="float">
              <text:p>4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G272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72]*60*60)+([.E272]*60)+[.F272])" office:value-type="float" office:value="96408" calcext:value-type="float">
              <text:p>96408</text:p>
            </table:table-cell>
            <table:table-cell table:style-name="ce98" table:formula="of:=(([.H272]*60*60)+([.I272]*60)+[.J272])" office:value-type="float" office:value="99916" calcext:value-type="float">
              <text:p>99916</text:p>
            </table:table-cell>
            <table:table-cell table:style-name="ce98" table:formula="of:=([.L272]-[.K272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8" calcext:value-type="float">
              <text:p>509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C273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G273]" office:value-type="float" office:value="28" calcext:value-type="float">
              <text:p>28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8" table:formula="of:=(([.D273]*60*60)+([.E273]*60)+[.F273])" office:value-type="float" office:value="99955" calcext:value-type="float">
              <text:p>99955</text:p>
            </table:table-cell>
            <table:table-cell table:style-name="ce98" table:formula="of:=(([.H273]*60*60)+([.I273]*60)+[.J273])" office:value-type="float" office:value="103613" calcext:value-type="float">
              <text:p>103613</text:p>
            </table:table-cell>
            <table:table-cell table:style-name="ce98" table:formula="of:=([.L273]-[.K273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9" calcext:value-type="float">
              <text:p>5099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C274]" office:value-type="float" office:value="28" calcext:value-type="float">
              <text:p>28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G274]" office:value-type="float" office:value="29" calcext:value-type="float">
              <text:p>29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98" table:formula="of:=(([.D274]*60*60)+([.E274]*60)+[.F274])" office:value-type="float" office:value="103674" calcext:value-type="float">
              <text:p>103674</text:p>
            </table:table-cell>
            <table:table-cell table:style-name="ce98" table:formula="of:=(([.H274]*60*60)+([.I274]*60)+[.J274])" office:value-type="float" office:value="107070" calcext:value-type="float">
              <text:p>107070</text:p>
            </table:table-cell>
            <table:table-cell table:style-name="ce98" table:formula="of:=([.L274]-[.K274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0" calcext:value-type="float">
              <text:p>510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C275]" office:value-type="float" office:value="29" calcext:value-type="float">
              <text:p>29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G275]" office:value-type="float" office:value="30" calcext:value-type="float">
              <text:p>3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98" table:formula="of:=(([.D275]*60*60)+([.E275]*60)+[.F275])" office:value-type="float" office:value="107158" calcext:value-type="float">
              <text:p>107158</text:p>
            </table:table-cell>
            <table:table-cell table:style-name="ce98" table:formula="of:=(([.H275]*60*60)+([.I275]*60)+[.J275])" office:value-type="float" office:value="110593" calcext:value-type="float">
              <text:p>110593</text:p>
            </table:table-cell>
            <table:table-cell table:style-name="ce98" table:formula="of:=([.L275]-[.K275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1" calcext:value-type="float">
              <text:p>5101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C276]" office:value-type="float" office:value="30" calcext:value-type="float">
              <text:p>30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G276]" office:value-type="float" office:value="31" calcext:value-type="float">
              <text:p>31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76]*60*60)+([.E276]*60)+[.F276])" office:value-type="float" office:value="110643" calcext:value-type="float">
              <text:p>110643</text:p>
            </table:table-cell>
            <table:table-cell table:style-name="ce98" table:formula="of:=(([.H276]*60*60)+([.I276]*60)+[.J276])" office:value-type="float" office:value="113958" calcext:value-type="float">
              <text:p>113958</text:p>
            </table:table-cell>
            <table:table-cell table:style-name="ce98" table:formula="of:=([.L276]-[.K276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2" calcext:value-type="float">
              <text:p>5102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C277]" office:value-type="float" office:value="31" calcext:value-type="float">
              <text:p>31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G277]" office:value-type="float" office:value="32" calcext:value-type="float">
              <text:p>32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98" table:formula="of:=(([.D277]*60*60)+([.E277]*60)+[.F277])" office:value-type="float" office:value="114174" calcext:value-type="float">
              <text:p>114174</text:p>
            </table:table-cell>
            <table:table-cell table:style-name="ce98" table:formula="of:=(([.H277]*60*60)+([.I277]*60)+[.J277])" office:value-type="float" office:value="117925" calcext:value-type="float">
              <text:p>117925</text:p>
            </table:table-cell>
            <table:table-cell table:style-name="ce98" table:formula="of:=([.L277]-[.K277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3" calcext:value-type="float">
              <text:p>5103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C278]" office:value-type="float" office:value="32" calcext:value-type="float">
              <text:p>32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34" calcext:value-type="float">
              <text:p>3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G278]" office:value-type="float" office:value="33" calcext:value-type="float">
              <text:p>33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32" calcext:value-type="float">
              <text:p>32</text:p>
            </table:table-cell>
            <table:table-cell table:style-name="ce98" table:formula="of:=(([.D278]*60*60)+([.E278]*60)+[.F278])" office:value-type="float" office:value="117994" calcext:value-type="float">
              <text:p>117994</text:p>
            </table:table-cell>
            <table:table-cell table:style-name="ce98" table:formula="of:=(([.H278]*60*60)+([.I278]*60)+[.J278])" office:value-type="float" office:value="121352" calcext:value-type="float">
              <text:p>121352</text:p>
            </table:table-cell>
            <table:table-cell table:style-name="ce98" table:formula="of:=([.L278]-[.K278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**</text:p>
            </table:table-cell>
            <table:table-cell table:style-name="ce74" office:value-type="float" office:value="5104" calcext:value-type="float">
              <text:p>510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C279]" office:value-type="float" office:value="33" calcext:value-type="float">
              <text:p>33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G279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79]*60*60)+([.E279]*60)+[.F279])" office:value-type="float" office:value="121380" calcext:value-type="float">
              <text:p>121380</text:p>
            </table:table-cell>
            <table:table-cell table:style-name="ce98" table:formula="of:=(([.H279]*60*60)+([.I279]*60)+[.J279])" office:value-type="float" office:value="124980" calcext:value-type="float">
              <text:p>124980</text:p>
            </table:table-cell>
            <table:table-cell table:style-name="ce98" table:formula="of:=([.L279]-[.K279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5" calcext:value-type="float">
              <text:p>5105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C280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G280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98" table:formula="of:=(([.D280]*60*60)+([.E280]*60)+[.F280])" office:value-type="float" office:value="125033" calcext:value-type="float">
              <text:p>125033</text:p>
            </table:table-cell>
            <table:table-cell table:style-name="ce98" table:formula="of:=(([.H280]*60*60)+([.I280]*60)+[.J280])" office:value-type="float" office:value="128409" calcext:value-type="float">
              <text:p>128409</text:p>
            </table:table-cell>
            <table:table-cell table:style-name="ce98" table:formula="of:=([.L280]-[.K280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6" calcext:value-type="float">
              <text:p>5106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C281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81]" office:value-type="float" office:value="36" calcext:value-type="float">
              <text:p>36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98" table:formula="of:=(([.D281]*60*60)+([.E281]*60)+[.F281])" office:value-type="float" office:value="128441" calcext:value-type="float">
              <text:p>128441</text:p>
            </table:table-cell>
            <table:table-cell table:style-name="ce98" table:formula="of:=(([.H281]*60*60)+([.I281]*60)+[.J281])" office:value-type="float" office:value="132206" calcext:value-type="float">
              <text:p>132206</text:p>
            </table:table-cell>
            <table:table-cell table:style-name="ce98" table:formula="of:=([.L281]-[.K281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7" calcext:value-type="float">
              <text:p>510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82]" office:value-type="float" office:value="36" calcext:value-type="float">
              <text:p>36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29" calcext:value-type="float">
              <text:p>29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G282]" office:value-type="float" office:value="37" calcext:value-type="float">
              <text:p>37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82]*60*60)+([.E282]*60)+[.F282])" office:value-type="float" office:value="132569" calcext:value-type="float">
              <text:p>132569</text:p>
            </table:table-cell>
            <table:table-cell table:style-name="ce98" table:formula="of:=(([.H282]*60*60)+([.I282]*60)+[.J282])" office:value-type="float" office:value="133860" calcext:value-type="float">
              <text:p>133860</text:p>
            </table:table-cell>
            <table:table-cell table:style-name="ce98" table:formula="of:=([.L282]-[.K282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8" calcext:value-type="float">
              <text:p>5108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C283]" office:value-type="float" office:value="37" calcext:value-type="float">
              <text:p>3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G283]" office:value-type="float" office:value="38" calcext:value-type="float">
              <text:p>38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83]*60*60)+([.E283]*60)+[.F283])" office:value-type="float" office:value="133951" calcext:value-type="float">
              <text:p>133951</text:p>
            </table:table-cell>
            <table:table-cell table:style-name="ce98" table:formula="of:=(([.H283]*60*60)+([.I283]*60)+[.J283])" office:value-type="float" office:value="137640" calcext:value-type="float">
              <text:p>137640</text:p>
            </table:table-cell>
            <table:table-cell table:style-name="ce98" table:formula="of:=([.L283]-[.K283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9" calcext:value-type="float">
              <text:p>5109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C284]" office:value-type="float" office:value="38" calcext:value-type="float">
              <text:p>38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G284]" office:value-type="float" office:value="39" calcext:value-type="float">
              <text:p>39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84]*60*60)+([.E284]*60)+[.F284])" office:value-type="float" office:value="137730" calcext:value-type="float">
              <text:p>137730</text:p>
            </table:table-cell>
            <table:table-cell table:style-name="ce98" table:formula="of:=(([.H284]*60*60)+([.I284]*60)+[.J284])" office:value-type="float" office:value="141420" calcext:value-type="float">
              <text:p>141420</text:p>
            </table:table-cell>
            <table:table-cell table:style-name="ce98" table:formula="of:=([.L284]-[.K284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1" calcext:value-type="float">
              <text:p>5111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C285]" office:value-type="float" office:value="39" calcext:value-type="float">
              <text:p>39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G285]" office:value-type="float" office:value="40" calcext:value-type="float">
              <text:p>40</text:p>
            </table:table-cell>
            <table:table-cell table:number-columns-repeated="2" table:style-name="ce74" office:value-type="float" office:value="42" calcext:value-type="float">
              <text:p>42</text:p>
            </table:table-cell>
            <table:table-cell table:style-name="ce98" table:formula="of:=(([.D285]*60*60)+([.E285]*60)+[.F285])" office:value-type="float" office:value="142572" calcext:value-type="float">
              <text:p>142572</text:p>
            </table:table-cell>
            <table:table-cell table:style-name="ce98" table:formula="of:=(([.H285]*60*60)+([.I285]*60)+[.J285])" office:value-type="float" office:value="146562" calcext:value-type="float">
              <text:p>146562</text:p>
            </table:table-cell>
            <table:table-cell table:style-name="ce98" table:formula="of:=([.L285]-[.K285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2" calcext:value-type="float">
              <text:p>51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C286]" office:value-type="float" office:value="40" calcext:value-type="float">
              <text:p>4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G286]" office:value-type="float" office:value="41" calcext:value-type="float">
              <text:p>41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8" table:formula="of:=(([.D286]*60*60)+([.E286]*60)+[.F286])" office:value-type="float" office:value="146602" calcext:value-type="float">
              <text:p>146602</text:p>
            </table:table-cell>
            <table:table-cell table:style-name="ce98" table:formula="of:=(([.H286]*60*60)+([.I286]*60)+[.J286])" office:value-type="float" office:value="150633" calcext:value-type="float">
              <text:p>150633</text:p>
            </table:table-cell>
            <table:table-cell table:style-name="ce98" table:formula="of:=([.L286]-[.K286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3" calcext:value-type="float">
              <text:p>5113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C287]" office:value-type="float" office:value="41" calcext:value-type="float">
              <text:p>4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G287]" office:value-type="float" office:value="43" calcext:value-type="float">
              <text:p>43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287]*60*60)+([.E287]*60)+[.F287])" office:value-type="float" office:value="150680" calcext:value-type="float">
              <text:p>150680</text:p>
            </table:table-cell>
            <table:table-cell table:style-name="ce98" table:formula="of:=(([.H287]*60*60)+([.I287]*60)+[.J287])" office:value-type="float" office:value="154971" calcext:value-type="float">
              <text:p>154971</text:p>
            </table:table-cell>
            <table:table-cell table:style-name="ce98" table:formula="of:=([.L287]-[.K287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4" calcext:value-type="float">
              <text:p>5114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C288]" office:value-type="float" office:value="43" calcext:value-type="float">
              <text:p>43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G288]" office:value-type="float" office:value="44" calcext:value-type="float">
              <text:p>44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98" table:formula="of:=(([.D288]*60*60)+([.E288]*60)+[.F288])" office:value-type="float" office:value="155019" calcext:value-type="float">
              <text:p>155019</text:p>
            </table:table-cell>
            <table:table-cell table:style-name="ce98" table:formula="of:=(([.H288]*60*60)+([.I288]*60)+[.J288])" office:value-type="float" office:value="159751" calcext:value-type="float">
              <text:p>159751</text:p>
            </table:table-cell>
            <table:table-cell table:style-name="ce98" table:formula="of:=([.L288]-[.K288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5" calcext:value-type="float">
              <text:p>5115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C289]" office:value-type="float" office:value="44" calcext:value-type="float">
              <text:p>44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G289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98" table:formula="of:=(([.D289]*60*60)+([.E289]*60)+[.F289])" office:value-type="float" office:value="159811" calcext:value-type="float">
              <text:p>159811</text:p>
            </table:table-cell>
            <table:table-cell table:style-name="ce98" table:formula="of:=(([.H289]*60*60)+([.I289]*60)+[.J289])" office:value-type="float" office:value="164225" calcext:value-type="float">
              <text:p>164225</text:p>
            </table:table-cell>
            <table:table-cell table:style-name="ce98" table:formula="of:=([.L289]-[.K289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6" calcext:value-type="float">
              <text:p>511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C290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G290]" office:value-type="float" office:value="46" calcext:value-type="float">
              <text:p>46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8" table:formula="of:=(([.D290]*60*60)+([.E290]*60)+[.F290])" office:value-type="float" office:value="164256" calcext:value-type="float">
              <text:p>164256</text:p>
            </table:table-cell>
            <table:table-cell table:style-name="ce98" table:formula="of:=(([.H290]*60*60)+([.I290]*60)+[.J290])" office:value-type="float" office:value="168940" calcext:value-type="float">
              <text:p>168940</text:p>
            </table:table-cell>
            <table:table-cell table:style-name="ce98" table:formula="of:=([.L290]-[.K290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7" calcext:value-type="float">
              <text:p>5117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C291]" office:value-type="float" office:value="46" calcext:value-type="float">
              <text:p>46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G291]" office:value-type="float" office:value="48" calcext:value-type="float">
              <text:p>4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291]*60*60)+([.E291]*60)+[.F291])" office:value-type="float" office:value="168981" calcext:value-type="float">
              <text:p>168981</text:p>
            </table:table-cell>
            <table:table-cell table:style-name="ce98" table:formula="of:=(([.H291]*60*60)+([.I291]*60)+[.J291])" office:value-type="float" office:value="172860" calcext:value-type="float">
              <text:p>172860</text:p>
            </table:table-cell>
            <table:table-cell table:style-name="ce98" table:formula="of:=([.L291]-[.K291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8" calcext:value-type="float">
              <text:p>51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C292]" office:value-type="float" office:value="48" calcext:value-type="float">
              <text:p>48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G292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8" table:formula="of:=(([.D292]*60*60)+([.E292]*60)+[.F292])" office:value-type="float" office:value="172963" calcext:value-type="float">
              <text:p>172963</text:p>
            </table:table-cell>
            <table:table-cell table:style-name="ce98" table:formula="of:=(([.H292]*60*60)+([.I292]*60)+[.J292])" office:value-type="float" office:value="176543" calcext:value-type="float">
              <text:p>176543</text:p>
            </table:table-cell>
            <table:table-cell table:style-name="ce98" table:formula="of:=([.L292]-[.K292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9" calcext:value-type="float">
              <text:p>5119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C293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G293]" office:value-type="float" office:value="50" calcext:value-type="float">
              <text:p>5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98" table:formula="of:=(([.D293]*60*60)+([.E293]*60)+[.F293])" office:value-type="float" office:value="176576" calcext:value-type="float">
              <text:p>176576</text:p>
            </table:table-cell>
            <table:table-cell table:style-name="ce98" table:formula="of:=(([.H293]*60*60)+([.I293]*60)+[.J293])" office:value-type="float" office:value="180174" calcext:value-type="float">
              <text:p>180174</text:p>
            </table:table-cell>
            <table:table-cell table:style-name="ce98" table:formula="of:=([.L293]-[.K293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0" calcext:value-type="float">
              <text:p>512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C294]" office:value-type="float" office:value="50" calcext:value-type="float">
              <text:p>5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48+[.G294]" office:value-type="float" office:value="51" calcext:value-type="float">
              <text:p>51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94]*60*60)+([.E294]*60)+[.F294])" office:value-type="float" office:value="180311" calcext:value-type="float">
              <text:p>180311</text:p>
            </table:table-cell>
            <table:table-cell table:style-name="ce98" table:formula="of:=(([.H294]*60*60)+([.I294]*60)+[.J294])" office:value-type="float" office:value="183736" calcext:value-type="float">
              <text:p>183736</text:p>
            </table:table-cell>
            <table:table-cell table:style-name="ce98" table:formula="of:=([.L294]-[.K294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2" calcext:value-type="float">
              <text:p>512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C295]" office:value-type="float" office:value="54" calcext:value-type="float">
              <text:p>54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G295]" office:value-type="float" office:value="54" calcext:value-type="float">
              <text:p>54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8" table:formula="of:=(([.D295]*60*60)+([.E295]*60)+[.F295])" office:value-type="float" office:value="194682" calcext:value-type="float">
              <text:p>194682</text:p>
            </table:table-cell>
            <table:table-cell table:style-name="ce98" table:formula="of:=(([.H295]*60*60)+([.I295]*60)+[.J295])" office:value-type="float" office:value="197980" calcext:value-type="float">
              <text:p>197980</text:p>
            </table:table-cell>
            <table:table-cell table:style-name="ce98" table:formula="of:=([.L295]-[.K295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3" calcext:value-type="float">
              <text:p>5313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8" table:formula="of:=(([.D296]*60*60)+([.E296]*60)+[.F296])" office:value-type="float" office:value="35451" calcext:value-type="float">
              <text:p>35451</text:p>
            </table:table-cell>
            <table:table-cell table:style-name="ce98" table:formula="of:=(([.H296]*60*60)+([.I296]*60)+[.J296])" office:value-type="float" office:value="38958" calcext:value-type="float">
              <text:p>38958</text:p>
            </table:table-cell>
            <table:table-cell table:style-name="ce98" table:formula="of:=([.L296]-[.K296])" office:value-type="float" office:value="3507" calcext:value-type="float">
              <text:p>350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4" calcext:value-type="float">
              <text:p>5314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/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98" table:formula="of:=(([.D297]*60*60)+([.E297]*60)+[.F297])" office:value-type="float" office:value="39006" calcext:value-type="float">
              <text:p>39006</text:p>
            </table:table-cell>
            <table:table-cell table:style-name="ce98" table:formula="of:=(([.H297]*60*60)+([.I297]*60)+[.J297])" office:value-type="float" office:value="42666" calcext:value-type="float">
              <text:p>42666</text:p>
            </table:table-cell>
            <table:table-cell table:style-name="ce98" table:formula="of:=([.L297]-[.K297])" office:value-type="float" office:value="3660" calcext:value-type="float">
              <text:p>36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5" calcext:value-type="float">
              <text:p>5315</text:p>
            </table:table-cell>
            <table:table-cell table:style-name="ce74"/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/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8" table:formula="of:=(([.D298]*60*60)+([.E298]*60)+[.F298])" office:value-type="float" office:value="42696" calcext:value-type="float">
              <text:p>42696</text:p>
            </table:table-cell>
            <table:table-cell table:style-name="ce98" table:formula="of:=(([.H298]*60*60)+([.I298]*60)+[.J298])" office:value-type="float" office:value="46276" calcext:value-type="float">
              <text:p>46276</text:p>
            </table:table-cell>
            <table:table-cell table:style-name="ce98" table:formula="of:=([.L298]-[.K298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6" calcext:value-type="float">
              <text:p>5316</text:p>
            </table:table-cell>
            <table:table-cell table:style-name="ce74"/>
            <table:table-cell table:style-name="ce74" office:value-type="float" office:value="12" calcext:value-type="float">
              <text:p>12</text:p>
            </table:table-cell>
            <table:table-cell table:number-columns-repeated="2" table:style-name="ce74" office:value-type="float" office:value="51" calcext:value-type="float">
              <text:p>51</text:p>
            </table:table-cell>
            <table:table-cell table:style-name="ce74"/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8" table:formula="of:=(([.D299]*60*60)+([.E299]*60)+[.F299])" office:value-type="float" office:value="46311" calcext:value-type="float">
              <text:p>46311</text:p>
            </table:table-cell>
            <table:table-cell table:style-name="ce98" table:formula="of:=(([.H299]*60*60)+([.I299]*60)+[.J299])" office:value-type="float" office:value="49883" calcext:value-type="float">
              <text:p>49883</text:p>
            </table:table-cell>
            <table:table-cell table:style-name="ce98" table:formula="of:=([.L299]-[.K299])" office:value-type="float" office:value="3572" calcext:value-type="float">
              <text:p>357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7" calcext:value-type="float">
              <text:p>5317</text:p>
            </table:table-cell>
            <table:table-cell table:style-name="ce74"/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/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98" table:formula="of:=(([.D300]*60*60)+([.E300]*60)+[.F300])" office:value-type="float" office:value="49914" calcext:value-type="float">
              <text:p>49914</text:p>
            </table:table-cell>
            <table:table-cell table:style-name="ce98" table:formula="of:=(([.H300]*60*60)+([.I300]*60)+[.J300])" office:value-type="float" office:value="53470" calcext:value-type="float">
              <text:p>53470</text:p>
            </table:table-cell>
            <table:table-cell table:style-name="ce98" table:formula="of:=([.L300]-[.K300])" office:value-type="float" office:value="3556" calcext:value-type="float">
              <text:p>355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8" calcext:value-type="float">
              <text:p>5318</text:p>
            </table:table-cell>
            <table:table-cell table:style-name="ce74"/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/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98" table:formula="of:=(([.D301]*60*60)+([.E301]*60)+[.F301])" office:value-type="float" office:value="53506" calcext:value-type="float">
              <text:p>53506</text:p>
            </table:table-cell>
            <table:table-cell table:style-name="ce98" table:formula="of:=(([.H301]*60*60)+([.I301]*60)+[.J301])" office:value-type="float" office:value="57073" calcext:value-type="float">
              <text:p>57073</text:p>
            </table:table-cell>
            <table:table-cell table:style-name="ce98" table:formula="of:=([.L301]-[.K301])" office:value-type="float" office:value="3567" calcext:value-type="float">
              <text:p>356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19" calcext:value-type="float">
              <text:p>5319</text:p>
            </table:table-cell>
            <table:table-cell table:style-name="ce74"/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98" table:formula="of:=(([.D302]*60*60)+([.E302]*60)+[.F302])" office:value-type="float" office:value="57105" calcext:value-type="float">
              <text:p>57105</text:p>
            </table:table-cell>
            <table:table-cell table:style-name="ce98" table:formula="of:=(([.H302]*60*60)+([.I302]*60)+[.J302])" office:value-type="float" office:value="60702" calcext:value-type="float">
              <text:p>60702</text:p>
            </table:table-cell>
            <table:table-cell table:style-name="ce98" table:formula="of:=([.L302]-[.K302])" office:value-type="float" office:value="3597" calcext:value-type="float">
              <text:p>359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0" calcext:value-type="float">
              <text:p>5320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98" table:formula="of:=(([.D303]*60*60)+([.E303]*60)+[.F303])" office:value-type="float" office:value="60762" calcext:value-type="float">
              <text:p>60762</text:p>
            </table:table-cell>
            <table:table-cell table:style-name="ce98" table:formula="of:=(([.H303]*60*60)+([.I303]*60)+[.J303])" office:value-type="float" office:value="64898" calcext:value-type="float">
              <text:p>64898</text:p>
            </table:table-cell>
            <table:table-cell table:style-name="ce98" table:formula="of:=([.L303]-[.K303])" office:value-type="float" office:value="4136" calcext:value-type="float">
              <text:p>4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1" calcext:value-type="float">
              <text:p>5321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8" table:formula="of:=(([.D304]*60*60)+([.E304]*60)+[.F304])" office:value-type="float" office:value="64959" calcext:value-type="float">
              <text:p>64959</text:p>
            </table:table-cell>
            <table:table-cell table:style-name="ce98" table:formula="of:=(([.H304]*60*60)+([.I304]*60)+[.J304])" office:value-type="float" office:value="68751" calcext:value-type="float">
              <text:p>68751</text:p>
            </table:table-cell>
            <table:table-cell table:style-name="ce98" table:formula="of:=([.L304]-[.K304])" office:value-type="float" office:value="3792" calcext:value-type="float">
              <text:p>379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2" calcext:value-type="float">
              <text:p>5322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98" table:formula="of:=(([.D305]*60*60)+([.E305]*60)+[.F305])" office:value-type="float" office:value="68786" calcext:value-type="float">
              <text:p>68786</text:p>
            </table:table-cell>
            <table:table-cell table:style-name="ce98" table:formula="of:=(([.H305]*60*60)+([.I305]*60)+[.J305])" office:value-type="float" office:value="72338" calcext:value-type="float">
              <text:p>72338</text:p>
            </table:table-cell>
            <table:table-cell table:style-name="ce98" table:formula="of:=([.L305]-[.K305])" office:value-type="float" office:value="3552" calcext:value-type="float">
              <text:p>355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3" calcext:value-type="float">
              <text:p>5323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8" table:formula="of:=(([.D306]*60*60)+([.E306]*60)+[.F306])" office:value-type="float" office:value="72376" calcext:value-type="float">
              <text:p>72376</text:p>
            </table:table-cell>
            <table:table-cell table:style-name="ce98" table:formula="of:=(([.H306]*60*60)+([.I306]*60)+[.J306])" office:value-type="float" office:value="76043" calcext:value-type="float">
              <text:p>76043</text:p>
            </table:table-cell>
            <table:table-cell table:style-name="ce98" table:formula="of:=([.L306]-[.K306])" office:value-type="float" office:value="3667" calcext:value-type="float">
              <text:p>366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4" calcext:value-type="float">
              <text:p>5324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57" calcext:value-type="float">
              <text:p>57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98" table:formula="of:=(([.D307]*60*60)+([.E307]*60)+[.F307])" office:value-type="float" office:value="76077" calcext:value-type="float">
              <text:p>76077</text:p>
            </table:table-cell>
            <table:table-cell table:style-name="ce98" table:formula="of:=(([.H307]*60*60)+([.I307]*60)+[.J307])" office:value-type="float" office:value="79558" calcext:value-type="float">
              <text:p>79558</text:p>
            </table:table-cell>
            <table:table-cell table:style-name="ce98" table:formula="of:=([.L307]-[.K307])" office:value-type="float" office:value="3481" calcext:value-type="float">
              <text:p>34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5" calcext:value-type="float">
              <text:p>5325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98" table:formula="of:=(([.D308]*60*60)+([.E308]*60)+[.F308])" office:value-type="float" office:value="79600" calcext:value-type="float">
              <text:p>79600</text:p>
            </table:table-cell>
            <table:table-cell table:style-name="ce98" table:formula="of:=(([.H308]*60*60)+([.I308]*60)+[.J308])" office:value-type="float" office:value="81795" calcext:value-type="float">
              <text:p>81795</text:p>
            </table:table-cell>
            <table:table-cell table:style-name="ce98" table:formula="of:=([.L308]-[.K308])" office:value-type="float" office:value="2195" calcext:value-type="float">
              <text:p>219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6" calcext:value-type="float">
              <text:p>5326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98" table:formula="of:=(([.D309]*60*60)+([.E309]*60)+[.F309])" office:value-type="float" office:value="81831" calcext:value-type="float">
              <text:p>81831</text:p>
            </table:table-cell>
            <table:table-cell table:style-name="ce98" table:formula="of:=(([.H309]*60*60)+([.I309]*60)+[.J309])" office:value-type="float" office:value="84952" calcext:value-type="float">
              <text:p>84952</text:p>
            </table:table-cell>
            <table:table-cell table:style-name="ce98" table:formula="of:=([.L309]-[.K309])" office:value-type="float" office:value="3121" calcext:value-type="float">
              <text:p>312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7" calcext:value-type="float">
              <text:p>532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24+[.C310]" office:value-type="float" office:value="24" calcext:value-type="float">
              <text:p>24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G310]" office:value-type="float" office:value="25" calcext:value-type="float">
              <text:p>25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98" table:formula="of:=(([.D310]*60*60)+([.E310]*60)+[.F310])" office:value-type="float" office:value="87409" calcext:value-type="float">
              <text:p>87409</text:p>
            </table:table-cell>
            <table:table-cell table:style-name="ce98" table:formula="of:=(([.H310]*60*60)+([.I310]*60)+[.J310])" office:value-type="float" office:value="91019" calcext:value-type="float">
              <text:p>91019</text:p>
            </table:table-cell>
            <table:table-cell table:style-name="ce98" table:formula="of:=([.L310]-[.K310])" office:value-type="float" office:value="3610" calcext:value-type="float">
              <text:p>361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8" calcext:value-type="float">
              <text:p>532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C311]" office:value-type="float" office:value="25" calcext:value-type="float">
              <text:p>25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G311]" office:value-type="float" office:value="26" calcext:value-type="float">
              <text:p>26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98" table:formula="of:=(([.D311]*60*60)+([.E311]*60)+[.F311])" office:value-type="float" office:value="91066" calcext:value-type="float">
              <text:p>91066</text:p>
            </table:table-cell>
            <table:table-cell table:style-name="ce98" table:formula="of:=(([.H311]*60*60)+([.I311]*60)+[.J311])" office:value-type="float" office:value="94694" calcext:value-type="float">
              <text:p>94694</text:p>
            </table:table-cell>
            <table:table-cell table:style-name="ce98" table:formula="of:=([.L311]-[.K311])" office:value-type="float" office:value="3628" calcext:value-type="float">
              <text:p>362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29" calcext:value-type="float">
              <text:p>532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C312]" office:value-type="float" office:value="26" calcext:value-type="float">
              <text:p>26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G312]" office:value-type="float" office:value="27" calcext:value-type="float">
              <text:p>27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27" calcext:value-type="float">
              <text:p>27</text:p>
            </table:table-cell>
            <table:table-cell table:style-name="ce98" table:formula="of:=(([.D312]*60*60)+([.E312]*60)+[.F312])" office:value-type="float" office:value="94744" calcext:value-type="float">
              <text:p>94744</text:p>
            </table:table-cell>
            <table:table-cell table:style-name="ce98" table:formula="of:=(([.H312]*60*60)+([.I312]*60)+[.J312])" office:value-type="float" office:value="98247" calcext:value-type="float">
              <text:p>98247</text:p>
            </table:table-cell>
            <table:table-cell table:style-name="ce98" table:formula="of:=([.L312]-[.K312])" office:value-type="float" office:value="3503" calcext:value-type="float">
              <text:p>3503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30" calcext:value-type="float">
              <text:p>5330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C313]" office:value-type="float" office:value="27" calcext:value-type="float">
              <text:p>27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G313]" office:value-type="float" office:value="28" calcext:value-type="float">
              <text:p>28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98" table:formula="of:=(([.D313]*60*60)+([.E313]*60)+[.F313])" office:value-type="float" office:value="98292" calcext:value-type="float">
              <text:p>98292</text:p>
            </table:table-cell>
            <table:table-cell table:style-name="ce98" table:formula="of:=(([.H313]*60*60)+([.I313]*60)+[.J313])" office:value-type="float" office:value="101952" calcext:value-type="float">
              <text:p>101952</text:p>
            </table:table-cell>
            <table:table-cell table:style-name="ce98" table:formula="of:=([.L313]-[.K313])" office:value-type="float" office:value="3660" calcext:value-type="float">
              <text:p>36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31" calcext:value-type="float">
              <text:p>5331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C314]" office:value-type="float" office:value="28" calcext:value-type="float">
              <text:p>28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G314]" office:value-type="float" office:value="29" calcext:value-type="float">
              <text:p>2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98" table:formula="of:=(([.D314]*60*60)+([.E314]*60)+[.F314])" office:value-type="float" office:value="101999" calcext:value-type="float">
              <text:p>101999</text:p>
            </table:table-cell>
            <table:table-cell table:style-name="ce98" table:formula="of:=(([.H314]*60*60)+([.I314]*60)+[.J314])" office:value-type="float" office:value="105505" calcext:value-type="float">
              <text:p>105505</text:p>
            </table:table-cell>
            <table:table-cell table:style-name="ce98" table:formula="of:=([.L314]-[.K314])" office:value-type="float" office:value="3506" calcext:value-type="float">
              <text:p>350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32" calcext:value-type="float">
              <text:p>5332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C315]" office:value-type="float" office:value="29" calcext:value-type="float">
              <text:p>29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G315]" office:value-type="float" office:value="30" calcext:value-type="float">
              <text:p>30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315]*60*60)+([.E315]*60)+[.F315])" office:value-type="float" office:value="105549" calcext:value-type="float">
              <text:p>105549</text:p>
            </table:table-cell>
            <table:table-cell table:style-name="ce98" table:formula="of:=(([.H315]*60*60)+([.I315]*60)+[.J315])" office:value-type="float" office:value="109020" calcext:value-type="float">
              <text:p>109020</text:p>
            </table:table-cell>
            <table:table-cell table:style-name="ce98" table:formula="of:=([.L315]-[.K315])" office:value-type="float" office:value="3471" calcext:value-type="float">
              <text:p>347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333" calcext:value-type="float">
              <text:p>5333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C316]" office:value-type="float" office:value="30" calcext:value-type="float">
              <text:p>30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G316]" office:value-type="float" office:value="31" calcext:value-type="float">
              <text:p>31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316]*60*60)+([.E316]*60)+[.F316])" office:value-type="float" office:value="109057" calcext:value-type="float">
              <text:p>109057</text:p>
            </table:table-cell>
            <table:table-cell table:style-name="ce98" table:formula="of:=(([.H316]*60*60)+([.I316]*60)+[.J316])" office:value-type="float" office:value="112500" calcext:value-type="float">
              <text:p>112500</text:p>
            </table:table-cell>
            <table:table-cell table:style-name="ce98" table:formula="of:=([.L316]-[.K316])" office:value-type="float" office:value="3443" calcext:value-type="float">
              <text:p>3443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**</text:p>
            </table:table-cell>
            <table:table-cell table:style-name="ce74" office:value-type="float" office:value="5334" calcext:value-type="float">
              <text:p>5334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C317]" office:value-type="float" office:value="31" calcext:value-type="float">
              <text:p>31</text:p>
            </table:table-cell>
            <table:table-cell table:style-name="ce74" office:value-type="float" office:value="29" calcext:value-type="float">
              <text:p>29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G317]" office:value-type="float" office:value="32" calcext:value-type="float">
              <text:p>32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317]*60*60)+([.E317]*60)+[.F317])" office:value-type="float" office:value="113340" calcext:value-type="float">
              <text:p>113340</text:p>
            </table:table-cell>
            <table:table-cell table:style-name="ce98" table:formula="of:=(([.H317]*60*60)+([.I317]*60)+[.J317])" office:value-type="float" office:value="116400" calcext:value-type="float">
              <text:p>116400</text:p>
            </table:table-cell>
            <table:table-cell table:style-name="ce98" table:formula="of:=([.L317]-[.K317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8" calcext:value-type="float">
              <text:p>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98" office:value-type="float" office:value="0" calcext:value-type="float">
              <text:p>0</text:p>
            </table:table-cell>
            <table:table-cell table:style-name="ce98" office:value-type="float" office:value="58" calcext:value-type="float">
              <text:p>58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98" table:formula="of:=(([.D318]*60*60)+([.E318]*60)+[.F318])" office:value-type="float" office:value="480" calcext:value-type="float">
              <text:p>480</text:p>
            </table:table-cell>
            <table:table-cell table:style-name="ce98" table:formula="of:=(([.H318]*60*60)+([.I318]*60)+[.J318])" office:value-type="float" office:value="3480" calcext:value-type="float">
              <text:p>3480</text:p>
            </table:table-cell>
            <table:table-cell table:style-name="ce98" table:formula="of:=([.L318]-[.K318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319]" office:value-type="float" office:value="36" calcext:value-type="float">
              <text:p>36</text:p>
            </table:table-cell>
            <table:table-cell table:style-name="ce98" office:value-type="float" office:value="43" calcext:value-type="float">
              <text:p>43</text:p>
            </table:table-cell>
            <table:table-cell table:style-name="ce98" office:value-type="float" office:value="26" calcext:value-type="float">
              <text:p>2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319]" office:value-type="float" office:value="36" calcext:value-type="float">
              <text:p>36</text:p>
            </table:table-cell>
            <table:table-cell table:style-name="ce98" office:value-type="float" office:value="49" calcext:value-type="float">
              <text:p>49</text:p>
            </table:table-cell>
            <table:table-cell table:style-name="ce98" office:value-type="float" office:value="29" calcext:value-type="float">
              <text:p>29</text:p>
            </table:table-cell>
            <table:table-cell table:style-name="ce98" table:formula="of:=(([.D319]*60*60)+([.E319]*60)+[.F319])" office:value-type="float" office:value="132206" calcext:value-type="float">
              <text:p>132206</text:p>
            </table:table-cell>
            <table:table-cell table:style-name="ce98" table:formula="of:=(([.H319]*60*60)+([.I319]*60)+[.J319])" office:value-type="float" office:value="132569" calcext:value-type="float">
              <text:p>132569</text:p>
            </table:table-cell>
            <table:table-cell table:style-name="ce98" table:formula="of:=([.L319]-[.K319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3" office:value-type="float" office:value="6.495" calcext:value-type="float">
              <text:p>6.495</text:p>
            </table:table-cell>
            <table:table-cell table:style-name="ce78" office:value-type="string" calcext:value-type="string">
              <text:p>5078-5122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SUM([.M255:.M287])" office:value-type="float" office:value="102291" calcext:value-type="float">
              <text:p>102291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([.L295]-[.K318])+([.L317]-[.K296])" office:value-type="float" office:value="278449" calcext:value-type="float">
              <text:p>278449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319]+[.M282]+[.M283]+[.M284]" office:value-type="float" office:value="9033" calcext:value-type="float">
              <text:p>9033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320]-[.H320])" office:value-type="float" office:value="269416" calcext:value-type="float">
              <text:p>269416</text:p>
            </table:table-cell>
            <table:table-cell table:style-name="ce74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style-name="ce68" office:value-type="float" office:value="6.5" calcext:value-type="float">
            <text:p>6.5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9" table:visibility="collapse">
            <table:table-cell table:style-name="ce79" office:value-type="string" calcext:value-type="string">
              <text:p>Dummy</text:p>
            </table:table-cell>
            <table:table-cell table:style-name="ce69" office:value-type="float" office:value="5125" calcext:value-type="float">
              <text:p>5125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69"/>
            <table:table-cell table:style-name="ce69" office:value-type="float" office:value="9" calcext:value-type="float">
              <text:p>9</text:p>
            </table:table-cell>
            <table:table-cell table:style-name="ce69" office:value-type="float" office:value="23" calcext:value-type="float">
              <text:p>23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23]*60*60)+([.E323]*60)+[.F323])" office:value-type="float" office:value="29617" calcext:value-type="float">
              <text:p>29617</text:p>
            </table:table-cell>
            <table:table-cell table:style-name="ce79" table:formula="of:=(([.H323]*60*60)+([.I323]*60)+[.J323])" office:value-type="float" office:value="33780" calcext:value-type="float">
              <text:p>33780</text:p>
            </table:table-cell>
            <table:table-cell table:style-name="ce79" table:formula="of:=([.L323]-[.K323])" office:value-type="float" office:value="4163" calcext:value-type="float">
              <text:p>41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 office:value-type="string" calcext:value-type="string">
              <text:p>Dummy</text:p>
            </table:table-cell>
            <table:table-cell table:style-name="ce69" office:value-type="float" office:value="5126" calcext:value-type="float">
              <text:p>5126</text:p>
            </table:table-cell>
            <table:table-cell table:style-name="ce105"/>
            <table:table-cell table:style-name="ce79" office:value-type="float" office:value="9" calcext:value-type="float">
              <text:p>9</text:p>
            </table:table-cell>
            <table:table-cell table:style-name="ce114" office:value-type="float" office:value="28" calcext:value-type="float">
              <text:p>28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105"/>
            <table:table-cell table:style-name="ce79" office:value-type="float" office:value="10" calcext:value-type="float">
              <text:p>10</text:p>
            </table:table-cell>
            <table:table-cell table:style-name="ce105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4]*60*60)+([.E324]*60)+[.F324])" office:value-type="float" office:value="34128" calcext:value-type="float">
              <text:p>34128</text:p>
            </table:table-cell>
            <table:table-cell table:style-name="ce79" table:formula="of:=(([.H324]*60*60)+([.I324]*60)+[.J324])" office:value-type="float" office:value="37320" calcext:value-type="float">
              <text:p>37320</text:p>
            </table:table-cell>
            <table:table-cell table:style-name="ce79" table:formula="of:=([.L324]-[.K324])" office:value-type="float" office:value="3192" calcext:value-type="float">
              <text:p>31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28" calcext:value-type="float">
              <text:p>5128</text:p>
            </table:table-cell>
            <table:table-cell table:style-name="ce105"/>
            <table:table-cell table:style-name="ce79" office:value-type="float" office:value="11" calcext:value-type="float">
              <text:p>11</text:p>
            </table:table-cell>
            <table:table-cell table:style-name="ce114" office:value-type="float" office:value="11" calcext:value-type="float">
              <text:p>11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105"/>
            <table:table-cell table:style-name="ce79" office:value-type="float" office:value="12" calcext:value-type="float">
              <text:p>1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5]*60*60)+([.E325]*60)+[.F325])" office:value-type="float" office:value="40312" calcext:value-type="float">
              <text:p>40312</text:p>
            </table:table-cell>
            <table:table-cell table:style-name="ce79" table:formula="of:=(([.H325]*60*60)+([.I325]*60)+[.J325])" office:value-type="float" office:value="43260" calcext:value-type="float">
              <text:p>43260</text:p>
            </table:table-cell>
            <table:table-cell table:style-name="ce79" table:formula="of:=([.L325]-[.K325])" office:value-type="float" office:value="2948" calcext:value-type="float">
              <text:p>29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29" calcext:value-type="float">
              <text:p>5129</text:p>
            </table:table-cell>
            <table:table-cell table:style-name="ce105"/>
            <table:table-cell table:style-name="ce79" office:value-type="float" office:value="12" calcext:value-type="float">
              <text:p>12</text:p>
            </table:table-cell>
            <table:table-cell table:style-name="ce114" office:value-type="float" office:value="21" calcext:value-type="float">
              <text:p>21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5"/>
            <table:table-cell table:style-name="ce79" office:value-type="float" office:value="13" calcext:value-type="float">
              <text:p>13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6]*60*60)+([.E326]*60)+[.F326])" office:value-type="float" office:value="44494" calcext:value-type="float">
              <text:p>44494</text:p>
            </table:table-cell>
            <table:table-cell table:style-name="ce79" table:formula="of:=(([.H326]*60*60)+([.I326]*60)+[.J326])" office:value-type="float" office:value="47820" calcext:value-type="float">
              <text:p>47820</text:p>
            </table:table-cell>
            <table:table-cell table:style-name="ce79" table:formula="of:=([.L326]-[.K326])" office:value-type="float" office:value="3326" calcext:value-type="float">
              <text:p>33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0" calcext:value-type="float">
              <text:p>5130</text:p>
            </table:table-cell>
            <table:table-cell table:style-name="ce105"/>
            <table:table-cell table:style-name="ce79" office:value-type="float" office:value="13" calcext:value-type="float">
              <text:p>13</text:p>
            </table:table-cell>
            <table:table-cell table:style-name="ce114" office:value-type="float" office:value="20" calcext:value-type="float">
              <text:p>20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105"/>
            <table:table-cell table:style-name="ce79" office:value-type="float" office:value="14" calcext:value-type="float">
              <text:p>14</text:p>
            </table:table-cell>
            <table:table-cell table:style-name="ce105" office:value-type="float" office:value="37" calcext:value-type="float">
              <text:p>3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7]*60*60)+([.E327]*60)+[.F327])" office:value-type="float" office:value="48018" calcext:value-type="float">
              <text:p>48018</text:p>
            </table:table-cell>
            <table:table-cell table:style-name="ce79" table:formula="of:=(([.H327]*60*60)+([.I327]*60)+[.J327])" office:value-type="float" office:value="52620" calcext:value-type="float">
              <text:p>52620</text:p>
            </table:table-cell>
            <table:table-cell table:style-name="ce79" table:formula="of:=([.L327]-[.K327])" office:value-type="float" office:value="4602" calcext:value-type="float">
              <text:p>460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1" calcext:value-type="float">
              <text:p>5131</text:p>
            </table:table-cell>
            <table:table-cell table:style-name="ce105"/>
            <table:table-cell table:style-name="ce79" office:value-type="float" office:value="14" calcext:value-type="float">
              <text:p>14</text:p>
            </table:table-cell>
            <table:table-cell table:style-name="ce114" office:value-type="float" office:value="37" calcext:value-type="float">
              <text:p>37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table:formula="of:=(([.D328]*60*60)+([.E328]*60)+[.F328])" office:value-type="float" office:value="52673" calcext:value-type="float">
              <text:p>52673</text:p>
            </table:table-cell>
            <table:table-cell table:style-name="ce79" table:formula="of:=(([.H328]*60*60)+([.I328]*60)+[.J328])" office:value-type="float" office:value="57832" calcext:value-type="float">
              <text:p>57832</text:p>
            </table:table-cell>
            <table:table-cell table:style-name="ce79" table:formula="of:=([.L328]-[.K328])" office:value-type="float" office:value="5159" calcext:value-type="float">
              <text:p>51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2" calcext:value-type="float">
              <text:p>5132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14" office:value-type="float" office:value="4" calcext:value-type="float">
              <text:p>4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105"/>
            <table:table-cell table:style-name="ce79" office:value-type="float" office:value="17" calcext:value-type="float">
              <text:p>17</text:p>
            </table:table-cell>
            <table:table-cell table:style-name="ce105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9]*60*60)+([.E329]*60)+[.F329])" office:value-type="float" office:value="57884" calcext:value-type="float">
              <text:p>57884</text:p>
            </table:table-cell>
            <table:table-cell table:style-name="ce79" table:formula="of:=(([.H329]*60*60)+([.I329]*60)+[.J329])" office:value-type="float" office:value="64740" calcext:value-type="float">
              <text:p>64740</text:p>
            </table:table-cell>
            <table:table-cell table:style-name="ce79" table:formula="of:=([.L329]-[.K329])" office:value-type="float" office:value="6856" calcext:value-type="float">
              <text:p>6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3" calcext:value-type="float">
              <text:p>5133</text:p>
            </table:table-cell>
            <table:table-cell table:style-name="ce105"/>
            <table:table-cell table:style-name="ce79" office:value-type="float" office:value="17" calcext:value-type="float">
              <text:p>17</text:p>
            </table:table-cell>
            <table:table-cell table:style-name="ce114" office:value-type="float" office:value="59" calcext:value-type="float">
              <text:p>59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05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0]*60*60)+([.E330]*60)+[.F330])" office:value-type="float" office:value="64779" calcext:value-type="float">
              <text:p>64779</text:p>
            </table:table-cell>
            <table:table-cell table:style-name="ce79" table:formula="of:=(([.H330]*60*60)+([.I330]*60)+[.J330])" office:value-type="float" office:value="71520" calcext:value-type="float">
              <text:p>71520</text:p>
            </table:table-cell>
            <table:table-cell table:style-name="ce79" table:formula="of:=([.L330]-[.K330])" office:value-type="float" office:value="6741" calcext:value-type="float">
              <text:p>67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4" calcext:value-type="float">
              <text:p>5134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14" office:value-type="float" office:value="7" calcext:value-type="float">
              <text:p>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05" office:value-type="float" office:value="55" calcext:value-type="float">
              <text:p>5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1]*60*60)+([.E331]*60)+[.F331])" office:value-type="float" office:value="76077" calcext:value-type="float">
              <text:p>76077</text:p>
            </table:table-cell>
            <table:table-cell table:style-name="ce79" table:formula="of:=(([.H331]*60*60)+([.I331]*60)+[.J331])" office:value-type="float" office:value="78900" calcext:value-type="float">
              <text:p>78900</text:p>
            </table:table-cell>
            <table:table-cell table:style-name="ce79" table:formula="of:=([.L331]-[.K331])" office:value-type="float" office:value="2823" calcext:value-type="float">
              <text:p>282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5" calcext:value-type="float">
              <text:p>5135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14" office:value-type="float" office:value="56" calcext:value-type="float">
              <text:p>56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table:formula="of:=(([.D332]*60*60)+([.E332]*60)+[.F332])" office:value-type="float" office:value="78994" calcext:value-type="float">
              <text:p>78994</text:p>
            </table:table-cell>
            <table:table-cell table:style-name="ce79" table:formula="of:=(([.H332]*60*60)+([.I332]*60)+[.J332])" office:value-type="float" office:value="83389" calcext:value-type="float">
              <text:p>83389</text:p>
            </table:table-cell>
            <table:table-cell table:style-name="ce79" table:formula="of:=([.L332]-[.K332])" office:value-type="float" office:value="4395" calcext:value-type="float">
              <text:p>43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6" calcext:value-type="float">
              <text:p>5136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14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G333]" office:value-type="float" office:value="24" calcext:value-type="float">
              <text:p>24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3]*60*60)+([.E333]*60)+[.F333])" office:value-type="float" office:value="83424" calcext:value-type="float">
              <text:p>83424</text:p>
            </table:table-cell>
            <table:table-cell table:style-name="ce79" table:formula="of:=(([.H333]*60*60)+([.I333]*60)+[.J333])" office:value-type="float" office:value="86940" calcext:value-type="float">
              <text:p>86940</text:p>
            </table:table-cell>
            <table:table-cell table:style-name="ce79" table:formula="of:=([.L333]-[.K333])" office:value-type="float" office:value="3516" calcext:value-type="float">
              <text:p>35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7" calcext:value-type="float">
              <text:p>5137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C334]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G334]" office:value-type="float" office:value="25" calcext:value-type="float">
              <text:p>25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table:formula="of:=(([.D334]*60*60)+([.E334]*60)+[.F334])" office:value-type="float" office:value="87024" calcext:value-type="float">
              <text:p>87024</text:p>
            </table:table-cell>
            <table:table-cell table:style-name="ce79" table:formula="of:=(([.H334]*60*60)+([.I334]*60)+[.J334])" office:value-type="float" office:value="90651" calcext:value-type="float">
              <text:p>90651</text:p>
            </table:table-cell>
            <table:table-cell table:style-name="ce79" table:formula="of:=([.L334]-[.K334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8" calcext:value-type="float">
              <text:p>5138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C335]" office:value-type="float" office:value="25" calcext:value-type="float">
              <text:p>25</text:p>
            </table:table-cell>
            <table:table-cell table:style-name="ce114" office:value-type="float" office:value="11" calcext:value-type="float">
              <text:p>11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G335]" office:value-type="float" office:value="26" calcext:value-type="float">
              <text:p>26</text:p>
            </table:table-cell>
            <table:table-cell table:style-name="ce105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5]*60*60)+([.E335]*60)+[.F335])" office:value-type="float" office:value="90688" calcext:value-type="float">
              <text:p>90688</text:p>
            </table:table-cell>
            <table:table-cell table:style-name="ce79" table:formula="of:=(([.H335]*60*60)+([.I335]*60)+[.J335])" office:value-type="float" office:value="94320" calcext:value-type="float">
              <text:p>94320</text:p>
            </table:table-cell>
            <table:table-cell table:style-name="ce79" table:formula="of:=([.L335]-[.K335])" office:value-type="float" office:value="3632" calcext:value-type="float">
              <text:p>36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9" calcext:value-type="float">
              <text:p>5139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C336]" office:value-type="float" office:value="26" calcext:value-type="float">
              <text:p>26</text:p>
            </table:table-cell>
            <table:table-cell table:style-name="ce114" office:value-type="float" office:value="13" calcext:value-type="float">
              <text:p>1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G336]" office:value-type="float" office:value="27" calcext:value-type="float">
              <text:p>27</text:p>
            </table:table-cell>
            <table:table-cell table:style-name="ce105" office:value-type="float" office:value="13" calcext:value-type="float">
              <text:p>1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6]*60*60)+([.E336]*60)+[.F336])" office:value-type="float" office:value="94389" calcext:value-type="float">
              <text:p>94389</text:p>
            </table:table-cell>
            <table:table-cell table:style-name="ce79" table:formula="of:=(([.H336]*60*60)+([.I336]*60)+[.J336])" office:value-type="float" office:value="97980" calcext:value-type="float">
              <text:p>97980</text:p>
            </table:table-cell>
            <table:table-cell table:style-name="ce79" table:formula="of:=([.L336]-[.K336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0" calcext:value-type="float">
              <text:p>5140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C337]" office:value-type="float" office:value="27" calcext:value-type="float">
              <text:p>27</text:p>
            </table:table-cell>
            <table:table-cell table:style-name="ce114" office:value-type="float" office:value="14" calcext:value-type="float">
              <text:p>14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G337]" office:value-type="float" office:value="28" calcext:value-type="float">
              <text:p>28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7]*60*60)+([.E337]*60)+[.F337])" office:value-type="float" office:value="98057" calcext:value-type="float">
              <text:p>98057</text:p>
            </table:table-cell>
            <table:table-cell table:style-name="ce79" table:formula="of:=(([.H337]*60*60)+([.I337]*60)+[.J337])" office:value-type="float" office:value="101700" calcext:value-type="float">
              <text:p>101700</text:p>
            </table:table-cell>
            <table:table-cell table:style-name="ce79" table:formula="of:=([.L337]-[.K337])" office:value-type="float" office:value="3643" calcext:value-type="float">
              <text:p>3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1" calcext:value-type="float">
              <text:p>5141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C338]" office:value-type="float" office:value="28" calcext:value-type="float">
              <text:p>28</text:p>
            </table:table-cell>
            <table:table-cell table:style-name="ce114" office:value-type="float" office:value="16" calcext:value-type="float">
              <text:p>16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table:formula="of:=24+[.G338]" office:value-type="float" office:value="29" calcext:value-type="float">
              <text:p>29</text:p>
            </table:table-cell>
            <table:table-cell table:style-name="ce105" office:value-type="float" office:value="16" calcext:value-type="float">
              <text:p>1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8]*60*60)+([.E338]*60)+[.F338])" office:value-type="float" office:value="101770" calcext:value-type="float">
              <text:p>101770</text:p>
            </table:table-cell>
            <table:table-cell table:style-name="ce79" table:formula="of:=(([.H338]*60*60)+([.I338]*60)+[.J338])" office:value-type="float" office:value="105360" calcext:value-type="float">
              <text:p>105360</text:p>
            </table:table-cell>
            <table:table-cell table:style-name="ce79" table:formula="of:=([.L338]-[.K338])" office:value-type="float" office:value="3590" calcext:value-type="float">
              <text:p>35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2" calcext:value-type="float">
              <text:p>5142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table:formula="of:=24+[.C339]" office:value-type="float" office:value="29" calcext:value-type="float">
              <text:p>29</text:p>
            </table:table-cell>
            <table:table-cell table:style-name="ce114" office:value-type="float" office:value="17" calcext:value-type="float">
              <text:p>17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G339]" office:value-type="float" office:value="30" calcext:value-type="float">
              <text:p>30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9]*60*60)+([.E339]*60)+[.F339])" office:value-type="float" office:value="105445" calcext:value-type="float">
              <text:p>105445</text:p>
            </table:table-cell>
            <table:table-cell table:style-name="ce79" table:formula="of:=(([.H339]*60*60)+([.I339]*60)+[.J339])" office:value-type="float" office:value="109140" calcext:value-type="float">
              <text:p>109140</text:p>
            </table:table-cell>
            <table:table-cell table:style-name="ce79" table:formula="of:=([.L339]-[.K339])" office:value-type="float" office:value="3695" calcext:value-type="float">
              <text:p>36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3" calcext:value-type="float">
              <text:p>5143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C340]" office:value-type="float" office:value="30" calcext:value-type="float">
              <text:p>30</text:p>
            </table:table-cell>
            <table:table-cell table:style-name="ce114" office:value-type="float" office:value="20" calcext:value-type="float">
              <text:p>2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G340]" office:value-type="float" office:value="31" calcext:value-type="float">
              <text:p>31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0]*60*60)+([.E340]*60)+[.F340])" office:value-type="float" office:value="109203" calcext:value-type="float">
              <text:p>109203</text:p>
            </table:table-cell>
            <table:table-cell table:style-name="ce79" table:formula="of:=(([.H340]*60*60)+([.I340]*60)+[.J340])" office:value-type="float" office:value="112800" calcext:value-type="float">
              <text:p>112800</text:p>
            </table:table-cell>
            <table:table-cell table:style-name="ce79" table:formula="of:=([.L340]-[.K340])" office:value-type="float" office:value="3597" calcext:value-type="float">
              <text:p>35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4" calcext:value-type="float">
              <text:p>5144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C341]" office:value-type="float" office:value="31" calcext:value-type="float">
              <text:p>31</text:p>
            </table:table-cell>
            <table:table-cell table:style-name="ce114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41]" office:value-type="float" office:value="32" calcext:value-type="float">
              <text:p>32</text:p>
            </table:table-cell>
            <table:table-cell table:style-name="ce105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1]*60*60)+([.E341]*60)+[.F341])" office:value-type="float" office:value="112860" calcext:value-type="float">
              <text:p>112860</text:p>
            </table:table-cell>
            <table:table-cell table:style-name="ce79" table:formula="of:=(([.H341]*60*60)+([.I341]*60)+[.J341])" office:value-type="float" office:value="116460" calcext:value-type="float">
              <text:p>116460</text:p>
            </table:table-cell>
            <table:table-cell table:style-name="ce79" table:formula="of:=([.L341]-[.K341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3" calcext:value-type="float">
              <text:p>5183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14" office:value-type="float" office:value="23" calcext:value-type="float">
              <text:p>23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2]*60*60)+([.E342]*60)+[.F342])" office:value-type="float" office:value="15830" calcext:value-type="float">
              <text:p>15830</text:p>
            </table:table-cell>
            <table:table-cell table:style-name="ce79" table:formula="of:=(([.H342]*60*60)+([.I342]*60)+[.J342])" office:value-type="float" office:value="19920" calcext:value-type="float">
              <text:p>19920</text:p>
            </table:table-cell>
            <table:table-cell table:style-name="ce79" table:formula="of:=([.L342]-[.K342])" office:value-type="float" office:value="4090" calcext:value-type="float">
              <text:p>40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4" calcext:value-type="float">
              <text:p>5184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14" office:value-type="float" office:value="41" calcext:value-type="float">
              <text:p>41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3]*60*60)+([.E343]*60)+[.F343])" office:value-type="float" office:value="20492" calcext:value-type="float">
              <text:p>20492</text:p>
            </table:table-cell>
            <table:table-cell table:style-name="ce79" table:formula="of:=(([.H343]*60*60)+([.I343]*60)+[.J343])" office:value-type="float" office:value="24060" calcext:value-type="float">
              <text:p>24060</text:p>
            </table:table-cell>
            <table:table-cell table:style-name="ce79" table:formula="of:=([.L343]-[.K343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5" calcext:value-type="float">
              <text:p>5185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14" office:value-type="float" office:value="42" calcext:value-type="float">
              <text:p>4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105"/>
            <table:table-cell table:style-name="ce79" office:value-type="float" office:value="6" calcext:value-type="float">
              <text:p>6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([.D344]*60*60)+([.E344]*60)+[.F344])" office:value-type="float" office:value="24140" calcext:value-type="float">
              <text:p>24140</text:p>
            </table:table-cell>
            <table:table-cell table:style-name="ce79" table:formula="of:=(([.H344]*60*60)+([.I344]*60)+[.J344])" office:value-type="float" office:value="25024" calcext:value-type="float">
              <text:p>25024</text:p>
            </table:table-cell>
            <table:table-cell table:style-name="ce79" table:formula="of:=([.L344]-[.K344])" office:value-type="float" office:value="884" calcext:value-type="float">
              <text:p>8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7" calcext:value-type="float">
              <text:p>5197</text:p>
            </table:table-cell>
            <table:table-cell table:style-name="ce105"/>
            <table:table-cell table:style-name="ce79" office:value-type="float" office:value="18" calcext:value-type="float">
              <text:p>18</text:p>
            </table:table-cell>
            <table:table-cell table:style-name="ce114" office:value-type="float" office:value="54" calcext:value-type="float">
              <text:p>54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05" office:value-type="float" office:value="33" calcext:value-type="float">
              <text:p>3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5]*60*60)+([.E345]*60)+[.F345])" office:value-type="float" office:value="68097" calcext:value-type="float">
              <text:p>68097</text:p>
            </table:table-cell>
            <table:table-cell table:style-name="ce79" table:formula="of:=(([.H345]*60*60)+([.I345]*60)+[.J345])" office:value-type="float" office:value="70380" calcext:value-type="float">
              <text:p>70380</text:p>
            </table:table-cell>
            <table:table-cell table:style-name="ce79" table:formula="of:=([.L345]-[.K345])" office:value-type="float" office:value="2283" calcext:value-type="float">
              <text:p>228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8" calcext:value-type="float">
              <text:p>5198</text:p>
            </table:table-cell>
            <table:table-cell table:style-name="ce105"/>
            <table:table-cell table:style-name="ce79" office:value-type="float" office:value="19" calcext:value-type="float">
              <text:p>19</text:p>
            </table:table-cell>
            <table:table-cell table:style-name="ce114" office:value-type="float" office:value="33" calcext:value-type="float">
              <text:p>33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5"/>
            <table:table-cell table:style-name="ce79" office:value-type="float" office:value="20" calcext:value-type="float">
              <text:p>20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6]*60*60)+([.E346]*60)+[.F346])" office:value-type="float" office:value="70435" calcext:value-type="float">
              <text:p>70435</text:p>
            </table:table-cell>
            <table:table-cell table:style-name="ce79" table:formula="of:=(([.H346]*60*60)+([.I346]*60)+[.J346])" office:value-type="float" office:value="74460" calcext:value-type="float">
              <text:p>74460</text:p>
            </table:table-cell>
            <table:table-cell table:style-name="ce79" table:formula="of:=([.L346]-[.K346])" office:value-type="float" office:value="4025" calcext:value-type="float">
              <text:p>402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9" calcext:value-type="float">
              <text:p>5199</text:p>
            </table:table-cell>
            <table:table-cell table:style-name="ce105"/>
            <table:table-cell table:style-name="ce79" office:value-type="float" office:value="20" calcext:value-type="float">
              <text:p>20</text:p>
            </table:table-cell>
            <table:table-cell table:style-name="ce114" office:value-type="float" office:value="44" calcext:value-type="float">
              <text:p>44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105"/>
            <table:table-cell table:style-name="ce79" office:value-type="float" office:value="21" calcext:value-type="float">
              <text:p>21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7]*60*60)+([.E347]*60)+[.F347])" office:value-type="float" office:value="74687" calcext:value-type="float">
              <text:p>74687</text:p>
            </table:table-cell>
            <table:table-cell table:style-name="ce79" table:formula="of:=(([.H347]*60*60)+([.I347]*60)+[.J347])" office:value-type="float" office:value="79020" calcext:value-type="float">
              <text:p>79020</text:p>
            </table:table-cell>
            <table:table-cell table:style-name="ce79" table:formula="of:=([.L347]-[.K347])" office:value-type="float" office:value="4333" calcext:value-type="float">
              <text:p>43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0" calcext:value-type="float">
              <text:p>5200</text:p>
            </table:table-cell>
            <table:table-cell table:style-name="ce105"/>
            <table:table-cell table:style-name="ce79" office:value-type="float" office:value="22" calcext:value-type="float">
              <text:p>22</text:p>
            </table:table-cell>
            <table:table-cell table:style-name="ce114" office:value-type="float" office:value="0" calcext:value-type="float">
              <text:p>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5"/>
            <table:table-cell table:style-name="ce79" office:value-type="float" office:value="23" calcext:value-type="float">
              <text:p>23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8]*60*60)+([.E348]*60)+[.F348])" office:value-type="float" office:value="79255" calcext:value-type="float">
              <text:p>79255</text:p>
            </table:table-cell>
            <table:table-cell table:style-name="ce79" table:formula="of:=(([.H348]*60*60)+([.I348]*60)+[.J348])" office:value-type="float" office:value="83700" calcext:value-type="float">
              <text:p>83700</text:p>
            </table:table-cell>
            <table:table-cell table:style-name="ce79" table:formula="of:=([.L348]-[.K348])" office:value-type="float" office:value="4445" calcext:value-type="float">
              <text:p>44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1" calcext:value-type="float">
              <text:p>5201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table:formula="of:=24+[.C349]" office:value-type="float" office:value="24" calcext:value-type="float">
              <text:p>24</text:p>
            </table:table-cell>
            <table:table-cell table:style-name="ce114" office:value-type="float" office:value="55" calcext:value-type="float">
              <text:p>55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G349]" office:value-type="float" office:value="25" calcext:value-type="float">
              <text:p>25</text:p>
            </table:table-cell>
            <table:table-cell table:style-name="ce105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9]*60*60)+([.E349]*60)+[.F349])" office:value-type="float" office:value="89732" calcext:value-type="float">
              <text:p>89732</text:p>
            </table:table-cell>
            <table:table-cell table:style-name="ce79" table:formula="of:=(([.H349]*60*60)+([.I349]*60)+[.J349])" office:value-type="float" office:value="93120" calcext:value-type="float">
              <text:p>93120</text:p>
            </table:table-cell>
            <table:table-cell table:style-name="ce79" table:formula="of:=([.L349]-[.K349])" office:value-type="float" office:value="3388" calcext:value-type="float">
              <text:p>3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2" calcext:value-type="float">
              <text:p>5202</text:p>
            </table:table-cell>
            <table:table-cell table:style-name="ce105" office:value-type="float" office:value="1" calcext:value-type="float">
              <text:p>1</text:p>
            </table:table-cell>
            <table:table-cell table:style-name="ce79" table:formula="of:=24+[.C350]" office:value-type="float" office:value="25" calcext:value-type="float">
              <text:p>25</text:p>
            </table:table-cell>
            <table:table-cell table:style-name="ce114" office:value-type="float" office:value="53" calcext:value-type="float">
              <text:p>53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G350]" office:value-type="float" office:value="26" calcext:value-type="float">
              <text:p>26</text:p>
            </table:table-cell>
            <table:table-cell table:style-name="ce105" office:value-type="float" office:value="27" calcext:value-type="float">
              <text:p>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0]*60*60)+([.E350]*60)+[.F350])" office:value-type="float" office:value="93229" calcext:value-type="float">
              <text:p>93229</text:p>
            </table:table-cell>
            <table:table-cell table:style-name="ce79" table:formula="of:=(([.H350]*60*60)+([.I350]*60)+[.J350])" office:value-type="float" office:value="95220" calcext:value-type="float">
              <text:p>95220</text:p>
            </table:table-cell>
            <table:table-cell table:style-name="ce79" table:formula="of:=([.L350]-[.K350])" office:value-type="float" office:value="1991" calcext:value-type="float">
              <text:p>19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3" calcext:value-type="float">
              <text:p>5203</text:p>
            </table:table-cell>
            <table:table-cell table:style-name="ce105" office:value-type="float" office:value="2" calcext:value-type="float">
              <text:p>2</text:p>
            </table:table-cell>
            <table:table-cell table:style-name="ce79" table:formula="of:=24+[.C351]" office:value-type="float" office:value="26" calcext:value-type="float">
              <text:p>26</text:p>
            </table:table-cell>
            <table:table-cell table:style-name="ce114" office:value-type="float" office:value="29" calcext:value-type="float">
              <text:p>29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G351]" office:value-type="float" office:value="27" calcext:value-type="float">
              <text:p>27</text:p>
            </table:table-cell>
            <table:table-cell table:style-name="ce105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1]*60*60)+([.E351]*60)+[.F351])" office:value-type="float" office:value="95343" calcext:value-type="float">
              <text:p>95343</text:p>
            </table:table-cell>
            <table:table-cell table:style-name="ce79" table:formula="of:=(([.H351]*60*60)+([.I351]*60)+[.J351])" office:value-type="float" office:value="99360" calcext:value-type="float">
              <text:p>99360</text:p>
            </table:table-cell>
            <table:table-cell table:style-name="ce79" table:formula="of:=([.L351]-[.K351])" office:value-type="float" office:value="4017" calcext:value-type="float">
              <text:p>401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4" calcext:value-type="float">
              <text:p>5204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79" table:formula="of:=24+[.C352]" office:value-type="float" office:value="27" calcext:value-type="float">
              <text:p>27</text:p>
            </table:table-cell>
            <table:table-cell table:style-name="ce114" office:value-type="float" office:value="38" calcext:value-type="float">
              <text:p>38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G352]" office:value-type="float" office:value="28" calcext:value-type="float">
              <text:p>28</text:p>
            </table:table-cell>
            <table:table-cell table:style-name="ce105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2]*60*60)+([.E352]*60)+[.F352])" office:value-type="float" office:value="99534" calcext:value-type="float">
              <text:p>99534</text:p>
            </table:table-cell>
            <table:table-cell table:style-name="ce79" table:formula="of:=(([.H352]*60*60)+([.I352]*60)+[.J352])" office:value-type="float" office:value="103260" calcext:value-type="float">
              <text:p>103260</text:p>
            </table:table-cell>
            <table:table-cell table:style-name="ce79" table:formula="of:=([.L352]-[.K352])" office:value-type="float" office:value="3726" calcext:value-type="float">
              <text:p>37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6" calcext:value-type="float">
              <text:p>5206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table:formula="of:=24+[.C353]" office:value-type="float" office:value="28" calcext:value-type="float">
              <text:p>28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G353]" office:value-type="float" office:value="30" calcext:value-type="float">
              <text:p>30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3]*60*60)+([.E353]*60)+[.F353])" office:value-type="float" office:value="103712" calcext:value-type="float">
              <text:p>103712</text:p>
            </table:table-cell>
            <table:table-cell table:style-name="ce79" table:formula="of:=(([.H353]*60*60)+([.I353]*60)+[.J353])" office:value-type="float" office:value="108000" calcext:value-type="float">
              <text:p>108000</text:p>
            </table:table-cell>
            <table:table-cell table:style-name="ce79" table:formula="of:=([.L353]-[.K353])" office:value-type="float" office:value="4288" calcext:value-type="float">
              <text:p>42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7" calcext:value-type="float">
              <text:p>5207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table:formula="of:=24+[.C354]" office:value-type="float" office:value="30" calcext:value-type="float">
              <text:p>30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79" office:value-type="float" office:value="42" calcext:value-type="float">
              <text:p>42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G354]" office:value-type="float" office:value="31" calcext:value-type="float">
              <text:p>31</text:p>
            </table:table-cell>
            <table:table-cell table:style-name="ce105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4]*60*60)+([.E354]*60)+[.F354])" office:value-type="float" office:value="108102" calcext:value-type="float">
              <text:p>108102</text:p>
            </table:table-cell>
            <table:table-cell table:style-name="ce79" table:formula="of:=(([.H354]*60*60)+([.I354]*60)+[.J354])" office:value-type="float" office:value="111840" calcext:value-type="float">
              <text:p>111840</text:p>
            </table:table-cell>
            <table:table-cell table:style-name="ce79" table:formula="of:=([.L354]-[.K354])" office:value-type="float" office:value="3738" calcext:value-type="float">
              <text:p>373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8" calcext:value-type="float">
              <text:p>5208</text:p>
            </table:table-cell>
            <table:table-cell table:style-name="ce105" office:value-type="float" office:value="7" calcext:value-type="float">
              <text:p>7</text:p>
            </table:table-cell>
            <table:table-cell table:style-name="ce79" table:formula="of:=24+[.C355]" office:value-type="float" office:value="31" calcext:value-type="float">
              <text:p>31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55]" office:value-type="float" office:value="32" calcext:value-type="float">
              <text:p>32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5]*60*60)+([.E355]*60)+[.F355])" office:value-type="float" office:value="111933" calcext:value-type="float">
              <text:p>111933</text:p>
            </table:table-cell>
            <table:table-cell table:style-name="ce79" table:formula="of:=(([.H355]*60*60)+([.I355]*60)+[.J355])" office:value-type="float" office:value="115560" calcext:value-type="float">
              <text:p>115560</text:p>
            </table:table-cell>
            <table:table-cell table:style-name="ce79" table:formula="of:=([.L355]-[.K355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9" calcext:value-type="float">
              <text:p>5209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C356]" office:value-type="float" office:value="32" calcext:value-type="float">
              <text:p>32</text:p>
            </table:table-cell>
            <table:table-cell table:style-name="ce114" office:value-type="float" office:value="7" calcext:value-type="float">
              <text:p>7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G356]" office:value-type="float" office:value="32" calcext:value-type="float">
              <text:p>32</text:p>
            </table:table-cell>
            <table:table-cell table:style-name="ce105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6]*60*60)+([.E356]*60)+[.F356])" office:value-type="float" office:value="115635" calcext:value-type="float">
              <text:p>115635</text:p>
            </table:table-cell>
            <table:table-cell table:style-name="ce79" table:formula="of:=(([.H356]*60*60)+([.I356]*60)+[.J356])" office:value-type="float" office:value="118200" calcext:value-type="float">
              <text:p>118200</text:p>
            </table:table-cell>
            <table:table-cell table:style-name="ce79" table:formula="of:=([.L356]-[.K356])" office:value-type="float" office:value="2565" calcext:value-type="float">
              <text:p>2565</text:p>
            </table:table-cell>
            <table:table-cell table:style-name="ce2" table:number-columns-repeated="16"/>
            <table:table-cell table:number-columns-repeated="995"/>
          </table:table-row>
          <table:table-row table:style-name="ro10" table:visibility="collapse">
            <table:table-cell table:style-name="ce79"/>
            <table:table-cell table:style-name="ce69" office:value-type="float" office:value="5210" calcext:value-type="float">
              <text:p>5210</text:p>
            </table:table-cell>
            <table:table-cell table:style-name="ce105" office:value-type="float" office:value="8" calcext:value-type="float">
              <text:p>8</text:p>
            </table:table-cell>
            <table:table-cell table:style-name="ce79" table:formula="of:=24+[.C357]" office:value-type="float" office:value="32" calcext:value-type="float">
              <text:p>32</text:p>
            </table:table-cell>
            <table:table-cell table:style-name="ce114" office:value-type="float" office:value="59" calcext:value-type="float">
              <text:p>59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table:formula="of:=24+[.G357]" office:value-type="float" office:value="33" calcext:value-type="float">
              <text:p>33</text:p>
            </table:table-cell>
            <table:table-cell table:style-name="ce105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7]*60*60)+([.E357]*60)+[.F357])" office:value-type="float" office:value="118772" calcext:value-type="float">
              <text:p>118772</text:p>
            </table:table-cell>
            <table:table-cell table:style-name="ce79" table:formula="of:=(([.H357]*60*60)+([.I357]*60)+[.J357])" office:value-type="float" office:value="119160" calcext:value-type="float">
              <text:p>119160</text:p>
            </table:table-cell>
            <table:table-cell table:style-name="ce79" table:formula="of:=([.L357]-[.K357])" office:value-type="float" office:value="388" calcext:value-type="float">
              <text:p>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1" calcext:value-type="float">
              <text:p>5211</text:p>
            </table:table-cell>
            <table:table-cell table:style-name="ce105" office:value-type="float" office:value="9" calcext:value-type="float">
              <text:p>9</text:p>
            </table:table-cell>
            <table:table-cell table:style-name="ce79" table:formula="of:=24+[.C358]" office:value-type="float" office:value="33" calcext:value-type="float">
              <text:p>33</text:p>
            </table:table-cell>
            <table:table-cell table:style-name="ce114" office:value-type="float" office:value="13" calcext:value-type="float">
              <text:p>1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table:formula="of:=24+[.G358]" office:value-type="float" office:value="34" calcext:value-type="float">
              <text:p>34</text:p>
            </table:table-cell>
            <table:table-cell table:style-name="ce105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8]*60*60)+([.E358]*60)+[.F358])" office:value-type="float" office:value="119623" calcext:value-type="float">
              <text:p>119623</text:p>
            </table:table-cell>
            <table:table-cell table:style-name="ce79" table:formula="of:=(([.H358]*60*60)+([.I358]*60)+[.J358])" office:value-type="float" office:value="122400" calcext:value-type="float">
              <text:p>122400</text:p>
            </table:table-cell>
            <table:table-cell table:style-name="ce79" table:formula="of:=([.L358]-[.K358])" office:value-type="float" office:value="2777" calcext:value-type="float">
              <text:p>27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2" calcext:value-type="float">
              <text:p>5212</text:p>
            </table:table-cell>
            <table:table-cell table:style-name="ce105" office:value-type="float" office:value="10" calcext:value-type="float">
              <text:p>10</text:p>
            </table:table-cell>
            <table:table-cell table:style-name="ce79" table:formula="of:=24+[.C359]" office:value-type="float" office:value="34" calcext:value-type="float">
              <text:p>34</text:p>
            </table:table-cell>
            <table:table-cell table:style-name="ce114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5" office:value-type="float" office:value="11" calcext:value-type="float">
              <text:p>11</text:p>
            </table:table-cell>
            <table:table-cell table:style-name="ce79" table:formula="of:=24+[.G359]" office:value-type="float" office:value="35" calcext:value-type="float">
              <text:p>35</text:p>
            </table:table-cell>
            <table:table-cell table:style-name="ce105" office:value-type="float" office:value="5" calcext:value-type="float">
              <text:p>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59]*60*60)+([.E359]*60)+[.F359])" office:value-type="float" office:value="123120" calcext:value-type="float">
              <text:p>123120</text:p>
            </table:table-cell>
            <table:table-cell table:style-name="ce79" table:formula="of:=(([.H359]*60*60)+([.I359]*60)+[.J359])" office:value-type="float" office:value="126300" calcext:value-type="float">
              <text:p>126300</text:p>
            </table:table-cell>
            <table:table-cell table:style-name="ce79" table:formula="of:=([.L359]-[.K359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3" calcext:value-type="float">
              <text:p>5213</text:p>
            </table:table-cell>
            <table:table-cell table:style-name="ce105" office:value-type="float" office:value="11" calcext:value-type="float">
              <text:p>11</text:p>
            </table:table-cell>
            <table:table-cell table:style-name="ce79" table:formula="of:=24+[.C360]" office:value-type="float" office:value="35" calcext:value-type="float">
              <text:p>35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12" calcext:value-type="float">
              <text:p>12</text:p>
            </table:table-cell>
            <table:table-cell table:style-name="ce79" table:formula="of:=24+[.G360]" office:value-type="float" office:value="36" calcext:value-type="float">
              <text:p>36</text:p>
            </table:table-cell>
            <table:table-cell table:style-name="ce105" office:value-type="float" office:value="15" calcext:value-type="float">
              <text:p>15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table:formula="of:=(([.D360]*60*60)+([.E360]*60)+[.F360])" office:value-type="float" office:value="126305" calcext:value-type="float">
              <text:p>126305</text:p>
            </table:table-cell>
            <table:table-cell table:style-name="ce79" table:formula="of:=(([.H360]*60*60)+([.I360]*60)+[.J360])" office:value-type="float" office:value="130513" calcext:value-type="float">
              <text:p>130513</text:p>
            </table:table-cell>
            <table:table-cell table:style-name="ce79" table:formula="of:=([.L360]-[.K360])" office:value-type="float" office:value="4208" calcext:value-type="float">
              <text:p>420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7" calcext:value-type="float">
              <text:p>5217</text:p>
            </table:table-cell>
            <table:table-cell table:style-name="ce105" office:value-type="float" office:value="16" calcext:value-type="float">
              <text:p>16</text:p>
            </table:table-cell>
            <table:table-cell table:style-name="ce79" table:formula="of:=24+[.C361]" office:value-type="float" office:value="40" calcext:value-type="float">
              <text:p>40</text:p>
            </table:table-cell>
            <table:table-cell table:style-name="ce114" office:value-type="float" office:value="25" calcext:value-type="float">
              <text:p>25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table:formula="of:=24+[.G361]" office:value-type="float" office:value="41" calcext:value-type="float">
              <text:p>41</text:p>
            </table:table-cell>
            <table:table-cell table:style-name="ce105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1]*60*60)+([.E361]*60)+[.F361])" office:value-type="float" office:value="145522" calcext:value-type="float">
              <text:p>145522</text:p>
            </table:table-cell>
            <table:table-cell table:style-name="ce79" table:formula="of:=(([.H361]*60*60)+([.I361]*60)+[.J361])" office:value-type="float" office:value="148920" calcext:value-type="float">
              <text:p>148920</text:p>
            </table:table-cell>
            <table:table-cell table:style-name="ce79" table:formula="of:=([.L361]-[.K361])" office:value-type="float" office:value="3398" calcext:value-type="float">
              <text:p>33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8" calcext:value-type="float">
              <text:p>5218</text:p>
            </table:table-cell>
            <table:table-cell table:style-name="ce105" office:value-type="float" office:value="17" calcext:value-type="float">
              <text:p>17</text:p>
            </table:table-cell>
            <table:table-cell table:style-name="ce79" table:formula="of:=24+[.C362]" office:value-type="float" office:value="41" calcext:value-type="float">
              <text:p>41</text:p>
            </table:table-cell>
            <table:table-cell table:style-name="ce114" office:value-type="float" office:value="23" calcext:value-type="float">
              <text:p>23</text:p>
            </table:table-cell>
            <table:table-cell table:style-name="ce79" office:value-type="float" office:value="35" calcext:value-type="float">
              <text:p>35</text:p>
            </table:table-cell>
            <table:table-cell table:style-name="ce105" office:value-type="float" office:value="18" calcext:value-type="float">
              <text:p>18</text:p>
            </table:table-cell>
            <table:table-cell table:style-name="ce79" table:formula="of:=24+[.G362]" office:value-type="float" office:value="42" calcext:value-type="float">
              <text:p>42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362]*60*60)+([.E362]*60)+[.F362])" office:value-type="float" office:value="149015" calcext:value-type="float">
              <text:p>149015</text:p>
            </table:table-cell>
            <table:table-cell table:style-name="ce79" table:formula="of:=(([.H362]*60*60)+([.I362]*60)+[.J362])" office:value-type="float" office:value="152371" calcext:value-type="float">
              <text:p>152371</text:p>
            </table:table-cell>
            <table:table-cell table:style-name="ce79" table:formula="of:=([.L362]-[.K362])" office:value-type="float" office:value="3356" calcext:value-type="float">
              <text:p>3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9" calcext:value-type="float">
              <text:p>5219</text:p>
            </table:table-cell>
            <table:table-cell table:style-name="ce105" office:value-type="float" office:value="18" calcext:value-type="float">
              <text:p>18</text:p>
            </table:table-cell>
            <table:table-cell table:style-name="ce79" table:formula="of:=24+[.C363]" office:value-type="float" office:value="42" calcext:value-type="float">
              <text:p>42</text:p>
            </table:table-cell>
            <table:table-cell table:style-name="ce114" office:value-type="float" office:value="34" calcext:value-type="float">
              <text:p>34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5" office:value-type="float" office:value="19" calcext:value-type="float">
              <text:p>19</text:p>
            </table:table-cell>
            <table:table-cell table:style-name="ce79" table:formula="of:=24+[.G363]" office:value-type="float" office:value="43" calcext:value-type="float">
              <text:p>43</text:p>
            </table:table-cell>
            <table:table-cell table:style-name="ce105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3]*60*60)+([.E363]*60)+[.F363])" office:value-type="float" office:value="153279" calcext:value-type="float">
              <text:p>153279</text:p>
            </table:table-cell>
            <table:table-cell table:style-name="ce79" table:formula="of:=(([.H363]*60*60)+([.I363]*60)+[.J363])" office:value-type="float" office:value="157380" calcext:value-type="float">
              <text:p>157380</text:p>
            </table:table-cell>
            <table:table-cell table:style-name="ce79" table:formula="of:=([.L363]-[.K363])" office:value-type="float" office:value="4101" calcext:value-type="float">
              <text:p>41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20" calcext:value-type="float">
              <text:p>5220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table:formula="of:=24+[.C364]" office:value-type="float" office:value="44" calcext:value-type="float">
              <text:p>44</text:p>
            </table:table-cell>
            <table:table-cell table:style-name="ce114" office:value-type="float" office:value="26" calcext:value-type="float">
              <text:p>2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20" calcext:value-type="float">
              <text:p>20</text:p>
            </table:table-cell>
            <table:table-cell table:style-name="ce79" table:formula="of:=24+[.G364]" office:value-type="float" office:value="44" calcext:value-type="float">
              <text:p>44</text:p>
            </table:table-cell>
            <table:table-cell table:style-name="ce105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4]*60*60)+([.E364]*60)+[.F364])" office:value-type="float" office:value="159963" calcext:value-type="float">
              <text:p>159963</text:p>
            </table:table-cell>
            <table:table-cell table:style-name="ce79" table:formula="of:=(([.H364]*60*60)+([.I364]*60)+[.J364])" office:value-type="float" office:value="161820" calcext:value-type="float">
              <text:p>161820</text:p>
            </table:table-cell>
            <table:table-cell table:style-name="ce79" table:formula="of:=([.L364]-[.K364])" office:value-type="float" office:value="1857" calcext:value-type="float">
              <text:p>18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64" calcext:value-type="float">
              <text:p>5264</text:p>
            </table:table-cell>
            <table:table-cell table:style-name="ce105"/>
            <table:table-cell table:style-name="ce79" office:value-type="float" office:value="15" calcext:value-type="float">
              <text:p>15</text:p>
            </table:table-cell>
            <table:table-cell table:style-name="ce114" office:value-type="float" office:value="47" calcext:value-type="float">
              <text:p>47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105"/>
            <table:table-cell table:style-name="ce79" office:value-type="float" office:value="16" calcext:value-type="float">
              <text:p>16</text:p>
            </table:table-cell>
            <table:table-cell table:style-name="ce105" office:value-type="float" office:value="47" calcext:value-type="float">
              <text:p>47</text:p>
            </table:table-cell>
            <table:table-cell table:style-name="ce79"/>
            <table:table-cell table:style-name="ce79" table:formula="of:=(([.D365]*60*60)+([.E365]*60)+[.F365])" office:value-type="float" office:value="56822" calcext:value-type="float">
              <text:p>56822</text:p>
            </table:table-cell>
            <table:table-cell table:style-name="ce79" table:formula="of:=(([.H365]*60*60)+([.I365]*60)+[.J365])" office:value-type="float" office:value="60420" calcext:value-type="float">
              <text:p>60420</text:p>
            </table:table-cell>
            <table:table-cell table:style-name="ce79" table:formula="of:=([.L365]-[.K365])" office:value-type="float" office:value="3598" calcext:value-type="float">
              <text:p>35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76" calcext:value-type="float">
              <text:p>5276</text:p>
            </table:table-cell>
            <table:table-cell table:style-name="ce105"/>
            <table:table-cell table:style-name="ce79" office:value-type="float" office:value="1" calcext:value-type="float">
              <text:p>1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105"/>
            <table:table-cell table:style-name="ce79" office:value-type="float" office:value="2" calcext:value-type="float">
              <text:p>2</text:p>
            </table:table-cell>
            <table:table-cell table:style-name="ce105" office:value-type="float" office:value="47" calcext:value-type="float">
              <text:p>47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79" table:formula="of:=(([.D366]*60*60)+([.E366]*60)+[.F366])" office:value-type="float" office:value="6529" calcext:value-type="float">
              <text:p>6529</text:p>
            </table:table-cell>
            <table:table-cell table:style-name="ce79" table:formula="of:=(([.H366]*60*60)+([.I366]*60)+[.J366])" office:value-type="float" office:value="10064" calcext:value-type="float">
              <text:p>10064</text:p>
            </table:table-cell>
            <table:table-cell table:style-name="ce79" table:formula="of:=([.L366]-[.K366])" office:value-type="float" office:value="3535" calcext:value-type="float">
              <text:p>35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77" calcext:value-type="float">
              <text:p>5277</text:p>
            </table:table-cell>
            <table:table-cell table:style-name="ce105"/>
            <table:table-cell table:style-name="ce79" office:value-type="float" office:value="2" calcext:value-type="float">
              <text:p>2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/>
            <table:table-cell table:style-name="ce79" office:value-type="float" office:value="3" calcext:value-type="float">
              <text:p>3</text:p>
            </table:table-cell>
            <table:table-cell table:style-name="ce105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7]*60*60)+([.E367]*60)+[.F367])" office:value-type="float" office:value="10113" calcext:value-type="float">
              <text:p>10113</text:p>
            </table:table-cell>
            <table:table-cell table:style-name="ce79" table:formula="of:=(([.H367]*60*60)+([.I367]*60)+[.J367])" office:value-type="float" office:value="13680" calcext:value-type="float">
              <text:p>13680</text:p>
            </table:table-cell>
            <table:table-cell table:style-name="ce79" table:formula="of:=([.L367]-[.K367])" office:value-type="float" office:value="3567" calcext:value-type="float">
              <text:p>35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78" calcext:value-type="float">
              <text:p>5278</text:p>
            </table:table-cell>
            <table:table-cell table:style-name="ce105"/>
            <table:table-cell table:style-name="ce79" office:value-type="float" office:value="3" calcext:value-type="float">
              <text:p>3</text:p>
            </table:table-cell>
            <table:table-cell table:style-name="ce114" office:value-type="float" office:value="48" calcext:value-type="float">
              <text:p>48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05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8]*60*60)+([.E368]*60)+[.F368])" office:value-type="float" office:value="13739" calcext:value-type="float">
              <text:p>13739</text:p>
            </table:table-cell>
            <table:table-cell table:style-name="ce79" table:formula="of:=(([.H368]*60*60)+([.I368]*60)+[.J368])" office:value-type="float" office:value="17280" calcext:value-type="float">
              <text:p>17280</text:p>
            </table:table-cell>
            <table:table-cell table:style-name="ce79" table:formula="of:=([.L368]-[.K368])" office:value-type="float" office:value="3541" calcext:value-type="float">
              <text:p>3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79" calcext:value-type="float">
              <text:p>5279</text:p>
            </table:table-cell>
            <table:table-cell table:style-name="ce105"/>
            <table:table-cell table:style-name="ce79" office:value-type="float" office:value="4" calcext:value-type="float">
              <text:p>4</text:p>
            </table:table-cell>
            <table:table-cell table:style-name="ce114" office:value-type="float" office:value="49" calcext:value-type="float">
              <text:p>49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5"/>
            <table:table-cell table:style-name="ce79" office:value-type="float" office:value="5" calcext:value-type="float">
              <text:p>5</text:p>
            </table:table-cell>
            <table:table-cell table:style-name="ce105" office:value-type="float" office:value="49" calcext:value-type="float">
              <text:p>4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69]*60*60)+([.E369]*60)+[.F369])" office:value-type="float" office:value="17373" calcext:value-type="float">
              <text:p>17373</text:p>
            </table:table-cell>
            <table:table-cell table:style-name="ce79" table:formula="of:=(([.H369]*60*60)+([.I369]*60)+[.J369])" office:value-type="float" office:value="20940" calcext:value-type="float">
              <text:p>20940</text:p>
            </table:table-cell>
            <table:table-cell table:style-name="ce79" table:formula="of:=([.L369]-[.K369])" office:value-type="float" office:value="3567" calcext:value-type="float">
              <text:p>35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0" calcext:value-type="float">
              <text:p>5280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69"/>
            <table:table-cell table:style-name="ce69" office:value-type="float" office:value="6" calcext:value-type="float">
              <text:p>6</text:p>
            </table:table-cell>
            <table:table-cell table:style-name="ce69" office:value-type="float" office:value="48" calcext:value-type="float">
              <text:p>48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79" table:formula="of:=(([.D370]*60*60)+([.E370]*60)+[.F370])" office:value-type="float" office:value="20991" calcext:value-type="float">
              <text:p>20991</text:p>
            </table:table-cell>
            <table:table-cell table:style-name="ce79" table:formula="of:=(([.H370]*60*60)+([.I370]*60)+[.J370])" office:value-type="float" office:value="24539" calcext:value-type="float">
              <text:p>24539</text:p>
            </table:table-cell>
            <table:table-cell table:style-name="ce79" table:formula="of:=([.L370]-[.K370])" office:value-type="float" office:value="3548" calcext:value-type="float">
              <text:p>35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1" calcext:value-type="float">
              <text:p>5281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69"/>
            <table:table-cell table:style-name="ce69" office:value-type="float" office:value="7" calcext:value-type="float">
              <text:p>7</text:p>
            </table:table-cell>
            <table:table-cell table:style-name="ce69" office:value-type="float" office:value="49" calcext:value-type="float">
              <text:p>4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1]*60*60)+([.E371]*60)+[.F371])" office:value-type="float" office:value="24597" calcext:value-type="float">
              <text:p>24597</text:p>
            </table:table-cell>
            <table:table-cell table:style-name="ce79" table:formula="of:=(([.H371]*60*60)+([.I371]*60)+[.J371])" office:value-type="float" office:value="28140" calcext:value-type="float">
              <text:p>28140</text:p>
            </table:table-cell>
            <table:table-cell table:style-name="ce79" table:formula="of:=([.L371]-[.K371])" office:value-type="float" office:value="3543" calcext:value-type="float">
              <text:p>35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2" calcext:value-type="float">
              <text:p>5282</text:p>
            </table:table-cell>
            <table:table-cell table:style-name="ce6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50" calcext:value-type="float">
              <text:p>50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2]*60*60)+([.E372]*60)+[.F372])" office:value-type="float" office:value="28201" calcext:value-type="float">
              <text:p>28201</text:p>
            </table:table-cell>
            <table:table-cell table:style-name="ce79" table:formula="of:=(([.H372]*60*60)+([.I372]*60)+[.J372])" office:value-type="float" office:value="31800" calcext:value-type="float">
              <text:p>31800</text:p>
            </table:table-cell>
            <table:table-cell table:style-name="ce79" table:formula="of:=([.L372]-[.K372])" office:value-type="float" office:value="3599" calcext:value-type="float">
              <text:p>35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3" calcext:value-type="float">
              <text:p>5283</text:p>
            </table:table-cell>
            <table:table-cell table:style-name="ce69"/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69"/>
            <table:table-cell table:style-name="ce69" office:value-type="float" office:value="9" calcext:value-type="float">
              <text:p>9</text:p>
            </table:table-cell>
            <table:table-cell table:style-name="ce69" office:value-type="float" office:value="58" calcext:value-type="float">
              <text:p>58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3]*60*60)+([.E373]*60)+[.F373])" office:value-type="float" office:value="31892" calcext:value-type="float">
              <text:p>31892</text:p>
            </table:table-cell>
            <table:table-cell table:style-name="ce79" table:formula="of:=(([.H373]*60*60)+([.I373]*60)+[.J373])" office:value-type="float" office:value="35880" calcext:value-type="float">
              <text:p>35880</text:p>
            </table:table-cell>
            <table:table-cell table:style-name="ce79" table:formula="of:=([.L373]-[.K373])" office:value-type="float" office:value="3988" calcext:value-type="float">
              <text:p>39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4" calcext:value-type="float">
              <text:p>5284</text:p>
            </table:table-cell>
            <table:table-cell table:style-name="ce69"/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69"/>
            <table:table-cell table:style-name="ce69" office:value-type="float" office:value="10" calcext:value-type="float">
              <text:p>10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4]*60*60)+([.E374]*60)+[.F374])" office:value-type="float" office:value="35923" calcext:value-type="float">
              <text:p>35923</text:p>
            </table:table-cell>
            <table:table-cell table:style-name="ce79" table:formula="of:=(([.H374]*60*60)+([.I374]*60)+[.J374])" office:value-type="float" office:value="39540" calcext:value-type="float">
              <text:p>39540</text:p>
            </table:table-cell>
            <table:table-cell table:style-name="ce79" table:formula="of:=([.L374]-[.K374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5" calcext:value-type="float">
              <text:p>5285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69"/>
            <table:table-cell table:style-name="ce69" office:value-type="float" office:value="12" calcext:value-type="float">
              <text:p>12</text:p>
            </table:table-cell>
            <table:table-cell table:number-columns-repeated="2" table:style-name="ce69" office:value-type="float" office:value="0" calcext:value-type="float">
              <text:p>0</text:p>
            </table:table-cell>
            <table:table-cell table:style-name="ce79" table:formula="of:=(([.D375]*60*60)+([.E375]*60)+[.F375])" office:value-type="float" office:value="39584" calcext:value-type="float">
              <text:p>39584</text:p>
            </table:table-cell>
            <table:table-cell table:style-name="ce79" table:formula="of:=(([.H375]*60*60)+([.I375]*60)+[.J375])" office:value-type="float" office:value="43200" calcext:value-type="float">
              <text:p>43200</text:p>
            </table:table-cell>
            <table:table-cell table:style-name="ce79" table:formula="of:=([.L375]-[.K375])" office:value-type="float" office:value="3616" calcext:value-type="float">
              <text:p>36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6" calcext:value-type="float">
              <text:p>5286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69"/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2" calcext:value-type="float">
              <text:p>2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6]*60*60)+([.E376]*60)+[.F376])" office:value-type="float" office:value="43291" calcext:value-type="float">
              <text:p>43291</text:p>
            </table:table-cell>
            <table:table-cell table:style-name="ce79" table:formula="of:=(([.H376]*60*60)+([.I376]*60)+[.J376])" office:value-type="float" office:value="46920" calcext:value-type="float">
              <text:p>46920</text:p>
            </table:table-cell>
            <table:table-cell table:style-name="ce79" table:formula="of:=([.L376]-[.K376])" office:value-type="float" office:value="3629" calcext:value-type="float">
              <text:p>362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7" calcext:value-type="float">
              <text:p>5287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69"/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58" calcext:value-type="float">
              <text:p>58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7]*60*60)+([.E377]*60)+[.F377])" office:value-type="float" office:value="46990" calcext:value-type="float">
              <text:p>46990</text:p>
            </table:table-cell>
            <table:table-cell table:style-name="ce79" table:formula="of:=(([.H377]*60*60)+([.I377]*60)+[.J377])" office:value-type="float" office:value="50280" calcext:value-type="float">
              <text:p>50280</text:p>
            </table:table-cell>
            <table:table-cell table:style-name="ce79" table:formula="of:=([.L377]-[.K377])" office:value-type="float" office:value="3290" calcext:value-type="float">
              <text:p>32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8" calcext:value-type="float">
              <text:p>5288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46" calcext:value-type="float">
              <text:p>46</text:p>
            </table:table-cell>
            <table:table-cell table:style-name="ce69"/>
            <table:table-cell table:style-name="ce69" office:value-type="float" office:value="15" calcext:value-type="float">
              <text:p>15</text:p>
            </table:table-cell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2" calcext:value-type="float">
              <text:p>12</text:p>
            </table:table-cell>
            <table:table-cell table:style-name="ce79" table:formula="of:=(([.D378]*60*60)+([.E378]*60)+[.F378])" office:value-type="float" office:value="50926" calcext:value-type="float">
              <text:p>50926</text:p>
            </table:table-cell>
            <table:table-cell table:style-name="ce79" table:formula="of:=(([.H378]*60*60)+([.I378]*60)+[.J378])" office:value-type="float" office:value="54492" calcext:value-type="float">
              <text:p>54492</text:p>
            </table:table-cell>
            <table:table-cell table:style-name="ce79" table:formula="of:=([.L378]-[.K378])" office:value-type="float" office:value="3566" calcext:value-type="float">
              <text:p>35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89" calcext:value-type="float">
              <text:p>5289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42" calcext:value-type="float">
              <text:p>42</text:p>
            </table:table-cell>
            <table:table-cell table:style-name="ce69"/>
            <table:table-cell table:style-name="ce69" office:value-type="float" office:value="16" calcext:value-type="float">
              <text:p>16</text:p>
            </table:table-cell>
            <table:table-cell table:style-name="ce69" office:value-type="float" office:value="14" calcext:value-type="float">
              <text:p>14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79]*60*60)+([.E379]*60)+[.F379])" office:value-type="float" office:value="54522" calcext:value-type="float">
              <text:p>54522</text:p>
            </table:table-cell>
            <table:table-cell table:style-name="ce79" table:formula="of:=(([.H379]*60*60)+([.I379]*60)+[.J379])" office:value-type="float" office:value="58440" calcext:value-type="float">
              <text:p>58440</text:p>
            </table:table-cell>
            <table:table-cell table:style-name="ce79" table:formula="of:=([.L379]-[.K379])" office:value-type="float" office:value="3918" calcext:value-type="float">
              <text:p>39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90" calcext:value-type="float">
              <text:p>5290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69"/>
            <table:table-cell table:style-name="ce69" office:value-type="float" office:value="17" calcext:value-type="float">
              <text:p>17</text:p>
            </table:table-cell>
            <table:table-cell table:style-name="ce69" office:value-type="float" office:value="14" calcext:value-type="float">
              <text:p>14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80]*60*60)+([.E380]*60)+[.F380])" office:value-type="float" office:value="58513" calcext:value-type="float">
              <text:p>58513</text:p>
            </table:table-cell>
            <table:table-cell table:style-name="ce79" table:formula="of:=(([.H380]*60*60)+([.I380]*60)+[.J380])" office:value-type="float" office:value="62040" calcext:value-type="float">
              <text:p>62040</text:p>
            </table:table-cell>
            <table:table-cell table:style-name="ce79" table:formula="of:=([.L380]-[.K380])" office:value-type="float" office:value="3527" calcext:value-type="float">
              <text:p>35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91" calcext:value-type="float">
              <text:p>5291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69"/>
            <table:table-cell table:style-name="ce69" office:value-type="float" office:value="18" calcext:value-type="float">
              <text:p>18</text:p>
            </table:table-cell>
            <table:table-cell table:style-name="ce69" office:value-type="float" office:value="12" calcext:value-type="float">
              <text:p>12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381]*60*60)+([.E381]*60)+[.F381])" office:value-type="float" office:value="62127" calcext:value-type="float">
              <text:p>62127</text:p>
            </table:table-cell>
            <table:table-cell table:style-name="ce79" table:formula="of:=(([.H381]*60*60)+([.I381]*60)+[.J381])" office:value-type="float" office:value="65520" calcext:value-type="float">
              <text:p>65520</text:p>
            </table:table-cell>
            <table:table-cell table:style-name="ce79" table:formula="of:=([.L381]-[.K381])" office:value-type="float" office:value="3393" calcext:value-type="float">
              <text:p>33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93" calcext:value-type="float">
              <text:p>5293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69" office:value-type="float" office:value="19" calcext:value-type="float">
              <text:p>19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23" calcext:value-type="float">
              <text:p>23</text:p>
            </table:table-cell>
            <table:table-cell table:style-name="ce79" table:formula="of:=(([.D382]*60*60)+([.E382]*60)+[.F382])" office:value-type="float" office:value="65805" calcext:value-type="float">
              <text:p>65805</text:p>
            </table:table-cell>
            <table:table-cell table:style-name="ce79" table:formula="of:=(([.H382]*60*60)+([.I382]*60)+[.J382])" office:value-type="float" office:value="69203" calcext:value-type="float">
              <text:p>69203</text:p>
            </table:table-cell>
            <table:table-cell table:style-name="ce79" table:formula="of:=([.L382]-[.K382])" office:value-type="float" office:value="3398" calcext:value-type="float">
              <text:p>33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float" office:value="5294" calcext:value-type="float">
              <text:p>5294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69"/>
            <table:table-cell table:style-name="ce69" office:value-type="float" office:value="19" calcext:value-type="float">
              <text:p>19</text:p>
            </table:table-cell>
            <table:table-cell table:style-name="ce69" office:value-type="float" office:value="58" calcext:value-type="float">
              <text:p>58</text:p>
            </table:table-cell>
            <table:table-cell table:style-name="ce69" office:value-type="float" office:value="46" calcext:value-type="float">
              <text:p>46</text:p>
            </table:table-cell>
            <table:table-cell table:style-name="ce79" table:formula="of:=(([.D383]*60*60)+([.E383]*60)+[.F383])" office:value-type="float" office:value="69722" calcext:value-type="float">
              <text:p>69722</text:p>
            </table:table-cell>
            <table:table-cell table:style-name="ce79" table:formula="of:=(([.H383]*60*60)+([.I383]*60)+[.J383])" office:value-type="float" office:value="71926" calcext:value-type="float">
              <text:p>71926</text:p>
            </table:table-cell>
            <table:table-cell table:style-name="ce79" table:formula="of:=([.L383]-[.K383])" office:value-type="float" office:value="2204" calcext:value-type="float">
              <text:p>22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79" table:formula="of:=(([.D384]*60*60)+([.E384]*60)+[.F384])" office:value-type="float" office:value="26040" calcext:value-type="float">
              <text:p>26040</text:p>
            </table:table-cell>
            <table:table-cell table:style-name="ce79" table:formula="of:=(([.H384]*60*60)+([.I384]*60)+[.J384])" office:value-type="float" office:value="29617" calcext:value-type="float">
              <text:p>29617</text:p>
            </table:table-cell>
            <table:table-cell table:style-name="ce79" table:formula="of:=([.L384]-[.K384])" office:value-type="float" office:value="3577" calcext:value-type="float">
              <text:p>35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69" office:value-type="float" office:value="10" calcext:value-type="float">
              <text:p>10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/>
            <table:table-cell table:number-columns-repeated="2" table:style-name="ce69" office:value-type="float" office:value="11" calcext:value-type="float">
              <text:p>11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 table:formula="of:=(([.D385]*60*60)+([.E385]*60)+[.F385])" office:value-type="float" office:value="39540" calcext:value-type="float">
              <text:p>39540</text:p>
            </table:table-cell>
            <table:table-cell table:style-name="ce69" table:formula="of:=(([.H385]*60*60)+([.I385]*60)+[.J385])" office:value-type="float" office:value="40260" calcext:value-type="float">
              <text:p>40260</text:p>
            </table:table-cell>
            <table:table-cell table:style-name="ce69" table:formula="of:=([.L385]-[.K385])" office:value-type="float" office:value="720" calcext:value-type="float">
              <text:p>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6.5" calcext:value-type="float">
              <text:p>6.5</text:p>
            </table:table-cell>
            <table:table-cell table:style-name="ce90" office:value-type="string" calcext:value-type="string">
              <text:p>5125-5220</text:p>
            </table:table-cell>
            <table:table-cell table:style-name="ce101" office:value-type="string" calcext:value-type="string">
              <text:p>Total Time of runs</text:p>
            </table:table-cell>
            <table:table-cell table:style-name="ce68" table:formula="of:=SUM([.M258:.M290])" office:value-type="float" office:value="111200" calcext:value-type="float">
              <text:p>111200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8" table:formula="of:=([.L341]-[.K384])+([.L364]-[.K342])+([.L383]-[.K366])+[.M365]" office:value-type="float" office:value="305405" calcext:value-type="float">
              <text:p>305405</text:p>
            </table:table-cell>
            <table:table-cell table:style-name="ce101" office:value-type="string" calcext:value-type="string">
              <text:p>Total dummy</text:p>
            </table:table-cell>
            <table:table-cell table:style-name="ce68" table:formula="of:=[.M323]+[.M324]+[.M385]" office:value-type="float" office:value="8075" calcext:value-type="float">
              <text:p>8075</text:p>
            </table:table-cell>
            <table:table-cell table:style-name="ce101" office:value-type="string" calcext:value-type="string">
              <text:p>Total elasped minus dummy</text:p>
            </table:table-cell>
            <table:table-cell table:style-name="ce68" table:formula="of:=([.F386]-[.H386])" office:value-type="float" office:value="297330" calcext:value-type="float">
              <text:p>297330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80" office:value-type="float" office:value="9.5" calcext:value-type="float">
            <text:p>9.5</text:p>
          </table:table-cell>
          <table:table-cell table:style-name="ce81" table:number-columns-repeated="12"/>
          <table:table-cell table:number-columns-repeated="1011"/>
        </table:table-row>
        <table:table-row-group table:display="false">
          <table:table-row table:style-name="ro3" table:visibility="collapse">
            <table:table-cell table:style-name="ce81"/>
            <table:table-cell table:style-name="ce72" office:value-type="float" office:value="5221" calcext:value-type="float">
              <text:p>5221</text:p>
            </table:table-cell>
            <table:table-cell table:style-name="ce81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1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43" calcext:value-type="float">
              <text:p>43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88]*60*60)+([.E388]*60)+[.F388])" office:value-type="float" office:value="76509" calcext:value-type="float">
              <text:p>76509</text:p>
            </table:table-cell>
            <table:table-cell table:style-name="ce97" table:formula="of:=(([.H388]*60*60)+([.I388]*60)+[.J388])" office:value-type="float" office:value="78180" calcext:value-type="float">
              <text:p>78180</text:p>
            </table:table-cell>
            <table:table-cell table:style-name="ce97" table:formula="of:=([.L388]-[.K388])" office:value-type="float" office:value="1671" calcext:value-type="float">
              <text:p>1671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2" calcext:value-type="float">
              <text:p>5222</text:p>
            </table:table-cell>
            <table:table-cell table:style-name="ce81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1"/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46" calcext:value-type="float">
              <text:p>4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89]*60*60)+([.E389]*60)+[.F389])" office:value-type="float" office:value="78427" calcext:value-type="float">
              <text:p>78427</text:p>
            </table:table-cell>
            <table:table-cell table:style-name="ce97" table:formula="of:=(([.H389]*60*60)+([.I389]*60)+[.J389])" office:value-type="float" office:value="81960" calcext:value-type="float">
              <text:p>81960</text:p>
            </table:table-cell>
            <table:table-cell table:style-name="ce97" table:formula="of:=([.L389]-[.K389])" office:value-type="float" office:value="3533" calcext:value-type="float">
              <text:p>3533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3" calcext:value-type="float">
              <text:p>5223</text:p>
            </table:table-cell>
            <table:table-cell table:style-name="ce81"/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82" office:value-type="float" office:value="55" calcext:value-type="float">
              <text:p>55</text:p>
            </table:table-cell>
            <table:table-cell table:style-name="ce81"/>
            <table:table-cell table:style-name="ce82" office:value-type="float" office:value="23" calcext:value-type="float">
              <text:p>23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0]*60*60)+([.E390]*60)+[.F390])" office:value-type="float" office:value="82075" calcext:value-type="float">
              <text:p>82075</text:p>
            </table:table-cell>
            <table:table-cell table:style-name="ce97" table:formula="of:=(([.H390]*60*60)+([.I390]*60)+[.J390])" office:value-type="float" office:value="83700" calcext:value-type="float">
              <text:p>83700</text:p>
            </table:table-cell>
            <table:table-cell table:style-name="ce97" table:formula="of:=([.L390]-[.K390])" office:value-type="float" office:value="1625" calcext:value-type="float">
              <text:p>1625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4" calcext:value-type="float">
              <text:p>5224</text:p>
            </table:table-cell>
            <table:table-cell table:style-name="ce81"/>
            <table:table-cell table:style-name="ce82" office:value-type="float" office:value="23" calcext:value-type="float">
              <text:p>23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81" table:formula="of:=24+[.G391]" office:value-type="float" office:value="24" calcext:value-type="float">
              <text:p>24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1]*60*60)+([.E391]*60)+[.F391])" office:value-type="float" office:value="83756" calcext:value-type="float">
              <text:p>83756</text:p>
            </table:table-cell>
            <table:table-cell table:style-name="ce97" table:formula="of:=(([.H391]*60*60)+([.I391]*60)+[.J391])" office:value-type="float" office:value="87300" calcext:value-type="float">
              <text:p>87300</text:p>
            </table:table-cell>
            <table:table-cell table:style-name="ce97" table:formula="of:=([.L391]-[.K391])" office:value-type="float" office:value="3544" calcext:value-type="float">
              <text:p>3544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5" calcext:value-type="float">
              <text:p>522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81" table:formula="of:=24+[.C392]" office:value-type="float" office:value="24" calcext:value-type="float">
              <text:p>24</text:p>
            </table:table-cell>
            <table:table-cell table:style-name="ce82" office:value-type="float" office:value="16" calcext:value-type="float">
              <text:p>16</text:p>
            </table:table-cell>
            <table:table-cell table:style-name="ce82" office:value-type="float" office:value="53" calcext:value-type="float">
              <text:p>53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1" table:formula="of:=24+[.G392]" office:value-type="float" office:value="25" calcext:value-type="float">
              <text:p>25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2]*60*60)+([.E392]*60)+[.F392])" office:value-type="float" office:value="87413" calcext:value-type="float">
              <text:p>87413</text:p>
            </table:table-cell>
            <table:table-cell table:style-name="ce97" table:formula="of:=(([.H392]*60*60)+([.I392]*60)+[.J392])" office:value-type="float" office:value="90900" calcext:value-type="float">
              <text:p>90900</text:p>
            </table:table-cell>
            <table:table-cell table:style-name="ce97" table:formula="of:=([.L392]-[.K392])" office:value-type="float" office:value="3487" calcext:value-type="float">
              <text:p>348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6" calcext:value-type="float">
              <text:p>5226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1" table:formula="of:=24+[.C393]" office:value-type="float" office:value="25" calcext:value-type="float">
              <text:p>25</text:p>
            </table:table-cell>
            <table:table-cell table:style-name="ce82" office:value-type="float" office:value="16" calcext:value-type="float">
              <text:p>16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1" table:formula="of:=24+[.G393]" office:value-type="float" office:value="26" calcext:value-type="float">
              <text:p>26</text:p>
            </table:table-cell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3]*60*60)+([.E393]*60)+[.F393])" office:value-type="float" office:value="90967" calcext:value-type="float">
              <text:p>90967</text:p>
            </table:table-cell>
            <table:table-cell table:style-name="ce97" table:formula="of:=(([.H393]*60*60)+([.I393]*60)+[.J393])" office:value-type="float" office:value="94860" calcext:value-type="float">
              <text:p>94860</text:p>
            </table:table-cell>
            <table:table-cell table:style-name="ce97" table:formula="of:=([.L393]-[.K393])" office:value-type="float" office:value="3893" calcext:value-type="float">
              <text:p>3893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7" calcext:value-type="float">
              <text:p>5227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1" table:formula="of:=24+[.C394]" office:value-type="float" office:value="26" calcext:value-type="float">
              <text:p>26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1" table:formula="of:=24+[.G394]" office:value-type="float" office:value="27" calcext:value-type="float">
              <text:p>27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4]*60*60)+([.E394]*60)+[.F394])" office:value-type="float" office:value="94921" calcext:value-type="float">
              <text:p>94921</text:p>
            </table:table-cell>
            <table:table-cell table:style-name="ce97" table:formula="of:=(([.H394]*60*60)+([.I394]*60)+[.J394])" office:value-type="float" office:value="98520" calcext:value-type="float">
              <text:p>98520</text:p>
            </table:table-cell>
            <table:table-cell table:style-name="ce97" table:formula="of:=([.L394]-[.K394])" office:value-type="float" office:value="3599" calcext:value-type="float">
              <text:p>3599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8" calcext:value-type="float">
              <text:p>5228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1" table:formula="of:=24+[.C395]" office:value-type="float" office:value="27" calcext:value-type="float">
              <text:p>27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28" calcext:value-type="float">
              <text:p>28</text:p>
            </table:table-cell>
            <table:table-cell table:style-name="ce82" office:value-type="float" office:value="4" calcext:value-type="float">
              <text:p>4</text:p>
            </table:table-cell>
            <table:table-cell table:style-name="ce81" table:formula="of:=24+[.G395]" office:value-type="float" office:value="28" calcext:value-type="float">
              <text:p>28</text:p>
            </table:table-cell>
            <table:table-cell table:style-name="ce82" office:value-type="float" office:value="22" calcext:value-type="float">
              <text:p>2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5]*60*60)+([.E395]*60)+[.F395])" office:value-type="float" office:value="98548" calcext:value-type="float">
              <text:p>98548</text:p>
            </table:table-cell>
            <table:table-cell table:style-name="ce97" table:formula="of:=(([.H395]*60*60)+([.I395]*60)+[.J395])" office:value-type="float" office:value="102120" calcext:value-type="float">
              <text:p>102120</text:p>
            </table:table-cell>
            <table:table-cell table:style-name="ce97" table:formula="of:=([.L395]-[.K395])" office:value-type="float" office:value="3572" calcext:value-type="float">
              <text:p>3572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29" calcext:value-type="float">
              <text:p>5229</text:p>
            </table:table-cell>
            <table:table-cell table:style-name="ce82" office:value-type="float" office:value="4" calcext:value-type="float">
              <text:p>4</text:p>
            </table:table-cell>
            <table:table-cell table:style-name="ce81" table:formula="of:=24+[.C396]" office:value-type="float" office:value="28" calcext:value-type="float">
              <text:p>28</text:p>
            </table:table-cell>
            <table:table-cell table:style-name="ce82" office:value-type="float" office:value="23" calcext:value-type="float">
              <text:p>23</text:p>
            </table:table-cell>
            <table:table-cell table:style-name="ce82" office:value-type="float" office:value="15" calcext:value-type="float">
              <text:p>15</text:p>
            </table:table-cell>
            <table:table-cell table:style-name="ce82" office:value-type="float" office:value="5" calcext:value-type="float">
              <text:p>5</text:p>
            </table:table-cell>
            <table:table-cell table:style-name="ce81" table:formula="of:=24+[.G396]" office:value-type="float" office:value="29" calcext:value-type="float">
              <text:p>29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6]*60*60)+([.E396]*60)+[.F396])" office:value-type="float" office:value="102195" calcext:value-type="float">
              <text:p>102195</text:p>
            </table:table-cell>
            <table:table-cell table:style-name="ce97" table:formula="of:=(([.H396]*60*60)+([.I396]*60)+[.J396])" office:value-type="float" office:value="104940" calcext:value-type="float">
              <text:p>104940</text:p>
            </table:table-cell>
            <table:table-cell table:style-name="ce97" table:formula="of:=([.L396]-[.K396])" office:value-type="float" office:value="2745" calcext:value-type="float">
              <text:p>2745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30" calcext:value-type="float">
              <text:p>5230</text:p>
            </table:table-cell>
            <table:table-cell table:style-name="ce82" office:value-type="float" office:value="5" calcext:value-type="float">
              <text:p>5</text:p>
            </table:table-cell>
            <table:table-cell table:style-name="ce81" table:formula="of:=24+[.C397]" office:value-type="float" office:value="29" calcext:value-type="float">
              <text:p>29</text:p>
            </table:table-cell>
            <table:table-cell table:style-name="ce82" office:value-type="float" office:value="11" calcext:value-type="float">
              <text:p>11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6" calcext:value-type="float">
              <text:p>6</text:p>
            </table:table-cell>
            <table:table-cell table:style-name="ce81" table:formula="of:=24+[.G397]" office:value-type="float" office:value="30" calcext:value-type="float">
              <text:p>30</text:p>
            </table:table-cell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7]*60*60)+([.E397]*60)+[.F397])" office:value-type="float" office:value="105091" calcext:value-type="float">
              <text:p>105091</text:p>
            </table:table-cell>
            <table:table-cell table:style-name="ce97" table:formula="of:=(([.H397]*60*60)+([.I397]*60)+[.J397])" office:value-type="float" office:value="109020" calcext:value-type="float">
              <text:p>109020</text:p>
            </table:table-cell>
            <table:table-cell table:style-name="ce97" table:formula="of:=([.L397]-[.K397])" office:value-type="float" office:value="3929" calcext:value-type="float">
              <text:p>3929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31" calcext:value-type="float">
              <text:p>5231</text:p>
            </table:table-cell>
            <table:table-cell table:style-name="ce82" office:value-type="float" office:value="6" calcext:value-type="float">
              <text:p>6</text:p>
            </table:table-cell>
            <table:table-cell table:style-name="ce81" table:formula="of:=24+[.C398]" office:value-type="float" office:value="30" calcext:value-type="float">
              <text:p>30</text:p>
            </table:table-cell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45" calcext:value-type="float">
              <text:p>45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1" table:formula="of:=24+[.G398]" office:value-type="float" office:value="31" calcext:value-type="float">
              <text:p>31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8]*60*60)+([.E398]*60)+[.F398])" office:value-type="float" office:value="109065" calcext:value-type="float">
              <text:p>109065</text:p>
            </table:table-cell>
            <table:table-cell table:style-name="ce97" table:formula="of:=(([.H398]*60*60)+([.I398]*60)+[.J398])" office:value-type="float" office:value="112140" calcext:value-type="float">
              <text:p>112140</text:p>
            </table:table-cell>
            <table:table-cell table:style-name="ce97" table:formula="of:=([.L398]-[.K398])" office:value-type="float" office:value="3075" calcext:value-type="float">
              <text:p>3075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32" calcext:value-type="float">
              <text:p>5232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1" table:formula="of:=24+[.C399]" office:value-type="float" office:value="31" calcext:value-type="float">
              <text:p>31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49" calcext:value-type="float">
              <text:p>49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81" table:formula="of:=24+[.G399]" office:value-type="float" office:value="32" calcext:value-type="float">
              <text:p>32</text:p>
            </table:table-cell>
            <table:table-cell table:style-name="ce82" office:value-type="float" office:value="6" calcext:value-type="float">
              <text:p>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399]*60*60)+([.E399]*60)+[.F399])" office:value-type="float" office:value="112189" calcext:value-type="float">
              <text:p>112189</text:p>
            </table:table-cell>
            <table:table-cell table:style-name="ce97" table:formula="of:=(([.H399]*60*60)+([.I399]*60)+[.J399])" office:value-type="float" office:value="115560" calcext:value-type="float">
              <text:p>115560</text:p>
            </table:table-cell>
            <table:table-cell table:style-name="ce97" table:formula="of:=([.L399]-[.K399])" office:value-type="float" office:value="3371" calcext:value-type="float">
              <text:p>3371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33" calcext:value-type="float">
              <text:p>5233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81" table:formula="of:=24+[.C400]" office:value-type="float" office:value="32" calcext:value-type="float">
              <text:p>32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81" table:formula="of:=24+[.G400]" office:value-type="float" office:value="32" calcext:value-type="float">
              <text:p>32</text:p>
            </table:table-cell>
            <table:table-cell table:style-name="ce82" office:value-type="float" office:value="37" calcext:value-type="float">
              <text:p>3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0]*60*60)+([.E400]*60)+[.F400])" office:value-type="float" office:value="115637" calcext:value-type="float">
              <text:p>115637</text:p>
            </table:table-cell>
            <table:table-cell table:style-name="ce97" table:formula="of:=(([.H400]*60*60)+([.I400]*60)+[.J400])" office:value-type="float" office:value="117420" calcext:value-type="float">
              <text:p>117420</text:p>
            </table:table-cell>
            <table:table-cell table:style-name="ce97" table:formula="of:=([.L400]-[.K400])" office:value-type="float" office:value="1783" calcext:value-type="float">
              <text:p>1783</text:p>
            </table:table-cell>
            <table:table-cell table:number-columns-repeated="1011"/>
          </table:table-row>
          <table:table-row table:style-name="ro3" table:visibility="collapse">
            <table:table-cell table:style-name="ce82" office:value-type="string" calcext:value-type="string">
              <text:p>Dummy</text:p>
            </table:table-cell>
            <table:table-cell table:style-name="ce72" office:value-type="float" office:value="5234" calcext:value-type="float">
              <text:p>5234</text:p>
            </table:table-cell>
            <table:table-cell table:style-name="ce82" office:value-type="float" office:value="9" calcext:value-type="float">
              <text:p>9</text:p>
            </table:table-cell>
            <table:table-cell table:style-name="ce81" table:formula="of:=24+[.C401]" office:value-type="float" office:value="33" calcext:value-type="float">
              <text:p>33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36" calcext:value-type="float">
              <text:p>36</text:p>
            </table:table-cell>
            <table:table-cell table:style-name="ce82" office:value-type="float" office:value="10" calcext:value-type="float">
              <text:p>10</text:p>
            </table:table-cell>
            <table:table-cell table:style-name="ce81" table:formula="of:=24+[.G401]" office:value-type="float" office:value="34" calcext:value-type="float">
              <text:p>34</text:p>
            </table:table-cell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1]*60*60)+([.E401]*60)+[.F401])" office:value-type="float" office:value="118956" calcext:value-type="float">
              <text:p>118956</text:p>
            </table:table-cell>
            <table:table-cell table:style-name="ce97" table:formula="of:=(([.H401]*60*60)+([.I401]*60)+[.J401])" office:value-type="float" office:value="122520" calcext:value-type="float">
              <text:p>122520</text:p>
            </table:table-cell>
            <table:table-cell table:style-name="ce97" table:formula="of:=([.L401]-[.K401])" office:value-type="float" office:value="3564" calcext:value-type="float">
              <text:p>3564</text:p>
            </table:table-cell>
            <table:table-cell table:number-columns-repeated="1011"/>
          </table:table-row>
          <table:table-row table:style-name="ro3" table:visibility="collapse">
            <table:table-cell table:style-name="ce82" office:value-type="string" calcext:value-type="string">
              <text:p>Dummy</text:p>
            </table:table-cell>
            <table:table-cell table:style-name="ce72" office:value-type="float" office:value="5235" calcext:value-type="float">
              <text:p>5235</text:p>
            </table:table-cell>
            <table:table-cell table:style-name="ce82" office:value-type="float" office:value="10" calcext:value-type="float">
              <text:p>10</text:p>
            </table:table-cell>
            <table:table-cell table:style-name="ce81" table:formula="of:=24+[.C402]" office:value-type="float" office:value="34" calcext:value-type="float">
              <text:p>34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2" office:value-type="float" office:value="13" calcext:value-type="float">
              <text:p>13</text:p>
            </table:table-cell>
            <table:table-cell table:style-name="ce82" office:value-type="float" office:value="11" calcext:value-type="float">
              <text:p>11</text:p>
            </table:table-cell>
            <table:table-cell table:style-name="ce81" table:formula="of:=24+[.G402]" office:value-type="float" office:value="35" calcext:value-type="float">
              <text:p>35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2]*60*60)+([.E402]*60)+[.F402])" office:value-type="float" office:value="122593" calcext:value-type="float">
              <text:p>122593</text:p>
            </table:table-cell>
            <table:table-cell table:style-name="ce97" table:formula="of:=(([.H402]*60*60)+([.I402]*60)+[.J402])" office:value-type="float" office:value="126420" calcext:value-type="float">
              <text:p>126420</text:p>
            </table:table-cell>
            <table:table-cell table:style-name="ce97" table:formula="of:=([.L402]-[.K402])" office:value-type="float" office:value="3827" calcext:value-type="float">
              <text:p>382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1" calcext:value-type="float">
              <text:p>5251</text:p>
            </table:table-cell>
            <table:table-cell table:style-name="ce82"/>
            <table:table-cell table:style-name="ce82" office:value-type="float" office:value="1" calcext:value-type="float">
              <text:p>1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82"/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28" calcext:value-type="float">
              <text:p>28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3]*60*60)+([.E403]*60)+[.F403])" office:value-type="float" office:value="5507" calcext:value-type="float">
              <text:p>5507</text:p>
            </table:table-cell>
            <table:table-cell table:style-name="ce97" table:formula="of:=(([.H403]*60*60)+([.I403]*60)+[.J403])" office:value-type="float" office:value="8880" calcext:value-type="float">
              <text:p>8880</text:p>
            </table:table-cell>
            <table:table-cell table:style-name="ce97" table:formula="of:=([.L403]-[.K403])" office:value-type="float" office:value="3373" calcext:value-type="float">
              <text:p>3373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3" calcext:value-type="float">
              <text:p>5253</text:p>
            </table:table-cell>
            <table:table-cell table:style-name="ce82"/>
            <table:table-cell table:style-name="ce82" office:value-type="float" office:value="2" calcext:value-type="float">
              <text:p>2</text:p>
            </table:table-cell>
            <table:table-cell table:style-name="ce82" office:value-type="float" office:value="37" calcext:value-type="float">
              <text:p>37</text:p>
            </table:table-cell>
            <table:table-cell table:style-name="ce82" office:value-type="float" office:value="24" calcext:value-type="float">
              <text:p>24</text:p>
            </table:table-cell>
            <table:table-cell table:style-name="ce82"/>
            <table:table-cell table:style-name="ce82" office:value-type="float" office:value="3" calcext:value-type="float">
              <text:p>3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4]*60*60)+([.E404]*60)+[.F404])" office:value-type="float" office:value="9444" calcext:value-type="float">
              <text:p>9444</text:p>
            </table:table-cell>
            <table:table-cell table:style-name="ce97" table:formula="of:=(([.H404]*60*60)+([.I404]*60)+[.J404])" office:value-type="float" office:value="12900" calcext:value-type="float">
              <text:p>12900</text:p>
            </table:table-cell>
            <table:table-cell table:style-name="ce97" table:formula="of:=([.L404]-[.K404])" office:value-type="float" office:value="3456" calcext:value-type="float">
              <text:p>3456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4" calcext:value-type="float">
              <text:p>5254</text:p>
            </table:table-cell>
            <table:table-cell table:style-name="ce82"/>
            <table:table-cell table:style-name="ce82" office:value-type="float" office:value="3" calcext:value-type="float">
              <text:p>3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48" calcext:value-type="float">
              <text:p>48</text:p>
            </table:table-cell>
            <table:table-cell table:style-name="ce82"/>
            <table:table-cell table:style-name="ce82" office:value-type="float" office:value="4" calcext:value-type="float">
              <text:p>4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5]*60*60)+([.E405]*60)+[.F405])" office:value-type="float" office:value="12948" calcext:value-type="float">
              <text:p>12948</text:p>
            </table:table-cell>
            <table:table-cell table:style-name="ce97" table:formula="of:=(([.H405]*60*60)+([.I405]*60)+[.J405])" office:value-type="float" office:value="16500" calcext:value-type="float">
              <text:p>16500</text:p>
            </table:table-cell>
            <table:table-cell table:style-name="ce97" table:formula="of:=([.L405]-[.K405])" office:value-type="float" office:value="3552" calcext:value-type="float">
              <text:p>3552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5" calcext:value-type="float">
              <text:p>5255</text:p>
            </table:table-cell>
            <table:table-cell table:style-name="ce82"/>
            <table:table-cell table:style-name="ce82" office:value-type="float" office:value="4" calcext:value-type="float">
              <text:p>4</text:p>
            </table:table-cell>
            <table:table-cell table:style-name="ce82" office:value-type="float" office:value="36" calcext:value-type="float">
              <text:p>36</text:p>
            </table:table-cell>
            <table:table-cell table:style-name="ce82" office:value-type="float" office:value="46" calcext:value-type="float">
              <text:p>46</text:p>
            </table:table-cell>
            <table:table-cell table:style-name="ce82"/>
            <table:table-cell table:style-name="ce82" office:value-type="float" office:value="5" calcext:value-type="float">
              <text:p>5</text:p>
            </table:table-cell>
            <table:table-cell table:style-name="ce82" office:value-type="float" office:value="34" calcext:value-type="float">
              <text:p>34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6]*60*60)+([.E406]*60)+[.F406])" office:value-type="float" office:value="16606" calcext:value-type="float">
              <text:p>16606</text:p>
            </table:table-cell>
            <table:table-cell table:style-name="ce97" table:formula="of:=(([.H406]*60*60)+([.I406]*60)+[.J406])" office:value-type="float" office:value="20040" calcext:value-type="float">
              <text:p>20040</text:p>
            </table:table-cell>
            <table:table-cell table:style-name="ce97" table:formula="of:=([.L406]-[.K406])" office:value-type="float" office:value="3434" calcext:value-type="float">
              <text:p>3434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6" calcext:value-type="float">
              <text:p>5256</text:p>
            </table:table-cell>
            <table:table-cell table:style-name="ce82"/>
            <table:table-cell table:style-name="ce82" office:value-type="float" office:value="5" calcext:value-type="float">
              <text:p>5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5" calcext:value-type="float">
              <text:p>5</text:p>
            </table:table-cell>
            <table:table-cell table:style-name="ce82"/>
            <table:table-cell table:style-name="ce82" office:value-type="float" office:value="6" calcext:value-type="float">
              <text:p>6</text:p>
            </table:table-cell>
            <table:table-cell table:style-name="ce82" office:value-type="float" office:value="32" calcext:value-type="float">
              <text:p>3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7]*60*60)+([.E407]*60)+[.F407])" office:value-type="float" office:value="20105" calcext:value-type="float">
              <text:p>20105</text:p>
            </table:table-cell>
            <table:table-cell table:style-name="ce97" table:formula="of:=(([.H407]*60*60)+([.I407]*60)+[.J407])" office:value-type="float" office:value="23520" calcext:value-type="float">
              <text:p>23520</text:p>
            </table:table-cell>
            <table:table-cell table:style-name="ce97" table:formula="of:=([.L407]-[.K407])" office:value-type="float" office:value="3415" calcext:value-type="float">
              <text:p>3415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7" calcext:value-type="float">
              <text:p>5257</text:p>
            </table:table-cell>
            <table:table-cell table:style-name="ce82"/>
            <table:table-cell table:style-name="ce82" office:value-type="float" office:value="6" calcext:value-type="float">
              <text:p>6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3" calcext:value-type="float">
              <text:p>3</text:p>
            </table:table-cell>
            <table:table-cell table:style-name="ce82"/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08]*60*60)+([.E408]*60)+[.F408])" office:value-type="float" office:value="23583" calcext:value-type="float">
              <text:p>23583</text:p>
            </table:table-cell>
            <table:table-cell table:style-name="ce97" table:formula="of:=(([.H408]*60*60)+([.I408]*60)+[.J408])" office:value-type="float" office:value="27180" calcext:value-type="float">
              <text:p>27180</text:p>
            </table:table-cell>
            <table:table-cell table:style-name="ce97" table:formula="of:=([.L408]-[.K408])" office:value-type="float" office:value="3597" calcext:value-type="float">
              <text:p>359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8" calcext:value-type="float">
              <text:p>5258</text:p>
            </table:table-cell>
            <table:table-cell table:style-name="ce82"/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/>
            <table:table-cell table:style-name="ce82" office:value-type="float" office:value="8" calcext:value-type="float">
              <text:p>8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14" calcext:value-type="float">
              <text:p>14</text:p>
            </table:table-cell>
            <table:table-cell table:style-name="ce97" table:formula="of:=(([.D409]*60*60)+([.E409]*60)+[.F409])" office:value-type="float" office:value="27236" calcext:value-type="float">
              <text:p>27236</text:p>
            </table:table-cell>
            <table:table-cell table:style-name="ce97" table:formula="of:=(([.H409]*60*60)+([.I409]*60)+[.J409])" office:value-type="float" office:value="30674" calcext:value-type="float">
              <text:p>30674</text:p>
            </table:table-cell>
            <table:table-cell table:style-name="ce97" table:formula="of:=([.L409]-[.K409])" office:value-type="float" office:value="3438" calcext:value-type="float">
              <text:p>3438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59" calcext:value-type="float">
              <text:p>5259</text:p>
            </table:table-cell>
            <table:table-cell table:style-name="ce82"/>
            <table:table-cell table:style-name="ce82" office:value-type="float" office:value="8" calcext:value-type="float">
              <text:p>8</text:p>
            </table:table-cell>
            <table:table-cell table:style-name="ce82" office:value-type="float" office:value="31" calcext:value-type="float">
              <text:p>31</text:p>
            </table:table-cell>
            <table:table-cell table:style-name="ce82" office:value-type="float" office:value="50" calcext:value-type="float">
              <text:p>50</text:p>
            </table:table-cell>
            <table:table-cell table:style-name="ce82"/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32" calcext:value-type="float">
              <text:p>32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0]*60*60)+([.E410]*60)+[.F410])" office:value-type="float" office:value="30710" calcext:value-type="float">
              <text:p>30710</text:p>
            </table:table-cell>
            <table:table-cell table:style-name="ce97" table:formula="of:=(([.H410]*60*60)+([.I410]*60)+[.J410])" office:value-type="float" office:value="34320" calcext:value-type="float">
              <text:p>34320</text:p>
            </table:table-cell>
            <table:table-cell table:style-name="ce97" table:formula="of:=([.L410]-[.K410])" office:value-type="float" office:value="3610" calcext:value-type="float">
              <text:p>3610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0" calcext:value-type="float">
              <text:p>5260</text:p>
            </table:table-cell>
            <table:table-cell table:style-name="ce82"/>
            <table:table-cell table:style-name="ce82" office:value-type="float" office:value="9" calcext:value-type="float">
              <text:p>9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 office:value-type="float" office:value="1" calcext:value-type="float">
              <text:p>1</text:p>
            </table:table-cell>
            <table:table-cell table:style-name="ce82"/>
            <table:table-cell table:style-name="ce82" office:value-type="float" office:value="10" calcext:value-type="float">
              <text:p>10</text:p>
            </table:table-cell>
            <table:table-cell table:style-name="ce82" office:value-type="float" office:value="32" calcext:value-type="float">
              <text:p>32</text:p>
            </table:table-cell>
            <table:table-cell table:style-name="ce82" office:value-type="float" office:value="8" calcext:value-type="float">
              <text:p>8</text:p>
            </table:table-cell>
            <table:table-cell table:style-name="ce97" table:formula="of:=(([.D411]*60*60)+([.E411]*60)+[.F411])" office:value-type="float" office:value="34381" calcext:value-type="float">
              <text:p>34381</text:p>
            </table:table-cell>
            <table:table-cell table:style-name="ce97" table:formula="of:=(([.H411]*60*60)+([.I411]*60)+[.J411])" office:value-type="float" office:value="37928" calcext:value-type="float">
              <text:p>37928</text:p>
            </table:table-cell>
            <table:table-cell table:style-name="ce97" table:formula="of:=([.L411]-[.K411])" office:value-type="float" office:value="3547" calcext:value-type="float">
              <text:p>354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1" calcext:value-type="float">
              <text:p>5261</text:p>
            </table:table-cell>
            <table:table-cell table:style-name="ce82"/>
            <table:table-cell table:style-name="ce82" office:value-type="float" office:value="10" calcext:value-type="float">
              <text:p>10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48" calcext:value-type="float">
              <text:p>48</text:p>
            </table:table-cell>
            <table:table-cell table:style-name="ce82"/>
            <table:table-cell table:style-name="ce82" office:value-type="float" office:value="11" calcext:value-type="float">
              <text:p>11</text:p>
            </table:table-cell>
            <table:table-cell table:style-name="ce82" office:value-type="float" office:value="28" calcext:value-type="float">
              <text:p>28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2]*60*60)+([.E412]*60)+[.F412])" office:value-type="float" office:value="38148" calcext:value-type="float">
              <text:p>38148</text:p>
            </table:table-cell>
            <table:table-cell table:style-name="ce97" table:formula="of:=(([.H412]*60*60)+([.I412]*60)+[.J412])" office:value-type="float" office:value="41280" calcext:value-type="float">
              <text:p>41280</text:p>
            </table:table-cell>
            <table:table-cell table:style-name="ce97" table:formula="of:=([.L412]-[.K412])" office:value-type="float" office:value="3132" calcext:value-type="float">
              <text:p>3132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6" calcext:value-type="float">
              <text:p>5266</text:p>
            </table:table-cell>
            <table:table-cell table:style-name="ce82"/>
            <table:table-cell table:style-name="ce82" office:value-type="float" office:value="16" calcext:value-type="float">
              <text:p>16</text:p>
            </table:table-cell>
            <table:table-cell table:style-name="ce82" office:value-type="float" office:value="59" calcext:value-type="float">
              <text:p>59</text:p>
            </table:table-cell>
            <table:table-cell table:style-name="ce82" office:value-type="float" office:value="39" calcext:value-type="float">
              <text:p>39</text:p>
            </table:table-cell>
            <table:table-cell table:style-name="ce82"/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54" calcext:value-type="float">
              <text:p>54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3]*60*60)+([.E413]*60)+[.F413])" office:value-type="float" office:value="61179" calcext:value-type="float">
              <text:p>61179</text:p>
            </table:table-cell>
            <table:table-cell table:style-name="ce97" table:formula="of:=(([.H413]*60*60)+([.I413]*60)+[.J413])" office:value-type="float" office:value="64440" calcext:value-type="float">
              <text:p>64440</text:p>
            </table:table-cell>
            <table:table-cell table:style-name="ce97" table:formula="of:=([.L413]-[.K413])" office:value-type="float" office:value="3261" calcext:value-type="float">
              <text:p>3261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7" calcext:value-type="float">
              <text:p>5267</text:p>
            </table:table-cell>
            <table:table-cell table:style-name="ce82"/>
            <table:table-cell table:style-name="ce82" office:value-type="float" office:value="17" calcext:value-type="float">
              <text:p>17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16" calcext:value-type="float">
              <text:p>16</text:p>
            </table:table-cell>
            <table:table-cell table:style-name="ce82"/>
            <table:table-cell table:style-name="ce82" office:value-type="float" office:value="18" calcext:value-type="float">
              <text:p>18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4]*60*60)+([.E414]*60)+[.F414])" office:value-type="float" office:value="64576" calcext:value-type="float">
              <text:p>64576</text:p>
            </table:table-cell>
            <table:table-cell table:style-name="ce97" table:formula="of:=(([.H414]*60*60)+([.I414]*60)+[.J414])" office:value-type="float" office:value="68160" calcext:value-type="float">
              <text:p>68160</text:p>
            </table:table-cell>
            <table:table-cell table:style-name="ce97" table:formula="of:=([.L414]-[.K414])" office:value-type="float" office:value="3584" calcext:value-type="float">
              <text:p>3584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8" calcext:value-type="float">
              <text:p>5268</text:p>
            </table:table-cell>
            <table:table-cell table:style-name="ce82"/>
            <table:table-cell table:style-name="ce82" office:value-type="float" office:value="18" calcext:value-type="float">
              <text:p>18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48" calcext:value-type="float">
              <text:p>48</text:p>
            </table:table-cell>
            <table:table-cell table:style-name="ce82"/>
            <table:table-cell table:style-name="ce82" office:value-type="float" office:value="19" calcext:value-type="float">
              <text:p>19</text:p>
            </table:table-cell>
            <table:table-cell table:style-name="ce82" office:value-type="float" office:value="55" calcext:value-type="float">
              <text:p>55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5]*60*60)+([.E415]*60)+[.F415])" office:value-type="float" office:value="68208" calcext:value-type="float">
              <text:p>68208</text:p>
            </table:table-cell>
            <table:table-cell table:style-name="ce97" table:formula="of:=(([.H415]*60*60)+([.I415]*60)+[.J415])" office:value-type="float" office:value="71700" calcext:value-type="float">
              <text:p>71700</text:p>
            </table:table-cell>
            <table:table-cell table:style-name="ce97" table:formula="of:=([.L415]-[.K415])" office:value-type="float" office:value="3492" calcext:value-type="float">
              <text:p>3492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69" calcext:value-type="float">
              <text:p>5269</text:p>
            </table:table-cell>
            <table:table-cell table:style-name="ce82"/>
            <table:table-cell table:style-name="ce82" office:value-type="float" office:value="19" calcext:value-type="float">
              <text:p>19</text:p>
            </table:table-cell>
            <table:table-cell table:style-name="ce82" office:value-type="float" office:value="56" calcext:value-type="float">
              <text:p>56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82"/>
            <table:table-cell table:style-name="ce82" office:value-type="float" office:value="20" calcext:value-type="float">
              <text:p>20</text:p>
            </table:table-cell>
            <table:table-cell table:style-name="ce82" office:value-type="float" office:value="35" calcext:value-type="float">
              <text:p>35</text:p>
            </table:table-cell>
            <table:table-cell table:style-name="ce82" office:value-type="float" office:value="47" calcext:value-type="float">
              <text:p>47</text:p>
            </table:table-cell>
            <table:table-cell table:style-name="ce97" table:formula="of:=(([.D416]*60*60)+([.E416]*60)+[.F416])" office:value-type="float" office:value="71760" calcext:value-type="float">
              <text:p>71760</text:p>
            </table:table-cell>
            <table:table-cell table:style-name="ce97" table:formula="of:=(([.H416]*60*60)+([.I416]*60)+[.J416])" office:value-type="float" office:value="74147" calcext:value-type="float">
              <text:p>74147</text:p>
            </table:table-cell>
            <table:table-cell table:style-name="ce97" table:formula="of:=([.L416]-[.K416])" office:value-type="float" office:value="2387" calcext:value-type="float">
              <text:p>2387</text:p>
            </table:table-cell>
            <table:table-cell table:number-columns-repeated="1011"/>
          </table:table-row>
          <table:table-row table:style-name="ro3" table:visibility="collapse">
            <table:table-cell table:style-name="ce81"/>
            <table:table-cell table:style-name="ce72" office:value-type="float" office:value="5270" calcext:value-type="float">
              <text:p>5270</text:p>
            </table:table-cell>
            <table:table-cell table:style-name="ce82"/>
            <table:table-cell table:style-name="ce82" office:value-type="float" office:value="20" calcext:value-type="float">
              <text:p>20</text:p>
            </table:table-cell>
            <table:table-cell table:style-name="ce82" office:value-type="float" office:value="36" calcext:value-type="float">
              <text:p>36</text:p>
            </table:table-cell>
            <table:table-cell table:style-name="ce82" office:value-type="float" office:value="33" calcext:value-type="float">
              <text:p>33</text:p>
            </table:table-cell>
            <table:table-cell table:style-name="ce82"/>
            <table:table-cell table:style-name="ce82" office:value-type="float" office:value="21" calcext:value-type="float">
              <text:p>21</text:p>
            </table:table-cell>
            <table:table-cell table:style-name="ce82" office:value-type="float" office:value="7" calcext:value-type="float">
              <text:p>7</text:p>
            </table:table-cell>
            <table:table-cell table:style-name="ce82" office:value-type="float" office:value="0" calcext:value-type="float">
              <text:p>0</text:p>
            </table:table-cell>
            <table:table-cell table:style-name="ce97" table:formula="of:=(([.D417]*60*60)+([.E417]*60)+[.F417])" office:value-type="float" office:value="74193" calcext:value-type="float">
              <text:p>74193</text:p>
            </table:table-cell>
            <table:table-cell table:style-name="ce97" table:formula="of:=(([.H417]*60*60)+([.I417]*60)+[.J417])" office:value-type="float" office:value="76020" calcext:value-type="float">
              <text:p>76020</text:p>
            </table:table-cell>
            <table:table-cell table:style-name="ce97" table:formula="of:=([.L417]-[.K417])" office:value-type="float" office:value="1827" calcext:value-type="float">
              <text:p>1827</text:p>
            </table:table-cell>
            <table:table-cell table:number-columns-repeated="1011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7" office:value-type="float" office:value="20" calcext:value-type="float">
              <text:p>20</text:p>
            </table:table-cell>
            <table:table-cell table:style-name="ce97" office:value-type="float" office:value="57" calcext:value-type="float">
              <text:p>57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7" table:formula="of:=(([.D418]*60*60)+([.E418]*60)+[.F418])" office:value-type="float" office:value="75420" calcext:value-type="float">
              <text:p>75420</text:p>
            </table:table-cell>
            <table:table-cell table:style-name="ce97" table:formula="of:=(([.H418]*60*60)+([.I418]*60)+[.J418])" office:value-type="float" office:value="76260" calcext:value-type="float">
              <text:p>76260</text:p>
            </table:table-cell>
            <table:table-cell table:style-name="ce97" table:formula="of:=([.L418]-[.K418])" office:value-type="float" office:value="840" calcext:value-type="float">
              <text:p>840</text:p>
            </table:table-cell>
            <table:table-cell table:number-columns-repeated="1011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81" table:formula="of:=24+[.C419]" office:value-type="float" office:value="32" calcext:value-type="float">
              <text:p>32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81" table:formula="of:=24+[.G419]" office:value-type="float" office:value="33" calcext:value-type="float">
              <text:p>33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419]*60*60)+([.E419]*60)+[.F419])" office:value-type="float" office:value="117420" calcext:value-type="float">
              <text:p>117420</text:p>
            </table:table-cell>
            <table:table-cell table:style-name="ce72" table:formula="of:=(([.H419]*60*60)+([.I419]*60)+[.J419])" office:value-type="float" office:value="118920" calcext:value-type="float">
              <text:p>118920</text:p>
            </table:table-cell>
            <table:table-cell table:style-name="ce72" table:formula="of:=([.L419]-[.K419])" office:value-type="float" office:value="1500" calcext:value-type="float">
              <text:p>1500</text:p>
            </table:table-cell>
            <table:table-cell table:number-columns-repeated="1011"/>
          </table:table-row>
          <table:table-row table:style-name="ro3" table:visibility="collapse">
            <table:table-cell table:style-name="ce71" office:value-type="float" office:value="9.5" calcext:value-type="float">
              <text:p>9.5</text:p>
            </table:table-cell>
            <table:table-cell table:style-name="ce92" office:value-type="string" calcext:value-type="string">
              <text:p>5221-</text:p>
            </table:table-cell>
            <table:table-cell table:style-name="ce102" office:value-type="string" calcext:value-type="string">
              <text:p>Total Time of runs</text:p>
            </table:table-cell>
            <table:table-cell table:style-name="ce71" table:formula="of:=SUM([.M271:.M325])" office:value-type="float" office:value="182503" calcext:value-type="float">
              <text:p>182503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71" table:formula="of:=([.L402]-[.K418])+SUM([.M403:.M417])" office:value-type="float" office:value="100105" calcext:value-type="float">
              <text:p>100105</text:p>
            </table:table-cell>
            <table:table-cell table:style-name="ce102" office:value-type="string" calcext:value-type="string">
              <text:p>Total dummy</text:p>
            </table:table-cell>
            <table:table-cell table:style-name="ce71" table:formula="of:=[.M419]+[.M401]+[.M402]" office:value-type="float" office:value="8891" calcext:value-type="float">
              <text:p>8891</text:p>
            </table:table-cell>
            <table:table-cell table:style-name="ce102" office:value-type="string" calcext:value-type="string">
              <text:p>Total elasped minus dummy</text:p>
            </table:table-cell>
            <table:table-cell table:style-name="ce71" table:formula="of:=([.F420]-[.H420])" office:value-type="float" office:value="91214" calcext:value-type="float">
              <text:p>91214</text:p>
            </table:table-cell>
            <table:table-cell table:style-name="ce72" table:number-columns-repeated="3"/>
            <table:table-cell table:number-columns-repeated="1011"/>
          </table:table-row>
        </table:table-row-group>
        <table:table-row table:style-name="ro3">
          <table:table-cell table:style-name="ce83" office:value-type="float" office:value="12.5" calcext:value-type="float">
            <text:p>12.5</text:p>
          </table:table-cell>
          <table:table-cell table:style-name="ce84" table:number-columns-repeated="12"/>
          <table:table-cell table:number-columns-repeated="1011"/>
        </table:table-row>
        <table:table-row-group table:display="false">
          <table:table-row table:style-name="ro3" table:visibility="collapse">
            <table:table-cell table:style-name="ce84"/>
            <table:table-cell table:style-name="ce74" office:value-type="float" office:value="5237" calcext:value-type="float">
              <text:p>5237</text:p>
            </table:table-cell>
            <table:table-cell table:style-name="ce84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4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2]*60*60)+([.E422]*60)+[.F422])" office:value-type="float" office:value="40752" calcext:value-type="float">
              <text:p>40752</text:p>
            </table:table-cell>
            <table:table-cell table:style-name="ce98" table:formula="of:=(([.H422]*60*60)+([.I422]*60)+[.J422])" office:value-type="float" office:value="42720" calcext:value-type="float">
              <text:p>42720</text:p>
            </table:table-cell>
            <table:table-cell table:style-name="ce98" table:formula="of:=([.L422]-[.K422])" office:value-type="float" office:value="1968" calcext:value-type="float">
              <text:p>1968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38" calcext:value-type="float">
              <text:p>5238</text:p>
            </table:table-cell>
            <table:table-cell table:style-name="ce84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22" calcext:value-type="float">
              <text:p>22</text:p>
            </table:table-cell>
            <table:table-cell table:style-name="ce84"/>
            <table:table-cell table:style-name="ce85" office:value-type="float" office:value="13" calcext:value-type="float">
              <text:p>13</text:p>
            </table:table-cell>
            <table:table-cell table:number-columns-repeated="2" table:style-name="ce85" office:value-type="float" office:value="0" calcext:value-type="float">
              <text:p>0</text:p>
            </table:table-cell>
            <table:table-cell table:style-name="ce98" table:formula="of:=(([.D423]*60*60)+([.E423]*60)+[.F423])" office:value-type="float" office:value="43282" calcext:value-type="float">
              <text:p>43282</text:p>
            </table:table-cell>
            <table:table-cell table:style-name="ce98" table:formula="of:=(([.H423]*60*60)+([.I423]*60)+[.J423])" office:value-type="float" office:value="46800" calcext:value-type="float">
              <text:p>46800</text:p>
            </table:table-cell>
            <table:table-cell table:style-name="ce98" table:formula="of:=([.L423]-[.K423])" office:value-type="float" office:value="3518" calcext:value-type="float">
              <text:p>3518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39" calcext:value-type="float">
              <text:p>5239</text:p>
            </table:table-cell>
            <table:table-cell table:style-name="ce84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4"/>
            <table:table-cell table:style-name="ce85" office:value-type="float" office:value="14" calcext:value-type="float">
              <text:p>14</text:p>
            </table:table-cell>
            <table:table-cell table:number-columns-repeated="2" table:style-name="ce85" office:value-type="float" office:value="0" calcext:value-type="float">
              <text:p>0</text:p>
            </table:table-cell>
            <table:table-cell table:style-name="ce98" table:formula="of:=(([.D424]*60*60)+([.E424]*60)+[.F424])" office:value-type="float" office:value="46889" calcext:value-type="float">
              <text:p>46889</text:p>
            </table:table-cell>
            <table:table-cell table:style-name="ce98" table:formula="of:=(([.H424]*60*60)+([.I424]*60)+[.J424])" office:value-type="float" office:value="50400" calcext:value-type="float">
              <text:p>50400</text:p>
            </table:table-cell>
            <table:table-cell table:style-name="ce98" table:formula="of:=([.L424]-[.K424])" office:value-type="float" office:value="3511" calcext:value-type="float">
              <text:p>3511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0" calcext:value-type="float">
              <text:p>5240</text:p>
            </table:table-cell>
            <table:table-cell table:style-name="ce84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9" calcext:value-type="float">
              <text:p>9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98" table:formula="of:=(([.D425]*60*60)+([.E425]*60)+[.F425])" office:value-type="float" office:value="50469" calcext:value-type="float">
              <text:p>50469</text:p>
            </table:table-cell>
            <table:table-cell table:style-name="ce98" table:formula="of:=(([.H425]*60*60)+([.I425]*60)+[.J425])" office:value-type="float" office:value="54033" calcext:value-type="float">
              <text:p>54033</text:p>
            </table:table-cell>
            <table:table-cell table:style-name="ce98" table:formula="of:=([.L425]-[.K425])" office:value-type="float" office:value="3564" calcext:value-type="float">
              <text:p>3564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1" calcext:value-type="float">
              <text:p>5241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6" calcext:value-type="float">
              <text:p>6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6]*60*60)+([.E426]*60)+[.F426])" office:value-type="float" office:value="54066" calcext:value-type="float">
              <text:p>54066</text:p>
            </table:table-cell>
            <table:table-cell table:style-name="ce98" table:formula="of:=(([.H426]*60*60)+([.I426]*60)+[.J426])" office:value-type="float" office:value="57120" calcext:value-type="float">
              <text:p>57120</text:p>
            </table:table-cell>
            <table:table-cell table:style-name="ce98" table:formula="of:=([.L426]-[.K426])" office:value-type="float" office:value="3054" calcext:value-type="float">
              <text:p>3054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2" calcext:value-type="float">
              <text:p>5242</text:p>
            </table:table-cell>
            <table:table-cell table:style-name="ce85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85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7]*60*60)+([.E427]*60)+[.F427])" office:value-type="float" office:value="57160" calcext:value-type="float">
              <text:p>57160</text:p>
            </table:table-cell>
            <table:table-cell table:style-name="ce98" table:formula="of:=(([.H427]*60*60)+([.I427]*60)+[.J427])" office:value-type="float" office:value="60300" calcext:value-type="float">
              <text:p>60300</text:p>
            </table:table-cell>
            <table:table-cell table:style-name="ce98" table:formula="of:=([.L427]-[.K427])" office:value-type="float" office:value="3140" calcext:value-type="float">
              <text:p>3140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3" calcext:value-type="float">
              <text:p>5243</text:p>
            </table:table-cell>
            <table:table-cell table:style-name="ce85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/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8]*60*60)+([.E428]*60)+[.F428])" office:value-type="float" office:value="60586" calcext:value-type="float">
              <text:p>60586</text:p>
            </table:table-cell>
            <table:table-cell table:style-name="ce98" table:formula="of:=(([.H428]*60*60)+([.I428]*60)+[.J428])" office:value-type="float" office:value="64620" calcext:value-type="float">
              <text:p>64620</text:p>
            </table:table-cell>
            <table:table-cell table:style-name="ce98" table:formula="of:=([.L428]-[.K428])" office:value-type="float" office:value="4034" calcext:value-type="float">
              <text:p>4034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4" calcext:value-type="float">
              <text:p>5244</text:p>
            </table:table-cell>
            <table:table-cell table:style-name="ce85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6" calcext:value-type="float">
              <text:p>6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55" calcext:value-type="float">
              <text:p>5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29]*60*60)+([.E429]*60)+[.F429])" office:value-type="float" office:value="65206" calcext:value-type="float">
              <text:p>65206</text:p>
            </table:table-cell>
            <table:table-cell table:style-name="ce98" table:formula="of:=(([.H429]*60*60)+([.I429]*60)+[.J429])" office:value-type="float" office:value="68100" calcext:value-type="float">
              <text:p>68100</text:p>
            </table:table-cell>
            <table:table-cell table:style-name="ce98" table:formula="of:=([.L429]-[.K429])" office:value-type="float" office:value="2894" calcext:value-type="float">
              <text:p>2894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5" calcext:value-type="float">
              <text:p>5245</text:p>
            </table:table-cell>
            <table:table-cell table:style-name="ce85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2" calcext:value-type="float">
              <text:p>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0]*60*60)+([.E430]*60)+[.F430])" office:value-type="float" office:value="68260" calcext:value-type="float">
              <text:p>68260</text:p>
            </table:table-cell>
            <table:table-cell table:style-name="ce98" table:formula="of:=(([.H430]*60*60)+([.I430]*60)+[.J430])" office:value-type="float" office:value="72120" calcext:value-type="float">
              <text:p>72120</text:p>
            </table:table-cell>
            <table:table-cell table:style-name="ce98" table:formula="of:=([.L430]-[.K430])" office:value-type="float" office:value="3860" calcext:value-type="float">
              <text:p>3860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6" calcext:value-type="float">
              <text:p>5246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1]*60*60)+([.E431]*60)+[.F431])" office:value-type="float" office:value="72199" calcext:value-type="float">
              <text:p>72199</text:p>
            </table:table-cell>
            <table:table-cell table:style-name="ce98" table:formula="of:=(([.H431]*60*60)+([.I431]*60)+[.J431])" office:value-type="float" office:value="76320" calcext:value-type="float">
              <text:p>76320</text:p>
            </table:table-cell>
            <table:table-cell table:style-name="ce98" table:formula="of:=([.L431]-[.K431])" office:value-type="float" office:value="4121" calcext:value-type="float">
              <text:p>4121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7" calcext:value-type="float">
              <text:p>5247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2]*60*60)+([.E432]*60)+[.F432])" office:value-type="float" office:value="76405" calcext:value-type="float">
              <text:p>76405</text:p>
            </table:table-cell>
            <table:table-cell table:style-name="ce98" table:formula="of:=(([.H432]*60*60)+([.I432]*60)+[.J432])" office:value-type="float" office:value="80280" calcext:value-type="float">
              <text:p>80280</text:p>
            </table:table-cell>
            <table:table-cell table:style-name="ce98" table:formula="of:=([.L432]-[.K432])" office:value-type="float" office:value="3875" calcext:value-type="float">
              <text:p>3875</text:p>
            </table:table-cell>
            <table:table-cell table:number-columns-repeated="1011"/>
          </table:table-row>
          <table:table-row table:style-name="ro3" table:visibility="collapse">
            <table:table-cell table:style-name="ce84"/>
            <table:table-cell table:style-name="ce74" office:value-type="float" office:value="5248" calcext:value-type="float">
              <text:p>5248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7" calcext:value-type="float">
              <text:p>7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3]*60*60)+([.E433]*60)+[.F433])" office:value-type="float" office:value="80347" calcext:value-type="float">
              <text:p>80347</text:p>
            </table:table-cell>
            <table:table-cell table:style-name="ce98" table:formula="of:=(([.H433]*60*60)+([.I433]*60)+[.J433])" office:value-type="float" office:value="82980" calcext:value-type="float">
              <text:p>82980</text:p>
            </table:table-cell>
            <table:table-cell table:style-name="ce98" table:formula="of:=([.L433]-[.K433])" office:value-type="float" office:value="2633" calcext:value-type="float">
              <text:p>2633</text:p>
            </table:table-cell>
            <table:table-cell table:number-columns-repeated="1011"/>
          </table:table-row>
          <table:table-row table:style-name="ro3" table:visibility="collapse">
            <table:table-cell table:style-name="ce85" office:value-type="string" calcext:value-type="string">
              <text:p>Dummy</text:p>
            </table:table-cell>
            <table:table-cell table:style-name="ce74" office:value-type="float" office:value="5249" calcext:value-type="float">
              <text:p>5249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4" table:formula="of:=24+[.G434]" office:value-type="float" office:value="24" calcext:value-type="float">
              <text:p>24</text:p>
            </table:table-cell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4]*60*60)+([.E434]*60)+[.F434])" office:value-type="float" office:value="83991" calcext:value-type="float">
              <text:p>83991</text:p>
            </table:table-cell>
            <table:table-cell table:style-name="ce98" table:formula="of:=(([.H434]*60*60)+([.I434]*60)+[.J434])" office:value-type="float" office:value="87360" calcext:value-type="float">
              <text:p>87360</text:p>
            </table:table-cell>
            <table:table-cell table:style-name="ce98" table:formula="of:=([.L434]-[.K434])" office:value-type="float" office:value="3369" calcext:value-type="float">
              <text:p>3369</text:p>
            </table:table-cell>
            <table:table-cell table:number-columns-repeated="1011"/>
          </table:table-row>
          <table:table-row table:style-name="ro3" table:visibility="collapse">
            <table:table-cell table:style-name="ce85" office:value-type="string" calcext:value-type="string">
              <text:p>Dummy</text:p>
            </table:table-cell>
            <table:table-cell table:style-name="ce74" office:value-type="float" office:value="5250" calcext:value-type="float">
              <text:p>5250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4" table:formula="of:=24+[.C435]" office:value-type="float" office:value="24" calcext:value-type="float">
              <text:p>24</text:p>
            </table:table-cell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4" table:formula="of:=24+[.G435]" office:value-type="float" office:value="25" calcext:value-type="float">
              <text:p>25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5]*60*60)+([.E435]*60)+[.F435])" office:value-type="float" office:value="87420" calcext:value-type="float">
              <text:p>87420</text:p>
            </table:table-cell>
            <table:table-cell table:style-name="ce98" table:formula="of:=(([.H435]*60*60)+([.I435]*60)+[.J435])" office:value-type="float" office:value="90900" calcext:value-type="float">
              <text:p>90900</text:p>
            </table:table-cell>
            <table:table-cell table:style-name="ce98" table:formula="of:=([.L435]-[.K435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62" calcext:value-type="float">
              <text:p>5262</text:p>
            </table:table-cell>
            <table:table-cell table:style-name="ce85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35" calcext:value-type="float">
              <text:p>35</text:p>
            </table:table-cell>
            <table:table-cell table:style-name="ce85" office:value-type="float" office:value="58" calcext:value-type="float">
              <text:p>58</text:p>
            </table:table-cell>
            <table:table-cell table:style-name="ce85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6]*60*60)+([.E436]*60)+[.F436])" office:value-type="float" office:value="41758" calcext:value-type="float">
              <text:p>41758</text:p>
            </table:table-cell>
            <table:table-cell table:style-name="ce98" table:formula="of:=(([.H436]*60*60)+([.I436]*60)+[.J436])" office:value-type="float" office:value="45180" calcext:value-type="float">
              <text:p>45180</text:p>
            </table:table-cell>
            <table:table-cell table:style-name="ce98" table:formula="of:=([.L436]-[.K436])" office:value-type="float" office:value="3422" calcext:value-type="float">
              <text:p>3422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71" calcext:value-type="float">
              <text:p>5271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7]*60*60)+([.E437]*60)+[.F437])" office:value-type="float" office:value="76381" calcext:value-type="float">
              <text:p>76381</text:p>
            </table:table-cell>
            <table:table-cell table:style-name="ce98" table:formula="of:=(([.H437]*60*60)+([.I437]*60)+[.J437])" office:value-type="float" office:value="79920" calcext:value-type="float">
              <text:p>79920</text:p>
            </table:table-cell>
            <table:table-cell table:style-name="ce98" table:formula="of:=([.L437]-[.K437])" office:value-type="float" office:value="3539" calcext:value-type="float">
              <text:p>3539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72" calcext:value-type="float">
              <text:p>5272</text:p>
            </table:table-cell>
            <table:table-cell table:style-name="ce85"/>
            <table:table-cell table:style-name="ce85" office:value-type="float" office:value="22" calcext:value-type="float">
              <text:p>22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54" calcext:value-type="float">
              <text:p>54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38]*60*60)+([.E438]*60)+[.F438])" office:value-type="float" office:value="80334" calcext:value-type="float">
              <text:p>80334</text:p>
            </table:table-cell>
            <table:table-cell table:style-name="ce98" table:formula="of:=(([.H438]*60*60)+([.I438]*60)+[.J438])" office:value-type="float" office:value="83640" calcext:value-type="float">
              <text:p>83640</text:p>
            </table:table-cell>
            <table:table-cell table:style-name="ce98" table:formula="of:=([.L438]-[.K438])" office:value-type="float" office:value="3306" calcext:value-type="float">
              <text:p>3306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73" calcext:value-type="float">
              <text:p>5273</text:p>
            </table:table-cell>
            <table:table-cell table:style-name="ce85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98" table:formula="of:=(([.D439]*60*60)+([.E439]*60)+[.F439])" office:value-type="float" office:value="83729" calcext:value-type="float">
              <text:p>83729</text:p>
            </table:table-cell>
            <table:table-cell table:style-name="ce98" table:formula="of:=(([.H439]*60*60)+([.I439]*60)+[.J439])" office:value-type="float" office:value="87329" calcext:value-type="float">
              <text:p>87329</text:p>
            </table:table-cell>
            <table:table-cell table:style-name="ce98" table:formula="of:=([.L439]-[.K439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74" calcext:value-type="float">
              <text:p>5274</text:p>
            </table:table-cell>
            <table:table-cell table:style-name="ce85"/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85"/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98" table:formula="of:=(([.D440]*60*60)+([.E440]*60)+[.F440])" office:value-type="float" office:value="1032" calcext:value-type="float">
              <text:p>1032</text:p>
            </table:table-cell>
            <table:table-cell table:style-name="ce98" table:formula="of:=(([.H440]*60*60)+([.I440]*60)+[.J440])" office:value-type="float" office:value="4800" calcext:value-type="float">
              <text:p>4800</text:p>
            </table:table-cell>
            <table:table-cell table:style-name="ce98" table:formula="of:=([.L440]-[.K440])" office:value-type="float" office:value="3768" calcext:value-type="float">
              <text:p>3768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95" calcext:value-type="float">
              <text:p>5295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31" calcext:value-type="float">
              <text:p>31</text:p>
            </table:table-cell>
            <table:table-cell table:style-name="ce85" office:value-type="float" office:value="15" calcext:value-type="float">
              <text:p>15</text:p>
            </table:table-cell>
            <table:table-cell table:style-name="ce98" table:formula="of:=(([.D441]*60*60)+([.E441]*60)+[.F441])" office:value-type="float" office:value="72963" calcext:value-type="float">
              <text:p>72963</text:p>
            </table:table-cell>
            <table:table-cell table:style-name="ce98" table:formula="of:=(([.H441]*60*60)+([.I441]*60)+[.J441])" office:value-type="float" office:value="73875" calcext:value-type="float">
              <text:p>73875</text:p>
            </table:table-cell>
            <table:table-cell table:style-name="ce98" table:formula="of:=([.L441]-[.K441])" office:value-type="float" office:value="912" calcext:value-type="float">
              <text:p>912</text:p>
            </table:table-cell>
            <table:table-cell table:number-columns-repeated="1011"/>
          </table:table-row>
          <table:table-row table:style-name="ro3" table:visibility="collapse">
            <table:table-cell table:style-name="ce85"/>
            <table:table-cell table:style-name="ce74" office:value-type="float" office:value="5297" calcext:value-type="float">
              <text:p>5297</text:p>
            </table:table-cell>
            <table:table-cell table:style-name="ce85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/>
            <table:table-cell table:style-name="ce85" office:value-type="float" office:value="21" calcext:value-type="float">
              <text:p>21</text:p>
            </table:table-cell>
            <table:table-cell table:number-columns-repeated="2" table:style-name="ce85" office:value-type="float" office:value="13" calcext:value-type="float">
              <text:p>13</text:p>
            </table:table-cell>
            <table:table-cell table:style-name="ce98" table:formula="of:=(([.D442]*60*60)+([.E442]*60)+[.F442])" office:value-type="float" office:value="74425" calcext:value-type="float">
              <text:p>74425</text:p>
            </table:table-cell>
            <table:table-cell table:style-name="ce98" table:formula="of:=(([.H442]*60*60)+([.I442]*60)+[.J442])" office:value-type="float" office:value="76393" calcext:value-type="float">
              <text:p>76393</text:p>
            </table:table-cell>
            <table:table-cell table:style-name="ce98" table:formula="of:=([.L442]-[.K442])" office:value-type="float" office:value="1968" calcext:value-type="float">
              <text:p>1968</text:p>
            </table:table-cell>
            <table:table-cell table:number-columns-repeated="1011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8" office:value-type="float" office:value="11" calcext:value-type="float">
              <text:p>11</text:p>
            </table:table-cell>
            <table:table-cell table:style-name="ce98" office:value-type="float" office:value="21" calcext:value-type="float">
              <text:p>21</text:p>
            </table:table-cell>
            <table:table-cell table:style-name="ce98" office:value-type="float" office:value="0" calcext:value-type="float">
              <text:p>0</text:p>
            </table:table-cell>
            <table:table-cell table:style-name="ce74"/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8" table:formula="of:=(([.D443]*60*60)+([.E443]*60)+[.F443])" office:value-type="float" office:value="40860" calcext:value-type="float">
              <text:p>40860</text:p>
            </table:table-cell>
            <table:table-cell table:style-name="ce98" table:formula="of:=(([.H443]*60*60)+([.I443]*60)+[.J443])" office:value-type="float" office:value="42720" calcext:value-type="float">
              <text:p>42720</text:p>
            </table:table-cell>
            <table:table-cell table:style-name="ce98" table:formula="of:=([.L443]-[.K443])" office:value-type="float" office:value="1860" calcext:value-type="float">
              <text:p>1860</text:p>
            </table:table-cell>
            <table:table-cell table:number-columns-repeated="1011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" calcext:value-type="float">
              <text:p>3</text:p>
            </table:table-cell>
            <table:table-cell table:number-columns-repeated="2" table:style-name="ce74" office:value-type="float" office:value="0" calcext:value-type="float">
              <text:p>0</text:p>
            </table:table-cell>
            <table:table-cell table:style-name="ce74" table:formula="of:=24+[.G444]" office:value-type="float" office:value="24" calcext:value-type="float">
              <text:p>24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(([.D444]*60*60)+([.E444]*60)+[.F444])" office:value-type="float" office:value="82980" calcext:value-type="float">
              <text:p>82980</text:p>
            </table:table-cell>
            <table:table-cell table:style-name="ce74" table:formula="of:=(([.H444]*60*60)+([.I444]*60)+[.J444])" office:value-type="float" office:value="87480" calcext:value-type="float">
              <text:p>87480</text:p>
            </table:table-cell>
            <table:table-cell table:style-name="ce74" table:formula="of:=([.L444]-[.K444])" office:value-type="float" office:value="4500" calcext:value-type="float">
              <text:p>4500</text:p>
            </table:table-cell>
            <table:table-cell table:number-columns-repeated="1011"/>
          </table:table-row>
          <table:table-row table:style-name="ro3" table:visibility="collapse">
            <table:table-cell table:style-name="ce73" office:value-type="float" office:value="12.5" calcext:value-type="float">
              <text:p>12.5</text:p>
            </table:table-cell>
            <table:table-cell table:style-name="ce78" office:value-type="string" calcext:value-type="string">
              <text:p>5221-</text:p>
            </table:table-cell>
            <table:table-cell table:style-name="ce103" office:value-type="string" calcext:value-type="string">
              <text:p>Total Time of runs</text:p>
            </table:table-cell>
            <table:table-cell table:style-name="ce73" table:formula="of:=SUM([.M318:.M350])" office:value-type="float" office:value="109066" calcext:value-type="float">
              <text:p>109066</text:p>
            </table:table-cell>
            <table:table-cell table:style-name="ce111" office:value-type="string" calcext:value-type="string">
              <text:p>Total elasped time</text:p>
            </table:table-cell>
            <table:table-cell table:style-name="ce73" table:formula="of:=[.L435]-[.K422]+SUM([.M436:.M442])" office:value-type="float" office:value="70663" calcext:value-type="float">
              <text:p>70663</text:p>
            </table:table-cell>
            <table:table-cell table:style-name="ce103" office:value-type="string" calcext:value-type="string">
              <text:p>Total dummy</text:p>
            </table:table-cell>
            <table:table-cell table:style-name="ce73" table:formula="of:=[.M444]+[.M435]+[.M434]" office:value-type="float" office:value="11349" calcext:value-type="float">
              <text:p>11349</text:p>
            </table:table-cell>
            <table:table-cell table:style-name="ce103" office:value-type="string" calcext:value-type="string">
              <text:p>Total elasped minus dummy</text:p>
            </table:table-cell>
            <table:table-cell table:style-name="ce73" table:formula="of:=([.F445]-[.H445])" office:value-type="float" office:value="59314" calcext:value-type="float">
              <text:p>59314</text:p>
            </table:table-cell>
            <table:table-cell table:style-name="ce74" table:number-columns-repeated="3"/>
            <table:table-cell table:number-columns-repeated="1011"/>
          </table:table-row>
        </table:table-row-group>
        <table:table-row table:style-name="ro3" table:number-rows-repeated="732">
          <table:table-cell table:number-columns-repeated="1024"/>
        </table:table-row>
        <table:table-row table:style-name="ro4" table:number-rows-repeated="104739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330" meta:object-count="0"/>
    <meta:generator>LibreOfficeDev/6.0.5.2$Linux_X86_64 LibreOffice_project/</meta:generator>
  </office:meta>
</office:document-meta>
</file>